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27.64pt"/>
    </style:style>
    <style:style style:name="co3" style:family="table-column">
      <style:table-column-properties fo:break-before="auto" style:column-width="143.8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8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1.14pt" fo:break-before="auto" style:use-optimal-row-height="false"/>
    </style:style>
    <style:style style:name="ro3" style:family="table-row">
      <style:table-row-properties style:row-height="37.5pt" fo:break-before="auto" style:use-optimal-row-height="false"/>
    </style:style>
    <style:style style:name="ro4" style:family="table-row">
      <style:table-row-properties style:row-height="44.7pt" fo:break-before="auto" style:use-optimal-row-height="false"/>
    </style:style>
    <style:style style:name="ro5" style:family="table-row">
      <style:table-row-properties style:row-height="60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99pt groove #000000" style:text-align-source="fix" style:repeat-content="false" fo:wrap-option="wrap" fo:border-left="0.99pt groove #000000" fo:border-right="none" fo:border-top="0.99pt groove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groove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3"/>
    <style:style style:name="ce5" style:family="table-cell" style:parent-style-name="Default">
      <style:table-cell-properties fo:border-bottom="0.99pt groove #000000" style:text-align-source="fix" style:repeat-content="false" fo:wrap-option="wrap" fo:border-left="none" fo:border-right="0.99pt groove #000000" fo:border-top="0.99pt groove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4"/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5">
      <style:table-cell-properties fo:border-bottom="0.99pt groove #000000" style:text-align-source="fix" style:repeat-content="false" fo:wrap-option="wrap" fo:border-left="none" fo:border-right="0.99pt groove #000000" fo:border-top="0.99pt groove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122"/>
    <style:style style:name="ce13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ified Kalman - Fixed Gain" table:style-name="ta1">
        <table:shapes>
          <draw:frame draw:z-index="0" draw:style-name="gr1" draw:text-style-name="P1" svg:width="800.59pt" svg:height="1038.39pt" svg:x="573pt" svg:y="278.79pt">
            <draw:object draw:notify-on-update-of-ranges="'Simplified Kalman - Fixed Gain'.B3:'Simplified Kalman - Fixed Gain'.B3 'Simplified Kalman - Fixed Gain'.B4:'Simplified Kalman - Fixed Gain'.B150 'Simplified Kalman - Fixed Gain'.C3:'Simplified Kalman - Fixed Gain'.C3 'Simplified Kalman - Fixed Gain'.C4:'Simplified Kalman - Fixed Gain'.C150 'Simplified Kalman - Fixed Gain'.D3:'Simplified Kalman - Fixed Gain'.D3 'Simplified Kalman - Fixed Gain'.D4:'Simplified Kalman - Fixed Gain'.D150 'Simplified Kalman - Fixed Gain'.G3:'Simplified Kalman - Fixed Gain'.G3 'Simplified Kalman - Fixed Gain'.G4:'Simplified Kalman - Fixed Gain'.G1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10"/>
        <table:table-column table:style-name="co2" table:number-columns-repeated="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Kalman Gain:</text:p>
          </table:table-cell>
          <table:table-cell table:style-name="ce5" office:value-type="float" office:value="0.15" calcext:value-type="float">
            <text:p>0.15</text:p>
          </table:table-cell>
          <table:table-cell table:style-name="ce7" office:value-type="string" calcext:value-type="string">
            <text:p>(value should be &gt; 0 and &lt;= 1)</text:p>
          </table:table-cell>
          <table:table-cell table:style-name="ce2"/>
          <table:table-cell table:style-name="ce12" table:number-columns-repeated="3"/>
          <table:table-cell table:style-name="ce2" table:number-columns-repeated="2"/>
          <table:table-cell table:style-name="ce8" table:number-columns-repeated="3"/>
        </table:table-row>
        <table:table-row table:style-name="ro1">
          <table:table-cell table:style-name="ce2" table:number-columns-repeated="9"/>
          <table:table-cell table:style-name="ce8" table:number-columns-repeated="3"/>
        </table:table-row>
        <table:table-row table:style-name="ro2">
          <table:table-cell table:style-name="ce3" office:value-type="string" calcext:value-type="string">
            <text:p>Previous Estimation</text:p>
          </table:table-cell>
          <table:table-cell table:style-name="ce3" office:value-type="string" calcext:value-type="string">
            <text:p>Current Measurement</text:p>
          </table:table-cell>
          <table:table-cell table:style-name="ce3" office:value-type="string" calcext:value-type="string">
            <text:p>Current Estimation</text:p>
          </table:table-cell>
          <table:table-cell table:style-name="ce3" office:value-type="string" calcext:value-type="string">
            <text:p>Current Estimation Variance from Last Measurement</text:p>
          </table:table-cell>
          <table:table-cell table:style-name="ce3" office:value-type="string" calcext:value-type="string">
            <text:p>Area under Measurement</text:p>
          </table:table-cell>
          <table:table-cell table:style-name="ce3" office:value-type="string" calcext:value-type="string">
            <text:p>Area under <text:s/>Estimate</text:p>
          </table:table-cell>
          <table:table-cell table:style-name="ce3" office:value-type="string" calcext:value-type="string">
            <text:p>Variance of Estimate vs Measurement in %</text:p>
          </table:table-cell>
          <table:table-cell table:style-name="ce3" table:number-columns-repeated="2"/>
          <table:table-cell table:style-name="ce9" office:value-type="string" calcext:value-type="string">
            <text:p>Notes</text:p>
          </table:table-cell>
          <table:table-cell table:style-name="ce8" table:number-columns-repeated="2"/>
        </table:table-row>
        <table:table-row table:style-name="ro1">
          <table:table-cell office:value-type="float" office:value="100" calcext:value-type="float">
            <office:annotation draw:style-name="gr2" draw:text-style-name="P3" svg:width="82.18pt" svg:height="173.65pt" svg:x="89.01pt" svg:y="44.22pt" draw:caption-point-x="-17.29pt" draw:caption-point-y="42.8pt">
              <dc:date>2018-12-06T00:00:00</dc:date>
              <text:p text:style-name="P2"><text:span text:style-name="T1">Initial “Previous Estimate could be based on an actual sensor value or just start at 0 – impact washes out pretty quickly though so the initial value is actually sort of unimportant if you are getting enough readings.</text:span></text:p>
            </office:annotation>
            <text:p>100</text:p>
          </table:table-cell>
          <table:table-cell office:value-type="float" office:value="100" calcext:value-type="float">
            <text:p>100</text:p>
          </table:table-cell>
          <table:table-cell table:formula="of:=[.B4]*[.$B$1]+(1-[.$B$1])*[.A4]" office:value-type="float" office:value="100" calcext:value-type="float">
            <text:p>100</text:p>
          </table:table-cell>
          <table:table-cell table:formula="of:=[.C4]-[.B4]" office:value-type="float" office:value="0" calcext:value-type="float">
            <text:p>0</text:p>
          </table:table-cell>
          <table:table-cell table:formula="of:=[.B4]" office:value-type="float" office:value="100" calcext:value-type="float">
            <text:p>100</text:p>
          </table:table-cell>
          <table:table-cell table:formula="of:=[.C4]" office:value-type="float" office:value="100" calcext:value-type="float">
            <text:p>100</text:p>
          </table:table-cell>
          <table:table-cell table:formula="of:=[.F4]/[.E4]*100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implified formula is: <text:s/>Current Estimate = Gain * Current Measurement + (1 – Gain) * Previous Estimate</text:p>
          </table:table-cell>
          <table:table-cell table:number-columns-repeated="2"/>
        </table:table-row>
        <table:table-row table:style-name="ro1">
          <table:table-cell table:formula="of:=[.C4]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[.B5]*[.$B$1]+(1-[.$B$1])*[.A5]" office:value-type="float" office:value="101.5" calcext:value-type="float">
            <text:p>102</text:p>
          </table:table-cell>
          <table:table-cell table:formula="of:=[.C5]-[.B5]" office:value-type="float" office:value="-8.5" calcext:value-type="float">
            <text:p>-9</text:p>
          </table:table-cell>
          <table:table-cell table:formula="of:=[.E4]+[.B5]" office:value-type="float" office:value="210" calcext:value-type="float">
            <text:p>210</text:p>
          </table:table-cell>
          <table:table-cell table:formula="of:=[.F4]+[.C5]" office:value-type="float" office:value="201.5" calcext:value-type="float">
            <text:p>202</text:p>
          </table:table-cell>
          <table:table-cell table:formula="of:=[.F5]/[.E5]*100" office:value-type="float" office:value="95.952380952381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5]" office:value-type="float" office:value="101.5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table:formula="of:=[.B6]*[.$B$1]+(1-[.$B$1])*[.A6]" office:value-type="float" office:value="104.275" calcext:value-type="float">
            <text:p>104</text:p>
          </table:table-cell>
          <table:table-cell table:formula="of:=[.C6]-[.B6]" office:value-type="float" office:value="-15.725" calcext:value-type="float">
            <text:p>-16</text:p>
          </table:table-cell>
          <table:table-cell table:formula="of:=[.E5]+[.B6]" office:value-type="float" office:value="330" calcext:value-type="float">
            <text:p>330</text:p>
          </table:table-cell>
          <table:table-cell table:formula="of:=[.F5]+[.C6]" office:value-type="float" office:value="305.775" calcext:value-type="float">
            <text:p>306</text:p>
          </table:table-cell>
          <table:table-cell table:formula="of:=[.F6]/[.E6]*100" office:value-type="float" office:value="92.6590909090909" calcext:value-type="float">
            <text:p>93</text:p>
          </table:table-cell>
          <table:table-cell table:number-columns-repeated="2"/>
          <table:table-cell office:value-type="string" calcext:value-type="string">
            <text:p>Current measurement is a slowing increasing value then decreasing with measurement jitter tossed in</text:p>
          </table:table-cell>
          <table:table-cell table:number-columns-repeated="2"/>
        </table:table-row>
        <table:table-row table:style-name="ro1">
          <table:table-cell table:formula="of:=[.C6]" office:value-type="float" office:value="104.275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table:formula="of:=[.B7]*[.$B$1]+(1-[.$B$1])*[.A7]" office:value-type="float" office:value="105.13375" calcext:value-type="float">
            <text:p>105</text:p>
          </table:table-cell>
          <table:table-cell table:formula="of:=[.C7]-[.B7]" office:value-type="float" office:value="-4.86625000000001" calcext:value-type="float">
            <text:p>-5</text:p>
          </table:table-cell>
          <table:table-cell table:formula="of:=[.E6]+[.B7]" office:value-type="float" office:value="440" calcext:value-type="float">
            <text:p>440</text:p>
          </table:table-cell>
          <table:table-cell table:formula="of:=[.F6]+[.C7]" office:value-type="float" office:value="410.90875" calcext:value-type="float">
            <text:p>411</text:p>
          </table:table-cell>
          <table:table-cell table:formula="of:=[.F7]/[.E7]*100" office:value-type="float" office:value="93.3883522727273" calcext:value-type="float">
            <text:p>93</text:p>
          </table:table-cell>
          <table:table-cell table:number-columns-repeated="5"/>
        </table:table-row>
        <table:table-row table:style-name="ro1">
          <table:table-cell table:formula="of:=[.C7]" office:value-type="float" office:value="105.1337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formula="of:=[.B8]*[.$B$1]+(1-[.$B$1])*[.A8]" office:value-type="float" office:value="105.1136875" calcext:value-type="float">
            <text:p>105</text:p>
          </table:table-cell>
          <table:table-cell table:formula="of:=[.C8]-[.B8]" office:value-type="float" office:value="0.113687499999998" calcext:value-type="float">
            <text:p>0</text:p>
          </table:table-cell>
          <table:table-cell table:formula="of:=[.E7]+[.B8]" office:value-type="float" office:value="545" calcext:value-type="float">
            <text:p>545</text:p>
          </table:table-cell>
          <table:table-cell table:formula="of:=[.F7]+[.C8]" office:value-type="float" office:value="516.0224375" calcext:value-type="float">
            <text:p>516</text:p>
          </table:table-cell>
          <table:table-cell table:formula="of:=[.F8]/[.E8]*100" office:value-type="float" office:value="94.6830160550459" calcext:value-type="float">
            <text:p>95</text:p>
          </table:table-cell>
          <table:table-cell table:number-columns-repeated="2"/>
          <table:table-cell office:value-type="string" calcext:value-type="string">
            <text:p>Gain of 0.5 is basically a running average – higher gains give more weight to Current Measurement</text:p>
          </table:table-cell>
          <table:table-cell table:number-columns-repeated="2"/>
        </table:table-row>
        <table:table-row table:style-name="ro1">
          <table:table-cell table:formula="of:=[.C8]" office:value-type="float" office:value="105.113687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formula="of:=[.B9]*[.$B$1]+(1-[.$B$1])*[.A9]" office:value-type="float" office:value="103.596634375" calcext:value-type="float">
            <text:p>104</text:p>
          </table:table-cell>
          <table:table-cell table:formula="of:=[.C9]-[.B9]" office:value-type="float" office:value="8.59663437499999" calcext:value-type="float">
            <text:p>9</text:p>
          </table:table-cell>
          <table:table-cell table:formula="of:=[.E8]+[.B9]" office:value-type="float" office:value="640" calcext:value-type="float">
            <text:p>640</text:p>
          </table:table-cell>
          <table:table-cell table:formula="of:=[.F8]+[.C9]" office:value-type="float" office:value="619.619071875" calcext:value-type="float">
            <text:p>620</text:p>
          </table:table-cell>
          <table:table-cell table:formula="of:=[.F9]/[.E9]*100" office:value-type="float" office:value="96.8154799804687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9]" office:value-type="float" office:value="103.596634375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[.B10]*[.$B$1]+(1-[.$B$1])*[.A10]" office:value-type="float" office:value="103.05713921875" calcext:value-type="float">
            <text:p>103</text:p>
          </table:table-cell>
          <table:table-cell table:formula="of:=[.C10]-[.B10]" office:value-type="float" office:value="3.05713921875" calcext:value-type="float">
            <text:p>3</text:p>
          </table:table-cell>
          <table:table-cell table:formula="of:=[.E9]+[.B10]" office:value-type="float" office:value="740" calcext:value-type="float">
            <text:p>740</text:p>
          </table:table-cell>
          <table:table-cell table:formula="of:=[.F9]+[.C10]" office:value-type="float" office:value="722.67621109375" calcext:value-type="float">
            <text:p>723</text:p>
          </table:table-cell>
          <table:table-cell table:formula="of:=[.F10]/[.E10]*100" office:value-type="float" office:value="97.6589474451014" calcext:value-type="float">
            <text:p>98</text:p>
          </table:table-cell>
          <table:table-cell table:number-columns-repeated="2"/>
          <table:table-cell office:value-type="string" calcext:value-type="string">
            <text:p>Gain can be considered your “confidence” in your actual measurements - “noisy” data sources benefit from lower gain</text:p>
          </table:table-cell>
          <table:table-cell table:number-columns-repeated="2"/>
        </table:table-row>
        <table:table-row table:style-name="ro1">
          <table:table-cell table:formula="of:=[.C10]" office:value-type="float" office:value="103.05713921875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[.B11]*[.$B$1]+(1-[.$B$1])*[.A11]" office:value-type="float" office:value="103.348568335938" calcext:value-type="float">
            <text:p>103</text:p>
          </table:table-cell>
          <table:table-cell table:formula="of:=[.C11]-[.B11]" office:value-type="float" office:value="-1.6514316640625" calcext:value-type="float">
            <text:p>-2</text:p>
          </table:table-cell>
          <table:table-cell table:formula="of:=[.E10]+[.B11]" office:value-type="float" office:value="845" calcext:value-type="float">
            <text:p>845</text:p>
          </table:table-cell>
          <table:table-cell table:formula="of:=[.F10]+[.C11]" office:value-type="float" office:value="826.024779429688" calcext:value-type="float">
            <text:p>826</text:p>
          </table:table-cell>
          <table:table-cell table:formula="of:=[.F11]/[.E11]*100" office:value-type="float" office:value="97.7544117668269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11]" office:value-type="float" office:value="103.348568335938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[.B12]*[.$B$1]+(1-[.$B$1])*[.A12]" office:value-type="float" office:value="102.096283085547" calcext:value-type="float">
            <text:p>102</text:p>
          </table:table-cell>
          <table:table-cell table:formula="of:=[.C12]-[.B12]" office:value-type="float" office:value="7.09628308554687" calcext:value-type="float">
            <text:p>7</text:p>
          </table:table-cell>
          <table:table-cell table:formula="of:=[.E11]+[.B12]" office:value-type="float" office:value="940" calcext:value-type="float">
            <text:p>940</text:p>
          </table:table-cell>
          <table:table-cell table:formula="of:=[.F11]+[.C12]" office:value-type="float" office:value="928.121062515234" calcext:value-type="float">
            <text:p>928</text:p>
          </table:table-cell>
          <table:table-cell table:formula="of:=[.F12]/[.E12]*100" office:value-type="float" office:value="98.7362832463015" calcext:value-type="float">
            <text:p>99</text:p>
          </table:table-cell>
          <table:table-cell table:number-columns-repeated="2"/>
          <table:table-cell office:value-type="string" calcext:value-type="string">
            <text:p>Low Gain values track smoother but tend to track behind more</text:p>
          </table:table-cell>
          <table:table-cell table:number-columns-repeated="2"/>
        </table:table-row>
        <table:table-row table:style-name="ro1">
          <table:table-cell table:formula="of:=[.C12]" office:value-type="float" office:value="102.096283085547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[.B13]*[.$B$1]+(1-[.$B$1])*[.A13]" office:value-type="float" office:value="87.2318406227148" calcext:value-type="float">
            <text:p>87</text:p>
          </table:table-cell>
          <table:table-cell table:formula="of:=[.C13]-[.B13]" office:value-type="float" office:value="84.2318406227149" calcext:value-type="float">
            <text:p>84</text:p>
          </table:table-cell>
          <table:table-cell table:formula="of:=[.E12]+[.B13]" office:value-type="float" office:value="943" calcext:value-type="float">
            <text:p>943</text:p>
          </table:table-cell>
          <table:table-cell table:formula="of:=[.F12]+[.C13]" office:value-type="float" office:value="1015.35290313795" calcext:value-type="float">
            <text:p>1,015</text:p>
          </table:table-cell>
          <table:table-cell table:formula="of:=[.F13]/[.E13]*100" office:value-type="float" office:value="107.672630237322" calcext:value-type="float">
            <text:p>108</text:p>
          </table:table-cell>
          <table:table-cell table:number-columns-repeated="5"/>
        </table:table-row>
        <table:table-row table:style-name="ro1">
          <table:table-cell table:formula="of:=[.C13]" office:value-type="float" office:value="87.2318406227148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14]*[.$B$1]+(1-[.$B$1])*[.A14]" office:value-type="float" office:value="89.1470645293076" calcext:value-type="float">
            <text:p>89</text:p>
          </table:table-cell>
          <table:table-cell table:formula="of:=[.C14]-[.B14]" office:value-type="float" office:value="-10.8529354706924" calcext:value-type="float">
            <text:p>-11</text:p>
          </table:table-cell>
          <table:table-cell table:formula="of:=[.E13]+[.B14]" office:value-type="float" office:value="1043" calcext:value-type="float">
            <text:p>1,043</text:p>
          </table:table-cell>
          <table:table-cell table:formula="of:=[.F13]+[.C14]" office:value-type="float" office:value="1104.49996766726" calcext:value-type="float">
            <text:p>1,104</text:p>
          </table:table-cell>
          <table:table-cell table:formula="of:=[.F14]/[.E14]*100" office:value-type="float" office:value="105.896449440772" calcext:value-type="float">
            <text:p>106</text:p>
          </table:table-cell>
          <table:table-cell table:number-columns-repeated="2"/>
          <table:table-cell office:value-type="string" calcext:value-type="string">
            <text:p>Gain can be tuned while the algorithm is running! <text:s/>Could look at variance between estimated and actual measurements for guidance. <text:s/>See other tabs for examples</text:p>
          </table:table-cell>
          <table:table-cell table:number-columns-repeated="2"/>
        </table:table-row>
        <table:table-row table:style-name="ro1">
          <table:table-cell table:formula="of:=[.C14]" office:value-type="float" office:value="89.1470645293076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table:formula="of:=[.B15]*[.$B$1]+(1-[.$B$1])*[.A15]" office:value-type="float" office:value="91.0750048499115" calcext:value-type="float">
            <text:p>91</text:p>
          </table:table-cell>
          <table:table-cell table:formula="of:=[.C15]-[.B15]" office:value-type="float" office:value="-10.9249951500885" calcext:value-type="float">
            <text:p>-11</text:p>
          </table:table-cell>
          <table:table-cell table:formula="of:=[.E14]+[.B15]" office:value-type="float" office:value="1145" calcext:value-type="float">
            <text:p>1,145</text:p>
          </table:table-cell>
          <table:table-cell table:formula="of:=[.F14]+[.C15]" office:value-type="float" office:value="1195.57497251717" calcext:value-type="float">
            <text:p>1,196</text:p>
          </table:table-cell>
          <table:table-cell table:formula="of:=[.F15]/[.E15]*100" office:value-type="float" office:value="104.417028167438" calcext:value-type="float">
            <text:p>104</text:p>
          </table:table-cell>
          <table:table-cell table:number-columns-repeated="5"/>
        </table:table-row>
        <table:table-row table:style-name="ro1">
          <table:table-cell table:formula="of:=[.C15]" office:value-type="float" office:value="91.0750048499115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table:formula="of:=[.B16]*[.$B$1]+(1-[.$B$1])*[.A16]" office:value-type="float" office:value="90.1637541224248" calcext:value-type="float">
            <text:p>90</text:p>
          </table:table-cell>
          <table:table-cell table:formula="of:=[.C16]-[.B16]" office:value-type="float" office:value="5.16375412242475" calcext:value-type="float">
            <text:p>5</text:p>
          </table:table-cell>
          <table:table-cell table:formula="of:=[.E15]+[.B16]" office:value-type="float" office:value="1230" calcext:value-type="float">
            <text:p>1,230</text:p>
          </table:table-cell>
          <table:table-cell table:formula="of:=[.F15]+[.C16]" office:value-type="float" office:value="1285.73872663959" calcext:value-type="float">
            <text:p>1,286</text:p>
          </table:table-cell>
          <table:table-cell table:formula="of:=[.F16]/[.E16]*100" office:value-type="float" office:value="104.531603791837" calcext:value-type="float">
            <text:p>105</text:p>
          </table:table-cell>
          <table:table-cell table:number-columns-repeated="2"/>
          <table:table-cell office:value-type="string" calcext:value-type="string">
            <text:p>I messed around with having a substantial drop out in the data to show what the impact is – feel free to change that in your copy</text:p>
          </table:table-cell>
          <table:table-cell table:number-columns-repeated="2"/>
        </table:table-row>
        <table:table-row table:style-name="ro1">
          <table:table-cell table:formula="of:=[.C16]" office:value-type="float" office:value="90.1637541224248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[.B17]*[.$B$1]+(1-[.$B$1])*[.A17]" office:value-type="float" office:value="91.639191004061" calcext:value-type="float">
            <text:p>92</text:p>
          </table:table-cell>
          <table:table-cell table:formula="of:=[.C17]-[.B17]" office:value-type="float" office:value="-8.36080899593897" calcext:value-type="float">
            <text:p>-8</text:p>
          </table:table-cell>
          <table:table-cell table:formula="of:=[.E16]+[.B17]" office:value-type="float" office:value="1330" calcext:value-type="float">
            <text:p>1,330</text:p>
          </table:table-cell>
          <table:table-cell table:formula="of:=[.F16]+[.C17]" office:value-type="float" office:value="1377.37791764365" calcext:value-type="float">
            <text:p>1,377</text:p>
          </table:table-cell>
          <table:table-cell table:formula="of:=[.F17]/[.E17]*100" office:value-type="float" office:value="103.562249446891" calcext:value-type="float">
            <text:p>104</text:p>
          </table:table-cell>
          <table:table-cell table:number-columns-repeated="5"/>
        </table:table-row>
        <table:table-row table:style-name="ro1">
          <table:table-cell table:formula="of:=[.C17]" office:value-type="float" office:value="91.639191004061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[.B18]*[.$B$1]+(1-[.$B$1])*[.A18]" office:value-type="float" office:value="93.0433123534519" calcext:value-type="float">
            <text:p>93</text:p>
          </table:table-cell>
          <table:table-cell table:formula="of:=[.C18]-[.B18]" office:value-type="float" office:value="-7.95668764654812" calcext:value-type="float">
            <text:p>-8</text:p>
          </table:table-cell>
          <table:table-cell table:formula="of:=[.E17]+[.B18]" office:value-type="float" office:value="1431" calcext:value-type="float">
            <text:p>1,431</text:p>
          </table:table-cell>
          <table:table-cell table:formula="of:=[.F17]+[.C18]" office:value-type="float" office:value="1470.42122999711" calcext:value-type="float">
            <text:p>1,470</text:p>
          </table:table-cell>
          <table:table-cell table:formula="of:=[.F18]/[.E18]*100" office:value-type="float" office:value="102.754802934808" calcext:value-type="float">
            <text:p>103</text:p>
          </table:table-cell>
          <table:table-cell table:number-columns-repeated="5"/>
        </table:table-row>
        <table:table-row table:style-name="ro1">
          <table:table-cell table:formula="of:=[.C18]" office:value-type="float" office:value="93.0433123534519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9]*[.$B$1]+(1-[.$B$1])*[.A19]" office:value-type="float" office:value="80.8868155004341" calcext:value-type="float">
            <text:p>81</text:p>
          </table:table-cell>
          <table:table-cell table:formula="of:=[.C19]-[.B19]" office:value-type="float" office:value="68.8868155004341" calcext:value-type="float">
            <text:p>69</text:p>
          </table:table-cell>
          <table:table-cell table:formula="of:=[.E18]+[.B19]" office:value-type="float" office:value="1443" calcext:value-type="float">
            <text:p>1,443</text:p>
          </table:table-cell>
          <table:table-cell table:formula="of:=[.F18]+[.C19]" office:value-type="float" office:value="1551.30804549754" calcext:value-type="float">
            <text:p>1,551</text:p>
          </table:table-cell>
          <table:table-cell table:formula="of:=[.F19]/[.E19]*100" office:value-type="float" office:value="107.505755058735" calcext:value-type="float">
            <text:p>108</text:p>
          </table:table-cell>
          <table:table-cell table:number-columns-repeated="5"/>
        </table:table-row>
        <table:table-row table:style-name="ro1">
          <table:table-cell table:formula="of:=[.C19]" office:value-type="float" office:value="80.8868155004341" calcext:value-type="float">
            <text:p>81</text:p>
          </table:table-cell>
          <table:table-cell office:value-type="float" office:value="112" calcext:value-type="float">
            <text:p>112</text:p>
          </table:table-cell>
          <table:table-cell table:formula="of:=[.B20]*[.$B$1]+(1-[.$B$1])*[.A20]" office:value-type="float" office:value="85.553793175369" calcext:value-type="float">
            <text:p>86</text:p>
          </table:table-cell>
          <table:table-cell table:formula="of:=[.C20]-[.B20]" office:value-type="float" office:value="-26.446206824631" calcext:value-type="float">
            <text:p>-26</text:p>
          </table:table-cell>
          <table:table-cell table:formula="of:=[.E19]+[.B20]" office:value-type="float" office:value="1555" calcext:value-type="float">
            <text:p>1,555</text:p>
          </table:table-cell>
          <table:table-cell table:formula="of:=[.F19]+[.C20]" office:value-type="float" office:value="1636.86183867291" calcext:value-type="float">
            <text:p>1,637</text:p>
          </table:table-cell>
          <table:table-cell table:formula="of:=[.F20]/[.E20]*100" office:value-type="float" office:value="105.264426924303" calcext:value-type="float">
            <text:p>105</text:p>
          </table:table-cell>
          <table:table-cell table:number-columns-repeated="5"/>
        </table:table-row>
        <table:table-row table:style-name="ro1">
          <table:table-cell table:formula="of:=[.C20]" office:value-type="float" office:value="85.553793175369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table:formula="of:=[.B21]*[.$B$1]+(1-[.$B$1])*[.A21]" office:value-type="float" office:value="132.720724199064" calcext:value-type="float">
            <text:p>133</text:p>
          </table:table-cell>
          <table:table-cell table:formula="of:=[.C21]-[.B21]" office:value-type="float" office:value="-267.279275800936" calcext:value-type="float">
            <text:p>-267</text:p>
          </table:table-cell>
          <table:table-cell table:formula="of:=[.E20]+[.B21]" office:value-type="float" office:value="1955" calcext:value-type="float">
            <text:p>1,955</text:p>
          </table:table-cell>
          <table:table-cell table:formula="of:=[.F20]+[.C21]" office:value-type="float" office:value="1769.58256287197" calcext:value-type="float">
            <text:p>1,770</text:p>
          </table:table-cell>
          <table:table-cell table:formula="of:=[.F21]/[.E21]*100" office:value-type="float" office:value="90.5157321162134" calcext:value-type="float">
            <text:p>91</text:p>
          </table:table-cell>
          <table:table-cell table:number-columns-repeated="5"/>
        </table:table-row>
        <table:table-row table:style-name="ro1">
          <table:table-cell table:formula="of:=[.C21]" office:value-type="float" office:value="132.720724199064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table:formula="of:=[.B22]*[.$B$1]+(1-[.$B$1])*[.A22]" office:value-type="float" office:value="128.562615569204" calcext:value-type="float">
            <text:p>129</text:p>
          </table:table-cell>
          <table:table-cell table:formula="of:=[.C22]-[.B22]" office:value-type="float" office:value="23.5626155692041" calcext:value-type="float">
            <text:p>24</text:p>
          </table:table-cell>
          <table:table-cell table:formula="of:=[.E21]+[.B22]" office:value-type="float" office:value="2060" calcext:value-type="float">
            <text:p>2,060</text:p>
          </table:table-cell>
          <table:table-cell table:formula="of:=[.F21]+[.C22]" office:value-type="float" office:value="1898.14517844118" calcext:value-type="float">
            <text:p>1,898</text:p>
          </table:table-cell>
          <table:table-cell table:formula="of:=[.F22]/[.E22]*100" office:value-type="float" office:value="92.1429698272416" calcext:value-type="float">
            <text:p>92</text:p>
          </table:table-cell>
          <table:table-cell table:number-columns-repeated="5"/>
        </table:table-row>
        <table:table-row table:style-name="ro1">
          <table:table-cell table:formula="of:=[.C22]" office:value-type="float" office:value="128.562615569204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table:formula="of:=[.B23]*[.$B$1]+(1-[.$B$1])*[.A23]" office:value-type="float" office:value="123.528223233823" calcext:value-type="float">
            <text:p>124</text:p>
          </table:table-cell>
          <table:table-cell table:formula="of:=[.C23]-[.B23]" office:value-type="float" office:value="28.5282232338235" calcext:value-type="float">
            <text:p>29</text:p>
          </table:table-cell>
          <table:table-cell table:formula="of:=[.E22]+[.B23]" office:value-type="float" office:value="2155" calcext:value-type="float">
            <text:p>2,155</text:p>
          </table:table-cell>
          <table:table-cell table:formula="of:=[.F22]+[.C23]" office:value-type="float" office:value="2021.673401675" calcext:value-type="float">
            <text:p>2,022</text:p>
          </table:table-cell>
          <table:table-cell table:formula="of:=[.F23]/[.E23]*100" office:value-type="float" office:value="93.8131508897912" calcext:value-type="float">
            <text:p>94</text:p>
          </table:table-cell>
          <table:table-cell table:number-columns-repeated="5"/>
        </table:table-row>
        <table:table-row table:style-name="ro1">
          <table:table-cell table:formula="of:=[.C23]" office:value-type="float" office:value="123.528223233823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formula="of:=[.B24]*[.$B$1]+(1-[.$B$1])*[.A24]" office:value-type="float" office:value="119.99898974875" calcext:value-type="float">
            <text:p>120</text:p>
          </table:table-cell>
          <table:table-cell table:formula="of:=[.C24]-[.B24]" office:value-type="float" office:value="19.9989897487499" calcext:value-type="float">
            <text:p>20</text:p>
          </table:table-cell>
          <table:table-cell table:formula="of:=[.E23]+[.B24]" office:value-type="float" office:value="2255" calcext:value-type="float">
            <text:p>2,255</text:p>
          </table:table-cell>
          <table:table-cell table:formula="of:=[.F23]+[.C24]" office:value-type="float" office:value="2141.67239142375" calcext:value-type="float">
            <text:p>2,142</text:p>
          </table:table-cell>
          <table:table-cell table:formula="of:=[.F24]/[.E24]*100" office:value-type="float" office:value="94.9743854289912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C24]" office:value-type="float" office:value="119.99898974875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formula="of:=[.B25]*[.$B$1]+(1-[.$B$1])*[.A25]" office:value-type="float" office:value="119.999141286437" calcext:value-type="float">
            <text:p>120</text:p>
          </table:table-cell>
          <table:table-cell table:formula="of:=[.C25]-[.B25]" office:value-type="float" office:value="-0.000858713562564617" calcext:value-type="float">
            <text:p>0</text:p>
          </table:table-cell>
          <table:table-cell table:formula="of:=[.E24]+[.B25]" office:value-type="float" office:value="2375" calcext:value-type="float">
            <text:p>2,375</text:p>
          </table:table-cell>
          <table:table-cell table:formula="of:=[.F24]+[.C25]" office:value-type="float" office:value="2261.67153271019" calcext:value-type="float">
            <text:p>2,262</text:p>
          </table:table-cell>
          <table:table-cell table:formula="of:=[.F25]/[.E25]*100" office:value-type="float" office:value="95.2282750614816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C25]" office:value-type="float" office:value="119.999141286437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formula="of:=[.B26]*[.$B$1]+(1-[.$B$1])*[.A26]" office:value-type="float" office:value="118.349270093472" calcext:value-type="float">
            <text:p>118</text:p>
          </table:table-cell>
          <table:table-cell table:formula="of:=[.C26]-[.B26]" office:value-type="float" office:value="9.34927009347182" calcext:value-type="float">
            <text:p>9</text:p>
          </table:table-cell>
          <table:table-cell table:formula="of:=[.E25]+[.B26]" office:value-type="float" office:value="2484" calcext:value-type="float">
            <text:p>2,484</text:p>
          </table:table-cell>
          <table:table-cell table:formula="of:=[.F25]+[.C26]" office:value-type="float" office:value="2380.02080280366" calcext:value-type="float">
            <text:p>2,380</text:p>
          </table:table-cell>
          <table:table-cell table:formula="of:=[.F26]/[.E26]*100" office:value-type="float" office:value="95.814041980823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26]" office:value-type="float" office:value="118.349270093472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table:formula="of:=[.B27]*[.$B$1]+(1-[.$B$1])*[.A27]" office:value-type="float" office:value="116.346879579451" calcext:value-type="float">
            <text:p>116</text:p>
          </table:table-cell>
          <table:table-cell table:formula="of:=[.C27]-[.B27]" office:value-type="float" office:value="11.346879579451" calcext:value-type="float">
            <text:p>11</text:p>
          </table:table-cell>
          <table:table-cell table:formula="of:=[.E26]+[.B27]" office:value-type="float" office:value="2589" calcext:value-type="float">
            <text:p>2,589</text:p>
          </table:table-cell>
          <table:table-cell table:formula="of:=[.F26]+[.C27]" office:value-type="float" office:value="2496.36768238311" calcext:value-type="float">
            <text:p>2,496</text:p>
          </table:table-cell>
          <table:table-cell table:formula="of:=[.F27]/[.E27]*100" office:value-type="float" office:value="96.4220812044461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27]" office:value-type="float" office:value="116.346879579451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table:formula="of:=[.B28]*[.$B$1]+(1-[.$B$1])*[.A28]" office:value-type="float" office:value="110.144847642533" calcext:value-type="float">
            <text:p>110</text:p>
          </table:table-cell>
          <table:table-cell table:formula="of:=[.C28]-[.B28]" office:value-type="float" office:value="35.1448476425334" calcext:value-type="float">
            <text:p>35</text:p>
          </table:table-cell>
          <table:table-cell table:formula="of:=[.E27]+[.B28]" office:value-type="float" office:value="2664" calcext:value-type="float">
            <text:p>2,664</text:p>
          </table:table-cell>
          <table:table-cell table:formula="of:=[.F27]+[.C28]" office:value-type="float" office:value="2606.51253002564" calcext:value-type="float">
            <text:p>2,607</text:p>
          </table:table-cell>
          <table:table-cell table:formula="of:=[.F28]/[.E28]*100" office:value-type="float" office:value="97.8420619378995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28]" office:value-type="float" office:value="110.144847642533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formula="of:=[.B29]*[.$B$1]+(1-[.$B$1])*[.A29]" office:value-type="float" office:value="111.623120496153" calcext:value-type="float">
            <text:p>112</text:p>
          </table:table-cell>
          <table:table-cell table:formula="of:=[.C29]-[.B29]" office:value-type="float" office:value="-8.37687950384664" calcext:value-type="float">
            <text:p>-8</text:p>
          </table:table-cell>
          <table:table-cell table:formula="of:=[.E28]+[.B29]" office:value-type="float" office:value="2784" calcext:value-type="float">
            <text:p>2,784</text:p>
          </table:table-cell>
          <table:table-cell table:formula="of:=[.F28]+[.C29]" office:value-type="float" office:value="2718.1356505218" calcext:value-type="float">
            <text:p>2,718</text:p>
          </table:table-cell>
          <table:table-cell table:formula="of:=[.F29]/[.E29]*100" office:value-type="float" office:value="97.6341828492025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29]" office:value-type="float" office:value="111.623120496153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[.B30]*[.$B$1]+(1-[.$B$1])*[.A30]" office:value-type="float" office:value="111.37965242173" calcext:value-type="float">
            <text:p>111</text:p>
          </table:table-cell>
          <table:table-cell table:formula="of:=[.C30]-[.B30]" office:value-type="float" office:value="1.37965242173036" calcext:value-type="float">
            <text:p>1</text:p>
          </table:table-cell>
          <table:table-cell table:formula="of:=[.E29]+[.B30]" office:value-type="float" office:value="2894" calcext:value-type="float">
            <text:p>2,894</text:p>
          </table:table-cell>
          <table:table-cell table:formula="of:=[.F29]+[.C30]" office:value-type="float" office:value="2829.51530294353" calcext:value-type="float">
            <text:p>2,830</text:p>
          </table:table-cell>
          <table:table-cell table:formula="of:=[.F30]/[.E30]*100" office:value-type="float" office:value="97.7717796455953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30]" office:value-type="float" office:value="111.37965242173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formula="of:=[.B31]*[.$B$1]+(1-[.$B$1])*[.A31]" office:value-type="float" office:value="111.772704558471" calcext:value-type="float">
            <text:p>112</text:p>
          </table:table-cell>
          <table:table-cell table:formula="of:=[.C31]-[.B31]" office:value-type="float" office:value="-2.22729544152921" calcext:value-type="float">
            <text:p>-2</text:p>
          </table:table-cell>
          <table:table-cell table:formula="of:=[.E30]+[.B31]" office:value-type="float" office:value="3008" calcext:value-type="float">
            <text:p>3,008</text:p>
          </table:table-cell>
          <table:table-cell table:formula="of:=[.F30]+[.C31]" office:value-type="float" office:value="2941.288007502" calcext:value-type="float">
            <text:p>2,941</text:p>
          </table:table-cell>
          <table:table-cell table:formula="of:=[.F31]/[.E31]*100" office:value-type="float" office:value="97.7821811004654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31]" office:value-type="float" office:value="111.772704558471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formula="of:=[.B32]*[.$B$1]+(1-[.$B$1])*[.A32]" office:value-type="float" office:value="112.2567988747" calcext:value-type="float">
            <text:p>112</text:p>
          </table:table-cell>
          <table:table-cell table:formula="of:=[.C32]-[.B32]" office:value-type="float" office:value="-2.74320112529983" calcext:value-type="float">
            <text:p>-3</text:p>
          </table:table-cell>
          <table:table-cell table:formula="of:=[.E31]+[.B32]" office:value-type="float" office:value="3123" calcext:value-type="float">
            <text:p>3,123</text:p>
          </table:table-cell>
          <table:table-cell table:formula="of:=[.F31]+[.C32]" office:value-type="float" office:value="3053.5448063767" calcext:value-type="float">
            <text:p>3,054</text:p>
          </table:table-cell>
          <table:table-cell table:formula="of:=[.F32]/[.E32]*100" office:value-type="float" office:value="97.776010450742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32]" office:value-type="float" office:value="112.2567988747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B33]*[.$B$1]+(1-[.$B$1])*[.A33]" office:value-type="float" office:value="95.4182790434951" calcext:value-type="float">
            <text:p>95</text:p>
          </table:table-cell>
          <table:table-cell table:formula="of:=[.C33]-[.B33]" office:value-type="float" office:value="95.4182790434951" calcext:value-type="float">
            <text:p>95</text:p>
          </table:table-cell>
          <table:table-cell table:formula="of:=[.E32]+[.B33]" office:value-type="float" office:value="3123" calcext:value-type="float">
            <text:p>3,123</text:p>
          </table:table-cell>
          <table:table-cell table:formula="of:=[.F32]+[.C33]" office:value-type="float" office:value="3148.96308542019" calcext:value-type="float">
            <text:p>3,149</text:p>
          </table:table-cell>
          <table:table-cell table:formula="of:=[.F33]/[.E33]*100" office:value-type="float" office:value="100.831350797957" calcext:value-type="float">
            <text:p>101</text:p>
          </table:table-cell>
          <table:table-cell table:number-columns-repeated="5"/>
        </table:table-row>
        <table:table-row table:style-name="ro1">
          <table:table-cell table:formula="of:=[.C33]" office:value-type="float" office:value="95.4182790434951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34]*[.$B$1]+(1-[.$B$1])*[.A34]" office:value-type="float" office:value="82.9055371869709" calcext:value-type="float">
            <text:p>83</text:p>
          </table:table-cell>
          <table:table-cell table:formula="of:=[.C34]-[.B34]" office:value-type="float" office:value="70.9055371869709" calcext:value-type="float">
            <text:p>71</text:p>
          </table:table-cell>
          <table:table-cell table:formula="of:=[.E33]+[.B34]" office:value-type="float" office:value="3135" calcext:value-type="float">
            <text:p>3,135</text:p>
          </table:table-cell>
          <table:table-cell table:formula="of:=[.F33]+[.C34]" office:value-type="float" office:value="3231.86862260716" calcext:value-type="float">
            <text:p>3,232</text:p>
          </table:table-cell>
          <table:table-cell table:formula="of:=[.F34]/[.E34]*100" office:value-type="float" office:value="103.089908217134" calcext:value-type="float">
            <text:p>103</text:p>
          </table:table-cell>
          <table:table-cell table:number-columns-repeated="5"/>
        </table:table-row>
        <table:table-row table:style-name="ro1">
          <table:table-cell table:formula="of:=[.C34]" office:value-type="float" office:value="82.9055371869709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B35]*[.$B$1]+(1-[.$B$1])*[.A35]" office:value-type="float" office:value="70.4697066089252" calcext:value-type="float">
            <text:p>70</text:p>
          </table:table-cell>
          <table:table-cell table:formula="of:=[.C35]-[.B35]" office:value-type="float" office:value="70.4697066089252" calcext:value-type="float">
            <text:p>70</text:p>
          </table:table-cell>
          <table:table-cell table:formula="of:=[.E34]+[.B35]" office:value-type="float" office:value="3135" calcext:value-type="float">
            <text:p>3,135</text:p>
          </table:table-cell>
          <table:table-cell table:formula="of:=[.F34]+[.C35]" office:value-type="float" office:value="3302.33832921609" calcext:value-type="float">
            <text:p>3,302</text:p>
          </table:table-cell>
          <table:table-cell table:formula="of:=[.F35]/[.E35]*100" office:value-type="float" office:value="105.33774574852" calcext:value-type="float">
            <text:p>105</text:p>
          </table:table-cell>
          <table:table-cell table:number-columns-repeated="5"/>
        </table:table-row>
        <table:table-row table:style-name="ro1">
          <table:table-cell table:formula="of:=[.C35]" office:value-type="float" office:value="70.4697066089252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[.B36]*[.$B$1]+(1-[.$B$1])*[.A36]" office:value-type="float" office:value="60.4992506175864" calcext:value-type="float">
            <text:p>60</text:p>
          </table:table-cell>
          <table:table-cell table:formula="of:=[.C36]-[.B36]" office:value-type="float" office:value="56.4992506175865" calcext:value-type="float">
            <text:p>56</text:p>
          </table:table-cell>
          <table:table-cell table:formula="of:=[.E35]+[.B36]" office:value-type="float" office:value="3139" calcext:value-type="float">
            <text:p>3,139</text:p>
          </table:table-cell>
          <table:table-cell table:formula="of:=[.F35]+[.C36]" office:value-type="float" office:value="3362.83757983368" calcext:value-type="float">
            <text:p>3,363</text:p>
          </table:table-cell>
          <table:table-cell table:formula="of:=[.F36]/[.E36]*100" office:value-type="float" office:value="107.130856318371" calcext:value-type="float">
            <text:p>107</text:p>
          </table:table-cell>
          <table:table-cell table:number-columns-repeated="5"/>
        </table:table-row>
        <table:table-row table:style-name="ro1">
          <table:table-cell table:formula="of:=[.C36]" office:value-type="float" office:value="60.4992506175864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7]*[.$B$1]+(1-[.$B$1])*[.A37]" office:value-type="float" office:value="52.6243630249485" calcext:value-type="float">
            <text:p>53</text:p>
          </table:table-cell>
          <table:table-cell table:formula="of:=[.C37]-[.B37]" office:value-type="float" office:value="44.6243630249485" calcext:value-type="float">
            <text:p>45</text:p>
          </table:table-cell>
          <table:table-cell table:formula="of:=[.E36]+[.B37]" office:value-type="float" office:value="3147" calcext:value-type="float">
            <text:p>3,147</text:p>
          </table:table-cell>
          <table:table-cell table:formula="of:=[.F36]+[.C37]" office:value-type="float" office:value="3415.46194285862" calcext:value-type="float">
            <text:p>3,415</text:p>
          </table:table-cell>
          <table:table-cell table:formula="of:=[.F37]/[.E37]*100" office:value-type="float" office:value="108.530725861412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C37]" office:value-type="float" office:value="52.6243630249485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formula="of:=[.B38]*[.$B$1]+(1-[.$B$1])*[.A38]" office:value-type="float" office:value="46.2307085712062" calcext:value-type="float">
            <text:p>46</text:p>
          </table:table-cell>
          <table:table-cell table:formula="of:=[.C38]-[.B38]" office:value-type="float" office:value="36.2307085712062" calcext:value-type="float">
            <text:p>36</text:p>
          </table:table-cell>
          <table:table-cell table:formula="of:=[.E37]+[.B38]" office:value-type="float" office:value="3157" calcext:value-type="float">
            <text:p>3,157</text:p>
          </table:table-cell>
          <table:table-cell table:formula="of:=[.F37]+[.C38]" office:value-type="float" office:value="3461.69265142983" calcext:value-type="float">
            <text:p>3,462</text:p>
          </table:table-cell>
          <table:table-cell table:formula="of:=[.F38]/[.E38]*100" office:value-type="float" office:value="109.651335173577" calcext:value-type="float">
            <text:p>110</text:p>
          </table:table-cell>
          <table:table-cell table:number-columns-repeated="5"/>
        </table:table-row>
        <table:table-row table:style-name="ro1">
          <table:table-cell table:formula="of:=[.C38]" office:value-type="float" office:value="46.2307085712062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B39]*[.$B$1]+(1-[.$B$1])*[.A39]" office:value-type="float" office:value="39.2961022855253" calcext:value-type="float">
            <text:p>39</text:p>
          </table:table-cell>
          <table:table-cell table:formula="of:=[.C39]-[.B39]" office:value-type="float" office:value="39.2961022855253" calcext:value-type="float">
            <text:p>39</text:p>
          </table:table-cell>
          <table:table-cell table:formula="of:=[.E38]+[.B39]" office:value-type="float" office:value="3157" calcext:value-type="float">
            <text:p>3,157</text:p>
          </table:table-cell>
          <table:table-cell table:formula="of:=[.F38]+[.C39]" office:value-type="float" office:value="3500.98875371536" calcext:value-type="float">
            <text:p>3,501</text:p>
          </table:table-cell>
          <table:table-cell table:formula="of:=[.F39]/[.E39]*100" office:value-type="float" office:value="110.896064419238" calcext:value-type="float">
            <text:p>111</text:p>
          </table:table-cell>
          <table:table-cell table:number-columns-repeated="5"/>
        </table:table-row>
        <table:table-row table:style-name="ro1">
          <table:table-cell table:formula="of:=[.C39]" office:value-type="float" office:value="39.2961022855253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B40]*[.$B$1]+(1-[.$B$1])*[.A40]" office:value-type="float" office:value="33.8516869426965" calcext:value-type="float">
            <text:p>34</text:p>
          </table:table-cell>
          <table:table-cell table:formula="of:=[.C40]-[.B40]" office:value-type="float" office:value="30.8516869426965" calcext:value-type="float">
            <text:p>31</text:p>
          </table:table-cell>
          <table:table-cell table:formula="of:=[.E39]+[.B40]" office:value-type="float" office:value="3160" calcext:value-type="float">
            <text:p>3,160</text:p>
          </table:table-cell>
          <table:table-cell table:formula="of:=[.F39]+[.C40]" office:value-type="float" office:value="3534.84044065805" calcext:value-type="float">
            <text:p>3,535</text:p>
          </table:table-cell>
          <table:table-cell table:formula="of:=[.F40]/[.E40]*100" office:value-type="float" office:value="111.862039261331" calcext:value-type="float">
            <text:p>112</text:p>
          </table:table-cell>
          <table:table-cell table:number-columns-repeated="5"/>
        </table:table-row>
        <table:table-row table:style-name="ro1">
          <table:table-cell table:formula="of:=[.C40]" office:value-type="float" office:value="33.8516869426965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table:formula="of:=[.B41]*[.$B$1]+(1-[.$B$1])*[.A41]" office:value-type="float" office:value="47.373933901292" calcext:value-type="float">
            <text:p>47</text:p>
          </table:table-cell>
          <table:table-cell table:formula="of:=[.C41]-[.B41]" office:value-type="float" office:value="-76.626066098708" calcext:value-type="float">
            <text:p>-77</text:p>
          </table:table-cell>
          <table:table-cell table:formula="of:=[.E40]+[.B41]" office:value-type="float" office:value="3284" calcext:value-type="float">
            <text:p>3,284</text:p>
          </table:table-cell>
          <table:table-cell table:formula="of:=[.F40]+[.C41]" office:value-type="float" office:value="3582.21437455934" calcext:value-type="float">
            <text:p>3,582</text:p>
          </table:table-cell>
          <table:table-cell table:formula="of:=[.F41]/[.E41]*100" office:value-type="float" office:value="109.080827483537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C41]" office:value-type="float" office:value="47.373933901292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B42]*[.$B$1]+(1-[.$B$1])*[.A42]" office:value-type="float" office:value="59.0178438160982" calcext:value-type="float">
            <text:p>59</text:p>
          </table:table-cell>
          <table:table-cell table:formula="of:=[.C42]-[.B42]" office:value-type="float" office:value="-65.9821561839018" calcext:value-type="float">
            <text:p>-66</text:p>
          </table:table-cell>
          <table:table-cell table:formula="of:=[.E41]+[.B42]" office:value-type="float" office:value="3409" calcext:value-type="float">
            <text:p>3,409</text:p>
          </table:table-cell>
          <table:table-cell table:formula="of:=[.F41]+[.C42]" office:value-type="float" office:value="3641.23221837544" calcext:value-type="float">
            <text:p>3,641</text:p>
          </table:table-cell>
          <table:table-cell table:formula="of:=[.F42]/[.E42]*100" office:value-type="float" office:value="106.812326734393" calcext:value-type="float">
            <text:p>107</text:p>
          </table:table-cell>
          <table:table-cell table:number-columns-repeated="5"/>
        </table:table-row>
        <table:table-row table:style-name="ro1">
          <table:table-cell table:formula="of:=[.C42]" office:value-type="float" office:value="59.0178438160982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table:formula="of:=[.B43]*[.$B$1]+(1-[.$B$1])*[.A43]" office:value-type="float" office:value="62.1651672436835" calcext:value-type="float">
            <text:p>62</text:p>
          </table:table-cell>
          <table:table-cell table:formula="of:=[.C43]-[.B43]" office:value-type="float" office:value="-17.8348327563165" calcext:value-type="float">
            <text:p>-18</text:p>
          </table:table-cell>
          <table:table-cell table:formula="of:=[.E42]+[.B43]" office:value-type="float" office:value="3489" calcext:value-type="float">
            <text:p>3,489</text:p>
          </table:table-cell>
          <table:table-cell table:formula="of:=[.F42]+[.C43]" office:value-type="float" office:value="3703.39738561913" calcext:value-type="float">
            <text:p>3,703</text:p>
          </table:table-cell>
          <table:table-cell table:formula="of:=[.F43]/[.E43]*100" office:value-type="float" office:value="106.144952296335" calcext:value-type="float">
            <text:p>106</text:p>
          </table:table-cell>
          <table:table-cell table:number-columns-repeated="5"/>
        </table:table-row>
        <table:table-row table:style-name="ro1">
          <table:table-cell table:formula="of:=[.C43]" office:value-type="float" office:value="62.1651672436835" calcext:value-type="float">
            <text:p>62</text:p>
          </table:table-cell>
          <table:table-cell office:value-type="float" office:value="127" calcext:value-type="float">
            <text:p>127</text:p>
          </table:table-cell>
          <table:table-cell table:formula="of:=[.B44]*[.$B$1]+(1-[.$B$1])*[.A44]" office:value-type="float" office:value="71.890392157131" calcext:value-type="float">
            <text:p>72</text:p>
          </table:table-cell>
          <table:table-cell table:formula="of:=[.C44]-[.B44]" office:value-type="float" office:value="-55.109607842869" calcext:value-type="float">
            <text:p>-55</text:p>
          </table:table-cell>
          <table:table-cell table:formula="of:=[.E43]+[.B44]" office:value-type="float" office:value="3616" calcext:value-type="float">
            <text:p>3,616</text:p>
          </table:table-cell>
          <table:table-cell table:formula="of:=[.F43]+[.C44]" office:value-type="float" office:value="3775.28777777626" calcext:value-type="float">
            <text:p>3,775</text:p>
          </table:table-cell>
          <table:table-cell table:formula="of:=[.F44]/[.E44]*100" office:value-type="float" office:value="104.405082350007" calcext:value-type="float">
            <text:p>104</text:p>
          </table:table-cell>
          <table:table-cell table:number-columns-repeated="5"/>
        </table:table-row>
        <table:table-row table:style-name="ro1">
          <table:table-cell table:formula="of:=[.C44]" office:value-type="float" office:value="71.890392157131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table:formula="of:=[.B45]*[.$B$1]+(1-[.$B$1])*[.A45]" office:value-type="float" office:value="80.3068333335613" calcext:value-type="float">
            <text:p>80</text:p>
          </table:table-cell>
          <table:table-cell table:formula="of:=[.C45]-[.B45]" office:value-type="float" office:value="-47.6931666664387" calcext:value-type="float">
            <text:p>-48</text:p>
          </table:table-cell>
          <table:table-cell table:formula="of:=[.E44]+[.B45]" office:value-type="float" office:value="3744" calcext:value-type="float">
            <text:p>3,744</text:p>
          </table:table-cell>
          <table:table-cell table:formula="of:=[.F44]+[.C45]" office:value-type="float" office:value="3855.59461110982" calcext:value-type="float">
            <text:p>3,856</text:p>
          </table:table-cell>
          <table:table-cell table:formula="of:=[.F45]/[.E45]*100" office:value-type="float" office:value="102.980625296737" calcext:value-type="float">
            <text:p>103</text:p>
          </table:table-cell>
          <table:table-cell table:number-columns-repeated="5"/>
        </table:table-row>
        <table:table-row table:style-name="ro1">
          <table:table-cell table:formula="of:=[.C45]" office:value-type="float" office:value="80.3068333335613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formula="of:=[.B46]*[.$B$1]+(1-[.$B$1])*[.A46]" office:value-type="float" office:value="89.2608083335271" calcext:value-type="float">
            <text:p>89</text:p>
          </table:table-cell>
          <table:table-cell table:formula="of:=[.C46]-[.B46]" office:value-type="float" office:value="-50.7391916664729" calcext:value-type="float">
            <text:p>-51</text:p>
          </table:table-cell>
          <table:table-cell table:formula="of:=[.E45]+[.B46]" office:value-type="float" office:value="3884" calcext:value-type="float">
            <text:p>3,884</text:p>
          </table:table-cell>
          <table:table-cell table:formula="of:=[.F45]+[.C46]" office:value-type="float" office:value="3944.85541944335" calcext:value-type="float">
            <text:p>3,945</text:p>
          </table:table-cell>
          <table:table-cell table:formula="of:=[.F46]/[.E46]*100" office:value-type="float" office:value="101.566823363629" calcext:value-type="float">
            <text:p>102</text:p>
          </table:table-cell>
          <table:table-cell table:number-columns-repeated="5"/>
        </table:table-row>
        <table:table-row table:style-name="ro1">
          <table:table-cell table:formula="of:=[.C46]" office:value-type="float" office:value="89.2608083335271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table:formula="of:=[.B47]*[.$B$1]+(1-[.$B$1])*[.A47]" office:value-type="float" office:value="95.3716870834981" calcext:value-type="float">
            <text:p>95</text:p>
          </table:table-cell>
          <table:table-cell table:formula="of:=[.C47]-[.B47]" office:value-type="float" office:value="-34.628312916502" calcext:value-type="float">
            <text:p>-35</text:p>
          </table:table-cell>
          <table:table-cell table:formula="of:=[.E46]+[.B47]" office:value-type="float" office:value="4014" calcext:value-type="float">
            <text:p>4,014</text:p>
          </table:table-cell>
          <table:table-cell table:formula="of:=[.F46]+[.C47]" office:value-type="float" office:value="4040.22710652684" calcext:value-type="float">
            <text:p>4,040</text:p>
          </table:table-cell>
          <table:table-cell table:formula="of:=[.F47]/[.E47]*100" office:value-type="float" office:value="100.653390795387" calcext:value-type="float">
            <text:p>101</text:p>
          </table:table-cell>
          <table:table-cell table:number-columns-repeated="5"/>
        </table:table-row>
        <table:table-row table:style-name="ro1">
          <table:table-cell table:formula="of:=[.C47]" office:value-type="float" office:value="95.3716870834981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table:formula="of:=[.B48]*[.$B$1]+(1-[.$B$1])*[.A48]" office:value-type="float" office:value="102.815934020973" calcext:value-type="float">
            <text:p>103</text:p>
          </table:table-cell>
          <table:table-cell table:formula="of:=[.C48]-[.B48]" office:value-type="float" office:value="-42.1840659790267" calcext:value-type="float">
            <text:p>-42</text:p>
          </table:table-cell>
          <table:table-cell table:formula="of:=[.E47]+[.B48]" office:value-type="float" office:value="4159" calcext:value-type="float">
            <text:p>4,159</text:p>
          </table:table-cell>
          <table:table-cell table:formula="of:=[.F47]+[.C48]" office:value-type="float" office:value="4143.04304054782" calcext:value-type="float">
            <text:p>4,143</text:p>
          </table:table-cell>
          <table:table-cell table:formula="of:=[.F48]/[.E48]*100" office:value-type="float" office:value="99.616327014855" calcext:value-type="float">
            <text:p>100</text:p>
          </table:table-cell>
          <table:table-cell table:number-columns-repeated="5"/>
        </table:table-row>
        <table:table-row table:style-name="ro1">
          <table:table-cell table:formula="of:=[.C48]" office:value-type="float" office:value="102.815934020973" calcext:value-type="float">
            <text:p>103</text:p>
          </table:table-cell>
          <table:table-cell office:value-type="float" office:value="132" calcext:value-type="float">
            <text:p>132</text:p>
          </table:table-cell>
          <table:table-cell table:formula="of:=[.B49]*[.$B$1]+(1-[.$B$1])*[.A49]" office:value-type="float" office:value="107.193543917827" calcext:value-type="float">
            <text:p>107</text:p>
          </table:table-cell>
          <table:table-cell table:formula="of:=[.C49]-[.B49]" office:value-type="float" office:value="-24.8064560821727" calcext:value-type="float">
            <text:p>-25</text:p>
          </table:table-cell>
          <table:table-cell table:formula="of:=[.E48]+[.B49]" office:value-type="float" office:value="4291" calcext:value-type="float">
            <text:p>4,291</text:p>
          </table:table-cell>
          <table:table-cell table:formula="of:=[.F48]+[.C49]" office:value-type="float" office:value="4250.23658446564" calcext:value-type="float">
            <text:p>4,250</text:p>
          </table:table-cell>
          <table:table-cell table:formula="of:=[.F49]/[.E49]*100" office:value-type="float" office:value="99.0500252730283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.C49]" office:value-type="float" office:value="107.193543917827" calcext:value-type="float">
            <text:p>107</text:p>
          </table:table-cell>
          <table:table-cell office:value-type="float" office:value="250" calcext:value-type="float">
            <text:p>250</text:p>
          </table:table-cell>
          <table:table-cell table:formula="of:=[.B50]*[.$B$1]+(1-[.$B$1])*[.A50]" office:value-type="float" office:value="128.614512330153" calcext:value-type="float">
            <text:p>129</text:p>
          </table:table-cell>
          <table:table-cell table:formula="of:=[.C50]-[.B50]" office:value-type="float" office:value="-121.385487669847" calcext:value-type="float">
            <text:p>-121</text:p>
          </table:table-cell>
          <table:table-cell table:formula="of:=[.E49]+[.B50]" office:value-type="float" office:value="4541" calcext:value-type="float">
            <text:p>4,541</text:p>
          </table:table-cell>
          <table:table-cell table:formula="of:=[.F49]+[.C50]" office:value-type="float" office:value="4378.8510967958" calcext:value-type="float">
            <text:p>4,379</text:p>
          </table:table-cell>
          <table:table-cell table:formula="of:=[.F50]/[.E50]*100" office:value-type="float" office:value="96.4292247697819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50]" office:value-type="float" office:value="128.614512330153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formula="of:=[.B51]*[.$B$1]+(1-[.$B$1])*[.A51]" office:value-type="float" office:value="110.82233548063" calcext:value-type="float">
            <text:p>111</text:p>
          </table:table-cell>
          <table:table-cell table:formula="of:=[.C51]-[.B51]" office:value-type="float" office:value="100.82233548063" calcext:value-type="float">
            <text:p>101</text:p>
          </table:table-cell>
          <table:table-cell table:formula="of:=[.E50]+[.B51]" office:value-type="float" office:value="4551" calcext:value-type="float">
            <text:p>4,551</text:p>
          </table:table-cell>
          <table:table-cell table:formula="of:=[.F50]+[.C51]" office:value-type="float" office:value="4489.67343227643" calcext:value-type="float">
            <text:p>4,490</text:p>
          </table:table-cell>
          <table:table-cell table:formula="of:=[.F51]/[.E51]*100" office:value-type="float" office:value="98.6524595094799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.C51]" office:value-type="float" office:value="110.82233548063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table:formula="of:=[.B52]*[.$B$1]+(1-[.$B$1])*[.A52]" office:value-type="float" office:value="114.448985158536" calcext:value-type="float">
            <text:p>114</text:p>
          </table:table-cell>
          <table:table-cell table:formula="of:=[.C52]-[.B52]" office:value-type="float" office:value="-20.5510148414643" calcext:value-type="float">
            <text:p>-21</text:p>
          </table:table-cell>
          <table:table-cell table:formula="of:=[.E51]+[.B52]" office:value-type="float" office:value="4686" calcext:value-type="float">
            <text:p>4,686</text:p>
          </table:table-cell>
          <table:table-cell table:formula="of:=[.F51]+[.C52]" office:value-type="float" office:value="4604.12241743496" calcext:value-type="float">
            <text:p>4,604</text:p>
          </table:table-cell>
          <table:table-cell table:formula="of:=[.F52]/[.E52]*100" office:value-type="float" office:value="98.2527191087273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52]" office:value-type="float" office:value="114.448985158536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table:formula="of:=[.B53]*[.$B$1]+(1-[.$B$1])*[.A53]" office:value-type="float" office:value="112.281637384755" calcext:value-type="float">
            <text:p>112</text:p>
          </table:table-cell>
          <table:table-cell table:formula="of:=[.C53]-[.B53]" office:value-type="float" office:value="12.2816373847553" calcext:value-type="float">
            <text:p>12</text:p>
          </table:table-cell>
          <table:table-cell table:formula="of:=[.E52]+[.B53]" office:value-type="float" office:value="4786" calcext:value-type="float">
            <text:p>4,786</text:p>
          </table:table-cell>
          <table:table-cell table:formula="of:=[.F52]+[.C53]" office:value-type="float" office:value="4716.40405481972" calcext:value-type="float">
            <text:p>4,716</text:p>
          </table:table-cell>
          <table:table-cell table:formula="of:=[.F53]/[.E53]*100" office:value-type="float" office:value="98.5458431846995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.C53]" office:value-type="float" office:value="112.281637384755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formula="of:=[.B54]*[.$B$1]+(1-[.$B$1])*[.A54]" office:value-type="float" office:value="111.939391777042" calcext:value-type="float">
            <text:p>112</text:p>
          </table:table-cell>
          <table:table-cell table:formula="of:=[.C54]-[.B54]" office:value-type="float" office:value="1.93939177704203" calcext:value-type="float">
            <text:p>2</text:p>
          </table:table-cell>
          <table:table-cell table:formula="of:=[.E53]+[.B54]" office:value-type="float" office:value="4896" calcext:value-type="float">
            <text:p>4,896</text:p>
          </table:table-cell>
          <table:table-cell table:formula="of:=[.F53]+[.C54]" office:value-type="float" office:value="4828.34344659676" calcext:value-type="float">
            <text:p>4,828</text:p>
          </table:table-cell>
          <table:table-cell table:formula="of:=[.F54]/[.E54]*100" office:value-type="float" office:value="98.6181259517312" calcext:value-type="float">
            <text:p>99</text:p>
          </table:table-cell>
          <table:table-cell table:number-columns-repeated="5"/>
        </table:table-row>
        <table:table-row table:style-name="ro1">
          <table:table-cell table:formula="of:=[.C54]" office:value-type="float" office:value="111.93939177704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table:formula="of:=[.B55]*[.$B$1]+(1-[.$B$1])*[.A55]" office:value-type="float" office:value="115.848483010486" calcext:value-type="float">
            <text:p>116</text:p>
          </table:table-cell>
          <table:table-cell table:formula="of:=[.C55]-[.B55]" office:value-type="float" office:value="-22.1515169895143" calcext:value-type="float">
            <text:p>-22</text:p>
          </table:table-cell>
          <table:table-cell table:formula="of:=[.E54]+[.B55]" office:value-type="float" office:value="5034" calcext:value-type="float">
            <text:p>5,034</text:p>
          </table:table-cell>
          <table:table-cell table:formula="of:=[.F54]+[.C55]" office:value-type="float" office:value="4944.19192960725" calcext:value-type="float">
            <text:p>4,944</text:p>
          </table:table-cell>
          <table:table-cell table:formula="of:=[.F55]/[.E55]*100" office:value-type="float" office:value="98.215969996171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55]" office:value-type="float" office:value="115.84848301048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table:formula="of:=[.B56]*[.$B$1]+(1-[.$B$1])*[.A56]" office:value-type="float" office:value="116.471210558913" calcext:value-type="float">
            <text:p>116</text:p>
          </table:table-cell>
          <table:table-cell table:formula="of:=[.C56]-[.B56]" office:value-type="float" office:value="-3.52878944108714" calcext:value-type="float">
            <text:p>-4</text:p>
          </table:table-cell>
          <table:table-cell table:formula="of:=[.E55]+[.B56]" office:value-type="float" office:value="5154" calcext:value-type="float">
            <text:p>5,154</text:p>
          </table:table-cell>
          <table:table-cell table:formula="of:=[.F55]+[.C56]" office:value-type="float" office:value="5060.66314016616" calcext:value-type="float">
            <text:p>5,061</text:p>
          </table:table-cell>
          <table:table-cell table:formula="of:=[.F56]/[.E56]*100" office:value-type="float" office:value="98.1890403602282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56]" office:value-type="float" office:value="116.471210558913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table:formula="of:=[.B57]*[.$B$1]+(1-[.$B$1])*[.A57]" office:value-type="float" office:value="120.000528975076" calcext:value-type="float">
            <text:p>120</text:p>
          </table:table-cell>
          <table:table-cell table:formula="of:=[.C57]-[.B57]" office:value-type="float" office:value="-19.9994710249241" calcext:value-type="float">
            <text:p>-20</text:p>
          </table:table-cell>
          <table:table-cell table:formula="of:=[.E56]+[.B57]" office:value-type="float" office:value="5294" calcext:value-type="float">
            <text:p>5,294</text:p>
          </table:table-cell>
          <table:table-cell table:formula="of:=[.F56]+[.C57]" office:value-type="float" office:value="5180.66366914124" calcext:value-type="float">
            <text:p>5,181</text:p>
          </table:table-cell>
          <table:table-cell table:formula="of:=[.F57]/[.E57]*100" office:value-type="float" office:value="97.8591550650026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57]" office:value-type="float" office:value="120.000528975076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formula="of:=[.B58]*[.$B$1]+(1-[.$B$1])*[.A58]" office:value-type="float" office:value="123.150449628815" calcext:value-type="float">
            <text:p>123</text:p>
          </table:table-cell>
          <table:table-cell table:formula="of:=[.C58]-[.B58]" office:value-type="float" office:value="-17.8495503711855" calcext:value-type="float">
            <text:p>-18</text:p>
          </table:table-cell>
          <table:table-cell table:formula="of:=[.E57]+[.B58]" office:value-type="float" office:value="5435" calcext:value-type="float">
            <text:p>5,435</text:p>
          </table:table-cell>
          <table:table-cell table:formula="of:=[.F57]+[.C58]" office:value-type="float" office:value="5303.81411877005" calcext:value-type="float">
            <text:p>5,304</text:p>
          </table:table-cell>
          <table:table-cell table:formula="of:=[.F58]/[.E58]*100" office:value-type="float" office:value="97.5862763343156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C58]" office:value-type="float" office:value="123.150449628815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table:formula="of:=[.B59]*[.$B$1]+(1-[.$B$1])*[.A59]" office:value-type="float" office:value="127.177882184492" calcext:value-type="float">
            <text:p>127</text:p>
          </table:table-cell>
          <table:table-cell table:formula="of:=[.C59]-[.B59]" office:value-type="float" office:value="-22.8221178155077" calcext:value-type="float">
            <text:p>-23</text:p>
          </table:table-cell>
          <table:table-cell table:formula="of:=[.E58]+[.B59]" office:value-type="float" office:value="5585" calcext:value-type="float">
            <text:p>5,585</text:p>
          </table:table-cell>
          <table:table-cell table:formula="of:=[.F58]+[.C59]" office:value-type="float" office:value="5430.99200095454" calcext:value-type="float">
            <text:p>5,431</text:p>
          </table:table-cell>
          <table:table-cell table:formula="of:=[.F59]/[.E59]*100" office:value-type="float" office:value="97.2424709212989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59]" office:value-type="float" office:value="127.177882184492" calcext:value-type="float">
            <text:p>127</text:p>
          </table:table-cell>
          <table:table-cell office:value-type="float" office:value="155" calcext:value-type="float">
            <text:p>155</text:p>
          </table:table-cell>
          <table:table-cell table:formula="of:=[.B60]*[.$B$1]+(1-[.$B$1])*[.A60]" office:value-type="float" office:value="131.351199856819" calcext:value-type="float">
            <text:p>131</text:p>
          </table:table-cell>
          <table:table-cell table:formula="of:=[.C60]-[.B60]" office:value-type="float" office:value="-23.6488001431815" calcext:value-type="float">
            <text:p>-24</text:p>
          </table:table-cell>
          <table:table-cell table:formula="of:=[.E59]+[.B60]" office:value-type="float" office:value="5740" calcext:value-type="float">
            <text:p>5,740</text:p>
          </table:table-cell>
          <table:table-cell table:formula="of:=[.F59]+[.C60]" office:value-type="float" office:value="5562.34320081136" calcext:value-type="float">
            <text:p>5,562</text:p>
          </table:table-cell>
          <table:table-cell table:formula="of:=[.F60]/[.E60]*100" office:value-type="float" office:value="96.9049338120446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60]" office:value-type="float" office:value="131.351199856819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formula="of:=[.B61]*[.$B$1]+(1-[.$B$1])*[.A61]" office:value-type="float" office:value="131.148519878296" calcext:value-type="float">
            <text:p>131</text:p>
          </table:table-cell>
          <table:table-cell table:formula="of:=[.C61]-[.B61]" office:value-type="float" office:value="1.1485198782957" calcext:value-type="float">
            <text:p>1</text:p>
          </table:table-cell>
          <table:table-cell table:formula="of:=[.E60]+[.B61]" office:value-type="float" office:value="5870" calcext:value-type="float">
            <text:p>5,870</text:p>
          </table:table-cell>
          <table:table-cell table:formula="of:=[.F60]+[.C61]" office:value-type="float" office:value="5693.49172068966" calcext:value-type="float">
            <text:p>5,693</text:p>
          </table:table-cell>
          <table:table-cell table:formula="of:=[.F61]/[.E61]*100" office:value-type="float" office:value="96.9930446454797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61]" office:value-type="float" office:value="131.148519878296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table:formula="of:=[.B62]*[.$B$1]+(1-[.$B$1])*[.A62]" office:value-type="float" office:value="133.226241896551" calcext:value-type="float">
            <text:p>133</text:p>
          </table:table-cell>
          <table:table-cell table:formula="of:=[.C62]-[.B62]" office:value-type="float" office:value="-11.7737581034486" calcext:value-type="float">
            <text:p>-12</text:p>
          </table:table-cell>
          <table:table-cell table:formula="of:=[.E61]+[.B62]" office:value-type="float" office:value="6015" calcext:value-type="float">
            <text:p>6,015</text:p>
          </table:table-cell>
          <table:table-cell table:formula="of:=[.F61]+[.C62]" office:value-type="float" office:value="5826.71796258621" calcext:value-type="float">
            <text:p>5,827</text:p>
          </table:table-cell>
          <table:table-cell table:formula="of:=[.F62]/[.E62]*100" office:value-type="float" office:value="96.869791564193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62]" office:value-type="float" office:value="133.226241896551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formula="of:=[.B63]*[.$B$1]+(1-[.$B$1])*[.A63]" office:value-type="float" office:value="135.142305612069" calcext:value-type="float">
            <text:p>135</text:p>
          </table:table-cell>
          <table:table-cell table:formula="of:=[.C63]-[.B63]" office:value-type="float" office:value="-10.8576943879314" calcext:value-type="float">
            <text:p>-11</text:p>
          </table:table-cell>
          <table:table-cell table:formula="of:=[.E62]+[.B63]" office:value-type="float" office:value="6161" calcext:value-type="float">
            <text:p>6,161</text:p>
          </table:table-cell>
          <table:table-cell table:formula="of:=[.F62]+[.C63]" office:value-type="float" office:value="5961.86026819828" calcext:value-type="float">
            <text:p>5,962</text:p>
          </table:table-cell>
          <table:table-cell table:formula="of:=[.F63]/[.E63]*100" office:value-type="float" office:value="96.7677368641175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63]" office:value-type="float" office:value="135.142305612069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formula="of:=[.B64]*[.$B$1]+(1-[.$B$1])*[.A64]" office:value-type="float" office:value="136.920959770258" calcext:value-type="float">
            <text:p>137</text:p>
          </table:table-cell>
          <table:table-cell table:formula="of:=[.C64]-[.B64]" office:value-type="float" office:value="-10.0790402297417" calcext:value-type="float">
            <text:p>-10</text:p>
          </table:table-cell>
          <table:table-cell table:formula="of:=[.E63]+[.B64]" office:value-type="float" office:value="6308" calcext:value-type="float">
            <text:p>6,308</text:p>
          </table:table-cell>
          <table:table-cell table:formula="of:=[.F63]+[.C64]" office:value-type="float" office:value="6098.78122796854" calcext:value-type="float">
            <text:p>6,099</text:p>
          </table:table-cell>
          <table:table-cell table:formula="of:=[.F64]/[.E64]*100" office:value-type="float" office:value="96.6832788200465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64]" office:value-type="float" office:value="136.920959770258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table:formula="of:=[.B65]*[.$B$1]+(1-[.$B$1])*[.A65]" office:value-type="float" office:value="138.58281580472" calcext:value-type="float">
            <text:p>139</text:p>
          </table:table-cell>
          <table:table-cell table:formula="of:=[.C65]-[.B65]" office:value-type="float" office:value="-9.41718419528041" calcext:value-type="float">
            <text:p>-9</text:p>
          </table:table-cell>
          <table:table-cell table:formula="of:=[.E64]+[.B65]" office:value-type="float" office:value="6456" calcext:value-type="float">
            <text:p>6,456</text:p>
          </table:table-cell>
          <table:table-cell table:formula="of:=[.F64]+[.C65]" office:value-type="float" office:value="6237.36404377326" calcext:value-type="float">
            <text:p>6,237</text:p>
          </table:table-cell>
          <table:table-cell table:formula="of:=[.F65]/[.E65]*100" office:value-type="float" office:value="96.6134455355213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65]" office:value-type="float" office:value="138.58281580472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table:formula="of:=[.B66]*[.$B$1]+(1-[.$B$1])*[.A66]" office:value-type="float" office:value="138.795393434012" calcext:value-type="float">
            <text:p>139</text:p>
          </table:table-cell>
          <table:table-cell table:formula="of:=[.C66]-[.B66]" office:value-type="float" office:value="-1.20460656598834" calcext:value-type="float">
            <text:p>-1</text:p>
          </table:table-cell>
          <table:table-cell table:formula="of:=[.E65]+[.B66]" office:value-type="float" office:value="6596" calcext:value-type="float">
            <text:p>6,596</text:p>
          </table:table-cell>
          <table:table-cell table:formula="of:=[.F65]+[.C66]" office:value-type="float" office:value="6376.15943720727" calcext:value-type="float">
            <text:p>6,376</text:p>
          </table:table-cell>
          <table:table-cell table:formula="of:=[.F66]/[.E66]*100" office:value-type="float" office:value="96.6670624197584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66]" office:value-type="float" office:value="138.795393434012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table:formula="of:=[.B67]*[.$B$1]+(1-[.$B$1])*[.A67]" office:value-type="float" office:value="140.47608441891" calcext:value-type="float">
            <text:p>140</text:p>
          </table:table-cell>
          <table:table-cell table:formula="of:=[.C67]-[.B67]" office:value-type="float" office:value="-9.52391558109008" calcext:value-type="float">
            <text:p>-10</text:p>
          </table:table-cell>
          <table:table-cell table:formula="of:=[.E66]+[.B67]" office:value-type="float" office:value="6746" calcext:value-type="float">
            <text:p>6,746</text:p>
          </table:table-cell>
          <table:table-cell table:formula="of:=[.F66]+[.C67]" office:value-type="float" office:value="6516.63552162618" calcext:value-type="float">
            <text:p>6,517</text:p>
          </table:table-cell>
          <table:table-cell table:formula="of:=[.F67]/[.E67]*100" office:value-type="float" office:value="96.5999929087782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67]" office:value-type="float" office:value="140.47608441891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table:formula="of:=[.B68]*[.$B$1]+(1-[.$B$1])*[.A68]" office:value-type="float" office:value="142.654671756073" calcext:value-type="float">
            <text:p>143</text:p>
          </table:table-cell>
          <table:table-cell table:formula="of:=[.C68]-[.B68]" office:value-type="float" office:value="-12.3453282439266" calcext:value-type="float">
            <text:p>-12</text:p>
          </table:table-cell>
          <table:table-cell table:formula="of:=[.E67]+[.B68]" office:value-type="float" office:value="6901" calcext:value-type="float">
            <text:p>6,901</text:p>
          </table:table-cell>
          <table:table-cell table:formula="of:=[.F67]+[.C68]" office:value-type="float" office:value="6659.29019338225" calcext:value-type="float">
            <text:p>6,659</text:p>
          </table:table-cell>
          <table:table-cell table:formula="of:=[.F68]/[.E68]*100" office:value-type="float" office:value="96.4974669378677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68]" office:value-type="float" office:value="142.654671756073" calcext:value-type="float">
            <text:p>143</text:p>
          </table:table-cell>
          <table:table-cell office:value-type="float" office:value="300" calcext:value-type="float">
            <text:p>300</text:p>
          </table:table-cell>
          <table:table-cell table:formula="of:=[.B69]*[.$B$1]+(1-[.$B$1])*[.A69]" office:value-type="float" office:value="166.256470992662" calcext:value-type="float">
            <text:p>166</text:p>
          </table:table-cell>
          <table:table-cell table:formula="of:=[.C69]-[.B69]" office:value-type="float" office:value="-133.743529007338" calcext:value-type="float">
            <text:p>-134</text:p>
          </table:table-cell>
          <table:table-cell table:formula="of:=[.E68]+[.B69]" office:value-type="float" office:value="7201" calcext:value-type="float">
            <text:p>7,201</text:p>
          </table:table-cell>
          <table:table-cell table:formula="of:=[.F68]+[.C69]" office:value-type="float" office:value="6825.54666437491" calcext:value-type="float">
            <text:p>6,826</text:p>
          </table:table-cell>
          <table:table-cell table:formula="of:=[.F69]/[.E69]*100" office:value-type="float" office:value="94.7860944920832" calcext:value-type="float">
            <text:p>95</text:p>
          </table:table-cell>
          <table:table-cell table:number-columns-repeated="5"/>
        </table:table-row>
        <table:table-row table:style-name="ro1">
          <table:table-cell table:formula="of:=[.C69]" office:value-type="float" office:value="166.256470992662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table:formula="of:=[.B70]*[.$B$1]+(1-[.$B$1])*[.A70]" office:value-type="float" office:value="156.318000343763" calcext:value-type="float">
            <text:p>156</text:p>
          </table:table-cell>
          <table:table-cell table:formula="of:=[.C70]-[.B70]" office:value-type="float" office:value="56.318000343763" calcext:value-type="float">
            <text:p>56</text:p>
          </table:table-cell>
          <table:table-cell table:formula="of:=[.E69]+[.B70]" office:value-type="float" office:value="7301" calcext:value-type="float">
            <text:p>7,301</text:p>
          </table:table-cell>
          <table:table-cell table:formula="of:=[.F69]+[.C70]" office:value-type="float" office:value="6981.86466471868" calcext:value-type="float">
            <text:p>6,982</text:p>
          </table:table-cell>
          <table:table-cell table:formula="of:=[.F70]/[.E70]*100" office:value-type="float" office:value="95.628881861644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70]" office:value-type="float" office:value="156.318000343763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table:formula="of:=[.B71]*[.$B$1]+(1-[.$B$1])*[.A71]" office:value-type="float" office:value="150.870300292199" calcext:value-type="float">
            <text:p>151</text:p>
          </table:table-cell>
          <table:table-cell table:formula="of:=[.C71]-[.B71]" office:value-type="float" office:value="30.8703002921986" calcext:value-type="float">
            <text:p>31</text:p>
          </table:table-cell>
          <table:table-cell table:formula="of:=[.E70]+[.B71]" office:value-type="float" office:value="7421" calcext:value-type="float">
            <text:p>7,421</text:p>
          </table:table-cell>
          <table:table-cell table:formula="of:=[.F70]+[.C71]" office:value-type="float" office:value="7132.73496501087" calcext:value-type="float">
            <text:p>7,133</text:p>
          </table:table-cell>
          <table:table-cell table:formula="of:=[.F71]/[.E71]*100" office:value-type="float" office:value="96.1155499934089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71]" office:value-type="float" office:value="150.870300292199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table:formula="of:=[.B72]*[.$B$1]+(1-[.$B$1])*[.A72]" office:value-type="float" office:value="151.489755248369" calcext:value-type="float">
            <text:p>151</text:p>
          </table:table-cell>
          <table:table-cell table:formula="of:=[.C72]-[.B72]" office:value-type="float" office:value="-3.51024475163121" calcext:value-type="float">
            <text:p>-4</text:p>
          </table:table-cell>
          <table:table-cell table:formula="of:=[.E71]+[.B72]" office:value-type="float" office:value="7576" calcext:value-type="float">
            <text:p>7,576</text:p>
          </table:table-cell>
          <table:table-cell table:formula="of:=[.F71]+[.C72]" office:value-type="float" office:value="7284.22472025924" calcext:value-type="float">
            <text:p>7,284</text:p>
          </table:table-cell>
          <table:table-cell table:formula="of:=[.F72]/[.E72]*100" office:value-type="float" office:value="96.1486895493564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72]" office:value-type="float" office:value="151.489755248369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table:formula="of:=[.B73]*[.$B$1]+(1-[.$B$1])*[.A73]" office:value-type="float" office:value="152.166291961113" calcext:value-type="float">
            <text:p>152</text:p>
          </table:table-cell>
          <table:table-cell table:formula="of:=[.C73]-[.B73]" office:value-type="float" office:value="-3.83370803888653" calcext:value-type="float">
            <text:p>-4</text:p>
          </table:table-cell>
          <table:table-cell table:formula="of:=[.E72]+[.B73]" office:value-type="float" office:value="7732" calcext:value-type="float">
            <text:p>7,732</text:p>
          </table:table-cell>
          <table:table-cell table:formula="of:=[.F72]+[.C73]" office:value-type="float" office:value="7436.39101222036" calcext:value-type="float">
            <text:p>7,436</text:p>
          </table:table-cell>
          <table:table-cell table:formula="of:=[.F73]/[.E73]*100" office:value-type="float" office:value="96.1768108150589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73]" office:value-type="float" office:value="152.166291961113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table:formula="of:=[.B74]*[.$B$1]+(1-[.$B$1])*[.A74]" office:value-type="float" office:value="153.341348166946" calcext:value-type="float">
            <text:p>153</text:p>
          </table:table-cell>
          <table:table-cell table:formula="of:=[.C74]-[.B74]" office:value-type="float" office:value="-6.65865183305354" calcext:value-type="float">
            <text:p>-7</text:p>
          </table:table-cell>
          <table:table-cell table:formula="of:=[.E73]+[.B74]" office:value-type="float" office:value="7892" calcext:value-type="float">
            <text:p>7,892</text:p>
          </table:table-cell>
          <table:table-cell table:formula="of:=[.F73]+[.C74]" office:value-type="float" office:value="7589.7323603873" calcext:value-type="float">
            <text:p>7,590</text:p>
          </table:table-cell>
          <table:table-cell table:formula="of:=[.F74]/[.E74]*100" office:value-type="float" office:value="96.169948813828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74]" office:value-type="float" office:value="153.341348166946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table:formula="of:=[.B75]*[.$B$1]+(1-[.$B$1])*[.A75]" office:value-type="float" office:value="154.040145941905" calcext:value-type="float">
            <text:p>154</text:p>
          </table:table-cell>
          <table:table-cell table:formula="of:=[.C75]-[.B75]" office:value-type="float" office:value="-3.95985405809552" calcext:value-type="float">
            <text:p>-4</text:p>
          </table:table-cell>
          <table:table-cell table:formula="of:=[.E74]+[.B75]" office:value-type="float" office:value="8050" calcext:value-type="float">
            <text:p>8,050</text:p>
          </table:table-cell>
          <table:table-cell table:formula="of:=[.F74]+[.C75]" office:value-type="float" office:value="7743.77250632921" calcext:value-type="float">
            <text:p>7,744</text:p>
          </table:table-cell>
          <table:table-cell table:formula="of:=[.F75]/[.E75]*100" office:value-type="float" office:value="96.1959317556423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75]" office:value-type="float" office:value="154.040145941905" calcext:value-type="float">
            <text:p>154</text:p>
          </table:table-cell>
          <table:table-cell office:value-type="float" office:value="180" calcext:value-type="float">
            <text:p>180</text:p>
          </table:table-cell>
          <table:table-cell table:formula="of:=[.B76]*[.$B$1]+(1-[.$B$1])*[.A76]" office:value-type="float" office:value="157.934124050619" calcext:value-type="float">
            <text:p>158</text:p>
          </table:table-cell>
          <table:table-cell table:formula="of:=[.C76]-[.B76]" office:value-type="float" office:value="-22.0658759493812" calcext:value-type="float">
            <text:p>-22</text:p>
          </table:table-cell>
          <table:table-cell table:formula="of:=[.E75]+[.B76]" office:value-type="float" office:value="8230" calcext:value-type="float">
            <text:p>8,230</text:p>
          </table:table-cell>
          <table:table-cell table:formula="of:=[.F75]+[.C76]" office:value-type="float" office:value="7901.70663037983" calcext:value-type="float">
            <text:p>7,902</text:p>
          </table:table-cell>
          <table:table-cell table:formula="of:=[.F76]/[.E76]*100" office:value-type="float" office:value="96.011016165004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76]" office:value-type="float" office:value="157.934124050619" calcext:value-type="float">
            <text:p>158</text:p>
          </table:table-cell>
          <table:table-cell office:value-type="float" office:value="80" calcext:value-type="float">
            <text:p>80</text:p>
          </table:table-cell>
          <table:table-cell table:formula="of:=[.B77]*[.$B$1]+(1-[.$B$1])*[.A77]" office:value-type="float" office:value="146.244005443026" calcext:value-type="float">
            <text:p>146</text:p>
          </table:table-cell>
          <table:table-cell table:formula="of:=[.C77]-[.B77]" office:value-type="float" office:value="66.244005443026" calcext:value-type="float">
            <text:p>66</text:p>
          </table:table-cell>
          <table:table-cell table:formula="of:=[.E76]+[.B77]" office:value-type="float" office:value="8310" calcext:value-type="float">
            <text:p>8,310</text:p>
          </table:table-cell>
          <table:table-cell table:formula="of:=[.F76]+[.C77]" office:value-type="float" office:value="8047.95063582285" calcext:value-type="float">
            <text:p>8,048</text:p>
          </table:table-cell>
          <table:table-cell table:formula="of:=[.F77]/[.E77]*100" office:value-type="float" office:value="96.8465780484098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77]" office:value-type="float" office:value="146.24400544302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formula="of:=[.B78]*[.$B$1]+(1-[.$B$1])*[.A78]" office:value-type="float" office:value="148.457404626572" calcext:value-type="float">
            <text:p>148</text:p>
          </table:table-cell>
          <table:table-cell table:formula="of:=[.C78]-[.B78]" office:value-type="float" office:value="-12.5425953734279" calcext:value-type="float">
            <text:p>-13</text:p>
          </table:table-cell>
          <table:table-cell table:formula="of:=[.E77]+[.B78]" office:value-type="float" office:value="8471" calcext:value-type="float">
            <text:p>8,471</text:p>
          </table:table-cell>
          <table:table-cell table:formula="of:=[.F77]+[.C78]" office:value-type="float" office:value="8196.40804044943" calcext:value-type="float">
            <text:p>8,196</text:p>
          </table:table-cell>
          <table:table-cell table:formula="of:=[.F78]/[.E78]*100" office:value-type="float" office:value="96.7584469419127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78]" office:value-type="float" office:value="148.457404626572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table:formula="of:=[.B79]*[.$B$1]+(1-[.$B$1])*[.A79]" office:value-type="float" office:value="150.938793932586" calcext:value-type="float">
            <text:p>151</text:p>
          </table:table-cell>
          <table:table-cell table:formula="of:=[.C79]-[.B79]" office:value-type="float" office:value="-14.0612060674138" calcext:value-type="float">
            <text:p>-14</text:p>
          </table:table-cell>
          <table:table-cell table:formula="of:=[.E78]+[.B79]" office:value-type="float" office:value="8636" calcext:value-type="float">
            <text:p>8,636</text:p>
          </table:table-cell>
          <table:table-cell table:formula="of:=[.F78]+[.C79]" office:value-type="float" office:value="8347.34683438201" calcext:value-type="float">
            <text:p>8,347</text:p>
          </table:table-cell>
          <table:table-cell table:formula="of:=[.F79]/[.E79]*100" office:value-type="float" office:value="96.6575594532424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79]" office:value-type="float" office:value="150.938793932586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table:formula="of:=[.B80]*[.$B$1]+(1-[.$B$1])*[.A80]" office:value-type="float" office:value="152.747974842698" calcext:value-type="float">
            <text:p>153</text:p>
          </table:table-cell>
          <table:table-cell table:formula="of:=[.C80]-[.B80]" office:value-type="float" office:value="-10.2520251573017" calcext:value-type="float">
            <text:p>-10</text:p>
          </table:table-cell>
          <table:table-cell table:formula="of:=[.E79]+[.B80]" office:value-type="float" office:value="8799" calcext:value-type="float">
            <text:p>8,799</text:p>
          </table:table-cell>
          <table:table-cell table:formula="of:=[.F79]+[.C80]" office:value-type="float" office:value="8500.09480922471" calcext:value-type="float">
            <text:p>8,500</text:p>
          </table:table-cell>
          <table:table-cell table:formula="of:=[.F80]/[.E80]*100" office:value-type="float" office:value="96.6029640780169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80]" office:value-type="float" office:value="152.747974842698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formula="of:=[.B81]*[.$B$1]+(1-[.$B$1])*[.A81]" office:value-type="float" office:value="153.835778616294" calcext:value-type="float">
            <text:p>154</text:p>
          </table:table-cell>
          <table:table-cell table:formula="of:=[.C81]-[.B81]" office:value-type="float" office:value="-6.16422138370646" calcext:value-type="float">
            <text:p>-6</text:p>
          </table:table-cell>
          <table:table-cell table:formula="of:=[.E80]+[.B81]" office:value-type="float" office:value="8959" calcext:value-type="float">
            <text:p>8,959</text:p>
          </table:table-cell>
          <table:table-cell table:formula="of:=[.F80]+[.C81]" office:value-type="float" office:value="8653.930587841" calcext:value-type="float">
            <text:p>8,654</text:p>
          </table:table-cell>
          <table:table-cell table:formula="of:=[.F81]/[.E81]*100" office:value-type="float" office:value="96.5948274119991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81]" office:value-type="float" office:value="153.835778616294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table:formula="of:=[.B82]*[.$B$1]+(1-[.$B$1])*[.A82]" office:value-type="float" office:value="156.26041182385" calcext:value-type="float">
            <text:p>156</text:p>
          </table:table-cell>
          <table:table-cell table:formula="of:=[.C82]-[.B82]" office:value-type="float" office:value="-13.7395881761505" calcext:value-type="float">
            <text:p>-14</text:p>
          </table:table-cell>
          <table:table-cell table:formula="of:=[.E81]+[.B82]" office:value-type="float" office:value="9129" calcext:value-type="float">
            <text:p>9,129</text:p>
          </table:table-cell>
          <table:table-cell table:formula="of:=[.F81]+[.C82]" office:value-type="float" office:value="8810.19099966485" calcext:value-type="float">
            <text:p>8,810</text:p>
          </table:table-cell>
          <table:table-cell table:formula="of:=[.F82]/[.E82]*100" office:value-type="float" office:value="96.5077335925605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82]" office:value-type="float" office:value="156.26041182385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table:formula="of:=[.B83]*[.$B$1]+(1-[.$B$1])*[.A83]" office:value-type="float" office:value="158.321350050272" calcext:value-type="float">
            <text:p>158</text:p>
          </table:table-cell>
          <table:table-cell table:formula="of:=[.C83]-[.B83]" office:value-type="float" office:value="-11.6786499497279" calcext:value-type="float">
            <text:p>-12</text:p>
          </table:table-cell>
          <table:table-cell table:formula="of:=[.E82]+[.B83]" office:value-type="float" office:value="9299" calcext:value-type="float">
            <text:p>9,299</text:p>
          </table:table-cell>
          <table:table-cell table:formula="of:=[.F82]+[.C83]" office:value-type="float" office:value="8968.51234971512" calcext:value-type="float">
            <text:p>8,969</text:p>
          </table:table-cell>
          <table:table-cell table:formula="of:=[.F83]/[.E83]*100" office:value-type="float" office:value="96.4459871998615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83]" office:value-type="float" office:value="158.321350050272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table:formula="of:=[.B84]*[.$B$1]+(1-[.$B$1])*[.A84]" office:value-type="float" office:value="159.623147542731" calcext:value-type="float">
            <text:p>160</text:p>
          </table:table-cell>
          <table:table-cell table:formula="of:=[.C84]-[.B84]" office:value-type="float" office:value="-7.37685245726874" calcext:value-type="float">
            <text:p>-7</text:p>
          </table:table-cell>
          <table:table-cell table:formula="of:=[.E83]+[.B84]" office:value-type="float" office:value="9466" calcext:value-type="float">
            <text:p>9,466</text:p>
          </table:table-cell>
          <table:table-cell table:formula="of:=[.F83]+[.C84]" office:value-type="float" office:value="9128.13549725786" calcext:value-type="float">
            <text:p>9,128</text:p>
          </table:table-cell>
          <table:table-cell table:formula="of:=[.F84]/[.E84]*100" office:value-type="float" office:value="96.4307574187392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84]" office:value-type="float" office:value="159.623147542731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formula="of:=[.B85]*[.$B$1]+(1-[.$B$1])*[.A85]" office:value-type="float" office:value="159.679675411322" calcext:value-type="float">
            <text:p>160</text:p>
          </table:table-cell>
          <table:table-cell table:formula="of:=[.C85]-[.B85]" office:value-type="float" office:value="-0.320324588678432" calcext:value-type="float">
            <text:p>0</text:p>
          </table:table-cell>
          <table:table-cell table:formula="of:=[.E84]+[.B85]" office:value-type="float" office:value="9626" calcext:value-type="float">
            <text:p>9,626</text:p>
          </table:table-cell>
          <table:table-cell table:formula="of:=[.F84]+[.C85]" office:value-type="float" office:value="9287.81517266918" calcext:value-type="float">
            <text:p>9,288</text:p>
          </table:table-cell>
          <table:table-cell table:formula="of:=[.F85]/[.E85]*100" office:value-type="float" office:value="96.4867564166754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85]" office:value-type="float" office:value="159.679675411322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table:formula="of:=[.B86]*[.$B$1]+(1-[.$B$1])*[.A86]" office:value-type="float" office:value="160.027724099623" calcext:value-type="float">
            <text:p>160</text:p>
          </table:table-cell>
          <table:table-cell table:formula="of:=[.C86]-[.B86]" office:value-type="float" office:value="-1.97227590037667" calcext:value-type="float">
            <text:p>-2</text:p>
          </table:table-cell>
          <table:table-cell table:formula="of:=[.E85]+[.B86]" office:value-type="float" office:value="9788" calcext:value-type="float">
            <text:p>9,788</text:p>
          </table:table-cell>
          <table:table-cell table:formula="of:=[.F85]+[.C86]" office:value-type="float" office:value="9447.8428967688" calcext:value-type="float">
            <text:p>9,448</text:p>
          </table:table-cell>
          <table:table-cell table:formula="of:=[.F86]/[.E86]*100" office:value-type="float" office:value="96.5247537471271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86]" office:value-type="float" office:value="160.027724099623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formula="of:=[.B87]*[.$B$1]+(1-[.$B$1])*[.A87]" office:value-type="float" office:value="154.02356548468" calcext:value-type="float">
            <text:p>154</text:p>
          </table:table-cell>
          <table:table-cell table:formula="of:=[.C87]-[.B87]" office:value-type="float" office:value="34.0235654846798" calcext:value-type="float">
            <text:p>34</text:p>
          </table:table-cell>
          <table:table-cell table:formula="of:=[.E86]+[.B87]" office:value-type="float" office:value="9908" calcext:value-type="float">
            <text:p>9,908</text:p>
          </table:table-cell>
          <table:table-cell table:formula="of:=[.F86]+[.C87]" office:value-type="float" office:value="9601.86646225348" calcext:value-type="float">
            <text:p>9,602</text:p>
          </table:table-cell>
          <table:table-cell table:formula="of:=[.F87]/[.E87]*100" office:value-type="float" office:value="96.9102388196758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87]" office:value-type="float" office:value="154.02356548468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table:formula="of:=[.B88]*[.$B$1]+(1-[.$B$1])*[.A88]" office:value-type="float" office:value="156.420030661978" calcext:value-type="float">
            <text:p>156</text:p>
          </table:table-cell>
          <table:table-cell table:formula="of:=[.C88]-[.B88]" office:value-type="float" office:value="-13.5799693380222" calcext:value-type="float">
            <text:p>-14</text:p>
          </table:table-cell>
          <table:table-cell table:formula="of:=[.E87]+[.B88]" office:value-type="float" office:value="10078" calcext:value-type="float">
            <text:p>10,078</text:p>
          </table:table-cell>
          <table:table-cell table:formula="of:=[.F87]+[.C88]" office:value-type="float" office:value="9758.28649291546" calcext:value-type="float">
            <text:p>9,758</text:p>
          </table:table-cell>
          <table:table-cell table:formula="of:=[.F88]/[.E88]*100" office:value-type="float" office:value="96.8276095744737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88]" office:value-type="float" office:value="156.420030661978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table:formula="of:=[.B89]*[.$B$1]+(1-[.$B$1])*[.A89]" office:value-type="float" office:value="158.757026062681" calcext:value-type="float">
            <text:p>159</text:p>
          </table:table-cell>
          <table:table-cell table:formula="of:=[.C89]-[.B89]" office:value-type="float" office:value="-13.2429739373188" calcext:value-type="float">
            <text:p>-13</text:p>
          </table:table-cell>
          <table:table-cell table:formula="of:=[.E88]+[.B89]" office:value-type="float" office:value="10250" calcext:value-type="float">
            <text:p>10,250</text:p>
          </table:table-cell>
          <table:table-cell table:formula="of:=[.F88]+[.C89]" office:value-type="float" office:value="9917.04351897814" calcext:value-type="float">
            <text:p>9,917</text:p>
          </table:table-cell>
          <table:table-cell table:formula="of:=[.F89]/[.E89]*100" office:value-type="float" office:value="96.7516440875916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89]" office:value-type="float" office:value="158.757026062681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table:formula="of:=[.B90]*[.$B$1]+(1-[.$B$1])*[.A90]" office:value-type="float" office:value="160.893472153279" calcext:value-type="float">
            <text:p>161</text:p>
          </table:table-cell>
          <table:table-cell table:formula="of:=[.C90]-[.B90]" office:value-type="float" office:value="-12.106527846721" calcext:value-type="float">
            <text:p>-12</text:p>
          </table:table-cell>
          <table:table-cell table:formula="of:=[.E89]+[.B90]" office:value-type="float" office:value="10423" calcext:value-type="float">
            <text:p>10,423</text:p>
          </table:table-cell>
          <table:table-cell table:formula="of:=[.F89]+[.C90]" office:value-type="float" office:value="10077.9369911314" calcext:value-type="float">
            <text:p>10,078</text:p>
          </table:table-cell>
          <table:table-cell table:formula="of:=[.F90]/[.E90]*100" office:value-type="float" office:value="96.6894079548251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90]" office:value-type="float" office:value="160.893472153279" calcext:value-type="float">
            <text:p>161</text:p>
          </table:table-cell>
          <table:table-cell office:value-type="float" office:value="205" calcext:value-type="float">
            <text:p>205</text:p>
          </table:table-cell>
          <table:table-cell table:formula="of:=[.B91]*[.$B$1]+(1-[.$B$1])*[.A91]" office:value-type="float" office:value="167.509451330287" calcext:value-type="float">
            <text:p>168</text:p>
          </table:table-cell>
          <table:table-cell table:formula="of:=[.C91]-[.B91]" office:value-type="float" office:value="-37.4905486697129" calcext:value-type="float">
            <text:p>-37</text:p>
          </table:table-cell>
          <table:table-cell table:formula="of:=[.E90]+[.B91]" office:value-type="float" office:value="10628" calcext:value-type="float">
            <text:p>10,628</text:p>
          </table:table-cell>
          <table:table-cell table:formula="of:=[.F90]+[.C91]" office:value-type="float" office:value="10245.4464424617" calcext:value-type="float">
            <text:p>10,245</text:p>
          </table:table-cell>
          <table:table-cell table:formula="of:=[.F91]/[.E91]*100" office:value-type="float" office:value="96.4005122550029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91]" office:value-type="float" office:value="167.509451330287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table:formula="of:=[.B92]*[.$B$1]+(1-[.$B$1])*[.A92]" office:value-type="float" office:value="164.883033630744" calcext:value-type="float">
            <text:p>165</text:p>
          </table:table-cell>
          <table:table-cell table:formula="of:=[.C92]-[.B92]" office:value-type="float" office:value="14.8830336307441" calcext:value-type="float">
            <text:p>15</text:p>
          </table:table-cell>
          <table:table-cell table:formula="of:=[.E91]+[.B92]" office:value-type="float" office:value="10778" calcext:value-type="float">
            <text:p>10,778</text:p>
          </table:table-cell>
          <table:table-cell table:formula="of:=[.F91]+[.C92]" office:value-type="float" office:value="10410.3294760925" calcext:value-type="float">
            <text:p>10,410</text:p>
          </table:table-cell>
          <table:table-cell table:formula="of:=[.F92]/[.E92]*100" office:value-type="float" office:value="96.5886943411807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92]" office:value-type="float" office:value="164.883033630744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table:formula="of:=[.B93]*[.$B$1]+(1-[.$B$1])*[.A93]" office:value-type="float" office:value="166.550578586132" calcext:value-type="float">
            <text:p>167</text:p>
          </table:table-cell>
          <table:table-cell table:formula="of:=[.C93]-[.B93]" office:value-type="float" office:value="-9.44942141386755" calcext:value-type="float">
            <text:p>-9</text:p>
          </table:table-cell>
          <table:table-cell table:formula="of:=[.E92]+[.B93]" office:value-type="float" office:value="10954" calcext:value-type="float">
            <text:p>10,954</text:p>
          </table:table-cell>
          <table:table-cell table:formula="of:=[.F92]+[.C93]" office:value-type="float" office:value="10576.8800546786" calcext:value-type="float">
            <text:p>10,577</text:p>
          </table:table-cell>
          <table:table-cell table:formula="of:=[.F93]/[.E93]*100" office:value-type="float" office:value="96.5572398637811" calcext:value-type="float">
            <text:p>97</text:p>
          </table:table-cell>
          <table:table-cell table:number-columns-repeated="5"/>
        </table:table-row>
        <table:table-row table:style-name="ro1">
          <table:table-cell table:formula="of:=[.C93]" office:value-type="float" office:value="166.550578586132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formula="of:=[.B94]*[.$B$1]+(1-[.$B$1])*[.A94]" office:value-type="float" office:value="170.817991798213" calcext:value-type="float">
            <text:p>171</text:p>
          </table:table-cell>
          <table:table-cell table:formula="of:=[.C94]-[.B94]" office:value-type="float" office:value="-24.1820082017874" calcext:value-type="float">
            <text:p>-24</text:p>
          </table:table-cell>
          <table:table-cell table:formula="of:=[.E93]+[.B94]" office:value-type="float" office:value="11149" calcext:value-type="float">
            <text:p>11,149</text:p>
          </table:table-cell>
          <table:table-cell table:formula="of:=[.F93]+[.C94]" office:value-type="float" office:value="10747.6980464768" calcext:value-type="float">
            <text:p>10,748</text:p>
          </table:table-cell>
          <table:table-cell table:formula="of:=[.F94]/[.E94]*100" office:value-type="float" office:value="96.4005565205561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94]" office:value-type="float" office:value="170.817991798213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table:formula="of:=[.B95]*[.$B$1]+(1-[.$B$1])*[.A95]" office:value-type="float" office:value="171.895293028481" calcext:value-type="float">
            <text:p>172</text:p>
          </table:table-cell>
          <table:table-cell table:formula="of:=[.C95]-[.B95]" office:value-type="float" office:value="-6.10470697151933" calcext:value-type="float">
            <text:p>-6</text:p>
          </table:table-cell>
          <table:table-cell table:formula="of:=[.E94]+[.B95]" office:value-type="float" office:value="11327" calcext:value-type="float">
            <text:p>11,327</text:p>
          </table:table-cell>
          <table:table-cell table:formula="of:=[.F94]+[.C95]" office:value-type="float" office:value="10919.5933395053" calcext:value-type="float">
            <text:p>10,920</text:p>
          </table:table-cell>
          <table:table-cell table:formula="of:=[.F95]/[.E95]*100" office:value-type="float" office:value="96.4032253862919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95]" office:value-type="float" office:value="171.895293028481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formula="of:=[.B96]*[.$B$1]+(1-[.$B$1])*[.A96]" office:value-type="float" office:value="171.610999074209" calcext:value-type="float">
            <text:p>172</text:p>
          </table:table-cell>
          <table:table-cell table:formula="of:=[.C96]-[.B96]" office:value-type="float" office:value="1.61099907420856" calcext:value-type="float">
            <text:p>2</text:p>
          </table:table-cell>
          <table:table-cell table:formula="of:=[.E95]+[.B96]" office:value-type="float" office:value="11497" calcext:value-type="float">
            <text:p>11,497</text:p>
          </table:table-cell>
          <table:table-cell table:formula="of:=[.F95]+[.C96]" office:value-type="float" office:value="11091.2043385795" calcext:value-type="float">
            <text:p>11,091</text:p>
          </table:table-cell>
          <table:table-cell table:formula="of:=[.F96]/[.E96]*100" office:value-type="float" office:value="96.4704213149473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96]" office:value-type="float" office:value="171.610999074209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table:formula="of:=[.B97]*[.$B$1]+(1-[.$B$1])*[.A97]" office:value-type="float" office:value="172.869349213077" calcext:value-type="float">
            <text:p>173</text:p>
          </table:table-cell>
          <table:table-cell table:formula="of:=[.C97]-[.B97]" office:value-type="float" office:value="-7.13065078692273" calcext:value-type="float">
            <text:p>-7</text:p>
          </table:table-cell>
          <table:table-cell table:formula="of:=[.E96]+[.B97]" office:value-type="float" office:value="11677" calcext:value-type="float">
            <text:p>11,677</text:p>
          </table:table-cell>
          <table:table-cell table:formula="of:=[.F96]+[.C97]" office:value-type="float" office:value="11264.0736877926" calcext:value-type="float">
            <text:p>11,264</text:p>
          </table:table-cell>
          <table:table-cell table:formula="of:=[.F97]/[.E97]*100" office:value-type="float" office:value="96.463763704655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97]" office:value-type="float" office:value="172.869349213077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table:formula="of:=[.B98]*[.$B$1]+(1-[.$B$1])*[.A98]" office:value-type="float" office:value="174.088946831116" calcext:value-type="float">
            <text:p>174</text:p>
          </table:table-cell>
          <table:table-cell table:formula="of:=[.C98]-[.B98]" office:value-type="float" office:value="-6.91105316888431" calcext:value-type="float">
            <text:p>-7</text:p>
          </table:table-cell>
          <table:table-cell table:formula="of:=[.E97]+[.B98]" office:value-type="float" office:value="11858" calcext:value-type="float">
            <text:p>11,858</text:p>
          </table:table-cell>
          <table:table-cell table:formula="of:=[.F97]+[.C98]" office:value-type="float" office:value="11438.1626346237" calcext:value-type="float">
            <text:p>11,438</text:p>
          </table:table-cell>
          <table:table-cell table:formula="of:=[.F98]/[.E98]*100" office:value-type="float" office:value="96.4594588853405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98]" office:value-type="float" office:value="174.088946831116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table:formula="of:=[.B99]*[.$B$1]+(1-[.$B$1])*[.A99]" office:value-type="float" office:value="176.475604806448" calcext:value-type="float">
            <text:p>176</text:p>
          </table:table-cell>
          <table:table-cell table:formula="of:=[.C99]-[.B99]" office:value-type="float" office:value="-13.5243951935517" calcext:value-type="float">
            <text:p>-14</text:p>
          </table:table-cell>
          <table:table-cell table:formula="of:=[.E98]+[.B99]" office:value-type="float" office:value="12048" calcext:value-type="float">
            <text:p>12,048</text:p>
          </table:table-cell>
          <table:table-cell table:formula="of:=[.F98]+[.C99]" office:value-type="float" office:value="11614.6382394301" calcext:value-type="float">
            <text:p>11,615</text:p>
          </table:table-cell>
          <table:table-cell table:formula="of:=[.F99]/[.E99]*100" office:value-type="float" office:value="96.4030398359074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99]" office:value-type="float" office:value="176.475604806448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table:formula="of:=[.B100]*[.$B$1]+(1-[.$B$1])*[.A100]" office:value-type="float" office:value="177.454264085481" calcext:value-type="float">
            <text:p>177</text:p>
          </table:table-cell>
          <table:table-cell table:formula="of:=[.C100]-[.B100]" office:value-type="float" office:value="-5.54573591451893" calcext:value-type="float">
            <text:p>-6</text:p>
          </table:table-cell>
          <table:table-cell table:formula="of:=[.E99]+[.B100]" office:value-type="float" office:value="12231" calcext:value-type="float">
            <text:p>12,231</text:p>
          </table:table-cell>
          <table:table-cell table:formula="of:=[.F99]+[.C100]" office:value-type="float" office:value="11792.0925035156" calcext:value-type="float">
            <text:p>11,792</text:p>
          </table:table-cell>
          <table:table-cell table:formula="of:=[.F100]/[.E100]*100" office:value-type="float" office:value="96.41151584919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100]" office:value-type="float" office:value="177.454264085481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table:formula="of:=[.B101]*[.$B$1]+(1-[.$B$1])*[.A101]" office:value-type="float" office:value="180.086124472659" calcext:value-type="float">
            <text:p>180</text:p>
          </table:table-cell>
          <table:table-cell table:formula="of:=[.C101]-[.B101]" office:value-type="float" office:value="-14.9138755273411" calcext:value-type="float">
            <text:p>-15</text:p>
          </table:table-cell>
          <table:table-cell table:formula="of:=[.E100]+[.B101]" office:value-type="float" office:value="12426" calcext:value-type="float">
            <text:p>12,426</text:p>
          </table:table-cell>
          <table:table-cell table:formula="of:=[.F100]+[.C101]" office:value-type="float" office:value="11972.1786279883" calcext:value-type="float">
            <text:p>11,972</text:p>
          </table:table-cell>
          <table:table-cell table:formula="of:=[.F101]/[.E101]*100" office:value-type="float" office:value="96.347808047547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101]" office:value-type="float" office:value="180.086124472659" calcext:value-type="float">
            <text:p>180</text:p>
          </table:table-cell>
          <table:table-cell table:formula="of:=[.B101]*0.99" office:value-type="float" office:value="193.05" calcext:value-type="float">
            <text:p>193</text:p>
          </table:table-cell>
          <table:table-cell table:formula="of:=[.B102]*[.$B$1]+(1-[.$B$1])*[.A102]" office:value-type="float" office:value="182.03070580176" calcext:value-type="float">
            <text:p>182</text:p>
          </table:table-cell>
          <table:table-cell table:formula="of:=[.C102]-[.B102]" office:value-type="float" office:value="-11.0192941982399" calcext:value-type="float">
            <text:p>-11</text:p>
          </table:table-cell>
          <table:table-cell table:formula="of:=[.E101]+[.B102]" office:value-type="float" office:value="12619.05" calcext:value-type="float">
            <text:p>12,619</text:p>
          </table:table-cell>
          <table:table-cell table:formula="of:=[.F101]+[.C102]" office:value-type="float" office:value="12154.20933379" calcext:value-type="float">
            <text:p>12,154</text:p>
          </table:table-cell>
          <table:table-cell table:formula="of:=[.F102]/[.E102]*100" office:value-type="float" office:value="96.316357679778" calcext:value-type="float">
            <text:p>96</text:p>
          </table:table-cell>
          <table:table-cell table:number-columns-repeated="5"/>
        </table:table-row>
        <table:table-row table:style-name="ro1">
          <table:table-cell table:formula="of:=[.C102]" office:value-type="float" office:value="182.03070580176" calcext:value-type="float">
            <text:p>182</text:p>
          </table:table-cell>
          <table:table-cell table:formula="of:=[.B102]*0.99" office:value-type="float" office:value="191.1195" calcext:value-type="float">
            <text:p>191</text:p>
          </table:table-cell>
          <table:table-cell table:formula="of:=[.B103]*[.$B$1]+(1-[.$B$1])*[.A103]" office:value-type="float" office:value="183.394024931496" calcext:value-type="float">
            <text:p>183</text:p>
          </table:table-cell>
          <table:table-cell table:formula="of:=[.C103]-[.B103]" office:value-type="float" office:value="-7.72547506850398" calcext:value-type="float">
            <text:p>-8</text:p>
          </table:table-cell>
          <table:table-cell table:formula="of:=[.E102]+[.B103]" office:value-type="float" office:value="12810.1695" calcext:value-type="float">
            <text:p>12,810</text:p>
          </table:table-cell>
          <table:table-cell table:formula="of:=[.F102]+[.C103]" office:value-type="float" office:value="12337.6033587215" calcext:value-type="float">
            <text:p>12,338</text:p>
          </table:table-cell>
          <table:table-cell table:formula="of:=[.F103]/[.E103]*100" office:value-type="float" office:value="96.3110078966678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03]" office:value-type="float" office:value="183.394024931496" calcext:value-type="float">
            <text:p>183</text:p>
          </table:table-cell>
          <table:table-cell table:formula="of:=[.B103]*0.99" office:value-type="float" office:value="189.208305" calcext:value-type="float">
            <text:p>189</text:p>
          </table:table-cell>
          <table:table-cell table:formula="of:=[.B104]*[.$B$1]+(1-[.$B$1])*[.A104]" office:value-type="float" office:value="184.266166941772" calcext:value-type="float">
            <text:p>184</text:p>
          </table:table-cell>
          <table:table-cell table:formula="of:=[.C104]-[.B104]" office:value-type="float" office:value="-4.94213805822838" calcext:value-type="float">
            <text:p>-5</text:p>
          </table:table-cell>
          <table:table-cell table:formula="of:=[.E103]+[.B104]" office:value-type="float" office:value="12999.377805" calcext:value-type="float">
            <text:p>12,999</text:p>
          </table:table-cell>
          <table:table-cell table:formula="of:=[.F103]+[.C104]" office:value-type="float" office:value="12521.8695256633" calcext:value-type="float">
            <text:p>12,522</text:p>
          </table:table-cell>
          <table:table-cell table:formula="of:=[.F104]/[.E104]*100" office:value-type="float" office:value="96.3266835805554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04]" office:value-type="float" office:value="184.266166941772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formula="of:=[.B105]*[.$B$1]+(1-[.$B$1])*[.A105]" office:value-type="float" office:value="186.626241900506" calcext:value-type="float">
            <text:p>187</text:p>
          </table:table-cell>
          <table:table-cell table:formula="of:=[.C105]-[.B105]" office:value-type="float" office:value="-13.3737580994941" calcext:value-type="float">
            <text:p>-13</text:p>
          </table:table-cell>
          <table:table-cell table:formula="of:=[.E104]+[.B105]" office:value-type="float" office:value="13199.377805" calcext:value-type="float">
            <text:p>13,199</text:p>
          </table:table-cell>
          <table:table-cell table:formula="of:=[.F104]+[.C105]" office:value-type="float" office:value="12708.4957675638" calcext:value-type="float">
            <text:p>12,708</text:p>
          </table:table-cell>
          <table:table-cell table:formula="of:=[.F105]/[.E105]*100" office:value-type="float" office:value="96.2810213883699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05]" office:value-type="float" office:value="186.626241900506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formula="of:=[.B106]*[.$B$1]+(1-[.$B$1])*[.A106]" office:value-type="float" office:value="186.83230561543" calcext:value-type="float">
            <text:p>187</text:p>
          </table:table-cell>
          <table:table-cell table:formula="of:=[.C106]-[.B106]" office:value-type="float" office:value="-1.16769438456998" calcext:value-type="float">
            <text:p>-1</text:p>
          </table:table-cell>
          <table:table-cell table:formula="of:=[.E105]+[.B106]" office:value-type="float" office:value="13387.377805" calcext:value-type="float">
            <text:p>13,387</text:p>
          </table:table-cell>
          <table:table-cell table:formula="of:=[.F105]+[.C106]" office:value-type="float" office:value="12895.3280731792" calcext:value-type="float">
            <text:p>12,895</text:p>
          </table:table-cell>
          <table:table-cell table:formula="of:=[.F106]/[.E106]*100" office:value-type="float" office:value="96.324524944407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06]" office:value-type="float" office:value="186.83230561543" calcext:value-type="float">
            <text:p>187</text:p>
          </table:table-cell>
          <table:table-cell table:formula="of:=[.B106]*0.99" office:value-type="float" office:value="186.12" calcext:value-type="float">
            <text:p>186</text:p>
          </table:table-cell>
          <table:table-cell table:formula="of:=[.B107]*[.$B$1]+(1-[.$B$1])*[.A107]" office:value-type="float" office:value="186.725459773116" calcext:value-type="float">
            <text:p>187</text:p>
          </table:table-cell>
          <table:table-cell table:formula="of:=[.C107]-[.B107]" office:value-type="float" office:value="0.605459773115513" calcext:value-type="float">
            <text:p>1</text:p>
          </table:table-cell>
          <table:table-cell table:formula="of:=[.E106]+[.B107]" office:value-type="float" office:value="13573.497805" calcext:value-type="float">
            <text:p>13,573</text:p>
          </table:table-cell>
          <table:table-cell table:formula="of:=[.F106]+[.C107]" office:value-type="float" office:value="13082.0535329523" calcext:value-type="float">
            <text:p>13,082</text:p>
          </table:table-cell>
          <table:table-cell table:formula="of:=[.F107]/[.E107]*100" office:value-type="float" office:value="96.3793837144423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07]" office:value-type="float" office:value="186.725459773116" calcext:value-type="float">
            <text:p>187</text:p>
          </table:table-cell>
          <table:table-cell table:formula="of:=[.B107]*0.99" office:value-type="float" office:value="184.2588" calcext:value-type="float">
            <text:p>184</text:p>
          </table:table-cell>
          <table:table-cell table:formula="of:=[.B108]*[.$B$1]+(1-[.$B$1])*[.A108]" office:value-type="float" office:value="186.355460807148" calcext:value-type="float">
            <text:p>186</text:p>
          </table:table-cell>
          <table:table-cell table:formula="of:=[.C108]-[.B108]" office:value-type="float" office:value="2.0966608071482" calcext:value-type="float">
            <text:p>2</text:p>
          </table:table-cell>
          <table:table-cell table:formula="of:=[.E107]+[.B108]" office:value-type="float" office:value="13757.756605" calcext:value-type="float">
            <text:p>13,758</text:p>
          </table:table-cell>
          <table:table-cell table:formula="of:=[.F107]+[.C108]" office:value-type="float" office:value="13268.4089937595" calcext:value-type="float">
            <text:p>13,268</text:p>
          </table:table-cell>
          <table:table-cell table:formula="of:=[.F108]/[.E108]*100" office:value-type="float" office:value="96.4431147803366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08]" office:value-type="float" office:value="186.355460807148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formula="of:=[.B109]*[.$B$1]+(1-[.$B$1])*[.A109]" office:value-type="float" office:value="186.152141686076" calcext:value-type="float">
            <text:p>186</text:p>
          </table:table-cell>
          <table:table-cell table:formula="of:=[.C109]-[.B109]" office:value-type="float" office:value="1.15214168607596" calcext:value-type="float">
            <text:p>1</text:p>
          </table:table-cell>
          <table:table-cell table:formula="of:=[.E108]+[.B109]" office:value-type="float" office:value="13942.756605" calcext:value-type="float">
            <text:p>13,943</text:p>
          </table:table-cell>
          <table:table-cell table:formula="of:=[.F108]+[.C109]" office:value-type="float" office:value="13454.5611354456" calcext:value-type="float">
            <text:p>13,455</text:p>
          </table:table-cell>
          <table:table-cell table:formula="of:=[.F109]/[.E109]*100" office:value-type="float" office:value="96.4985728189549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09]" office:value-type="float" office:value="186.152141686076" calcext:value-type="float">
            <text:p>186</text:p>
          </table:table-cell>
          <table:table-cell table:formula="of:=[.B109]*0.99" office:value-type="float" office:value="183.15" calcext:value-type="float">
            <text:p>183</text:p>
          </table:table-cell>
          <table:table-cell table:formula="of:=[.B110]*[.$B$1]+(1-[.$B$1])*[.A110]" office:value-type="float" office:value="185.701820433165" calcext:value-type="float">
            <text:p>186</text:p>
          </table:table-cell>
          <table:table-cell table:formula="of:=[.C110]-[.B110]" office:value-type="float" office:value="2.55182043316455" calcext:value-type="float">
            <text:p>3</text:p>
          </table:table-cell>
          <table:table-cell table:formula="of:=[.E109]+[.B110]" office:value-type="float" office:value="14125.906605" calcext:value-type="float">
            <text:p>14,126</text:p>
          </table:table-cell>
          <table:table-cell table:formula="of:=[.F109]+[.C110]" office:value-type="float" office:value="13640.2629558787" calcext:value-type="float">
            <text:p>13,640</text:p>
          </table:table-cell>
          <table:table-cell table:formula="of:=[.F110]/[.E110]*100" office:value-type="float" office:value="96.5620355372492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0]" office:value-type="float" office:value="185.701820433165" calcext:value-type="float">
            <text:p>186</text:p>
          </table:table-cell>
          <table:table-cell table:formula="of:=[.B110]*0.99" office:value-type="float" office:value="181.3185" calcext:value-type="float">
            <text:p>181</text:p>
          </table:table-cell>
          <table:table-cell table:formula="of:=[.B111]*[.$B$1]+(1-[.$B$1])*[.A111]" office:value-type="float" office:value="185.04432236819" calcext:value-type="float">
            <text:p>185</text:p>
          </table:table-cell>
          <table:table-cell table:formula="of:=[.C111]-[.B111]" office:value-type="float" office:value="3.72582236818988" calcext:value-type="float">
            <text:p>4</text:p>
          </table:table-cell>
          <table:table-cell table:formula="of:=[.E110]+[.B111]" office:value-type="float" office:value="14307.225105" calcext:value-type="float">
            <text:p>14,307</text:p>
          </table:table-cell>
          <table:table-cell table:formula="of:=[.F110]+[.C111]" office:value-type="float" office:value="13825.3072782469" calcext:value-type="float">
            <text:p>13,825</text:p>
          </table:table-cell>
          <table:table-cell table:formula="of:=[.F111]/[.E111]*100" office:value-type="float" office:value="96.6316471348126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1]" office:value-type="float" office:value="185.04432236819" calcext:value-type="float">
            <text:p>185</text:p>
          </table:table-cell>
          <table:table-cell table:formula="of:=[.B111]*0.99" office:value-type="float" office:value="179.505315" calcext:value-type="float">
            <text:p>180</text:p>
          </table:table-cell>
          <table:table-cell table:formula="of:=[.B112]*[.$B$1]+(1-[.$B$1])*[.A112]" office:value-type="float" office:value="184.213471262961" calcext:value-type="float">
            <text:p>184</text:p>
          </table:table-cell>
          <table:table-cell table:formula="of:=[.C112]-[.B112]" office:value-type="float" office:value="4.70815626296138" calcext:value-type="float">
            <text:p>5</text:p>
          </table:table-cell>
          <table:table-cell table:formula="of:=[.E111]+[.B112]" office:value-type="float" office:value="14486.73042" calcext:value-type="float">
            <text:p>14,487</text:p>
          </table:table-cell>
          <table:table-cell table:formula="of:=[.F111]+[.C112]" office:value-type="float" office:value="14009.5207495099" calcext:value-type="float">
            <text:p>14,010</text:p>
          </table:table-cell>
          <table:table-cell table:formula="of:=[.F112]/[.E112]*100" office:value-type="float" office:value="96.7058842357466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2]" office:value-type="float" office:value="184.213471262961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table:formula="of:=[.B113]*[.$B$1]+(1-[.$B$1])*[.A113]" office:value-type="float" office:value="183.581450573517" calcext:value-type="float">
            <text:p>184</text:p>
          </table:table-cell>
          <table:table-cell table:formula="of:=[.C113]-[.B113]" office:value-type="float" office:value="3.58145057351717" calcext:value-type="float">
            <text:p>4</text:p>
          </table:table-cell>
          <table:table-cell table:formula="of:=[.E112]+[.B113]" office:value-type="float" office:value="14666.73042" calcext:value-type="float">
            <text:p>14,667</text:p>
          </table:table-cell>
          <table:table-cell table:formula="of:=[.F112]+[.C113]" office:value-type="float" office:value="14193.1022000834" calcext:value-type="float">
            <text:p>14,193</text:p>
          </table:table-cell>
          <table:table-cell table:formula="of:=[.F113]/[.E113]*100" office:value-type="float" office:value="96.7707307194333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3]" office:value-type="float" office:value="183.581450573517" calcext:value-type="float">
            <text:p>184</text:p>
          </table:table-cell>
          <table:table-cell office:value-type="float" office:value="230" calcext:value-type="float">
            <text:p>230</text:p>
          </table:table-cell>
          <table:table-cell table:formula="of:=[.B114]*[.$B$1]+(1-[.$B$1])*[.A114]" office:value-type="float" office:value="190.54423298749" calcext:value-type="float">
            <text:p>191</text:p>
          </table:table-cell>
          <table:table-cell table:formula="of:=[.C114]-[.B114]" office:value-type="float" office:value="-39.4557670125104" calcext:value-type="float">
            <text:p>-39</text:p>
          </table:table-cell>
          <table:table-cell table:formula="of:=[.E113]+[.B114]" office:value-type="float" office:value="14896.73042" calcext:value-type="float">
            <text:p>14,897</text:p>
          </table:table-cell>
          <table:table-cell table:formula="of:=[.F113]+[.C114]" office:value-type="float" office:value="14383.6464330709" calcext:value-type="float">
            <text:p>14,384</text:p>
          </table:table-cell>
          <table:table-cell table:formula="of:=[.F114]/[.E114]*100" office:value-type="float" office:value="96.5557275156148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4]" office:value-type="float" office:value="190.54423298749" calcext:value-type="float">
            <text:p>191</text:p>
          </table:table-cell>
          <table:table-cell office:value-type="float" office:value="140" calcext:value-type="float">
            <text:p>140</text:p>
          </table:table-cell>
          <table:table-cell table:formula="of:=[.B115]*[.$B$1]+(1-[.$B$1])*[.A115]" office:value-type="float" office:value="182.962598039366" calcext:value-type="float">
            <text:p>183</text:p>
          </table:table-cell>
          <table:table-cell table:formula="of:=[.C115]-[.B115]" office:value-type="float" office:value="42.9625980393662" calcext:value-type="float">
            <text:p>43</text:p>
          </table:table-cell>
          <table:table-cell table:formula="of:=[.E114]+[.B115]" office:value-type="float" office:value="15036.73042" calcext:value-type="float">
            <text:p>15,037</text:p>
          </table:table-cell>
          <table:table-cell table:formula="of:=[.F114]+[.C115]" office:value-type="float" office:value="14566.6090311103" calcext:value-type="float">
            <text:p>14,567</text:p>
          </table:table-cell>
          <table:table-cell table:formula="of:=[.F115]/[.E115]*100" office:value-type="float" office:value="96.873513218908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5]" office:value-type="float" office:value="182.962598039366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formula="of:=[.B116]*[.$B$1]+(1-[.$B$1])*[.A116]" office:value-type="float" office:value="188.518208333461" calcext:value-type="float">
            <text:p>189</text:p>
          </table:table-cell>
          <table:table-cell table:formula="of:=[.C116]-[.B116]" office:value-type="float" office:value="-31.4817916665388" calcext:value-type="float">
            <text:p>-31</text:p>
          </table:table-cell>
          <table:table-cell table:formula="of:=[.E115]+[.B116]" office:value-type="float" office:value="15256.73042" calcext:value-type="float">
            <text:p>15,257</text:p>
          </table:table-cell>
          <table:table-cell table:formula="of:=[.F115]+[.C116]" office:value-type="float" office:value="14755.1272394437" calcext:value-type="float">
            <text:p>14,755</text:p>
          </table:table-cell>
          <table:table-cell table:formula="of:=[.F116]/[.E116]*100" office:value-type="float" office:value="96.7122498284513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6]" office:value-type="float" office:value="188.518208333461" calcext:value-type="float">
            <text:p>189</text:p>
          </table:table-cell>
          <table:table-cell office:value-type="float" office:value="450" calcext:value-type="float">
            <text:p>450</text:p>
          </table:table-cell>
          <table:table-cell table:formula="of:=[.B117]*[.$B$1]+(1-[.$B$1])*[.A117]" office:value-type="float" office:value="227.740477083442" calcext:value-type="float">
            <text:p>228</text:p>
          </table:table-cell>
          <table:table-cell table:formula="of:=[.C117]-[.B117]" office:value-type="float" office:value="-222.259522916558" calcext:value-type="float">
            <text:p>-222</text:p>
          </table:table-cell>
          <table:table-cell table:formula="of:=[.E116]+[.B117]" office:value-type="float" office:value="15706.73042" calcext:value-type="float">
            <text:p>15,707</text:p>
          </table:table-cell>
          <table:table-cell table:formula="of:=[.F116]+[.C117]" office:value-type="float" office:value="14982.8677165272" calcext:value-type="float">
            <text:p>14,983</text:p>
          </table:table-cell>
          <table:table-cell table:formula="of:=[.F117]/[.E117]*100" office:value-type="float" office:value="95.3913851952848" calcext:value-type="float">
            <text:p>95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7]" office:value-type="float" office:value="227.740477083442" calcext:value-type="float">
            <text:p>228</text:p>
          </table:table-cell>
          <table:table-cell office:value-type="float" office:value="150" calcext:value-type="float">
            <text:p>150</text:p>
          </table:table-cell>
          <table:table-cell table:formula="of:=[.B118]*[.$B$1]+(1-[.$B$1])*[.A118]" office:value-type="float" office:value="216.079405520926" calcext:value-type="float">
            <text:p>216</text:p>
          </table:table-cell>
          <table:table-cell table:formula="of:=[.C118]-[.B118]" office:value-type="float" office:value="66.0794055209257" calcext:value-type="float">
            <text:p>66</text:p>
          </table:table-cell>
          <table:table-cell table:formula="of:=[.E117]+[.B118]" office:value-type="float" office:value="15856.73042" calcext:value-type="float">
            <text:p>15,857</text:p>
          </table:table-cell>
          <table:table-cell table:formula="of:=[.F117]+[.C118]" office:value-type="float" office:value="15198.9471220481" calcext:value-type="float">
            <text:p>15,199</text:p>
          </table:table-cell>
          <table:table-cell table:formula="of:=[.F118]/[.E118]*100" office:value-type="float" office:value="95.8517091447664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8]" office:value-type="float" office:value="216.07940552092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table:formula="of:=[.B119]*[.$B$1]+(1-[.$B$1])*[.A119]" office:value-type="float" office:value="210.667494692787" calcext:value-type="float">
            <text:p>211</text:p>
          </table:table-cell>
          <table:table-cell table:formula="of:=[.C119]-[.B119]" office:value-type="float" office:value="30.6674946927869" calcext:value-type="float">
            <text:p>31</text:p>
          </table:table-cell>
          <table:table-cell table:formula="of:=[.E118]+[.B119]" office:value-type="float" office:value="16036.73042" calcext:value-type="float">
            <text:p>16,037</text:p>
          </table:table-cell>
          <table:table-cell table:formula="of:=[.F118]+[.C119]" office:value-type="float" office:value="15409.6146167409" calcext:value-type="float">
            <text:p>15,410</text:p>
          </table:table-cell>
          <table:table-cell table:formula="of:=[.F119]/[.E119]*100" office:value-type="float" office:value="96.0895033661162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19]" office:value-type="float" office:value="210.667494692787" calcext:value-type="float">
            <text:p>211</text:p>
          </table:table-cell>
          <table:table-cell table:formula="of:=[.B119]*0.99" office:value-type="float" office:value="178.2" calcext:value-type="float">
            <text:p>178</text:p>
          </table:table-cell>
          <table:table-cell table:formula="of:=[.B120]*[.$B$1]+(1-[.$B$1])*[.A120]" office:value-type="float" office:value="205.797370488869" calcext:value-type="float">
            <text:p>206</text:p>
          </table:table-cell>
          <table:table-cell table:formula="of:=[.C120]-[.B120]" office:value-type="float" office:value="27.5973704888688" calcext:value-type="float">
            <text:p>28</text:p>
          </table:table-cell>
          <table:table-cell table:formula="of:=[.E119]+[.B120]" office:value-type="float" office:value="16214.93042" calcext:value-type="float">
            <text:p>16,215</text:p>
          </table:table-cell>
          <table:table-cell table:formula="of:=[.F119]+[.C120]" office:value-type="float" office:value="15615.4119872297" calcext:value-type="float">
            <text:p>15,615</text:p>
          </table:table-cell>
          <table:table-cell table:formula="of:=[.F120]/[.E120]*100" office:value-type="float" office:value="96.3026765009686" calcext:value-type="float">
            <text:p>96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0]" office:value-type="float" office:value="205.797370488869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table:formula="of:=[.B121]*[.$B$1]+(1-[.$B$1])*[.A121]" office:value-type="float" office:value="189.927764915539" calcext:value-type="float">
            <text:p>190</text:p>
          </table:table-cell>
          <table:table-cell table:formula="of:=[.C121]-[.B121]" office:value-type="float" office:value="89.9277649155385" calcext:value-type="float">
            <text:p>90</text:p>
          </table:table-cell>
          <table:table-cell table:formula="of:=[.E120]+[.B121]" office:value-type="float" office:value="16314.93042" calcext:value-type="float">
            <text:p>16,315</text:p>
          </table:table-cell>
          <table:table-cell table:formula="of:=[.F120]+[.C121]" office:value-type="float" office:value="15805.3397521453" calcext:value-type="float">
            <text:p>15,805</text:p>
          </table:table-cell>
          <table:table-cell table:formula="of:=[.F121]/[.E121]*100" office:value-type="float" office:value="96.876537902791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1]" office:value-type="float" office:value="189.927764915539" calcext:value-type="float">
            <text:p>190</text:p>
          </table:table-cell>
          <table:table-cell office:value-type="float" office:value="170" calcext:value-type="float">
            <text:p>170</text:p>
          </table:table-cell>
          <table:table-cell table:formula="of:=[.B122]*[.$B$1]+(1-[.$B$1])*[.A122]" office:value-type="float" office:value="186.938600178208" calcext:value-type="float">
            <text:p>187</text:p>
          </table:table-cell>
          <table:table-cell table:formula="of:=[.C122]-[.B122]" office:value-type="float" office:value="16.9386001782077" calcext:value-type="float">
            <text:p>17</text:p>
          </table:table-cell>
          <table:table-cell table:formula="of:=[.E121]+[.B122]" office:value-type="float" office:value="16484.93042" calcext:value-type="float">
            <text:p>16,485</text:p>
          </table:table-cell>
          <table:table-cell table:formula="of:=[.F121]+[.C122]" office:value-type="float" office:value="15992.2783523235" calcext:value-type="float">
            <text:p>15,992</text:p>
          </table:table-cell>
          <table:table-cell table:formula="of:=[.F122]/[.E122]*100" office:value-type="float" office:value="97.0115004727056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2]" office:value-type="float" office:value="186.938600178208" calcext:value-type="float">
            <text:p>187</text:p>
          </table:table-cell>
          <table:table-cell table:formula="of:=[.B122]*0.99" office:value-type="float" office:value="168.3" calcext:value-type="float">
            <text:p>168</text:p>
          </table:table-cell>
          <table:table-cell table:formula="of:=[.B123]*[.$B$1]+(1-[.$B$1])*[.A123]" office:value-type="float" office:value="184.142810151477" calcext:value-type="float">
            <text:p>184</text:p>
          </table:table-cell>
          <table:table-cell table:formula="of:=[.C123]-[.B123]" office:value-type="float" office:value="15.8428101514766" calcext:value-type="float">
            <text:p>16</text:p>
          </table:table-cell>
          <table:table-cell table:formula="of:=[.E122]+[.B123]" office:value-type="float" office:value="16653.23042" calcext:value-type="float">
            <text:p>16,653</text:p>
          </table:table-cell>
          <table:table-cell table:formula="of:=[.F122]+[.C123]" office:value-type="float" office:value="16176.421162475" calcext:value-type="float">
            <text:p>16,176</text:p>
          </table:table-cell>
          <table:table-cell table:formula="of:=[.F123]/[.E123]*100" office:value-type="float" office:value="97.1368362443818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3]" office:value-type="float" office:value="184.142810151477" calcext:value-type="float">
            <text:p>184</text:p>
          </table:table-cell>
          <table:table-cell table:formula="of:=[.B123]*0.99" office:value-type="float" office:value="166.617" calcext:value-type="float">
            <text:p>167</text:p>
          </table:table-cell>
          <table:table-cell table:formula="of:=[.B124]*[.$B$1]+(1-[.$B$1])*[.A124]" office:value-type="float" office:value="181.513938628755" calcext:value-type="float">
            <text:p>182</text:p>
          </table:table-cell>
          <table:table-cell table:formula="of:=[.C124]-[.B124]" office:value-type="float" office:value="14.8969386287551" calcext:value-type="float">
            <text:p>15</text:p>
          </table:table-cell>
          <table:table-cell table:formula="of:=[.E123]+[.B124]" office:value-type="float" office:value="16819.84742" calcext:value-type="float">
            <text:p>16,820</text:p>
          </table:table-cell>
          <table:table-cell table:formula="of:=[.F123]+[.C124]" office:value-type="float" office:value="16357.9351011037" calcext:value-type="float">
            <text:p>16,358</text:p>
          </table:table-cell>
          <table:table-cell table:formula="of:=[.F124]/[.E124]*100" office:value-type="float" office:value="97.2537662954836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4]" office:value-type="float" office:value="181.513938628755" calcext:value-type="float">
            <text:p>182</text:p>
          </table:table-cell>
          <table:table-cell table:formula="of:=[.B124]*0.99" office:value-type="float" office:value="164.95083" calcext:value-type="float">
            <text:p>165</text:p>
          </table:table-cell>
          <table:table-cell table:formula="of:=[.B125]*[.$B$1]+(1-[.$B$1])*[.A125]" office:value-type="float" office:value="179.029472334442" calcext:value-type="float">
            <text:p>179</text:p>
          </table:table-cell>
          <table:table-cell table:formula="of:=[.C125]-[.B125]" office:value-type="float" office:value="14.0786423344418" calcext:value-type="float">
            <text:p>14</text:p>
          </table:table-cell>
          <table:table-cell table:formula="of:=[.E124]+[.B125]" office:value-type="float" office:value="16984.79825" calcext:value-type="float">
            <text:p>16,985</text:p>
          </table:table-cell>
          <table:table-cell table:formula="of:=[.F124]+[.C125]" office:value-type="float" office:value="16536.9645734382" calcext:value-type="float">
            <text:p>16,537</text:p>
          </table:table-cell>
          <table:table-cell table:formula="of:=[.F125]/[.E125]*100" office:value-type="float" office:value="97.3633264877796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5]" office:value-type="float" office:value="179.029472334442" calcext:value-type="float">
            <text:p>179</text:p>
          </table:table-cell>
          <table:table-cell table:formula="of:=[.B125]*0.99" office:value-type="float" office:value="163.3013217" calcext:value-type="float">
            <text:p>163</text:p>
          </table:table-cell>
          <table:table-cell table:formula="of:=[.B126]*[.$B$1]+(1-[.$B$1])*[.A126]" office:value-type="float" office:value="176.670249739276" calcext:value-type="float">
            <text:p>177</text:p>
          </table:table-cell>
          <table:table-cell table:formula="of:=[.C126]-[.B126]" office:value-type="float" office:value="13.3689280392755" calcext:value-type="float">
            <text:p>13</text:p>
          </table:table-cell>
          <table:table-cell table:formula="of:=[.E125]+[.B126]" office:value-type="float" office:value="17148.0995717" calcext:value-type="float">
            <text:p>17,148</text:p>
          </table:table-cell>
          <table:table-cell table:formula="of:=[.F125]+[.C126]" office:value-type="float" office:value="16713.6348231774" calcext:value-type="float">
            <text:p>16,714</text:p>
          </table:table-cell>
          <table:table-cell table:formula="of:=[.F126]/[.E126]*100" office:value-type="float" office:value="97.4663970972062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6]" office:value-type="float" office:value="176.670249739276" calcext:value-type="float">
            <text:p>177</text:p>
          </table:table-cell>
          <table:table-cell table:formula="of:=[.B126]*0.99" office:value-type="float" office:value="161.668308483" calcext:value-type="float">
            <text:p>162</text:p>
          </table:table-cell>
          <table:table-cell table:formula="of:=[.B127]*[.$B$1]+(1-[.$B$1])*[.A127]" office:value-type="float" office:value="174.419958550834" calcext:value-type="float">
            <text:p>174</text:p>
          </table:table-cell>
          <table:table-cell table:formula="of:=[.C127]-[.B127]" office:value-type="float" office:value="12.7516500678342" calcext:value-type="float">
            <text:p>13</text:p>
          </table:table-cell>
          <table:table-cell table:formula="of:=[.E126]+[.B127]" office:value-type="float" office:value="17309.767880183" calcext:value-type="float">
            <text:p>17,310</text:p>
          </table:table-cell>
          <table:table-cell table:formula="of:=[.F126]+[.C127]" office:value-type="float" office:value="16888.0547817283" calcext:value-type="float">
            <text:p>16,888</text:p>
          </table:table-cell>
          <table:table-cell table:formula="of:=[.F127]/[.E127]*100" office:value-type="float" office:value="97.5637275937275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7]" office:value-type="float" office:value="174.41995855083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table:formula="of:=[.B128]*[.$B$1]+(1-[.$B$1])*[.A128]" office:value-type="float" office:value="176.756964768209" calcext:value-type="float">
            <text:p>177</text:p>
          </table:table-cell>
          <table:table-cell table:formula="of:=[.C128]-[.B128]" office:value-type="float" office:value="-13.2430352317909" calcext:value-type="float">
            <text:p>-13</text:p>
          </table:table-cell>
          <table:table-cell table:formula="of:=[.E127]+[.B128]" office:value-type="float" office:value="17499.767880183" calcext:value-type="float">
            <text:p>17,500</text:p>
          </table:table-cell>
          <table:table-cell table:formula="of:=[.F127]+[.C128]" office:value-type="float" office:value="17064.8117464965" calcext:value-type="float">
            <text:p>17,065</text:p>
          </table:table-cell>
          <table:table-cell table:formula="of:=[.F128]/[.E128]*100" office:value-type="float" office:value="97.5145034113335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8]" office:value-type="float" office:value="176.756964768209" calcext:value-type="float">
            <text:p>177</text:p>
          </table:table-cell>
          <table:table-cell office:value-type="float" office:value="220" calcext:value-type="float">
            <text:p>220</text:p>
          </table:table-cell>
          <table:table-cell table:formula="of:=[.B129]*[.$B$1]+(1-[.$B$1])*[.A129]" office:value-type="float" office:value="183.243420052978" calcext:value-type="float">
            <text:p>183</text:p>
          </table:table-cell>
          <table:table-cell table:formula="of:=[.C129]-[.B129]" office:value-type="float" office:value="-36.7565799470223" calcext:value-type="float">
            <text:p>-37</text:p>
          </table:table-cell>
          <table:table-cell table:formula="of:=[.E128]+[.B129]" office:value-type="float" office:value="17719.767880183" calcext:value-type="float">
            <text:p>17,720</text:p>
          </table:table-cell>
          <table:table-cell table:formula="of:=[.F128]+[.C129]" office:value-type="float" office:value="17248.0551665495" calcext:value-type="float">
            <text:p>17,248</text:p>
          </table:table-cell>
          <table:table-cell table:formula="of:=[.F129]/[.E129]*100" office:value-type="float" office:value="97.3379294987206" calcext:value-type="float">
            <text:p>97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29]" office:value-type="float" office:value="183.243420052978" calcext:value-type="float">
            <text:p>183</text:p>
          </table:table-cell>
          <table:table-cell office:value-type="float" office:value="140" calcext:value-type="float">
            <text:p>140</text:p>
          </table:table-cell>
          <table:table-cell table:formula="of:=[.B130]*[.$B$1]+(1-[.$B$1])*[.A130]" office:value-type="float" office:value="176.756907045031" calcext:value-type="float">
            <text:p>177</text:p>
          </table:table-cell>
          <table:table-cell table:formula="of:=[.C130]-[.B130]" office:value-type="float" office:value="36.756907045031" calcext:value-type="float">
            <text:p>37</text:p>
          </table:table-cell>
          <table:table-cell table:formula="of:=[.E129]+[.B130]" office:value-type="float" office:value="17859.767880183" calcext:value-type="float">
            <text:p>17,860</text:p>
          </table:table-cell>
          <table:table-cell table:formula="of:=[.F129]+[.C130]" office:value-type="float" office:value="17424.8120735945" calcext:value-type="float">
            <text:p>17,425</text:p>
          </table:table-cell>
          <table:table-cell table:formula="of:=[.F130]/[.E130]*100" office:value-type="float" office:value="97.5646054892397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0]" office:value-type="float" office:value="176.756907045031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table:formula="of:=[.B131]*[.$B$1]+(1-[.$B$1])*[.A131]" office:value-type="float" office:value="170.493370988276" calcext:value-type="float">
            <text:p>170</text:p>
          </table:table-cell>
          <table:table-cell table:formula="of:=[.C131]-[.B131]" office:value-type="float" office:value="35.4933709882764" calcext:value-type="float">
            <text:p>35</text:p>
          </table:table-cell>
          <table:table-cell table:formula="of:=[.E130]+[.B131]" office:value-type="float" office:value="17994.767880183" calcext:value-type="float">
            <text:p>17,995</text:p>
          </table:table-cell>
          <table:table-cell table:formula="of:=[.F130]+[.C131]" office:value-type="float" office:value="17595.3054445828" calcext:value-type="float">
            <text:p>17,595</text:p>
          </table:table-cell>
          <table:table-cell table:formula="of:=[.F131]/[.E131]*100" office:value-type="float" office:value="97.7801189864742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1]" office:value-type="float" office:value="170.493370988276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formula="of:=[.B132]*[.$B$1]+(1-[.$B$1])*[.A132]" office:value-type="float" office:value="168.919365340035" calcext:value-type="float">
            <text:p>169</text:p>
          </table:table-cell>
          <table:table-cell table:formula="of:=[.C132]-[.B132]" office:value-type="float" office:value="8.91936534003492" calcext:value-type="float">
            <text:p>9</text:p>
          </table:table-cell>
          <table:table-cell table:formula="of:=[.E131]+[.B132]" office:value-type="float" office:value="18154.767880183" calcext:value-type="float">
            <text:p>18,155</text:p>
          </table:table-cell>
          <table:table-cell table:formula="of:=[.F131]+[.C132]" office:value-type="float" office:value="17764.2248099228" calcext:value-type="float">
            <text:p>17,764</text:p>
          </table:table-cell>
          <table:table-cell table:formula="of:=[.F132]/[.E132]*100" office:value-type="float" office:value="97.8488126488993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2]" office:value-type="float" office:value="168.919365340035" calcext:value-type="float">
            <text:p>169</text:p>
          </table:table-cell>
          <table:table-cell table:formula="of:=[.B132]*0.99" office:value-type="float" office:value="158.4" calcext:value-type="float">
            <text:p>158</text:p>
          </table:table-cell>
          <table:table-cell table:formula="of:=[.B133]*[.$B$1]+(1-[.$B$1])*[.A133]" office:value-type="float" office:value="167.34146053903" calcext:value-type="float">
            <text:p>167</text:p>
          </table:table-cell>
          <table:table-cell table:formula="of:=[.C133]-[.B133]" office:value-type="float" office:value="8.94146053902966" calcext:value-type="float">
            <text:p>9</text:p>
          </table:table-cell>
          <table:table-cell table:formula="of:=[.E132]+[.B133]" office:value-type="float" office:value="18313.167880183" calcext:value-type="float">
            <text:p>18,313</text:p>
          </table:table-cell>
          <table:table-cell table:formula="of:=[.F132]+[.C133]" office:value-type="float" office:value="17931.5662704618" calcext:value-type="float">
            <text:p>17,932</text:p>
          </table:table-cell>
          <table:table-cell table:formula="of:=[.F133]/[.E133]*100" office:value-type="float" office:value="97.9162446813251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3]" office:value-type="float" office:value="167.34146053903" calcext:value-type="float">
            <text:p>167</text:p>
          </table:table-cell>
          <table:table-cell table:formula="of:=[.B133]*0.99" office:value-type="float" office:value="156.816" calcext:value-type="float">
            <text:p>157</text:p>
          </table:table-cell>
          <table:table-cell table:formula="of:=[.B134]*[.$B$1]+(1-[.$B$1])*[.A134]" office:value-type="float" office:value="165.762641458175" calcext:value-type="float">
            <text:p>166</text:p>
          </table:table-cell>
          <table:table-cell table:formula="of:=[.C134]-[.B134]" office:value-type="float" office:value="8.94664145817521" calcext:value-type="float">
            <text:p>9</text:p>
          </table:table-cell>
          <table:table-cell table:formula="of:=[.E133]+[.B134]" office:value-type="float" office:value="18469.983880183" calcext:value-type="float">
            <text:p>18,470</text:p>
          </table:table-cell>
          <table:table-cell table:formula="of:=[.F133]+[.C134]" office:value-type="float" office:value="18097.32891192" calcext:value-type="float">
            <text:p>18,097</text:p>
          </table:table-cell>
          <table:table-cell table:formula="of:=[.F134]/[.E134]*100" office:value-type="float" office:value="97.982375238222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4]" office:value-type="float" office:value="165.762641458175" calcext:value-type="float">
            <text:p>166</text:p>
          </table:table-cell>
          <table:table-cell table:formula="of:=[.B134]*0.99" office:value-type="float" office:value="155.24784" calcext:value-type="float">
            <text:p>155</text:p>
          </table:table-cell>
          <table:table-cell table:formula="of:=[.B135]*[.$B$1]+(1-[.$B$1])*[.A135]" office:value-type="float" office:value="164.185421239449" calcext:value-type="float">
            <text:p>164</text:p>
          </table:table-cell>
          <table:table-cell table:formula="of:=[.C135]-[.B135]" office:value-type="float" office:value="8.93758123944892" calcext:value-type="float">
            <text:p>9</text:p>
          </table:table-cell>
          <table:table-cell table:formula="of:=[.E134]+[.B135]" office:value-type="float" office:value="18625.231720183" calcext:value-type="float">
            <text:p>18,625</text:p>
          </table:table-cell>
          <table:table-cell table:formula="of:=[.F134]+[.C135]" office:value-type="float" office:value="18261.5143331595" calcext:value-type="float">
            <text:p>18,262</text:p>
          </table:table-cell>
          <table:table-cell table:formula="of:=[.F135]/[.E135]*100" office:value-type="float" office:value="98.0471792647315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5]" office:value-type="float" office:value="164.185421239449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table:formula="of:=[.B136]*[.$B$1]+(1-[.$B$1])*[.A136]" office:value-type="float" office:value="165.057608053532" calcext:value-type="float">
            <text:p>165</text:p>
          </table:table-cell>
          <table:table-cell table:formula="of:=[.C136]-[.B136]" office:value-type="float" office:value="-4.94239194646843" calcext:value-type="float">
            <text:p>-5</text:p>
          </table:table-cell>
          <table:table-cell table:formula="of:=[.E135]+[.B136]" office:value-type="float" office:value="18795.231720183" calcext:value-type="float">
            <text:p>18,795</text:p>
          </table:table-cell>
          <table:table-cell table:formula="of:=[.F135]+[.C136]" office:value-type="float" office:value="18426.571941213" calcext:value-type="float">
            <text:p>18,427</text:p>
          </table:table-cell>
          <table:table-cell table:formula="of:=[.F136]/[.E136]*100" office:value-type="float" office:value="98.0385462416293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6]" office:value-type="float" office:value="165.057608053532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table:formula="of:=[.B137]*[.$B$1]+(1-[.$B$1])*[.A137]" office:value-type="float" office:value="163.098966845502" calcext:value-type="float">
            <text:p>163</text:p>
          </table:table-cell>
          <table:table-cell table:formula="of:=[.C137]-[.B137]" office:value-type="float" office:value="11.0989668455019" calcext:value-type="float">
            <text:p>11</text:p>
          </table:table-cell>
          <table:table-cell table:formula="of:=[.E136]+[.B137]" office:value-type="float" office:value="18947.231720183" calcext:value-type="float">
            <text:p>18,947</text:p>
          </table:table-cell>
          <table:table-cell table:formula="of:=[.F136]+[.C137]" office:value-type="float" office:value="18589.6709080585" calcext:value-type="float">
            <text:p>18,590</text:p>
          </table:table-cell>
          <table:table-cell table:formula="of:=[.F137]/[.E137]*100" office:value-type="float" office:value="98.1128598762867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7]" office:value-type="float" office:value="163.098966845502" calcext:value-type="float">
            <text:p>163</text:p>
          </table:table-cell>
          <table:table-cell table:formula="of:=[.B137]*0.99" office:value-type="float" office:value="150.48" calcext:value-type="float">
            <text:p>150</text:p>
          </table:table-cell>
          <table:table-cell table:formula="of:=[.B138]*[.$B$1]+(1-[.$B$1])*[.A138]" office:value-type="float" office:value="161.206121818677" calcext:value-type="float">
            <text:p>161</text:p>
          </table:table-cell>
          <table:table-cell table:formula="of:=[.C138]-[.B138]" office:value-type="float" office:value="10.7261218186766" calcext:value-type="float">
            <text:p>11</text:p>
          </table:table-cell>
          <table:table-cell table:formula="of:=[.E137]+[.B138]" office:value-type="float" office:value="19097.711720183" calcext:value-type="float">
            <text:p>19,098</text:p>
          </table:table-cell>
          <table:table-cell table:formula="of:=[.F137]+[.C138]" office:value-type="float" office:value="18750.8770298772" calcext:value-type="float">
            <text:p>18,751</text:p>
          </table:table-cell>
          <table:table-cell table:formula="of:=[.F138]/[.E138]*100" office:value-type="float" office:value="98.1838939900884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8]" office:value-type="float" office:value="161.206121818677" calcext:value-type="float">
            <text:p>161</text:p>
          </table:table-cell>
          <table:table-cell office:value-type="float" office:value="190" calcext:value-type="float">
            <text:p>190</text:p>
          </table:table-cell>
          <table:table-cell table:formula="of:=[.B139]*[.$B$1]+(1-[.$B$1])*[.A139]" office:value-type="float" office:value="165.525203545875" calcext:value-type="float">
            <text:p>166</text:p>
          </table:table-cell>
          <table:table-cell table:formula="of:=[.C139]-[.B139]" office:value-type="float" office:value="-24.4747964541249" calcext:value-type="float">
            <text:p>-24</text:p>
          </table:table-cell>
          <table:table-cell table:formula="of:=[.E138]+[.B139]" office:value-type="float" office:value="19287.711720183" calcext:value-type="float">
            <text:p>19,288</text:p>
          </table:table-cell>
          <table:table-cell table:formula="of:=[.F138]+[.C139]" office:value-type="float" office:value="18916.402233423" calcext:value-type="float">
            <text:p>18,916</text:p>
          </table:table-cell>
          <table:table-cell table:formula="of:=[.F139]/[.E139]*100" office:value-type="float" office:value="98.0748909349811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39]" office:value-type="float" office:value="165.525203545875" calcext:value-type="float">
            <text:p>166</text:p>
          </table:table-cell>
          <table:table-cell office:value-type="float" office:value="120" calcext:value-type="float">
            <text:p>120</text:p>
          </table:table-cell>
          <table:table-cell table:formula="of:=[.B140]*[.$B$1]+(1-[.$B$1])*[.A140]" office:value-type="float" office:value="158.696423013994" calcext:value-type="float">
            <text:p>159</text:p>
          </table:table-cell>
          <table:table-cell table:formula="of:=[.C140]-[.B140]" office:value-type="float" office:value="38.6964230139938" calcext:value-type="float">
            <text:p>39</text:p>
          </table:table-cell>
          <table:table-cell table:formula="of:=[.E139]+[.B140]" office:value-type="float" office:value="19407.711720183" calcext:value-type="float">
            <text:p>19,408</text:p>
          </table:table-cell>
          <table:table-cell table:formula="of:=[.F139]+[.C140]" office:value-type="float" office:value="19075.098656437" calcext:value-type="float">
            <text:p>19,075</text:p>
          </table:table-cell>
          <table:table-cell table:formula="of:=[.F140]/[.E140]*100" office:value-type="float" office:value="98.2861809339426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0]" office:value-type="float" office:value="158.696423013994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table:formula="of:=[.B141]*[.$B$1]+(1-[.$B$1])*[.A141]" office:value-type="float" office:value="157.091959561895" calcext:value-type="float">
            <text:p>157</text:p>
          </table:table-cell>
          <table:table-cell table:formula="of:=[.C141]-[.B141]" office:value-type="float" office:value="9.09195956189473" calcext:value-type="float">
            <text:p>9</text:p>
          </table:table-cell>
          <table:table-cell table:formula="of:=[.E140]+[.B141]" office:value-type="float" office:value="19555.711720183" calcext:value-type="float">
            <text:p>19,556</text:p>
          </table:table-cell>
          <table:table-cell table:formula="of:=[.F140]+[.C141]" office:value-type="float" office:value="19232.1906159989" calcext:value-type="float">
            <text:p>19,232</text:p>
          </table:table-cell>
          <table:table-cell table:formula="of:=[.F141]/[.E141]*100" office:value-type="float" office:value="98.3456439284172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1]" office:value-type="float" office:value="157.091959561895" calcext:value-type="float">
            <text:p>157</text:p>
          </table:table-cell>
          <table:table-cell table:formula="of:=[.B141]*0.99" office:value-type="float" office:value="146.52" calcext:value-type="float">
            <text:p>147</text:p>
          </table:table-cell>
          <table:table-cell table:formula="of:=[.B142]*[.$B$1]+(1-[.$B$1])*[.A142]" office:value-type="float" office:value="155.506165627611" calcext:value-type="float">
            <text:p>156</text:p>
          </table:table-cell>
          <table:table-cell table:formula="of:=[.C142]-[.B142]" office:value-type="float" office:value="8.98616562761052" calcext:value-type="float">
            <text:p>9</text:p>
          </table:table-cell>
          <table:table-cell table:formula="of:=[.E141]+[.B142]" office:value-type="float" office:value="19702.231720183" calcext:value-type="float">
            <text:p>19,702</text:p>
          </table:table-cell>
          <table:table-cell table:formula="of:=[.F141]+[.C142]" office:value-type="float" office:value="19387.6967816265" calcext:value-type="float">
            <text:p>19,388</text:p>
          </table:table-cell>
          <table:table-cell table:formula="of:=[.F142]/[.E142]*100" office:value-type="float" office:value="98.4035567999424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2]" office:value-type="float" office:value="155.506165627611" calcext:value-type="float">
            <text:p>156</text:p>
          </table:table-cell>
          <table:table-cell table:formula="of:=[.B142]*0.99" office:value-type="float" office:value="145.0548" calcext:value-type="float">
            <text:p>145</text:p>
          </table:table-cell>
          <table:table-cell table:formula="of:=[.B143]*[.$B$1]+(1-[.$B$1])*[.A143]" office:value-type="float" office:value="153.938460783469" calcext:value-type="float">
            <text:p>154</text:p>
          </table:table-cell>
          <table:table-cell table:formula="of:=[.C143]-[.B143]" office:value-type="float" office:value="8.88366078346894" calcext:value-type="float">
            <text:p>9</text:p>
          </table:table-cell>
          <table:table-cell table:formula="of:=[.E142]+[.B143]" office:value-type="float" office:value="19847.286520183" calcext:value-type="float">
            <text:p>19,847</text:p>
          </table:table-cell>
          <table:table-cell table:formula="of:=[.F142]+[.C143]" office:value-type="float" office:value="19541.63524241" calcext:value-type="float">
            <text:p>19,542</text:p>
          </table:table-cell>
          <table:table-cell table:formula="of:=[.F143]/[.E143]*100" office:value-type="float" office:value="98.4599845552581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3]" office:value-type="float" office:value="153.938460783469" calcext:value-type="float">
            <text:p>154</text:p>
          </table:table-cell>
          <table:table-cell office:value-type="float" office:value="180" calcext:value-type="float">
            <text:p>180</text:p>
          </table:table-cell>
          <table:table-cell table:formula="of:=[.B144]*[.$B$1]+(1-[.$B$1])*[.A144]" office:value-type="float" office:value="157.847691665949" calcext:value-type="float">
            <text:p>158</text:p>
          </table:table-cell>
          <table:table-cell table:formula="of:=[.C144]-[.B144]" office:value-type="float" office:value="-22.1523083340514" calcext:value-type="float">
            <text:p>-22</text:p>
          </table:table-cell>
          <table:table-cell table:formula="of:=[.E143]+[.B144]" office:value-type="float" office:value="20027.286520183" calcext:value-type="float">
            <text:p>20,027</text:p>
          </table:table-cell>
          <table:table-cell table:formula="of:=[.F143]+[.C144]" office:value-type="float" office:value="19699.482934076" calcext:value-type="float">
            <text:p>19,699</text:p>
          </table:table-cell>
          <table:table-cell table:formula="of:=[.F144]/[.E144]*100" office:value-type="float" office:value="98.3632151775694" calcext:value-type="float">
            <text:p>98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4]" office:value-type="float" office:value="157.847691665949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table:formula="of:=[.B145]*[.$B$1]+(1-[.$B$1])*[.A145]" office:value-type="float" office:value="147.670537916056" calcext:value-type="float">
            <text:p>148</text:p>
          </table:table-cell>
          <table:table-cell table:formula="of:=[.C145]-[.B145]" office:value-type="float" office:value="57.6705379160563" calcext:value-type="float">
            <text:p>58</text:p>
          </table:table-cell>
          <table:table-cell table:formula="of:=[.E144]+[.B145]" office:value-type="float" office:value="20117.286520183" calcext:value-type="float">
            <text:p>20,117</text:p>
          </table:table-cell>
          <table:table-cell table:formula="of:=[.F144]+[.C145]" office:value-type="float" office:value="19847.153471992" calcext:value-type="float">
            <text:p>19,847</text:p>
          </table:table-cell>
          <table:table-cell table:formula="of:=[.F145]/[.E145]*100" office:value-type="float" office:value="98.6572093213468" calcext:value-type="float">
            <text:p>9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5]" office:value-type="float" office:value="147.670537916056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table:formula="of:=[.B146]*[.$B$1]+(1-[.$B$1])*[.A146]" office:value-type="float" office:value="146.819957228648" calcext:value-type="float">
            <text:p>147</text:p>
          </table:table-cell>
          <table:table-cell table:formula="of:=[.C146]-[.B146]" office:value-type="float" office:value="4.81995722864787" calcext:value-type="float">
            <text:p>5</text:p>
          </table:table-cell>
          <table:table-cell table:formula="of:=[.E145]+[.B146]" office:value-type="float" office:value="20259.286520183" calcext:value-type="float">
            <text:p>20,259</text:p>
          </table:table-cell>
          <table:table-cell table:formula="of:=[.F145]+[.C146]" office:value-type="float" office:value="19993.9734292207" calcext:value-type="float">
            <text:p>19,994</text:p>
          </table:table-cell>
          <table:table-cell table:formula="of:=[.F146]/[.E146]*100" office:value-type="float" office:value="98.6904124649305" calcext:value-type="float">
            <text:p>9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6]" office:value-type="float" office:value="146.819957228648" calcext:value-type="float">
            <text:p>147</text:p>
          </table:table-cell>
          <table:table-cell table:formula="of:=[.B146]*0.99" office:value-type="float" office:value="140.58" calcext:value-type="float">
            <text:p>141</text:p>
          </table:table-cell>
          <table:table-cell table:formula="of:=[.B147]*[.$B$1]+(1-[.$B$1])*[.A147]" office:value-type="float" office:value="145.883963644351" calcext:value-type="float">
            <text:p>146</text:p>
          </table:table-cell>
          <table:table-cell table:formula="of:=[.C147]-[.B147]" office:value-type="float" office:value="5.30396364435066" calcext:value-type="float">
            <text:p>5</text:p>
          </table:table-cell>
          <table:table-cell table:formula="of:=[.E146]+[.B147]" office:value-type="float" office:value="20399.866520183" calcext:value-type="float">
            <text:p>20,400</text:p>
          </table:table-cell>
          <table:table-cell table:formula="of:=[.F146]+[.C147]" office:value-type="float" office:value="20139.857392865" calcext:value-type="float">
            <text:p>20,140</text:p>
          </table:table-cell>
          <table:table-cell table:formula="of:=[.F147]/[.E147]*100" office:value-type="float" office:value="98.7254371146952" calcext:value-type="float">
            <text:p>9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7]" office:value-type="float" office:value="145.883963644351" calcext:value-type="float">
            <text:p>146</text:p>
          </table:table-cell>
          <table:table-cell table:formula="of:=[.B147]*0.99" office:value-type="float" office:value="139.1742" calcext:value-type="float">
            <text:p>139</text:p>
          </table:table-cell>
          <table:table-cell table:formula="of:=[.B148]*[.$B$1]+(1-[.$B$1])*[.A148]" office:value-type="float" office:value="144.877499097698" calcext:value-type="float">
            <text:p>145</text:p>
          </table:table-cell>
          <table:table-cell table:formula="of:=[.C148]-[.B148]" office:value-type="float" office:value="5.70329909769805" calcext:value-type="float">
            <text:p>6</text:p>
          </table:table-cell>
          <table:table-cell table:formula="of:=[.E147]+[.B148]" office:value-type="float" office:value="20539.040720183" calcext:value-type="float">
            <text:p>20,539</text:p>
          </table:table-cell>
          <table:table-cell table:formula="of:=[.F147]+[.C148]" office:value-type="float" office:value="20284.7348919627" calcext:value-type="float">
            <text:p>20,285</text:p>
          </table:table-cell>
          <table:table-cell table:formula="of:=[.F148]/[.E148]*100" office:value-type="float" office:value="98.7618417447783" calcext:value-type="float">
            <text:p>9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8]" office:value-type="float" office:value="144.877499097698" calcext:value-type="float">
            <text:p>145</text:p>
          </table:table-cell>
          <table:table-cell table:formula="of:=[.B148]*0.99" office:value-type="float" office:value="137.782458" calcext:value-type="float">
            <text:p>138</text:p>
          </table:table-cell>
          <table:table-cell table:formula="of:=[.B149]*[.$B$1]+(1-[.$B$1])*[.A149]" office:value-type="float" office:value="143.813242933043" calcext:value-type="float">
            <text:p>144</text:p>
          </table:table-cell>
          <table:table-cell table:formula="of:=[.C149]-[.B149]" office:value-type="float" office:value="6.03078493304332" calcext:value-type="float">
            <text:p>6</text:p>
          </table:table-cell>
          <table:table-cell table:formula="of:=[.E148]+[.B149]" office:value-type="float" office:value="20676.823178183" calcext:value-type="float">
            <text:p>20,677</text:p>
          </table:table-cell>
          <table:table-cell table:formula="of:=[.F148]+[.C149]" office:value-type="float" office:value="20428.5481348958" calcext:value-type="float">
            <text:p>20,429</text:p>
          </table:table-cell>
          <table:table-cell table:formula="of:=[.F149]/[.E149]*100" office:value-type="float" office:value="98.799259242352" calcext:value-type="float">
            <text:p>9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[.C149]" office:value-type="float" office:value="143.813242933043" calcext:value-type="float">
            <text:p>144</text:p>
          </table:table-cell>
          <table:table-cell table:formula="of:=[.B149]*0.99" office:value-type="float" office:value="136.40463342" calcext:value-type="float">
            <text:p>136</text:p>
          </table:table-cell>
          <table:table-cell table:formula="of:=[.B150]*[.$B$1]+(1-[.$B$1])*[.A150]" office:value-type="float" office:value="142.701951506087" calcext:value-type="float">
            <text:p>143</text:p>
          </table:table-cell>
          <table:table-cell table:formula="of:=[.C150]-[.B150]" office:value-type="float" office:value="6.29731808608682" calcext:value-type="float">
            <text:p>6</text:p>
          </table:table-cell>
          <table:table-cell table:formula="of:=[.E149]+[.B150]" office:value-type="float" office:value="20813.227811603" calcext:value-type="float">
            <text:p>20,813</text:p>
          </table:table-cell>
          <table:table-cell table:formula="of:=[.F149]+[.C150]" office:value-type="float" office:value="20571.2500864018" calcext:value-type="float">
            <text:p>20,571</text:p>
          </table:table-cell>
          <table:table-cell table:formula="of:=[.F150]/[.E150]*100" office:value-type="float" office:value="98.837384919862" calcext:value-type="float">
            <text:p>99</text:p>
          </table:table-cell>
          <table:table-cell/>
          <table:table-cell table:style-name="Default"/>
          <table:table-cell table:number-columns-repeated="3"/>
        </table:table-row>
      </table:table>
      <table:table table:name="Simplified Kalman - Stupid Simple Varying Gain" table:style-name="ta1">
        <table:shapes>
          <draw:frame draw:z-index="0" draw:style-name="gr1" draw:text-style-name="P1" svg:width="800.76pt" svg:height="562.51pt" svg:x="403.2pt" svg:y="228.25pt">
            <draw:object draw:notify-on-update-of-ranges="'Simplified Kalman - Stupid Simple Varying Gain'.B3:'Simplified Kalman - Stupid Simple Varying Gain'.B3 'Simplified Kalman - Stupid Simple Varying Gain'.B4:'Simplified Kalman - Stupid Simple Varying Gain'.B150 'Simplified Kalman - Stupid Simple Varying Gain'.D3:'Simplified Kalman - Stupid Simple Varying Gain'.D3 'Simplified Kalman - Stupid Simple Varying Gain'.D4:'Simplified Kalman - Stupid Simple Varying Gain'.D150 'Simplified Kalman - Stupid Simple Varying Gain'.E3:'Simplified Kalman - Stupid Simple Varying Gain'.E3 'Simplified Kalman - Stupid Simple Varying Gain'.E4:'Simplified Kalman - Stupid Simple Varying Gain'.E1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0"/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10"/>
        <table:table-column table:style-name="co2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row table:style-name="ro3">
          <table:table-cell table:style-name="ce1" office:value-type="string" calcext:value-type="string">
            <text:p>Starting Kalman Gain: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2"/>
          <table:table-cell table:style-name="ce1" office:value-type="string" calcext:value-type="string">
            <text:p>Gain Adjustment Factor</text:p>
          </table:table-cell>
          <table:table-cell table:style-name="ce5" office:value-type="float" office:value="0.07" calcext:value-type="float">
            <text:p>0.07</text:p>
          </table:table-cell>
          <table:table-cell table:style-name="ce2"/>
          <table:table-cell table:style-name="ce8" table:number-columns-repeated="3"/>
        </table:table-row>
        <table:table-row table:style-name="ro1">
          <table:table-cell table:style-name="ce2" table:number-columns-repeated="6"/>
          <table:table-cell table:style-name="ce8" table:number-columns-repeated="3"/>
        </table:table-row>
        <table:table-row table:style-name="ro2">
          <table:table-cell table:style-name="ce3" office:value-type="string" calcext:value-type="string">
            <text:p>Previous Estimation</text:p>
          </table:table-cell>
          <table:table-cell table:style-name="ce3" office:value-type="string" calcext:value-type="string">
            <text:p>Current Measurement</text:p>
          </table:table-cell>
          <table:table-cell table:style-name="ce3" office:value-type="string" calcext:value-type="string">
            <text:p>Current Kalman Gain</text:p>
          </table:table-cell>
          <table:table-cell table:style-name="ce3" office:value-type="string" calcext:value-type="string">
            <text:p>Current Estimation</text:p>
          </table:table-cell>
          <table:table-cell table:style-name="ce3" office:value-type="string" calcext:value-type="string">
            <text:p>Current Estimation Variance from Last Measurement</text:p>
          </table:table-cell>
          <table:table-cell table:style-name="ce3"/>
          <table:table-cell table:style-name="ce9" office:value-type="string" calcext:value-type="string">
            <text:p>Notes</text:p>
          </table:table-cell>
          <table:table-cell table:style-name="ce8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$B$1]" office:value-type="float" office:value="0.4" calcext:value-type="float">
            <text:p>0.4000</text:p>
          </table:table-cell>
          <table:table-cell table:formula="of:=[.B4]*[.C4]+(1-[.C4])*[.A4]" office:value-type="float" office:value="100" calcext:value-type="float">
            <text:p>100</text:p>
          </table:table-cell>
          <table:table-cell table:formula="of:=[.D4]-[.B4]" office:value-type="float" office:value="0" calcext:value-type="float">
            <text:p>0</text:p>
          </table:table-cell>
          <table:table-cell/>
          <table:table-cell office:value-type="string" calcext:value-type="string">
            <text:p>Simplified formula is: <text:s/>Current Estimate = Gain * Current Measurement + (1 – Gain) * Previous Estimate</text:p>
          </table:table-cell>
          <table:table-cell table:number-columns-repeated="2"/>
        </table:table-row>
        <table:table-row table:style-name="ro1">
          <table:table-cell table:formula="of:=[.D4]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IF([.E4]=0; [.C4]; IF([.E4]&gt;0; [.C4]*(1+[.$E$1]); [.C4]*(1-[.$E$1])))" office:value-type="float" office:value="0.4" calcext:value-type="float">
            <text:p>0.4000</text:p>
          </table:table-cell>
          <table:table-cell table:formula="of:=[.B5]*[.C5]+(1-[.C5])*[.A5]" office:value-type="float" office:value="104" calcext:value-type="float">
            <text:p>104</text:p>
          </table:table-cell>
          <table:table-cell table:formula="of:=[.D5]-[.B5]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5]"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IF([.E5]=0; [.C5]; IF([.E5]&gt;0; [.C5]*(1+[.$E$1]); [.C5]*(1-[.$E$1])))" office:value-type="float" office:value="0.372" calcext:value-type="float">
            <text:p>0.3720</text:p>
          </table:table-cell>
          <table:table-cell table:formula="of:=[.B6]*[.C6]+(1-[.C6])*[.A6]" office:value-type="float" office:value="109.952" calcext:value-type="float">
            <text:p>110</text:p>
          </table:table-cell>
          <table:table-cell table:formula="of:=[.D6]-[.B6]" office:value-type="float" office:value="-10.048" calcext:value-type="float">
            <text:p>-10</text:p>
          </table:table-cell>
          <table:table-cell/>
          <table:table-cell office:value-type="string" calcext:value-type="string">
            <text:p>Current measurement is a slowing increasing value then decreasing with measurement jitter tossed in</text:p>
          </table:table-cell>
          <table:table-cell table:number-columns-repeated="2"/>
        </table:table-row>
        <table:table-row table:style-name="ro1">
          <table:table-cell table:formula="of:=[.D6]" office:value-type="float" office:value="109.952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formula="of:=IF([.E6]=0; [.C6]; IF([.E6]&gt;0; [.C6]*(1+[.$E$1]); [.C6]*(1-[.$E$1])))" office:value-type="float" office:value="0.34596" calcext:value-type="float">
            <text:p>0.3460</text:p>
          </table:table-cell>
          <table:table-cell table:formula="of:=[.B7]*[.C7]+(1-[.C7])*[.A7]" office:value-type="float" office:value="109.96860608" calcext:value-type="float">
            <text:p>110</text:p>
          </table:table-cell>
          <table:table-cell table:formula="of:=[.D7]-[.B7]" office:value-type="float" office:value="-0.0313939200000135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7]" office:value-type="float" office:value="109.96860608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formula="of:=IF([.E7]=0; [.C7]; IF([.E7]&gt;0; [.C7]*(1+[.$E$1]); [.C7]*(1-[.$E$1])))" office:value-type="float" office:value="0.3217428" calcext:value-type="float">
            <text:p>0.3217</text:p>
          </table:table-cell>
          <table:table-cell table:formula="of:=[.B8]*[.C8]+(1-[.C8])*[.A8]" office:value-type="float" office:value="108.369992847724" calcext:value-type="float">
            <text:p>108</text:p>
          </table:table-cell>
          <table:table-cell table:formula="of:=[.D8]-[.B8]" office:value-type="float" office:value="3.36999284772376" calcext:value-type="float">
            <text:p>3</text:p>
          </table:table-cell>
          <table:table-cell/>
          <table:table-cell office:value-type="string" calcext:value-type="string">
            <text:p>Gain varies by Gain Adjustment Factor up or down based on the sign of the estimated value from the last measured value – strong interaction with initial gain value</text:p>
          </table:table-cell>
          <table:table-cell table:number-columns-repeated="2"/>
        </table:table-row>
        <table:table-row table:style-name="ro1">
          <table:table-cell table:formula="of:=[.D8]" office:value-type="float" office:value="108.369992847724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table:formula="of:=IF([.E8]=0; [.C8]; IF([.E8]&gt;0; [.C8]*(1+[.$E$1]); [.C8]*(1-[.$E$1])))" office:value-type="float" office:value="0.344264796" calcext:value-type="float">
            <text:p>0.3443</text:p>
          </table:table-cell>
          <table:table-cell table:formula="of:=[.B9]*[.C9]+(1-[.C9])*[.A9]" office:value-type="float" office:value="103.767174987481" calcext:value-type="float">
            <text:p>104</text:p>
          </table:table-cell>
          <table:table-cell table:formula="of:=[.D9]-[.B9]" office:value-type="float" office:value="8.76717498748067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D9]" office:value-type="float" office:value="103.767174987481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IF([.E9]=0; [.C9]; IF([.E9]&gt;0; [.C9]*(1+[.$E$1]); [.C9]*(1-[.$E$1])))" office:value-type="float" office:value="0.36836333172" calcext:value-type="float">
            <text:p>0.3684</text:p>
          </table:table-cell>
          <table:table-cell table:formula="of:=[.B10]*[.C10]+(1-[.C10])*[.A10]" office:value-type="float" office:value="102.37948585792" calcext:value-type="float">
            <text:p>102</text:p>
          </table:table-cell>
          <table:table-cell table:formula="of:=[.D10]-[.B10]" office:value-type="float" office:value="2.37948585792004" calcext:value-type="float">
            <text:p>2</text:p>
          </table:table-cell>
          <table:table-cell/>
          <table:table-cell office:value-type="string" calcext:value-type="string">
            <text:p>Gain Adjustment Factor of 0 disables Gain adjustment</text:p>
          </table:table-cell>
          <table:table-cell table:number-columns-repeated="2"/>
        </table:table-row>
        <table:table-row table:style-name="ro1">
          <table:table-cell table:formula="of:=[.D10]" office:value-type="float" office:value="102.3794858579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table:formula="of:=IF([.E10]=0; [.C10]; IF([.E10]&gt;0; [.C10]*(1+[.$E$1]); [.C10]*(1-[.$E$1])))" office:value-type="float" office:value="0.3941487649404" calcext:value-type="float">
            <text:p>0.3941</text:p>
          </table:table-cell>
          <table:table-cell table:formula="of:=[.B11]*[.C11]+(1-[.C11])*[.A11]" office:value-type="float" office:value="103.41235827053" calcext:value-type="float">
            <text:p>103</text:p>
          </table:table-cell>
          <table:table-cell table:formula="of:=[.D11]-[.B11]" office:value-type="float" office:value="-1.58764172947028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11]" office:value-type="float" office:value="103.4123582705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IF([.E11]=0; [.C11]; IF([.E11]&gt;0; [.C11]*(1+[.$E$1]); [.C11]*(1-[.$E$1])))" office:value-type="float" office:value="0.366558351394572" calcext:value-type="float">
            <text:p>0.3666</text:p>
          </table:table-cell>
          <table:table-cell table:formula="of:=[.B12]*[.C12]+(1-[.C12])*[.A12]" office:value-type="float" office:value="100.328738091544" calcext:value-type="float">
            <text:p>100</text:p>
          </table:table-cell>
          <table:table-cell table:formula="of:=[.D12]-[.B12]" office:value-type="float" office:value="5.32873809154387" calcext:value-type="float">
            <text:p>5</text:p>
          </table:table-cell>
          <table:table-cell/>
          <table:table-cell office:value-type="string" calcext:value-type="string">
            <text:p>Tends to drive the Gain to a very low level over time resulting in a very stable but slowly reacting estimate – just running a little low or high consistently drives the Gain in on direction or the other</text:p>
          </table:table-cell>
          <table:table-cell table:number-columns-repeated="2"/>
        </table:table-row>
        <table:table-row table:style-name="ro1">
          <table:table-cell table:formula="of:=[.D12]" office:value-type="float" office:value="100.328738091544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IF([.E12]=0; [.C12]; IF([.E12]&gt;0; [.C12]*(1+[.$E$1]); [.C12]*(1-[.$E$1])))" office:value-type="float" office:value="0.392217435992192" calcext:value-type="float">
            <text:p>0.3922</text:p>
          </table:table-cell>
          <table:table-cell table:formula="of:=[.B13]*[.C13]+(1-[.C13])*[.A13]" office:value-type="float" office:value="62.1547099889229" calcext:value-type="float">
            <text:p>62</text:p>
          </table:table-cell>
          <table:table-cell table:formula="of:=[.D13]-[.B13]" office:value-type="float" office:value="59.1547099889229" calcext:value-type="float">
            <text:p>59</text:p>
          </table:table-cell>
          <table:table-cell table:number-columns-repeated="4"/>
        </table:table-row>
        <table:table-row table:style-name="ro1">
          <table:table-cell table:formula="of:=[.D13]" office:value-type="float" office:value="62.1547099889229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formula="of:=IF([.E13]=0; [.C13]; IF([.E13]&gt;0; [.C13]*(1+[.$E$1]); [.C13]*(1-[.$E$1])))" office:value-type="float" office:value="0.419672656511646" calcext:value-type="float">
            <text:p>0.4197</text:p>
          </table:table-cell>
          <table:table-cell table:formula="of:=[.B14]*[.C14]+(1-[.C14])*[.A14]" office:value-type="float" office:value="78.0373433843253" calcext:value-type="float">
            <text:p>78</text:p>
          </table:table-cell>
          <table:table-cell table:formula="of:=[.D14]-[.B14]" office:value-type="float" office:value="-21.9626566156747" calcext:value-type="float">
            <text:p>-22</text:p>
          </table:table-cell>
          <table:table-cell table:number-columns-repeated="4"/>
        </table:table-row>
        <table:table-row table:style-name="ro1">
          <table:table-cell table:formula="of:=[.D14]" office:value-type="float" office:value="78.0373433843253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table:formula="of:=IF([.E14]=0; [.C14]; IF([.E14]&gt;0; [.C14]*(1+[.$E$1]); [.C14]*(1-[.$E$1])))" office:value-type="float" office:value="0.39029557055583" calcext:value-type="float">
            <text:p>0.3903</text:p>
          </table:table-cell>
          <table:table-cell table:formula="of:=[.B15]*[.C15]+(1-[.C15])*[.A15]" office:value-type="float" office:value="87.3898621201735" calcext:value-type="float">
            <text:p>87</text:p>
          </table:table-cell>
          <table:table-cell table:formula="of:=[.D15]-[.B15]" office:value-type="float" office:value="-14.6101378798265" calcext:value-type="float">
            <text:p>-15</text:p>
          </table:table-cell>
          <table:table-cell table:number-columns-repeated="4"/>
        </table:table-row>
        <table:table-row table:style-name="ro1">
          <table:table-cell table:formula="of:=[.D15]" office:value-type="float" office:value="87.3898621201735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IF([.E15]=0; [.C15]; IF([.E15]&gt;0; [.C15]*(1+[.$E$1]); [.C15]*(1-[.$E$1])))" office:value-type="float" office:value="0.362974880616922" calcext:value-type="float">
            <text:p>0.3630</text:p>
          </table:table-cell>
          <table:table-cell table:formula="of:=[.B16]*[.C16]+(1-[.C16])*[.A16]" office:value-type="float" office:value="86.5224022024126" calcext:value-type="float">
            <text:p>87</text:p>
          </table:table-cell>
          <table:table-cell table:formula="of:=[.D16]-[.B16]" office:value-type="float" office:value="1.5224022024126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D16]" office:value-type="float" office:value="86.5224022024126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IF([.E16]=0; [.C16]; IF([.E16]&gt;0; [.C16]*(1+[.$E$1]); [.C16]*(1-[.$E$1])))" office:value-type="float" office:value="0.388383122260107" calcext:value-type="float">
            <text:p>0.3884</text:p>
          </table:table-cell>
          <table:table-cell table:formula="of:=[.B17]*[.C17]+(1-[.C17])*[.A17]" office:value-type="float" office:value="91.7568737156056" calcext:value-type="float">
            <text:p>92</text:p>
          </table:table-cell>
          <table:table-cell table:formula="of:=[.D17]-[.B17]" office:value-type="float" office:value="-8.24312628439445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17]" office:value-type="float" office:value="91.7568737156056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IF([.E17]=0; [.C17]; IF([.E17]&gt;0; [.C17]*(1+[.$E$1]); [.C17]*(1-[.$E$1])))" office:value-type="float" office:value="0.361196303701899" calcext:value-type="float">
            <text:p>0.3612</text:p>
          </table:table-cell>
          <table:table-cell table:formula="of:=[.B18]*[.C18]+(1-[.C18])*[.A18]" office:value-type="float" office:value="95.0954567641787" calcext:value-type="float">
            <text:p>95</text:p>
          </table:table-cell>
          <table:table-cell table:formula="of:=[.D18]-[.B18]" office:value-type="float" office:value="-5.90454323582131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18]" office:value-type="float" office:value="95.0954567641787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IF([.E18]=0; [.C18]; IF([.E18]&gt;0; [.C18]*(1+[.$E$1]); [.C18]*(1-[.$E$1])))" office:value-type="float" office:value="0.335912562442766" calcext:value-type="float">
            <text:p>0.3359</text:p>
          </table:table-cell>
          <table:table-cell table:formula="of:=[.B19]*[.C19]+(1-[.C19])*[.A19]" office:value-type="float" office:value="67.1826489551713" calcext:value-type="float">
            <text:p>67</text:p>
          </table:table-cell>
          <table:table-cell table:formula="of:=[.D19]-[.B19]" office:value-type="float" office:value="55.1826489551713" calcext:value-type="float">
            <text:p>55</text:p>
          </table:table-cell>
          <table:table-cell table:number-columns-repeated="4"/>
        </table:table-row>
        <table:table-row table:style-name="ro1">
          <table:table-cell table:formula="of:=[.D19]" office:value-type="float" office:value="67.1826489551713" calcext:value-type="float">
            <text:p>67</text:p>
          </table:table-cell>
          <table:table-cell office:value-type="float" office:value="112" calcext:value-type="float">
            <text:p>112</text:p>
          </table:table-cell>
          <table:table-cell table:formula="of:=IF([.E19]=0; [.C19]; IF([.E19]&gt;0; [.C19]*(1+[.$E$1]); [.C19]*(1-[.$E$1])))" office:value-type="float" office:value="0.35942644181376" calcext:value-type="float">
            <text:p>0.3594</text:p>
          </table:table-cell>
          <table:table-cell table:formula="of:=[.B20]*[.C20]+(1-[.C20])*[.A20]" office:value-type="float" office:value="83.2911899727323" calcext:value-type="float">
            <text:p>83</text:p>
          </table:table-cell>
          <table:table-cell table:formula="of:=[.D20]-[.B20]" office:value-type="float" office:value="-28.7088100272677" calcext:value-type="float">
            <text:p>-29</text:p>
          </table:table-cell>
          <table:table-cell table:number-columns-repeated="4"/>
        </table:table-row>
        <table:table-row table:style-name="ro1">
          <table:table-cell table:formula="of:=[.D20]" office:value-type="float" office:value="83.291189972732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table:formula="of:=IF([.E20]=0; [.C20]; IF([.E20]&gt;0; [.C20]*(1+[.$E$1]); [.C20]*(1-[.$E$1])))" office:value-type="float" office:value="0.334266590886797" calcext:value-type="float">
            <text:p>0.3343</text:p>
          </table:table-cell>
          <table:table-cell table:formula="of:=[.B21]*[.C21]+(1-[.C21])*[.A21]" office:value-type="float" office:value="189.156364204361" calcext:value-type="float">
            <text:p>189</text:p>
          </table:table-cell>
          <table:table-cell table:formula="of:=[.D21]-[.B21]" office:value-type="float" office:value="-210.843635795639" calcext:value-type="float">
            <text:p>-211</text:p>
          </table:table-cell>
          <table:table-cell table:number-columns-repeated="4"/>
        </table:table-row>
        <table:table-row table:style-name="ro1">
          <table:table-cell table:formula="of:=[.D21]" office:value-type="float" office:value="189.156364204361" calcext:value-type="float">
            <text:p>189</text:p>
          </table:table-cell>
          <table:table-cell office:value-type="float" office:value="105" calcext:value-type="float">
            <text:p>105</text:p>
          </table:table-cell>
          <table:table-cell table:formula="of:=IF([.E21]=0; [.C21]; IF([.E21]&gt;0; [.C21]*(1+[.$E$1]); [.C21]*(1-[.$E$1])))" office:value-type="float" office:value="0.310867929524721" calcext:value-type="float">
            <text:p>0.3109</text:p>
          </table:table-cell>
          <table:table-cell table:formula="of:=[.B22]*[.C22]+(1-[.C22])*[.A22]" office:value-type="float" office:value="162.994849507823" calcext:value-type="float">
            <text:p>163</text:p>
          </table:table-cell>
          <table:table-cell table:formula="of:=[.D22]-[.B22]" office:value-type="float" office:value="57.9948495078232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D22]" office:value-type="float" office:value="162.994849507823" calcext:value-type="float">
            <text:p>163</text:p>
          </table:table-cell>
          <table:table-cell office:value-type="float" office:value="95" calcext:value-type="float">
            <text:p>95</text:p>
          </table:table-cell>
          <table:table-cell table:formula="of:=IF([.E22]=0; [.C22]; IF([.E22]&gt;0; [.C22]*(1+[.$E$1]); [.C22]*(1-[.$E$1])))" office:value-type="float" office:value="0.332628684591452" calcext:value-type="float">
            <text:p>0.3326</text:p>
          </table:table-cell>
          <table:table-cell table:formula="of:=[.B23]*[.C23]+(1-[.C23])*[.A23]" office:value-type="float" office:value="140.377812157042" calcext:value-type="float">
            <text:p>140</text:p>
          </table:table-cell>
          <table:table-cell table:formula="of:=[.D23]-[.B23]" office:value-type="float" office:value="45.3778121570422" calcext:value-type="float">
            <text:p>45</text:p>
          </table:table-cell>
          <table:table-cell table:number-columns-repeated="4"/>
        </table:table-row>
        <table:table-row table:style-name="ro1">
          <table:table-cell table:formula="of:=[.D23]" office:value-type="float" office:value="140.377812157042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IF([.E23]=0; [.C23]; IF([.E23]&gt;0; [.C23]*(1+[.$E$1]); [.C23]*(1-[.$E$1])))" office:value-type="float" office:value="0.355912692512853" calcext:value-type="float">
            <text:p>0.3559</text:p>
          </table:table-cell>
          <table:table-cell table:formula="of:=[.B24]*[.C24]+(1-[.C24])*[.A24]" office:value-type="float" office:value="126.006836314451" calcext:value-type="float">
            <text:p>126</text:p>
          </table:table-cell>
          <table:table-cell table:formula="of:=[.D24]-[.B24]" office:value-type="float" office:value="26.0068363144511" calcext:value-type="float">
            <text:p>26</text:p>
          </table:table-cell>
          <table:table-cell table:number-columns-repeated="4"/>
        </table:table-row>
        <table:table-row table:style-name="ro1">
          <table:table-cell table:formula="of:=[.D24]" office:value-type="float" office:value="126.006836314451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table:formula="of:=IF([.E24]=0; [.C24]; IF([.E24]&gt;0; [.C24]*(1+[.$E$1]); [.C24]*(1-[.$E$1])))" office:value-type="float" office:value="0.380826580988753" calcext:value-type="float">
            <text:p>0.3808</text:p>
          </table:table-cell>
          <table:table-cell table:formula="of:=[.B25]*[.C25]+(1-[.C25])*[.A25]" office:value-type="float" office:value="123.71927337826" calcext:value-type="float">
            <text:p>124</text:p>
          </table:table-cell>
          <table:table-cell table:formula="of:=[.D25]-[.B25]" office:value-type="float" office:value="3.7192733782596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D25]" office:value-type="float" office:value="123.71927337826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table:formula="of:=IF([.E25]=0; [.C25]; IF([.E25]&gt;0; [.C25]*(1+[.$E$1]); [.C25]*(1-[.$E$1])))" office:value-type="float" office:value="0.407484441657966" calcext:value-type="float">
            <text:p>0.4075</text:p>
          </table:table-cell>
          <table:table-cell table:formula="of:=[.B26]*[.C26]+(1-[.C26])*[.A26]" office:value-type="float" office:value="117.721398484109" calcext:value-type="float">
            <text:p>118</text:p>
          </table:table-cell>
          <table:table-cell table:formula="of:=[.D26]-[.B26]" office:value-type="float" office:value="8.72139848410853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D26]" office:value-type="float" office:value="117.721398484109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table:formula="of:=IF([.E26]=0; [.C26]; IF([.E26]&gt;0; [.C26]*(1+[.$E$1]); [.C26]*(1-[.$E$1])))" office:value-type="float" office:value="0.436008352574023" calcext:value-type="float">
            <text:p>0.4360</text:p>
          </table:table-cell>
          <table:table-cell table:formula="of:=[.B27]*[.C27]+(1-[.C27])*[.A27]" office:value-type="float" office:value="112.174762488615" calcext:value-type="float">
            <text:p>112</text:p>
          </table:table-cell>
          <table:table-cell table:formula="of:=[.D27]-[.B27]" office:value-type="float" office:value="7.17476248861469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D27]" office:value-type="float" office:value="112.174762488615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IF([.E27]=0; [.C27]; IF([.E27]&gt;0; [.C27]*(1+[.$E$1]); [.C27]*(1-[.$E$1])))" office:value-type="float" office:value="0.466528937254205" calcext:value-type="float">
            <text:p>0.4665</text:p>
          </table:table-cell>
          <table:table-cell table:formula="of:=[.B28]*[.C28]+(1-[.C28])*[.A28]" office:value-type="float" office:value="94.8316600521238" calcext:value-type="float">
            <text:p>95</text:p>
          </table:table-cell>
          <table:table-cell table:formula="of:=[.D28]-[.B28]" office:value-type="float" office:value="19.8316600521238" calcext:value-type="float">
            <text:p>20</text:p>
          </table:table-cell>
          <table:table-cell table:number-columns-repeated="4"/>
        </table:table-row>
        <table:table-row table:style-name="ro1">
          <table:table-cell table:formula="of:=[.D28]" office:value-type="float" office:value="94.8316600521238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formula="of:=IF([.E28]=0; [.C28]; IF([.E28]&gt;0; [.C28]*(1+[.$E$1]); [.C28]*(1-[.$E$1])))" office:value-type="float" office:value="0.499185962861999" calcext:value-type="float">
            <text:p>0.4992</text:p>
          </table:table-cell>
          <table:table-cell table:formula="of:=[.B29]*[.C29]+(1-[.C29])*[.A29]" office:value-type="float" office:value="107.395342062643" calcext:value-type="float">
            <text:p>107</text:p>
          </table:table-cell>
          <table:table-cell table:formula="of:=[.D29]-[.B29]" office:value-type="float" office:value="-12.6046579373575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29]" office:value-type="float" office:value="107.395342062643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table:formula="of:=IF([.E29]=0; [.C29]; IF([.E29]&gt;0; [.C29]*(1+[.$E$1]); [.C29]*(1-[.$E$1])))" office:value-type="float" office:value="0.464242945461659" calcext:value-type="float">
            <text:p>0.4642</text:p>
          </table:table-cell>
          <table:table-cell table:formula="of:=[.B30]*[.C30]+(1-[.C30])*[.A30]" office:value-type="float" office:value="108.604536135401" calcext:value-type="float">
            <text:p>109</text:p>
          </table:table-cell>
          <table:table-cell table:formula="of:=[.D30]-[.B30]" office:value-type="float" office:value="-1.39546386459855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30]" office:value-type="float" office:value="108.604536135401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formula="of:=IF([.E30]=0; [.C30]; IF([.E30]&gt;0; [.C30]*(1+[.$E$1]); [.C30]*(1-[.$E$1])))" office:value-type="float" office:value="0.431745939279343" calcext:value-type="float">
            <text:p>0.4317</text:p>
          </table:table-cell>
          <table:table-cell table:formula="of:=[.B31]*[.C31]+(1-[.C31])*[.A31]" office:value-type="float" office:value="110.93400574947" calcext:value-type="float">
            <text:p>111</text:p>
          </table:table-cell>
          <table:table-cell table:formula="of:=[.D31]-[.B31]" office:value-type="float" office:value="-3.0659942505297" calcext:value-type="float">
            <text:p>-3</text:p>
          </table:table-cell>
          <table:table-cell table:number-columns-repeated="4"/>
        </table:table-row>
        <table:table-row table:style-name="ro1">
          <table:table-cell table:formula="of:=[.D31]" office:value-type="float" office:value="110.93400574947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IF([.E31]=0; [.C31]; IF([.E31]&gt;0; [.C31]*(1+[.$E$1]); [.C31]*(1-[.$E$1])))" office:value-type="float" office:value="0.401523723529789" calcext:value-type="float">
            <text:p>0.4015</text:p>
          </table:table-cell>
          <table:table-cell table:formula="of:=[.B32]*[.C32]+(1-[.C32])*[.A32]" office:value-type="float" office:value="112.566598900794" calcext:value-type="float">
            <text:p>113</text:p>
          </table:table-cell>
          <table:table-cell table:formula="of:=[.D32]-[.B32]" office:value-type="float" office:value="-2.43340109920629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32]" office:value-type="float" office:value="112.566598900794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IF([.E32]=0; [.C32]; IF([.E32]&gt;0; [.C32]*(1+[.$E$1]); [.C32]*(1-[.$E$1])))" office:value-type="float" office:value="0.373417062882704" calcext:value-type="float">
            <text:p>0.3734</text:p>
          </table:table-cell>
          <table:table-cell table:formula="of:=[.B33]*[.C33]+(1-[.C33])*[.A33]" office:value-type="float" office:value="70.5323101605639" calcext:value-type="float">
            <text:p>71</text:p>
          </table:table-cell>
          <table:table-cell table:formula="of:=[.D33]-[.B33]" office:value-type="float" office:value="70.5323101605639" calcext:value-type="float">
            <text:p>71</text:p>
          </table:table-cell>
          <table:table-cell table:number-columns-repeated="4"/>
        </table:table-row>
        <table:table-row table:style-name="ro1">
          <table:table-cell table:formula="of:=[.D33]" office:value-type="float" office:value="70.5323101605639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IF([.E33]=0; [.C33]; IF([.E33]&gt;0; [.C33]*(1+[.$E$1]); [.C33]*(1-[.$E$1])))" office:value-type="float" office:value="0.399556257284493" calcext:value-type="float">
            <text:p>0.3996</text:p>
          </table:table-cell>
          <table:table-cell table:formula="of:=[.B34]*[.C34]+(1-[.C34])*[.A34]" office:value-type="float" office:value="47.1453593825939" calcext:value-type="float">
            <text:p>47</text:p>
          </table:table-cell>
          <table:table-cell table:formula="of:=[.D34]-[.B34]" office:value-type="float" office:value="35.1453593825939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D34]" office:value-type="float" office:value="47.1453593825939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IF([.E34]=0; [.C34]; IF([.E34]&gt;0; [.C34]*(1+[.$E$1]); [.C34]*(1-[.$E$1])))" office:value-type="float" office:value="0.427525195294408" calcext:value-type="float">
            <text:p>0.4275</text:p>
          </table:table-cell>
          <table:table-cell table:formula="of:=[.B35]*[.C35]+(1-[.C35])*[.A35]" office:value-type="float" office:value="26.9895304053254" calcext:value-type="float">
            <text:p>27</text:p>
          </table:table-cell>
          <table:table-cell table:formula="of:=[.D35]-[.B35]" office:value-type="float" office:value="26.9895304053254" calcext:value-type="float">
            <text:p>27</text:p>
          </table:table-cell>
          <table:table-cell table:number-columns-repeated="4"/>
        </table:table-row>
        <table:table-row table:style-name="ro1">
          <table:table-cell table:formula="of:=[.D35]" office:value-type="float" office:value="26.9895304053254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IF([.E35]=0; [.C35]; IF([.E35]&gt;0; [.C35]*(1+[.$E$1]); [.C35]*(1-[.$E$1])))" office:value-type="float" office:value="0.457451958965016" calcext:value-type="float">
            <text:p>0.4575</text:p>
          </table:table-cell>
          <table:table-cell table:formula="of:=[.B36]*[.C36]+(1-[.C36])*[.A36]" office:value-type="float" office:value="16.4729246857235" calcext:value-type="float">
            <text:p>16</text:p>
          </table:table-cell>
          <table:table-cell table:formula="of:=[.D36]-[.B36]" office:value-type="float" office:value="12.4729246857235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D36]" office:value-type="float" office:value="16.4729246857235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[.E36]=0; [.C36]; IF([.E36]&gt;0; [.C36]*(1+[.$E$1]); [.C36]*(1-[.$E$1])))" office:value-type="float" office:value="0.489473596092567" calcext:value-type="float">
            <text:p>0.4895</text:p>
          </table:table-cell>
          <table:table-cell table:formula="of:=[.B37]*[.C37]+(1-[.C37])*[.A37]" office:value-type="float" office:value="12.3256517703809" calcext:value-type="float">
            <text:p>12</text:p>
          </table:table-cell>
          <table:table-cell table:formula="of:=[.D37]-[.B37]" office:value-type="float" office:value="4.32565177038093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D37]" office:value-type="float" office:value="12.3256517703809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F([.E37]=0; [.C37]; IF([.E37]&gt;0; [.C37]*(1+[.$E$1]); [.C37]*(1-[.$E$1])))" office:value-type="float" office:value="0.523736747819047" calcext:value-type="float">
            <text:p>0.5237</text:p>
          </table:table-cell>
          <table:table-cell table:formula="of:=[.B38]*[.C38]+(1-[.C38])*[.A38]" office:value-type="float" office:value="11.107622475602" calcext:value-type="float">
            <text:p>11</text:p>
          </table:table-cell>
          <table:table-cell table:formula="of:=[.D38]-[.B38]" office:value-type="float" office:value="1.1076224756020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38]" office:value-type="float" office:value="11.107622475602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E38]=0; [.C38]; IF([.E38]&gt;0; [.C38]*(1+[.$E$1]); [.C38]*(1-[.$E$1])))" office:value-type="float" office:value="0.560398320166381" calcext:value-type="float">
            <text:p>0.5604</text:p>
          </table:table-cell>
          <table:table-cell table:formula="of:=[.B39]*[.C39]+(1-[.C39])*[.A39]" office:value-type="float" office:value="4.88292949923231" calcext:value-type="float">
            <text:p>5</text:p>
          </table:table-cell>
          <table:table-cell table:formula="of:=[.D39]-[.B39]" office:value-type="float" office:value="4.88292949923231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D39]" office:value-type="float" office:value="4.88292949923231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[.E39]=0; [.C39]; IF([.E39]&gt;0; [.C39]*(1+[.$E$1]); [.C39]*(1-[.$E$1])))" office:value-type="float" office:value="0.599626202578027" calcext:value-type="float">
            <text:p>0.5996</text:p>
          </table:table-cell>
          <table:table-cell table:formula="of:=[.B40]*[.C40]+(1-[.C40])*[.A40]" office:value-type="float" office:value="3.75387563388549" calcext:value-type="float">
            <text:p>4</text:p>
          </table:table-cell>
          <table:table-cell table:formula="of:=[.D40]-[.B40]" office:value-type="float" office:value="0.753875633885494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40]" office:value-type="float" office:value="3.75387563388549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formula="of:=IF([.E40]=0; [.C40]; IF([.E40]&gt;0; [.C40]*(1+[.$E$1]); [.C40]*(1-[.$E$1])))" office:value-type="float" office:value="0.641600036758489" calcext:value-type="float">
            <text:p>0.6416</text:p>
          </table:table-cell>
          <table:table-cell table:formula="of:=[.B41]*[.C41]+(1-[.C41])*[.A41]" office:value-type="float" office:value="80.9037934472504" calcext:value-type="float">
            <text:p>81</text:p>
          </table:table-cell>
          <table:table-cell table:formula="of:=[.D41]-[.B41]" office:value-type="float" office:value="-43.0962065527496" calcext:value-type="float">
            <text:p>-43</text:p>
          </table:table-cell>
          <table:table-cell table:number-columns-repeated="4"/>
        </table:table-row>
        <table:table-row table:style-name="ro1">
          <table:table-cell table:formula="of:=[.D41]" office:value-type="float" office:value="80.9037934472504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table:formula="of:=IF([.E41]=0; [.C41]; IF([.E41]&gt;0; [.C41]*(1+[.$E$1]); [.C41]*(1-[.$E$1])))" office:value-type="float" office:value="0.596688034185395" calcext:value-type="float">
            <text:p>0.5967</text:p>
          </table:table-cell>
          <table:table-cell table:formula="of:=[.B42]*[.C42]+(1-[.C42])*[.A42]" office:value-type="float" office:value="107.215472250244" calcext:value-type="float">
            <text:p>107</text:p>
          </table:table-cell>
          <table:table-cell table:formula="of:=[.D42]-[.B42]" office:value-type="float" office:value="-17.7845277497563" calcext:value-type="float">
            <text:p>-18</text:p>
          </table:table-cell>
          <table:table-cell table:number-columns-repeated="4"/>
        </table:table-row>
        <table:table-row table:style-name="ro1">
          <table:table-cell table:formula="of:=[.D42]" office:value-type="float" office:value="107.215472250244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formula="of:=IF([.E42]=0; [.C42]; IF([.E42]&gt;0; [.C42]*(1+[.$E$1]); [.C42]*(1-[.$E$1])))" office:value-type="float" office:value="0.554919871792417" calcext:value-type="float">
            <text:p>0.5549</text:p>
          </table:table-cell>
          <table:table-cell table:formula="of:=[.B43]*[.C43]+(1-[.C43])*[.A43]" office:value-type="float" office:value="92.1130658783684" calcext:value-type="float">
            <text:p>92</text:p>
          </table:table-cell>
          <table:table-cell table:formula="of:=[.D43]-[.B43]" office:value-type="float" office:value="12.1130658783684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D43]" office:value-type="float" office:value="92.1130658783684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table:formula="of:=IF([.E43]=0; [.C43]; IF([.E43]&gt;0; [.C43]*(1+[.$E$1]); [.C43]*(1-[.$E$1])))" office:value-type="float" office:value="0.593764262817887" calcext:value-type="float">
            <text:p>0.5938</text:p>
          </table:table-cell>
          <table:table-cell table:formula="of:=[.B44]*[.C44]+(1-[.C44])*[.A44]" office:value-type="float" office:value="112.827680599075" calcext:value-type="float">
            <text:p>113</text:p>
          </table:table-cell>
          <table:table-cell table:formula="of:=[.D44]-[.B44]" office:value-type="float" office:value="-14.1723194009249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44]" office:value-type="float" office:value="112.827680599075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table:formula="of:=IF([.E44]=0; [.C44]; IF([.E44]&gt;0; [.C44]*(1+[.$E$1]); [.C44]*(1-[.$E$1])))" office:value-type="float" office:value="0.552200764420634" calcext:value-type="float">
            <text:p>0.5522</text:p>
          </table:table-cell>
          <table:table-cell table:formula="of:=[.B45]*[.C45]+(1-[.C45])*[.A45]" office:value-type="float" office:value="121.2058469703" calcext:value-type="float">
            <text:p>121</text:p>
          </table:table-cell>
          <table:table-cell table:formula="of:=[.D45]-[.B45]" office:value-type="float" office:value="-6.79415302970013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45]" office:value-type="float" office:value="121.2058469703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formula="of:=IF([.E45]=0; [.C45]; IF([.E45]&gt;0; [.C45]*(1+[.$E$1]); [.C45]*(1-[.$E$1])))" office:value-type="float" office:value="0.51354671091119" calcext:value-type="float">
            <text:p>0.5135</text:p>
          </table:table-cell>
          <table:table-cell table:formula="of:=[.B46]*[.C46]+(1-[.C46])*[.A46]" office:value-type="float" office:value="130.857522443064" calcext:value-type="float">
            <text:p>131</text:p>
          </table:table-cell>
          <table:table-cell table:formula="of:=[.D46]-[.B46]" office:value-type="float" office:value="-9.14247755693606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46]" office:value-type="float" office:value="130.857522443064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formula="of:=IF([.E46]=0; [.C46]; IF([.E46]&gt;0; [.C46]*(1+[.$E$1]); [.C46]*(1-[.$E$1])))" office:value-type="float" office:value="0.477598441147407" calcext:value-type="float">
            <text:p>0.4776</text:p>
          </table:table-cell>
          <table:table-cell table:formula="of:=[.B47]*[.C47]+(1-[.C47])*[.A47]" office:value-type="float" office:value="130.447971061008" calcext:value-type="float">
            <text:p>130</text:p>
          </table:table-cell>
          <table:table-cell table:formula="of:=[.D47]-[.B47]" office:value-type="float" office:value="0.447971061007678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47]" office:value-type="float" office:value="130.447971061008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formula="of:=IF([.E47]=0; [.C47]; IF([.E47]&gt;0; [.C47]*(1+[.$E$1]); [.C47]*(1-[.$E$1])))" office:value-type="float" office:value="0.511030332027725" calcext:value-type="float">
            <text:p>0.5110</text:p>
          </table:table-cell>
          <table:table-cell table:formula="of:=[.B48]*[.C48]+(1-[.C48])*[.A48]" office:value-type="float" office:value="137.884499241378" calcext:value-type="float">
            <text:p>138</text:p>
          </table:table-cell>
          <table:table-cell table:formula="of:=[.D48]-[.B48]" office:value-type="float" office:value="-7.11550075862201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48]" office:value-type="float" office:value="137.88449924137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table:formula="of:=IF([.E48]=0; [.C48]; IF([.E48]&gt;0; [.C48]*(1+[.$E$1]); [.C48]*(1-[.$E$1])))" office:value-type="float" office:value="0.475258208785784" calcext:value-type="float">
            <text:p>0.4753</text:p>
          </table:table-cell>
          <table:table-cell table:formula="of:=[.B49]*[.C49]+(1-[.C49])*[.A49]" office:value-type="float" office:value="135.087842672319" calcext:value-type="float">
            <text:p>135</text:p>
          </table:table-cell>
          <table:table-cell table:formula="of:=[.D49]-[.B49]" office:value-type="float" office:value="3.08784267231937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49]" office:value-type="float" office:value="135.087842672319" calcext:value-type="float">
            <text:p>135</text:p>
          </table:table-cell>
          <table:table-cell office:value-type="float" office:value="250" calcext:value-type="float">
            <text:p>250</text:p>
          </table:table-cell>
          <table:table-cell table:formula="of:=IF([.E49]=0; [.C49]; IF([.E49]&gt;0; [.C49]*(1+[.$E$1]); [.C49]*(1-[.$E$1])))" office:value-type="float" office:value="0.508526283400789" calcext:value-type="float">
            <text:p>0.5085</text:p>
          </table:table-cell>
          <table:table-cell table:formula="of:=[.B50]*[.C50]+(1-[.C50])*[.A50]" office:value-type="float" office:value="193.523694955732" calcext:value-type="float">
            <text:p>194</text:p>
          </table:table-cell>
          <table:table-cell table:formula="of:=[.D50]-[.B50]" office:value-type="float" office:value="-56.4763050442684" calcext:value-type="float">
            <text:p>-56</text:p>
          </table:table-cell>
          <table:table-cell table:number-columns-repeated="4"/>
        </table:table-row>
        <table:table-row table:style-name="ro1">
          <table:table-cell table:formula="of:=[.D50]" office:value-type="float" office:value="193.523694955732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formula="of:=IF([.E50]=0; [.C50]; IF([.E50]&gt;0; [.C50]*(1+[.$E$1]); [.C50]*(1-[.$E$1])))" office:value-type="float" office:value="0.472929443562734" calcext:value-type="float">
            <text:p>0.4729</text:p>
          </table:table-cell>
          <table:table-cell table:formula="of:=[.B51]*[.C51]+(1-[.C51])*[.A51]" office:value-type="float" office:value="106.729936019741" calcext:value-type="float">
            <text:p>107</text:p>
          </table:table-cell>
          <table:table-cell table:formula="of:=[.D51]-[.B51]" office:value-type="float" office:value="96.7299360197405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D51]" office:value-type="float" office:value="106.729936019741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table:formula="of:=IF([.E51]=0; [.C51]; IF([.E51]&gt;0; [.C51]*(1+[.$E$1]); [.C51]*(1-[.$E$1])))" office:value-type="float" office:value="0.506034504612125" calcext:value-type="float">
            <text:p>0.5060</text:p>
          </table:table-cell>
          <table:table-cell table:formula="of:=[.B52]*[.C52]+(1-[.C52])*[.A52]" office:value-type="float" office:value="121.035563841344" calcext:value-type="float">
            <text:p>121</text:p>
          </table:table-cell>
          <table:table-cell table:formula="of:=[.D52]-[.B52]" office:value-type="float" office:value="-13.9644361586558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52]" office:value-type="float" office:value="121.035563841344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formula="of:=IF([.E52]=0; [.C52]; IF([.E52]&gt;0; [.C52]*(1+[.$E$1]); [.C52]*(1-[.$E$1])))" office:value-type="float" office:value="0.470612089289277" calcext:value-type="float">
            <text:p>0.4706</text:p>
          </table:table-cell>
          <table:table-cell table:formula="of:=[.B53]*[.C53]+(1-[.C53])*[.A53]" office:value-type="float" office:value="111.135973192591" calcext:value-type="float">
            <text:p>111</text:p>
          </table:table-cell>
          <table:table-cell table:formula="of:=[.D53]-[.B53]" office:value-type="float" office:value="11.1359731925913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D53]" office:value-type="float" office:value="111.13597319259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formula="of:=IF([.E53]=0; [.C53]; IF([.E53]&gt;0; [.C53]*(1+[.$E$1]); [.C53]*(1-[.$E$1])))" office:value-type="float" office:value="0.503554935539526" calcext:value-type="float">
            <text:p>0.5036</text:p>
          </table:table-cell>
          <table:table-cell table:formula="of:=[.B54]*[.C54]+(1-[.C54])*[.A54]" office:value-type="float" office:value="110.563948284821" calcext:value-type="float">
            <text:p>111</text:p>
          </table:table-cell>
          <table:table-cell table:formula="of:=[.D54]-[.B54]" office:value-type="float" office:value="0.563948284821322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54]" office:value-type="float" office:value="110.56394828482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table:formula="of:=IF([.E54]=0; [.C54]; IF([.E54]&gt;0; [.C54]*(1+[.$E$1]); [.C54]*(1-[.$E$1])))" office:value-type="float" office:value="0.538803781027293" calcext:value-type="float">
            <text:p>0.5388</text:p>
          </table:table-cell>
          <table:table-cell table:formula="of:=[.B55]*[.C55]+(1-[.C55])*[.A55]" office:value-type="float" office:value="125.34659668542" calcext:value-type="float">
            <text:p>125</text:p>
          </table:table-cell>
          <table:table-cell table:formula="of:=[.D55]-[.B55]" office:value-type="float" office:value="-12.6534033145801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55]" office:value-type="float" office:value="125.34659668542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formula="of:=IF([.E55]=0; [.C55]; IF([.E55]&gt;0; [.C55]*(1+[.$E$1]); [.C55]*(1-[.$E$1])))" office:value-type="float" office:value="0.501087516355382" calcext:value-type="float">
            <text:p>0.5011</text:p>
          </table:table-cell>
          <table:table-cell table:formula="of:=[.B56]*[.C56]+(1-[.C56])*[.A56]" office:value-type="float" office:value="122.667483831369" calcext:value-type="float">
            <text:p>123</text:p>
          </table:table-cell>
          <table:table-cell table:formula="of:=[.D56]-[.B56]" office:value-type="float" office:value="2.66748383136894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56]" office:value-type="float" office:value="122.667483831369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IF([.E56]=0; [.C56]; IF([.E56]&gt;0; [.C56]*(1+[.$E$1]); [.C56]*(1-[.$E$1])))" office:value-type="float" office:value="0.536163642500259" calcext:value-type="float">
            <text:p>0.5362</text:p>
          </table:table-cell>
          <table:table-cell table:formula="of:=[.B57]*[.C57]+(1-[.C57])*[.A57]" office:value-type="float" office:value="131.960548834037" calcext:value-type="float">
            <text:p>132</text:p>
          </table:table-cell>
          <table:table-cell table:formula="of:=[.D57]-[.B57]" office:value-type="float" office:value="-8.03945116596319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57]" office:value-type="float" office:value="131.960548834037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formula="of:=IF([.E57]=0; [.C57]; IF([.E57]&gt;0; [.C57]*(1+[.$E$1]); [.C57]*(1-[.$E$1])))" office:value-type="float" office:value="0.498632187525241" calcext:value-type="float">
            <text:p>0.4986</text:p>
          </table:table-cell>
          <table:table-cell table:formula="of:=[.B58]*[.C58]+(1-[.C58])*[.A58]" office:value-type="float" office:value="136.467910142949" calcext:value-type="float">
            <text:p>136</text:p>
          </table:table-cell>
          <table:table-cell table:formula="of:=[.D58]-[.B58]" office:value-type="float" office:value="-4.53208985705135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58]" office:value-type="float" office:value="136.467910142949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table:formula="of:=IF([.E58]=0; [.C58]; IF([.E58]&gt;0; [.C58]*(1+[.$E$1]); [.C58]*(1-[.$E$1])))" office:value-type="float" office:value="0.463727934398474" calcext:value-type="float">
            <text:p>0.4637</text:p>
          </table:table-cell>
          <table:table-cell table:formula="of:=[.B59]*[.C59]+(1-[.C59])*[.A59]" office:value-type="float" office:value="142.743118220454" calcext:value-type="float">
            <text:p>143</text:p>
          </table:table-cell>
          <table:table-cell table:formula="of:=[.D59]-[.B59]" office:value-type="float" office:value="-7.2568817795464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59]" office:value-type="float" office:value="142.743118220454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formula="of:=IF([.E59]=0; [.C59]; IF([.E59]&gt;0; [.C59]*(1+[.$E$1]); [.C59]*(1-[.$E$1])))" office:value-type="float" office:value="0.431266978990581" calcext:value-type="float">
            <text:p>0.4313</text:p>
          </table:table-cell>
          <table:table-cell table:formula="of:=[.B60]*[.C60]+(1-[.C60])*[.A60]" office:value-type="float" office:value="148.029106597363" calcext:value-type="float">
            <text:p>148</text:p>
          </table:table-cell>
          <table:table-cell table:formula="of:=[.D60]-[.B60]" office:value-type="float" office:value="-6.97089340263673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60]" office:value-type="float" office:value="148.029106597363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table:formula="of:=IF([.E60]=0; [.C60]; IF([.E60]&gt;0; [.C60]*(1+[.$E$1]); [.C60]*(1-[.$E$1])))" office:value-type="float" office:value="0.40107829046124" calcext:value-type="float">
            <text:p>0.4011</text:p>
          </table:table-cell>
          <table:table-cell table:formula="of:=[.B61]*[.C61]+(1-[.C61])*[.A61]" office:value-type="float" office:value="140.798023344749" calcext:value-type="float">
            <text:p>141</text:p>
          </table:table-cell>
          <table:table-cell table:formula="of:=[.D61]-[.B61]" office:value-type="float" office:value="10.7980233447493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D61]" office:value-type="float" office:value="140.798023344749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table:formula="of:=IF([.E61]=0; [.C61]; IF([.E61]&gt;0; [.C61]*(1+[.$E$1]); [.C61]*(1-[.$E$1])))" office:value-type="float" office:value="0.429153770793527" calcext:value-type="float">
            <text:p>0.4292</text:p>
          </table:table-cell>
          <table:table-cell table:formula="of:=[.B62]*[.C62]+(1-[.C62])*[.A62]" office:value-type="float" office:value="142.601317471137" calcext:value-type="float">
            <text:p>143</text:p>
          </table:table-cell>
          <table:table-cell table:formula="of:=[.D62]-[.B62]" office:value-type="float" office:value="-2.39868252886345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62]" office:value-type="float" office:value="142.601317471137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table:formula="of:=IF([.E62]=0; [.C62]; IF([.E62]&gt;0; [.C62]*(1+[.$E$1]); [.C62]*(1-[.$E$1])))" office:value-type="float" office:value="0.39911300683798" calcext:value-type="float">
            <text:p>0.3991</text:p>
          </table:table-cell>
          <table:table-cell table:formula="of:=[.B63]*[.C63]+(1-[.C63])*[.A63]" office:value-type="float" office:value="143.957775874519" calcext:value-type="float">
            <text:p>144</text:p>
          </table:table-cell>
          <table:table-cell table:formula="of:=[.D63]-[.B63]" office:value-type="float" office:value="-2.04222412548103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63]" office:value-type="float" office:value="143.957775874519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table:formula="of:=IF([.E63]=0; [.C63]; IF([.E63]&gt;0; [.C63]*(1+[.$E$1]); [.C63]*(1-[.$E$1])))" office:value-type="float" office:value="0.371175096359321" calcext:value-type="float">
            <text:p>0.3712</text:p>
          </table:table-cell>
          <table:table-cell table:formula="of:=[.B64]*[.C64]+(1-[.C64])*[.A64]" office:value-type="float" office:value="145.086973707441" calcext:value-type="float">
            <text:p>145</text:p>
          </table:table-cell>
          <table:table-cell table:formula="of:=[.D64]-[.B64]" office:value-type="float" office:value="-1.91302629255895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64]" office:value-type="float" office:value="145.086973707441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formula="of:=IF([.E64]=0; [.C64]; IF([.E64]&gt;0; [.C64]*(1+[.$E$1]); [.C64]*(1-[.$E$1])))" office:value-type="float" office:value="0.345192839614169" calcext:value-type="float">
            <text:p>0.3452</text:p>
          </table:table-cell>
          <table:table-cell table:formula="of:=[.B65]*[.C65]+(1-[.C65])*[.A65]" office:value-type="float" office:value="146.09252952524" calcext:value-type="float">
            <text:p>146</text:p>
          </table:table-cell>
          <table:table-cell table:formula="of:=[.D65]-[.B65]" office:value-type="float" office:value="-1.9074704747598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65]" office:value-type="float" office:value="146.09252952524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table:formula="of:=IF([.E65]=0; [.C65]; IF([.E65]&gt;0; [.C65]*(1+[.$E$1]); [.C65]*(1-[.$E$1])))" office:value-type="float" office:value="0.321029340841177" calcext:value-type="float">
            <text:p>0.3210</text:p>
          </table:table-cell>
          <table:table-cell table:formula="of:=[.B66]*[.C66]+(1-[.C66])*[.A66]" office:value-type="float" office:value="144.136648787697" calcext:value-type="float">
            <text:p>144</text:p>
          </table:table-cell>
          <table:table-cell table:formula="of:=[.D66]-[.B66]" office:value-type="float" office:value="4.13664878769691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D66]" office:value-type="float" office:value="144.136648787697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table:formula="of:=IF([.E66]=0; [.C66]; IF([.E66]&gt;0; [.C66]*(1+[.$E$1]); [.C66]*(1-[.$E$1])))" office:value-type="float" office:value="0.343501394700059" calcext:value-type="float">
            <text:p>0.3435</text:p>
          </table:table-cell>
          <table:table-cell table:formula="of:=[.B67]*[.C67]+(1-[.C67])*[.A67]" office:value-type="float" office:value="146.150718106739" calcext:value-type="float">
            <text:p>146</text:p>
          </table:table-cell>
          <table:table-cell table:formula="of:=[.D67]-[.B67]" office:value-type="float" office:value="-3.8492818932607" calcext:value-type="float">
            <text:p>-4</text:p>
          </table:table-cell>
          <table:table-cell table:number-columns-repeated="4"/>
        </table:table-row>
        <table:table-row table:style-name="ro1">
          <table:table-cell table:formula="of:=[.D67]" office:value-type="float" office:value="146.150718106739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table:formula="of:=IF([.E67]=0; [.C67]; IF([.E67]&gt;0; [.C67]*(1+[.$E$1]); [.C67]*(1-[.$E$1])))" office:value-type="float" office:value="0.319456297071055" calcext:value-type="float">
            <text:p>0.3195</text:p>
          </table:table-cell>
          <table:table-cell table:formula="of:=[.B68]*[.C68]+(1-[.C68])*[.A68]" office:value-type="float" office:value="148.977676932098" calcext:value-type="float">
            <text:p>149</text:p>
          </table:table-cell>
          <table:table-cell table:formula="of:=[.D68]-[.B68]" office:value-type="float" office:value="-6.02232306790171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68]" office:value-type="float" office:value="148.977676932098" calcext:value-type="float">
            <text:p>149</text:p>
          </table:table-cell>
          <table:table-cell office:value-type="float" office:value="300" calcext:value-type="float">
            <text:p>300</text:p>
          </table:table-cell>
          <table:table-cell table:formula="of:=IF([.E68]=0; [.C68]; IF([.E68]&gt;0; [.C68]*(1+[.$E$1]); [.C68]*(1-[.$E$1])))" office:value-type="float" office:value="0.297094356276081" calcext:value-type="float">
            <text:p>0.2971</text:p>
          </table:table-cell>
          <table:table-cell table:formula="of:=[.B69]*[.C69]+(1-[.C69])*[.A69]" office:value-type="float" office:value="193.845556787275" calcext:value-type="float">
            <text:p>194</text:p>
          </table:table-cell>
          <table:table-cell table:formula="of:=[.D69]-[.B69]" office:value-type="float" office:value="-106.154443212725" calcext:value-type="float">
            <text:p>-106</text:p>
          </table:table-cell>
          <table:table-cell table:number-columns-repeated="4"/>
        </table:table-row>
        <table:table-row table:style-name="ro1">
          <table:table-cell table:formula="of:=[.D69]" office:value-type="float" office:value="193.845556787275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table:formula="of:=IF([.E69]=0; [.C69]; IF([.E69]&gt;0; [.C69]*(1+[.$E$1]); [.C69]*(1-[.$E$1])))" office:value-type="float" office:value="0.276297751336756" calcext:value-type="float">
            <text:p>0.2763</text:p>
          </table:table-cell>
          <table:table-cell table:formula="of:=[.B70]*[.C70]+(1-[.C70])*[.A70]" office:value-type="float" office:value="167.916240474005" calcext:value-type="float">
            <text:p>168</text:p>
          </table:table-cell>
          <table:table-cell table:formula="of:=[.D70]-[.B70]" office:value-type="float" office:value="67.9162404740051" calcext:value-type="float">
            <text:p>68</text:p>
          </table:table-cell>
          <table:table-cell table:number-columns-repeated="4"/>
        </table:table-row>
        <table:table-row table:style-name="ro1">
          <table:table-cell table:formula="of:=[.D70]" office:value-type="float" office:value="167.916240474005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 table:formula="of:=IF([.E70]=0; [.C70]; IF([.E70]&gt;0; [.C70]*(1+[.$E$1]); [.C70]*(1-[.$E$1])))" office:value-type="float" office:value="0.295638593930329" calcext:value-type="float">
            <text:p>0.2956</text:p>
          </table:table-cell>
          <table:table-cell table:formula="of:=[.B71]*[.C71]+(1-[.C71])*[.A71]" office:value-type="float" office:value="153.750350513843" calcext:value-type="float">
            <text:p>154</text:p>
          </table:table-cell>
          <table:table-cell table:formula="of:=[.D71]-[.B71]" office:value-type="float" office:value="33.7503505138427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D71]" office:value-type="float" office:value="153.750350513843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formula="of:=IF([.E71]=0; [.C71]; IF([.E71]&gt;0; [.C71]*(1+[.$E$1]); [.C71]*(1-[.$E$1])))" office:value-type="float" office:value="0.316333295505452" calcext:value-type="float">
            <text:p>0.3163</text:p>
          </table:table-cell>
          <table:table-cell table:formula="of:=[.B72]*[.C72]+(1-[.C72])*[.A72]" office:value-type="float" office:value="154.145656254026" calcext:value-type="float">
            <text:p>154</text:p>
          </table:table-cell>
          <table:table-cell table:formula="of:=[.D72]-[.B72]" office:value-type="float" office:value="-0.854343745974461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72]" office:value-type="float" office:value="154.145656254026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table:formula="of:=IF([.E72]=0; [.C72]; IF([.E72]&gt;0; [.C72]*(1+[.$E$1]); [.C72]*(1-[.$E$1])))" office:value-type="float" office:value="0.29418996482007" calcext:value-type="float">
            <text:p>0.2942</text:p>
          </table:table-cell>
          <table:table-cell table:formula="of:=[.B73]*[.C73]+(1-[.C73])*[.A73]" office:value-type="float" office:value="154.691185575418" calcext:value-type="float">
            <text:p>155</text:p>
          </table:table-cell>
          <table:table-cell table:formula="of:=[.D73]-[.B73]" office:value-type="float" office:value="-1.30881442458193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73]" office:value-type="float" office:value="154.691185575418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table:formula="of:=IF([.E73]=0; [.C73]; IF([.E73]&gt;0; [.C73]*(1+[.$E$1]); [.C73]*(1-[.$E$1])))" office:value-type="float" office:value="0.273596667282665" calcext:value-type="float">
            <text:p>0.2736</text:p>
          </table:table-cell>
          <table:table-cell table:formula="of:=[.B74]*[.C74]+(1-[.C74])*[.A74]" office:value-type="float" office:value="156.143659509206" calcext:value-type="float">
            <text:p>156</text:p>
          </table:table-cell>
          <table:table-cell table:formula="of:=[.D74]-[.B74]" office:value-type="float" office:value="-3.85634049079417" calcext:value-type="float">
            <text:p>-4</text:p>
          </table:table-cell>
          <table:table-cell table:number-columns-repeated="4"/>
        </table:table-row>
        <table:table-row table:style-name="ro1">
          <table:table-cell table:formula="of:=[.D74]" office:value-type="float" office:value="156.14365950920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formula="of:=IF([.E74]=0; [.C74]; IF([.E74]&gt;0; [.C74]*(1+[.$E$1]); [.C74]*(1-[.$E$1])))" office:value-type="float" office:value="0.254444900572878" calcext:value-type="float">
            <text:p>0.2544</text:p>
          </table:table-cell>
          <table:table-cell table:formula="of:=[.B75]*[.C75]+(1-[.C75])*[.A75]" office:value-type="float" office:value="156.615995880815" calcext:value-type="float">
            <text:p>157</text:p>
          </table:table-cell>
          <table:table-cell table:formula="of:=[.D75]-[.B75]" office:value-type="float" office:value="-1.38400411918462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75]" office:value-type="float" office:value="156.615995880815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table:formula="of:=IF([.E75]=0; [.C75]; IF([.E75]&gt;0; [.C75]*(1+[.$E$1]); [.C75]*(1-[.$E$1])))" office:value-type="float" office:value="0.236633757532777" calcext:value-type="float">
            <text:p>0.2366</text:p>
          </table:table-cell>
          <table:table-cell table:formula="of:=[.B76]*[.C76]+(1-[.C76])*[.A76]" office:value-type="float" office:value="162.1494406417" calcext:value-type="float">
            <text:p>162</text:p>
          </table:table-cell>
          <table:table-cell table:formula="of:=[.D76]-[.B76]" office:value-type="float" office:value="-17.8505593583" calcext:value-type="float">
            <text:p>-18</text:p>
          </table:table-cell>
          <table:table-cell table:number-columns-repeated="4"/>
        </table:table-row>
        <table:table-row table:style-name="ro1">
          <table:table-cell table:formula="of:=[.D76]" office:value-type="float" office:value="162.1494406417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table:formula="of:=IF([.E76]=0; [.C76]; IF([.E76]&gt;0; [.C76]*(1+[.$E$1]); [.C76]*(1-[.$E$1])))" office:value-type="float" office:value="0.220069394505483" calcext:value-type="float">
            <text:p>0.2201</text:p>
          </table:table-cell>
          <table:table-cell table:formula="of:=[.B77]*[.C77]+(1-[.C77])*[.A77]" office:value-type="float" office:value="144.070862980717" calcext:value-type="float">
            <text:p>144</text:p>
          </table:table-cell>
          <table:table-cell table:formula="of:=[.D77]-[.B77]" office:value-type="float" office:value="64.070862980717" calcext:value-type="float">
            <text:p>64</text:p>
          </table:table-cell>
          <table:table-cell table:number-columns-repeated="4"/>
        </table:table-row>
        <table:table-row table:style-name="ro1">
          <table:table-cell table:formula="of:=[.D77]" office:value-type="float" office:value="144.070862980717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table:formula="of:=IF([.E77]=0; [.C77]; IF([.E77]&gt;0; [.C77]*(1+[.$E$1]); [.C77]*(1-[.$E$1])))" office:value-type="float" office:value="0.235474252120866" calcext:value-type="float">
            <text:p>0.2355</text:p>
          </table:table-cell>
          <table:table-cell table:formula="of:=[.B78]*[.C78]+(1-[.C78])*[.A78]" office:value-type="float" office:value="148.057238859384" calcext:value-type="float">
            <text:p>148</text:p>
          </table:table-cell>
          <table:table-cell table:formula="of:=[.D78]-[.B78]" office:value-type="float" office:value="-12.9427611406157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78]" office:value-type="float" office:value="148.057238859384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table:formula="of:=IF([.E78]=0; [.C78]; IF([.E78]&gt;0; [.C78]*(1+[.$E$1]); [.C78]*(1-[.$E$1])))" office:value-type="float" office:value="0.218991054472406" calcext:value-type="float">
            <text:p>0.2190</text:p>
          </table:table-cell>
          <table:table-cell table:formula="of:=[.B79]*[.C79]+(1-[.C79])*[.A79]" office:value-type="float" office:value="151.767551987242" calcext:value-type="float">
            <text:p>152</text:p>
          </table:table-cell>
          <table:table-cell table:formula="of:=[.D79]-[.B79]" office:value-type="float" office:value="-13.2324480127581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79]" office:value-type="float" office:value="151.76755198724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table:formula="of:=IF([.E79]=0; [.C79]; IF([.E79]&gt;0; [.C79]*(1+[.$E$1]); [.C79]*(1-[.$E$1])))" office:value-type="float" office:value="0.203661680659337" calcext:value-type="float">
            <text:p>0.2037</text:p>
          </table:table-cell>
          <table:table-cell table:formula="of:=[.B80]*[.C80]+(1-[.C80])*[.A80]" office:value-type="float" office:value="154.055171227439" calcext:value-type="float">
            <text:p>154</text:p>
          </table:table-cell>
          <table:table-cell table:formula="of:=[.D80]-[.B80]" office:value-type="float" office:value="-8.94482877256121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80]" office:value-type="float" office:value="154.055171227439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IF([.E80]=0; [.C80]; IF([.E80]&gt;0; [.C80]*(1+[.$E$1]); [.C80]*(1-[.$E$1])))" office:value-type="float" office:value="0.189405363013184" calcext:value-type="float">
            <text:p>0.1894</text:p>
          </table:table-cell>
          <table:table-cell table:formula="of:=[.B81]*[.C81]+(1-[.C81])*[.A81]" office:value-type="float" office:value="155.181153679157" calcext:value-type="float">
            <text:p>155</text:p>
          </table:table-cell>
          <table:table-cell table:formula="of:=[.D81]-[.B81]" office:value-type="float" office:value="-4.81884632084305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81]" office:value-type="float" office:value="155.181153679157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formula="of:=IF([.E81]=0; [.C81]; IF([.E81]&gt;0; [.C81]*(1+[.$E$1]); [.C81]*(1-[.$E$1])))" office:value-type="float" office:value="0.176146987602261" calcext:value-type="float">
            <text:p>0.1761</text:p>
          </table:table-cell>
          <table:table-cell table:formula="of:=[.B82]*[.C82]+(1-[.C82])*[.A82]" office:value-type="float" office:value="157.791448818314" calcext:value-type="float">
            <text:p>158</text:p>
          </table:table-cell>
          <table:table-cell table:formula="of:=[.D82]-[.B82]" office:value-type="float" office:value="-12.2085511816857" calcext:value-type="float">
            <text:p>-12</text:p>
          </table:table-cell>
          <table:table-cell table:number-columns-repeated="4"/>
        </table:table-row>
        <table:table-row table:style-name="ro1">
          <table:table-cell table:formula="of:=[.D82]" office:value-type="float" office:value="157.791448818314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table:formula="of:=IF([.E82]=0; [.C82]; IF([.E82]&gt;0; [.C82]*(1+[.$E$1]); [.C82]*(1-[.$E$1])))" office:value-type="float" office:value="0.163816698470103" calcext:value-type="float">
            <text:p>0.1638</text:p>
          </table:table-cell>
          <table:table-cell table:formula="of:=[.B83]*[.C83]+(1-[.C83])*[.A83]" office:value-type="float" office:value="159.791413366001" calcext:value-type="float">
            <text:p>160</text:p>
          </table:table-cell>
          <table:table-cell table:formula="of:=[.D83]-[.B83]" office:value-type="float" office:value="-10.2085866339987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83]" office:value-type="float" office:value="159.791413366001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formula="of:=IF([.E83]=0; [.C83]; IF([.E83]&gt;0; [.C83]*(1+[.$E$1]); [.C83]*(1-[.$E$1])))" office:value-type="float" office:value="0.152349529577195" calcext:value-type="float">
            <text:p>0.1523</text:p>
          </table:table-cell>
          <table:table-cell table:formula="of:=[.B84]*[.C84]+(1-[.C84])*[.A84]" office:value-type="float" office:value="160.889638148608" calcext:value-type="float">
            <text:p>161</text:p>
          </table:table-cell>
          <table:table-cell table:formula="of:=[.D84]-[.B84]" office:value-type="float" office:value="-6.1103618513925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84]" office:value-type="float" office:value="160.889638148608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IF([.E84]=0; [.C84]; IF([.E84]&gt;0; [.C84]*(1+[.$E$1]); [.C84]*(1-[.$E$1])))" office:value-type="float" office:value="0.141685062506792" calcext:value-type="float">
            <text:p>0.1417</text:p>
          </table:table-cell>
          <table:table-cell table:formula="of:=[.B85]*[.C85]+(1-[.C85])*[.A85]" office:value-type="float" office:value="160.763589711914" calcext:value-type="float">
            <text:p>161</text:p>
          </table:table-cell>
          <table:table-cell table:formula="of:=[.D85]-[.B85]" office:value-type="float" office:value="0.763589711913625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85]" office:value-type="float" office:value="160.763589711914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formula="of:=IF([.E85]=0; [.C85]; IF([.E85]&gt;0; [.C85]*(1+[.$E$1]); [.C85]*(1-[.$E$1])))" office:value-type="float" office:value="0.151603016882267" calcext:value-type="float">
            <text:p>0.1516</text:p>
          </table:table-cell>
          <table:table-cell table:formula="of:=[.B86]*[.C86]+(1-[.C86])*[.A86]" office:value-type="float" office:value="160.951033241692" calcext:value-type="float">
            <text:p>161</text:p>
          </table:table-cell>
          <table:table-cell table:formula="of:=[.D86]-[.B86]" office:value-type="float" office:value="-1.04896675830818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86]" office:value-type="float" office:value="160.951033241692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table:formula="of:=IF([.E86]=0; [.C86]; IF([.E86]&gt;0; [.C86]*(1+[.$E$1]); [.C86]*(1-[.$E$1])))" office:value-type="float" office:value="0.140990805700508" calcext:value-type="float">
            <text:p>0.1410</text:p>
          </table:table-cell>
          <table:table-cell table:formula="of:=[.B87]*[.C87]+(1-[.C87])*[.A87]" office:value-type="float" office:value="155.177314070677" calcext:value-type="float">
            <text:p>155</text:p>
          </table:table-cell>
          <table:table-cell table:formula="of:=[.D87]-[.B87]" office:value-type="float" office:value="35.1773140706774" calcext:value-type="float">
            <text:p>35</text:p>
          </table:table-cell>
          <table:table-cell table:number-columns-repeated="4"/>
        </table:table-row>
        <table:table-row table:style-name="ro1">
          <table:table-cell table:formula="of:=[.D87]" office:value-type="float" office:value="155.177314070677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formula="of:=IF([.E87]=0; [.C87]; IF([.E87]&gt;0; [.C87]*(1+[.$E$1]); [.C87]*(1-[.$E$1])))" office:value-type="float" office:value="0.150860162099544" calcext:value-type="float">
            <text:p>0.1509</text:p>
          </table:table-cell>
          <table:table-cell table:formula="of:=[.B88]*[.C88]+(1-[.C88])*[.A88]" office:value-type="float" office:value="157.413466872726" calcext:value-type="float">
            <text:p>157</text:p>
          </table:table-cell>
          <table:table-cell table:formula="of:=[.D88]-[.B88]" office:value-type="float" office:value="-12.5865331272744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8]" office:value-type="float" office:value="157.413466872726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table:formula="of:=IF([.E88]=0; [.C88]; IF([.E88]&gt;0; [.C88]*(1+[.$E$1]); [.C88]*(1-[.$E$1])))" office:value-type="float" office:value="0.140299950752576" calcext:value-type="float">
            <text:p>0.1403</text:p>
          </table:table-cell>
          <table:table-cell table:formula="of:=[.B89]*[.C89]+(1-[.C89])*[.A89]" office:value-type="float" office:value="159.459956752133" calcext:value-type="float">
            <text:p>159</text:p>
          </table:table-cell>
          <table:table-cell table:formula="of:=[.D89]-[.B89]" office:value-type="float" office:value="-12.540043247867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9]" office:value-type="float" office:value="159.459956752133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table:formula="of:=IF([.E89]=0; [.C89]; IF([.E89]&gt;0; [.C89]*(1+[.$E$1]); [.C89]*(1-[.$E$1])))" office:value-type="float" office:value="0.130478954199896" calcext:value-type="float">
            <text:p>0.1305</text:p>
          </table:table-cell>
          <table:table-cell table:formula="of:=[.B90]*[.C90]+(1-[.C90])*[.A90]" office:value-type="float" office:value="161.226647434936" calcext:value-type="float">
            <text:p>161</text:p>
          </table:table-cell>
          <table:table-cell table:formula="of:=[.D90]-[.B90]" office:value-type="float" office:value="-11.773352565064" calcext:value-type="float">
            <text:p>-12</text:p>
          </table:table-cell>
          <table:table-cell table:number-columns-repeated="4"/>
        </table:table-row>
        <table:table-row table:style-name="ro1">
          <table:table-cell table:formula="of:=[.D90]" office:value-type="float" office:value="161.226647434936" calcext:value-type="float">
            <text:p>161</text:p>
          </table:table-cell>
          <table:table-cell office:value-type="float" office:value="205" calcext:value-type="float">
            <text:p>205</text:p>
          </table:table-cell>
          <table:table-cell table:formula="of:=IF([.E90]=0; [.C90]; IF([.E90]&gt;0; [.C90]*(1+[.$E$1]); [.C90]*(1-[.$E$1])))" office:value-type="float" office:value="0.121345427405903" calcext:value-type="float">
            <text:p>0.1213</text:p>
          </table:table-cell>
          <table:table-cell table:formula="of:=[.B91]*[.C91]+(1-[.C91])*[.A91]" office:value-type="float" office:value="166.538343610933" calcext:value-type="float">
            <text:p>167</text:p>
          </table:table-cell>
          <table:table-cell table:formula="of:=[.D91]-[.B91]" office:value-type="float" office:value="-38.461656389067" calcext:value-type="float">
            <text:p>-38</text:p>
          </table:table-cell>
          <table:table-cell table:number-columns-repeated="4"/>
        </table:table-row>
        <table:table-row table:style-name="ro1">
          <table:table-cell table:formula="of:=[.D91]" office:value-type="float" office:value="166.538343610933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table:formula="of:=IF([.E91]=0; [.C91]; IF([.E91]&gt;0; [.C91]*(1+[.$E$1]); [.C91]*(1-[.$E$1])))" office:value-type="float" office:value="0.11285124748749" calcext:value-type="float">
            <text:p>0.1129</text:p>
          </table:table-cell>
          <table:table-cell table:formula="of:=[.B92]*[.C92]+(1-[.C92])*[.A92]" office:value-type="float" office:value="164.671970903062" calcext:value-type="float">
            <text:p>165</text:p>
          </table:table-cell>
          <table:table-cell table:formula="of:=[.D92]-[.B92]" office:value-type="float" office:value="14.671970903062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D92]" office:value-type="float" office:value="164.671970903062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table:formula="of:=IF([.E92]=0; [.C92]; IF([.E92]&gt;0; [.C92]*(1+[.$E$1]); [.C92]*(1-[.$E$1])))" office:value-type="float" office:value="0.120750834811614" calcext:value-type="float">
            <text:p>0.1208</text:p>
          </table:table-cell>
          <table:table-cell table:formula="of:=[.B93]*[.C93]+(1-[.C93])*[.A93]" office:value-type="float" office:value="166.039839873288" calcext:value-type="float">
            <text:p>166</text:p>
          </table:table-cell>
          <table:table-cell table:formula="of:=[.D93]-[.B93]" office:value-type="float" office:value="-9.96016012671208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93]" office:value-type="float" office:value="166.039839873288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table:formula="of:=IF([.E93]=0; [.C93]; IF([.E93]&gt;0; [.C93]*(1+[.$E$1]); [.C93]*(1-[.$E$1])))" office:value-type="float" office:value="0.112298276374801" calcext:value-type="float">
            <text:p>0.1123</text:p>
          </table:table-cell>
          <table:table-cell table:formula="of:=[.B94]*[.C94]+(1-[.C94])*[.A94]" office:value-type="float" office:value="169.292015939056" calcext:value-type="float">
            <text:p>169</text:p>
          </table:table-cell>
          <table:table-cell table:formula="of:=[.D94]-[.B94]" office:value-type="float" office:value="-25.7079840609441" calcext:value-type="float">
            <text:p>-26</text:p>
          </table:table-cell>
          <table:table-cell table:number-columns-repeated="4"/>
        </table:table-row>
        <table:table-row table:style-name="ro1">
          <table:table-cell table:formula="of:=[.D94]" office:value-type="float" office:value="169.292015939056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table:formula="of:=IF([.E94]=0; [.C94]; IF([.E94]&gt;0; [.C94]*(1+[.$E$1]); [.C94]*(1-[.$E$1])))" office:value-type="float" office:value="0.104437397028565" calcext:value-type="float">
            <text:p>0.1044</text:p>
          </table:table-cell>
          <table:table-cell table:formula="of:=[.B95]*[.C95]+(1-[.C95])*[.A95]" office:value-type="float" office:value="170.201455127747" calcext:value-type="float">
            <text:p>170</text:p>
          </table:table-cell>
          <table:table-cell table:formula="of:=[.D95]-[.B95]" office:value-type="float" office:value="-7.79854487225285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95]" office:value-type="float" office:value="170.201455127747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table:formula="of:=IF([.E95]=0; [.C95]; IF([.E95]&gt;0; [.C95]*(1+[.$E$1]); [.C95]*(1-[.$E$1])))" office:value-type="float" office:value="0.0971267792365653" calcext:value-type="float">
            <text:p>0.0971</text:p>
          </table:table-cell>
          <table:table-cell table:formula="of:=[.B96]*[.C96]+(1-[.C96])*[.A96]" office:value-type="float" office:value="170.181888440028" calcext:value-type="float">
            <text:p>170</text:p>
          </table:table-cell>
          <table:table-cell table:formula="of:=[.D96]-[.B96]" office:value-type="float" office:value="0.181888440028388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96]" office:value-type="float" office:value="170.181888440028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table:formula="of:=IF([.E96]=0; [.C96]; IF([.E96]&gt;0; [.C96]*(1+[.$E$1]); [.C96]*(1-[.$E$1])))" office:value-type="float" office:value="0.103925653783125" calcext:value-type="float">
            <text:p>0.1039</text:p>
          </table:table-cell>
          <table:table-cell table:formula="of:=[.B97]*[.C97]+(1-[.C97])*[.A97]" office:value-type="float" office:value="171.202242102814" calcext:value-type="float">
            <text:p>171</text:p>
          </table:table-cell>
          <table:table-cell table:formula="of:=[.D97]-[.B97]" office:value-type="float" office:value="-8.7977578971859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97]" office:value-type="float" office:value="171.202242102814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table:formula="of:=IF([.E97]=0; [.C97]; IF([.E97]&gt;0; [.C97]*(1+[.$E$1]); [.C97]*(1-[.$E$1])))" office:value-type="float" office:value="0.0966508580183062" calcext:value-type="float">
            <text:p>0.0967</text:p>
          </table:table-cell>
          <table:table-cell table:formula="of:=[.B98]*[.C98]+(1-[.C98])*[.A98]" office:value-type="float" office:value="172.149203810233" calcext:value-type="float">
            <text:p>172</text:p>
          </table:table-cell>
          <table:table-cell table:formula="of:=[.D98]-[.B98]" office:value-type="float" office:value="-8.85079618976727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98]" office:value-type="float" office:value="172.149203810233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table:formula="of:=IF([.E98]=0; [.C98]; IF([.E98]&gt;0; [.C98]*(1+[.$E$1]); [.C98]*(1-[.$E$1])))" office:value-type="float" office:value="0.0898852979570247" calcext:value-type="float">
            <text:p>0.0899</text:p>
          </table:table-cell>
          <table:table-cell table:formula="of:=[.B99]*[.C99]+(1-[.C99])*[.A99]" office:value-type="float" office:value="173.75372794452" calcext:value-type="float">
            <text:p>174</text:p>
          </table:table-cell>
          <table:table-cell table:formula="of:=[.D99]-[.B99]" office:value-type="float" office:value="-16.2462720554799" calcext:value-type="float">
            <text:p>-16</text:p>
          </table:table-cell>
          <table:table-cell table:number-columns-repeated="4"/>
        </table:table-row>
        <table:table-row table:style-name="ro1">
          <table:table-cell table:formula="of:=[.D99]" office:value-type="float" office:value="173.75372794452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table:formula="of:=IF([.E99]=0; [.C99]; IF([.E99]&gt;0; [.C99]*(1+[.$E$1]); [.C99]*(1-[.$E$1])))" office:value-type="float" office:value="0.083593327100033" calcext:value-type="float">
            <text:p>0.0836</text:p>
          </table:table-cell>
          <table:table-cell table:formula="of:=[.B100]*[.C100]+(1-[.C100])*[.A100]" office:value-type="float" office:value="174.52665458891" calcext:value-type="float">
            <text:p>175</text:p>
          </table:table-cell>
          <table:table-cell table:formula="of:=[.D100]-[.B100]" office:value-type="float" office:value="-8.47334541109029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100]" office:value-type="float" office:value="174.52665458891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table:formula="of:=IF([.E100]=0; [.C100]; IF([.E100]&gt;0; [.C100]*(1+[.$E$1]); [.C100]*(1-[.$E$1])))" office:value-type="float" office:value="0.0777417942030307" calcext:value-type="float">
            <text:p>0.0777</text:p>
          </table:table-cell>
          <table:table-cell table:formula="of:=[.B101]*[.C101]+(1-[.C101])*[.A101]" office:value-type="float" office:value="176.118289194506" calcext:value-type="float">
            <text:p>176</text:p>
          </table:table-cell>
          <table:table-cell table:formula="of:=[.D101]-[.B101]" office:value-type="float" office:value="-18.8817108054938" calcext:value-type="float">
            <text:p>-19</text:p>
          </table:table-cell>
          <table:table-cell table:number-columns-repeated="4"/>
        </table:table-row>
        <table:table-row table:style-name="ro1">
          <table:table-cell table:formula="of:=[.D101]" office:value-type="float" office:value="176.118289194506" calcext:value-type="float">
            <text:p>176</text:p>
          </table:table-cell>
          <table:table-cell table:style-name="ce6" table:formula="of:=[.B101]*0.99" office:value-type="float" office:value="193.05" calcext:value-type="float">
            <text:p>193</text:p>
          </table:table-cell>
          <table:table-cell table:formula="of:=IF([.E101]=0; [.C101]; IF([.E101]&gt;0; [.C101]*(1+[.$E$1]); [.C101]*(1-[.$E$1])))" office:value-type="float" office:value="0.0722998686088185" calcext:value-type="float">
            <text:p>0.0723</text:p>
          </table:table-cell>
          <table:table-cell table:formula="of:=[.B102]*[.C102]+(1-[.C102])*[.A102]" office:value-type="float" office:value="177.342449661066" calcext:value-type="float">
            <text:p>177</text:p>
          </table:table-cell>
          <table:table-cell table:formula="of:=[.D102]-[.B102]" office:value-type="float" office:value="-15.7075503389341" calcext:value-type="float">
            <text:p>-16</text:p>
          </table:table-cell>
          <table:table-cell table:number-columns-repeated="4"/>
        </table:table-row>
        <table:table-row table:style-name="ro1">
          <table:table-cell table:formula="of:=[.D102]" office:value-type="float" office:value="177.342449661066" calcext:value-type="float">
            <text:p>177</text:p>
          </table:table-cell>
          <table:table-cell table:style-name="ce6" table:formula="of:=[.B102]*0.99" office:value-type="float" office:value="191.1195" calcext:value-type="float">
            <text:p>191</text:p>
          </table:table-cell>
          <table:table-cell table:formula="of:=IF([.E102]=0; [.C102]; IF([.E102]&gt;0; [.C102]*(1+[.$E$1]); [.C102]*(1-[.$E$1])))" office:value-type="float" office:value="0.0672388778062012" calcext:value-type="float">
            <text:p>0.0672</text:p>
          </table:table-cell>
          <table:table-cell table:formula="of:=[.B103]*[.C103]+(1-[.C103])*[.A103]" office:value-type="float" office:value="178.268803065335" calcext:value-type="float">
            <text:p>178</text:p>
          </table:table-cell>
          <table:table-cell table:formula="of:=[.D103]-[.B103]" office:value-type="float" office:value="-12.8506969346646" calcext:value-type="float">
            <text:p>-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3]" office:value-type="float" office:value="178.268803065335" calcext:value-type="float">
            <text:p>178</text:p>
          </table:table-cell>
          <table:table-cell table:style-name="ce6" table:formula="of:=[.B103]*0.99" office:value-type="float" office:value="189.208305" calcext:value-type="float">
            <text:p>189</text:p>
          </table:table-cell>
          <table:table-cell table:formula="of:=IF([.E103]=0; [.C103]; IF([.E103]&gt;0; [.C103]*(1+[.$E$1]); [.C103]*(1-[.$E$1])))" office:value-type="float" office:value="0.0625321563597671" calcext:value-type="float">
            <text:p>0.0625</text:p>
          </table:table-cell>
          <table:table-cell table:formula="of:=[.B104]*[.C104]+(1-[.C104])*[.A104]" office:value-type="float" office:value="178.952873710812" calcext:value-type="float">
            <text:p>179</text:p>
          </table:table-cell>
          <table:table-cell table:formula="of:=[.D104]-[.B104]" office:value-type="float" office:value="-10.2554312891882" calcext:value-type="float">
            <text:p>-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4]" office:value-type="float" office:value="178.952873710812" calcext:value-type="float">
            <text:p>179</text:p>
          </table:table-cell>
          <table:table-cell table:style-name="ce6" office:value-type="float" office:value="200" calcext:value-type="float">
            <text:p>200</text:p>
          </table:table-cell>
          <table:table-cell table:formula="of:=IF([.E104]=0; [.C104]; IF([.E104]&gt;0; [.C104]*(1+[.$E$1]); [.C104]*(1-[.$E$1])))" office:value-type="float" office:value="0.0581549054145834" calcext:value-type="float">
            <text:p>0.0582</text:p>
          </table:table-cell>
          <table:table-cell table:formula="of:=[.B105]*[.C105]+(1-[.C105])*[.A105]" office:value-type="float" office:value="180.176867349408" calcext:value-type="float">
            <text:p>180</text:p>
          </table:table-cell>
          <table:table-cell table:formula="of:=[.D105]-[.B105]" office:value-type="float" office:value="-19.8231326505916" calcext:value-type="float">
            <text:p>-2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5]" office:value-type="float" office:value="180.176867349408" calcext:value-type="float">
            <text:p>180</text:p>
          </table:table-cell>
          <table:table-cell table:style-name="ce6" office:value-type="float" office:value="188" calcext:value-type="float">
            <text:p>188</text:p>
          </table:table-cell>
          <table:table-cell table:formula="of:=IF([.E105]=0; [.C105]; IF([.E105]&gt;0; [.C105]*(1+[.$E$1]); [.C105]*(1-[.$E$1])))" office:value-type="float" office:value="0.0540840620355626" calcext:value-type="float">
            <text:p>0.0541</text:p>
          </table:table-cell>
          <table:table-cell table:formula="of:=[.B106]*[.C106]+(1-[.C106])*[.A106]" office:value-type="float" office:value="180.599974140995" calcext:value-type="float">
            <text:p>181</text:p>
          </table:table-cell>
          <table:table-cell table:formula="of:=[.D106]-[.B106]" office:value-type="float" office:value="-7.40002585900459" calcext:value-type="float">
            <text:p>-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6]" office:value-type="float" office:value="180.599974140995" calcext:value-type="float">
            <text:p>181</text:p>
          </table:table-cell>
          <table:table-cell table:style-name="ce6" table:formula="of:=[.B106]*0.99" office:value-type="float" office:value="186.12" calcext:value-type="float">
            <text:p>186</text:p>
          </table:table-cell>
          <table:table-cell table:formula="of:=IF([.E106]=0; [.C106]; IF([.E106]&gt;0; [.C106]*(1+[.$E$1]); [.C106]*(1-[.$E$1])))" office:value-type="float" office:value="0.0502981776930732" calcext:value-type="float">
            <text:p>0.0503</text:p>
          </table:table-cell>
          <table:table-cell table:formula="of:=[.B107]*[.C107]+(1-[.C107])*[.A107]" office:value-type="float" office:value="180.877621382522" calcext:value-type="float">
            <text:p>181</text:p>
          </table:table-cell>
          <table:table-cell table:formula="of:=[.D107]-[.B107]" office:value-type="float" office:value="-5.24237861747801" calcext:value-type="float">
            <text:p>-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7]" office:value-type="float" office:value="180.877621382522" calcext:value-type="float">
            <text:p>181</text:p>
          </table:table-cell>
          <table:table-cell table:style-name="ce6" table:formula="of:=[.B107]*0.99" office:value-type="float" office:value="184.2588" calcext:value-type="float">
            <text:p>184</text:p>
          </table:table-cell>
          <table:table-cell table:formula="of:=IF([.E107]=0; [.C107]; IF([.E107]&gt;0; [.C107]*(1+[.$E$1]); [.C107]*(1-[.$E$1])))" office:value-type="float" office:value="0.0467773052545581" calcext:value-type="float">
            <text:p>0.0468</text:p>
          </table:table-cell>
          <table:table-cell table:formula="of:=[.B108]*[.C108]+(1-[.C108])*[.A108]" office:value-type="float" office:value="181.035783806832" calcext:value-type="float">
            <text:p>181</text:p>
          </table:table-cell>
          <table:table-cell table:formula="of:=[.D108]-[.B108]" office:value-type="float" office:value="-3.22301619316804" calcext:value-type="float">
            <text:p>-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8]" office:value-type="float" office:value="181.035783806832" calcext:value-type="float">
            <text:p>181</text:p>
          </table:table-cell>
          <table:table-cell table:style-name="ce6" office:value-type="float" office:value="185" calcext:value-type="float">
            <text:p>185</text:p>
          </table:table-cell>
          <table:table-cell table:formula="of:=IF([.E108]=0; [.C108]; IF([.E108]&gt;0; [.C108]*(1+[.$E$1]); [.C108]*(1-[.$E$1])))" office:value-type="float" office:value="0.043502893886739" calcext:value-type="float">
            <text:p>0.0435</text:p>
          </table:table-cell>
          <table:table-cell table:formula="of:=[.B109]*[.C109]+(1-[.C109])*[.A109]" office:value-type="float" office:value="181.208238683227" calcext:value-type="float">
            <text:p>181</text:p>
          </table:table-cell>
          <table:table-cell table:formula="of:=[.D109]-[.B109]" office:value-type="float" office:value="-3.79176131677255" calcext:value-type="float">
            <text:p>-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9]" office:value-type="float" office:value="181.208238683227" calcext:value-type="float">
            <text:p>181</text:p>
          </table:table-cell>
          <table:table-cell table:style-name="ce6" table:formula="of:=[.B109]*0.99" office:value-type="float" office:value="183.15" calcext:value-type="float">
            <text:p>183</text:p>
          </table:table-cell>
          <table:table-cell table:formula="of:=IF([.E109]=0; [.C109]; IF([.E109]&gt;0; [.C109]*(1+[.$E$1]); [.C109]*(1-[.$E$1])))" office:value-type="float" office:value="0.0404576913146673" calcext:value-type="float">
            <text:p>0.0405</text:p>
          </table:table-cell>
          <table:table-cell table:formula="of:=[.B110]*[.C110]+(1-[.C110])*[.A110]" office:value-type="float" office:value="181.286797863188" calcext:value-type="float">
            <text:p>181</text:p>
          </table:table-cell>
          <table:table-cell table:formula="of:=[.D110]-[.B110]" office:value-type="float" office:value="-1.86320213681182" calcext:value-type="float">
            <text:p>-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0]" office:value-type="float" office:value="181.286797863188" calcext:value-type="float">
            <text:p>181</text:p>
          </table:table-cell>
          <table:table-cell table:style-name="ce6" table:formula="of:=[.B110]*0.99" office:value-type="float" office:value="181.3185" calcext:value-type="float">
            <text:p>181</text:p>
          </table:table-cell>
          <table:table-cell table:formula="of:=IF([.E110]=0; [.C110]; IF([.E110]&gt;0; [.C110]*(1+[.$E$1]); [.C110]*(1-[.$E$1])))" office:value-type="float" office:value="0.0376256529226406" calcext:value-type="float">
            <text:p>0.0376</text:p>
          </table:table-cell>
          <table:table-cell table:formula="of:=[.B111]*[.C111]+(1-[.C111])*[.A111]" office:value-type="float" office:value="181.287990676785" calcext:value-type="float">
            <text:p>181</text:p>
          </table:table-cell>
          <table:table-cell table:formula="of:=[.D111]-[.B111]" office:value-type="float" office:value="-0.0305093232152274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1]" office:value-type="float" office:value="181.287990676785" calcext:value-type="float">
            <text:p>181</text:p>
          </table:table-cell>
          <table:table-cell table:style-name="ce6" table:formula="of:=[.B111]*0.99" office:value-type="float" office:value="179.505315" calcext:value-type="float">
            <text:p>180</text:p>
          </table:table-cell>
          <table:table-cell table:formula="of:=IF([.E111]=0; [.C111]; IF([.E111]&gt;0; [.C111]*(1+[.$E$1]); [.C111]*(1-[.$E$1])))" office:value-type="float" office:value="0.0349918572180557" calcext:value-type="float">
            <text:p>0.0350</text:p>
          </table:table-cell>
          <table:table-cell table:formula="of:=[.B112]*[.C112]+(1-[.C112])*[.A112]" office:value-type="float" office:value="181.225611544037" calcext:value-type="float">
            <text:p>181</text:p>
          </table:table-cell>
          <table:table-cell table:formula="of:=[.D112]-[.B112]" office:value-type="float" office:value="1.72029654403661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2]" office:value-type="float" office:value="181.225611544037" calcext:value-type="float">
            <text:p>181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12]=0; [.C112]; IF([.E112]&gt;0; [.C112]*(1+[.$E$1]); [.C112]*(1-[.$E$1])))" office:value-type="float" office:value="0.0374412872233196" calcext:value-type="float">
            <text:p>0.0374</text:p>
          </table:table-cell>
          <table:table-cell table:formula="of:=[.B113]*[.C113]+(1-[.C113])*[.A113]" office:value-type="float" office:value="181.179723070192" calcext:value-type="float">
            <text:p>181</text:p>
          </table:table-cell>
          <table:table-cell table:formula="of:=[.D113]-[.B113]" office:value-type="float" office:value="1.17972307019213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3]" office:value-type="float" office:value="181.179723070192" calcext:value-type="float">
            <text:p>181</text:p>
          </table:table-cell>
          <table:table-cell table:style-name="ce6" office:value-type="float" office:value="230" calcext:value-type="float">
            <text:p>230</text:p>
          </table:table-cell>
          <table:table-cell table:formula="of:=IF([.E113]=0; [.C113]; IF([.E113]&gt;0; [.C113]*(1+[.$E$1]); [.C113]*(1-[.$E$1])))" office:value-type="float" office:value="0.040062177328952" calcext:value-type="float">
            <text:p>0.0401</text:p>
          </table:table-cell>
          <table:table-cell table:formula="of:=[.B114]*[.C114]+(1-[.C114])*[.A114]" office:value-type="float" office:value="183.135569661803" calcext:value-type="float">
            <text:p>183</text:p>
          </table:table-cell>
          <table:table-cell table:formula="of:=[.D114]-[.B114]" office:value-type="float" office:value="-46.8644303381974" calcext:value-type="float">
            <text:p>-4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4]" office:value-type="float" office:value="183.135569661803" calcext:value-type="float">
            <text:p>183</text:p>
          </table:table-cell>
          <table:table-cell table:style-name="ce6" office:value-type="float" office:value="140" calcext:value-type="float">
            <text:p>140</text:p>
          </table:table-cell>
          <table:table-cell table:formula="of:=IF([.E114]=0; [.C114]; IF([.E114]&gt;0; [.C114]*(1+[.$E$1]); [.C114]*(1-[.$E$1])))" office:value-type="float" office:value="0.0372578249159254" calcext:value-type="float">
            <text:p>0.0373</text:p>
          </table:table-cell>
          <table:table-cell table:formula="of:=[.B115]*[.C115]+(1-[.C115])*[.A115]" office:value-type="float" office:value="181.528432159695" calcext:value-type="float">
            <text:p>182</text:p>
          </table:table-cell>
          <table:table-cell table:formula="of:=[.D115]-[.B115]" office:value-type="float" office:value="41.5284321596945" calcext:value-type="float">
            <text:p>4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5]" office:value-type="float" office:value="181.528432159695" calcext:value-type="float">
            <text:p>182</text:p>
          </table:table-cell>
          <table:table-cell table:style-name="ce6" office:value-type="float" office:value="220" calcext:value-type="float">
            <text:p>220</text:p>
          </table:table-cell>
          <table:table-cell table:formula="of:=IF([.E115]=0; [.C115]; IF([.E115]&gt;0; [.C115]*(1+[.$E$1]); [.C115]*(1-[.$E$1])))" office:value-type="float" office:value="0.0398658726600401" calcext:value-type="float">
            <text:p>0.0399</text:p>
          </table:table-cell>
          <table:table-cell table:formula="of:=[.B116]*[.C116]+(1-[.C116])*[.A116]" office:value-type="float" office:value="183.062134784248" calcext:value-type="float">
            <text:p>183</text:p>
          </table:table-cell>
          <table:table-cell table:formula="of:=[.D116]-[.B116]" office:value-type="float" office:value="-36.9378652157518" calcext:value-type="float">
            <text:p>-3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6]" office:value-type="float" office:value="183.062134784248" calcext:value-type="float">
            <text:p>183</text:p>
          </table:table-cell>
          <table:table-cell table:style-name="ce6" office:value-type="float" office:value="450" calcext:value-type="float">
            <text:p>450</text:p>
          </table:table-cell>
          <table:table-cell table:formula="of:=IF([.E116]=0; [.C116]; IF([.E116]&gt;0; [.C116]*(1+[.$E$1]); [.C116]*(1-[.$E$1])))" office:value-type="float" office:value="0.0370752615738373" calcext:value-type="float">
            <text:p>0.0371</text:p>
          </table:table-cell>
          <table:table-cell table:formula="of:=[.B117]*[.C117]+(1-[.C117])*[.A117]" office:value-type="float" office:value="192.958925961084" calcext:value-type="float">
            <text:p>193</text:p>
          </table:table-cell>
          <table:table-cell table:formula="of:=[.D117]-[.B117]" office:value-type="float" office:value="-257.041074038916" calcext:value-type="float">
            <text:p>-25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7]" office:value-type="float" office:value="192.958925961084" calcext:value-type="float">
            <text:p>193</text:p>
          </table:table-cell>
          <table:table-cell table:style-name="ce6" office:value-type="float" office:value="150" calcext:value-type="float">
            <text:p>150</text:p>
          </table:table-cell>
          <table:table-cell table:formula="of:=IF([.E117]=0; [.C117]; IF([.E117]&gt;0; [.C117]*(1+[.$E$1]); [.C117]*(1-[.$E$1])))" office:value-type="float" office:value="0.0344799932636687" calcext:value-type="float">
            <text:p>0.0345</text:p>
          </table:table-cell>
          <table:table-cell table:formula="of:=[.B118]*[.C118]+(1-[.C118])*[.A118]" office:value-type="float" office:value="191.477702483331" calcext:value-type="float">
            <text:p>191</text:p>
          </table:table-cell>
          <table:table-cell table:formula="of:=[.D118]-[.B118]" office:value-type="float" office:value="41.4777024833313" calcext:value-type="float">
            <text:p>4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8]" office:value-type="float" office:value="191.477702483331" calcext:value-type="float">
            <text:p>191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18]=0; [.C118]; IF([.E118]&gt;0; [.C118]*(1+[.$E$1]); [.C118]*(1-[.$E$1])))" office:value-type="float" office:value="0.0368935927921255" calcext:value-type="float">
            <text:p>0.0369</text:p>
          </table:table-cell>
          <table:table-cell table:formula="of:=[.B119]*[.C119]+(1-[.C119])*[.A119]" office:value-type="float" office:value="191.054248801722" calcext:value-type="float">
            <text:p>191</text:p>
          </table:table-cell>
          <table:table-cell table:formula="of:=[.D119]-[.B119]" office:value-type="float" office:value="11.0542488017221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9]" office:value-type="float" office:value="191.054248801722" calcext:value-type="float">
            <text:p>191</text:p>
          </table:table-cell>
          <table:table-cell table:style-name="ce6" table:formula="of:=[.B119]*0.99" office:value-type="float" office:value="178.2" calcext:value-type="float">
            <text:p>178</text:p>
          </table:table-cell>
          <table:table-cell table:formula="of:=IF([.E119]=0; [.C119]; IF([.E119]&gt;0; [.C119]*(1+[.$E$1]); [.C119]*(1-[.$E$1])))" office:value-type="float" office:value="0.0394761442875743" calcext:value-type="float">
            <text:p>0.0395</text:p>
          </table:table-cell>
          <table:table-cell table:formula="of:=[.B120]*[.C120]+(1-[.C120])*[.A120]" office:value-type="float" office:value="190.546812621317" calcext:value-type="float">
            <text:p>191</text:p>
          </table:table-cell>
          <table:table-cell table:formula="of:=[.D120]-[.B120]" office:value-type="float" office:value="12.346812621317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0]" office:value-type="float" office:value="190.546812621317" calcext:value-type="float">
            <text:p>191</text:p>
          </table:table-cell>
          <table:table-cell table:style-name="ce6" office:value-type="float" office:value="100" calcext:value-type="float">
            <text:p>100</text:p>
          </table:table-cell>
          <table:table-cell table:formula="of:=IF([.E120]=0; [.C120]; IF([.E120]&gt;0; [.C120]*(1+[.$E$1]); [.C120]*(1-[.$E$1])))" office:value-type="float" office:value="0.0422394743877045" calcext:value-type="float">
            <text:p>0.0422</text:p>
          </table:table-cell>
          <table:table-cell table:formula="of:=[.B121]*[.C121]+(1-[.C121])*[.A121]" office:value-type="float" office:value="186.722162848711" calcext:value-type="float">
            <text:p>187</text:p>
          </table:table-cell>
          <table:table-cell table:formula="of:=[.D121]-[.B121]" office:value-type="float" office:value="86.7221628487106" calcext:value-type="float">
            <text:p>8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1]" office:value-type="float" office:value="186.722162848711" calcext:value-type="float">
            <text:p>187</text:p>
          </table:table-cell>
          <table:table-cell table:style-name="ce6" office:value-type="float" office:value="170" calcext:value-type="float">
            <text:p>170</text:p>
          </table:table-cell>
          <table:table-cell table:formula="of:=IF([.E121]=0; [.C121]; IF([.E121]&gt;0; [.C121]*(1+[.$E$1]); [.C121]*(1-[.$E$1])))" office:value-type="float" office:value="0.0451962375948438" calcext:value-type="float">
            <text:p>0.0452</text:p>
          </table:table-cell>
          <table:table-cell table:formula="of:=[.B122]*[.C122]+(1-[.C122])*[.A122]" office:value-type="float" office:value="185.966384003501" calcext:value-type="float">
            <text:p>186</text:p>
          </table:table-cell>
          <table:table-cell table:formula="of:=[.D122]-[.B122]" office:value-type="float" office:value="15.966384003500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2]" office:value-type="float" office:value="185.966384003501" calcext:value-type="float">
            <text:p>186</text:p>
          </table:table-cell>
          <table:table-cell table:style-name="ce6" table:formula="of:=[.B122]*0.99" office:value-type="float" office:value="168.3" calcext:value-type="float">
            <text:p>168</text:p>
          </table:table-cell>
          <table:table-cell table:formula="of:=IF([.E122]=0; [.C122]; IF([.E122]&gt;0; [.C122]*(1+[.$E$1]); [.C122]*(1-[.$E$1])))" office:value-type="float" office:value="0.0483599742264829" calcext:value-type="float">
            <text:p>0.0484</text:p>
          </table:table-cell>
          <table:table-cell table:formula="of:=[.B123]*[.C123]+(1-[.C123])*[.A123]" office:value-type="float" office:value="185.112038128416" calcext:value-type="float">
            <text:p>185</text:p>
          </table:table-cell>
          <table:table-cell table:formula="of:=[.D123]-[.B123]" office:value-type="float" office:value="16.8120381284161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3]" office:value-type="float" office:value="185.112038128416" calcext:value-type="float">
            <text:p>185</text:p>
          </table:table-cell>
          <table:table-cell table:style-name="ce6" table:formula="of:=[.B123]*0.99" office:value-type="float" office:value="166.617" calcext:value-type="float">
            <text:p>167</text:p>
          </table:table-cell>
          <table:table-cell table:formula="of:=IF([.E123]=0; [.C123]; IF([.E123]&gt;0; [.C123]*(1+[.$E$1]); [.C123]*(1-[.$E$1])))" office:value-type="float" office:value="0.0517451724223367" calcext:value-type="float">
            <text:p>0.0517</text:p>
          </table:table-cell>
          <table:table-cell table:formula="of:=[.B124]*[.C124]+(1-[.C124])*[.A124]" office:value-type="float" office:value="184.155009191504" calcext:value-type="float">
            <text:p>184</text:p>
          </table:table-cell>
          <table:table-cell table:formula="of:=[.D124]-[.B124]" office:value-type="float" office:value="17.5380091915035" calcext:value-type="float">
            <text:p>1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4]" office:value-type="float" office:value="184.155009191504" calcext:value-type="float">
            <text:p>184</text:p>
          </table:table-cell>
          <table:table-cell table:style-name="ce6" table:formula="of:=[.B124]*0.99" office:value-type="float" office:value="164.95083" calcext:value-type="float">
            <text:p>165</text:p>
          </table:table-cell>
          <table:table-cell table:formula="of:=IF([.E124]=0; [.C124]; IF([.E124]&gt;0; [.C124]*(1+[.$E$1]); [.C124]*(1-[.$E$1])))" office:value-type="float" office:value="0.0553673344919003" calcext:value-type="float">
            <text:p>0.0554</text:p>
          </table:table-cell>
          <table:table-cell table:formula="of:=[.B125]*[.C125]+(1-[.C125])*[.A125]" office:value-type="float" office:value="183.091724978565" calcext:value-type="float">
            <text:p>183</text:p>
          </table:table-cell>
          <table:table-cell table:formula="of:=[.D125]-[.B125]" office:value-type="float" office:value="18.1408949785652" calcext:value-type="float">
            <text:p>1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5]" office:value-type="float" office:value="183.091724978565" calcext:value-type="float">
            <text:p>183</text:p>
          </table:table-cell>
          <table:table-cell table:style-name="ce6" table:formula="of:=[.B125]*0.99" office:value-type="float" office:value="163.3013217" calcext:value-type="float">
            <text:p>163</text:p>
          </table:table-cell>
          <table:table-cell table:formula="of:=IF([.E125]=0; [.C125]; IF([.E125]&gt;0; [.C125]*(1+[.$E$1]); [.C125]*(1-[.$E$1])))" office:value-type="float" office:value="0.0592430479063333" calcext:value-type="float">
            <text:p>0.0592</text:p>
          </table:table-cell>
          <table:table-cell table:formula="of:=[.B126]*[.C126]+(1-[.C126])*[.A126]" office:value-type="float" office:value="181.919281169048" calcext:value-type="float">
            <text:p>182</text:p>
          </table:table-cell>
          <table:table-cell table:formula="of:=[.D126]-[.B126]" office:value-type="float" office:value="18.6179594690475" calcext:value-type="float">
            <text:p>1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6]" office:value-type="float" office:value="181.919281169048" calcext:value-type="float">
            <text:p>182</text:p>
          </table:table-cell>
          <table:table-cell table:style-name="ce6" table:formula="of:=[.B126]*0.99" office:value-type="float" office:value="161.668308483" calcext:value-type="float">
            <text:p>162</text:p>
          </table:table-cell>
          <table:table-cell table:formula="of:=IF([.E126]=0; [.C126]; IF([.E126]&gt;0; [.C126]*(1+[.$E$1]); [.C126]*(1-[.$E$1])))" office:value-type="float" office:value="0.0633900612597766" calcext:value-type="float">
            <text:p>0.0634</text:p>
          </table:table-cell>
          <table:table-cell table:formula="of:=[.B127]*[.C127]+(1-[.C127])*[.A127]" office:value-type="float" office:value="180.635570769909" calcext:value-type="float">
            <text:p>181</text:p>
          </table:table-cell>
          <table:table-cell table:formula="of:=[.D127]-[.B127]" office:value-type="float" office:value="18.9672622869089" calcext:value-type="float">
            <text:p>1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7]" office:value-type="float" office:value="180.635570769909" calcext:value-type="float">
            <text:p>181</text:p>
          </table:table-cell>
          <table:table-cell table:style-name="ce6" office:value-type="float" office:value="190" calcext:value-type="float">
            <text:p>190</text:p>
          </table:table-cell>
          <table:table-cell table:formula="of:=IF([.E127]=0; [.C127]; IF([.E127]&gt;0; [.C127]*(1+[.$E$1]); [.C127]*(1-[.$E$1])))" office:value-type="float" office:value="0.067827365547961" calcext:value-type="float">
            <text:p>0.0678</text:p>
          </table:table-cell>
          <table:table-cell table:formula="of:=[.B128]*[.C128]+(1-[.C128])*[.A128]" office:value-type="float" office:value="181.270735334446" calcext:value-type="float">
            <text:p>181</text:p>
          </table:table-cell>
          <table:table-cell table:formula="of:=[.D128]-[.B128]" office:value-type="float" office:value="-8.7292646655537" calcext:value-type="float">
            <text:p>-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8]" office:value-type="float" office:value="181.270735334446" calcext:value-type="float">
            <text:p>181</text:p>
          </table:table-cell>
          <table:table-cell table:style-name="ce6" office:value-type="float" office:value="220" calcext:value-type="float">
            <text:p>220</text:p>
          </table:table-cell>
          <table:table-cell table:formula="of:=IF([.E128]=0; [.C128]; IF([.E128]&gt;0; [.C128]*(1+[.$E$1]); [.C128]*(1-[.$E$1])))" office:value-type="float" office:value="0.0630794499596037" calcext:value-type="float">
            <text:p>0.0631</text:p>
          </table:table-cell>
          <table:table-cell table:formula="of:=[.B129]*[.C129]+(1-[.C129])*[.A129]" office:value-type="float" office:value="183.713756046889" calcext:value-type="float">
            <text:p>184</text:p>
          </table:table-cell>
          <table:table-cell table:formula="of:=[.D129]-[.B129]" office:value-type="float" office:value="-36.2862439531107" calcext:value-type="float">
            <text:p>-3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9]" office:value-type="float" office:value="183.713756046889" calcext:value-type="float">
            <text:p>184</text:p>
          </table:table-cell>
          <table:table-cell table:style-name="ce6" office:value-type="float" office:value="140" calcext:value-type="float">
            <text:p>140</text:p>
          </table:table-cell>
          <table:table-cell table:formula="of:=IF([.E129]=0; [.C129]; IF([.E129]&gt;0; [.C129]*(1+[.$E$1]); [.C129]*(1-[.$E$1])))" office:value-type="float" office:value="0.0586638884624315" calcext:value-type="float">
            <text:p>0.0587</text:p>
          </table:table-cell>
          <table:table-cell table:formula="of:=[.B130]*[.C130]+(1-[.C130])*[.A130]" office:value-type="float" office:value="181.149337137881" calcext:value-type="float">
            <text:p>181</text:p>
          </table:table-cell>
          <table:table-cell table:formula="of:=[.D130]-[.B130]" office:value-type="float" office:value="41.1493371378807" calcext:value-type="float">
            <text:p>4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0]" office:value-type="float" office:value="181.149337137881" calcext:value-type="float">
            <text:p>181</text:p>
          </table:table-cell>
          <table:table-cell table:style-name="ce6" office:value-type="float" office:value="135" calcext:value-type="float">
            <text:p>135</text:p>
          </table:table-cell>
          <table:table-cell table:formula="of:=IF([.E130]=0; [.C130]; IF([.E130]&gt;0; [.C130]*(1+[.$E$1]); [.C130]*(1-[.$E$1])))" office:value-type="float" office:value="0.0627703606548017" calcext:value-type="float">
            <text:p>0.0628</text:p>
          </table:table-cell>
          <table:table-cell table:formula="of:=[.B131]*[.C131]+(1-[.C131])*[.A131]" office:value-type="float" office:value="178.252526601756" calcext:value-type="float">
            <text:p>178</text:p>
          </table:table-cell>
          <table:table-cell table:formula="of:=[.D131]-[.B131]" office:value-type="float" office:value="43.2525266017558" calcext:value-type="float">
            <text:p>4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1]" office:value-type="float" office:value="178.252526601756" calcext:value-type="float">
            <text:p>178</text:p>
          </table:table-cell>
          <table:table-cell table:style-name="ce6" office:value-type="float" office:value="160" calcext:value-type="float">
            <text:p>160</text:p>
          </table:table-cell>
          <table:table-cell table:formula="of:=IF([.E131]=0; [.C131]; IF([.E131]&gt;0; [.C131]*(1+[.$E$1]); [.C131]*(1-[.$E$1])))" office:value-type="float" office:value="0.0671642859006378" calcext:value-type="float">
            <text:p>0.0672</text:p>
          </table:table-cell>
          <table:table-cell table:formula="of:=[.B132]*[.C132]+(1-[.C132])*[.A132]" office:value-type="float" office:value="177.026608686666" calcext:value-type="float">
            <text:p>177</text:p>
          </table:table-cell>
          <table:table-cell table:formula="of:=[.D132]-[.B132]" office:value-type="float" office:value="17.0266086866665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2]" office:value-type="float" office:value="177.026608686666" calcext:value-type="float">
            <text:p>177</text:p>
          </table:table-cell>
          <table:table-cell table:style-name="ce6" table:formula="of:=[.B132]*0.99" office:value-type="float" office:value="158.4" calcext:value-type="float">
            <text:p>158</text:p>
          </table:table-cell>
          <table:table-cell table:formula="of:=IF([.E132]=0; [.C132]; IF([.E132]&gt;0; [.C132]*(1+[.$E$1]); [.C132]*(1-[.$E$1])))" office:value-type="float" office:value="0.0718657859136824" calcext:value-type="float">
            <text:p>0.0719</text:p>
          </table:table-cell>
          <table:table-cell table:formula="of:=[.B133]*[.C133]+(1-[.C133])*[.A133]" office:value-type="float" office:value="175.687992814493" calcext:value-type="float">
            <text:p>176</text:p>
          </table:table-cell>
          <table:table-cell table:formula="of:=[.D133]-[.B133]" office:value-type="float" office:value="17.2879928144926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3]" office:value-type="float" office:value="175.687992814493" calcext:value-type="float">
            <text:p>176</text:p>
          </table:table-cell>
          <table:table-cell table:style-name="ce6" table:formula="of:=[.B133]*0.99" office:value-type="float" office:value="156.816" calcext:value-type="float">
            <text:p>157</text:p>
          </table:table-cell>
          <table:table-cell table:formula="of:=IF([.E133]=0; [.C133]; IF([.E133]&gt;0; [.C133]*(1+[.$E$1]); [.C133]*(1-[.$E$1])))" office:value-type="float" office:value="0.0768963909276402" calcext:value-type="float">
            <text:p>0.0769</text:p>
          </table:table-cell>
          <table:table-cell table:formula="of:=[.B134]*[.C134]+(1-[.C134])*[.A134]" office:value-type="float" office:value="174.236804677446" calcext:value-type="float">
            <text:p>174</text:p>
          </table:table-cell>
          <table:table-cell table:formula="of:=[.D134]-[.B134]" office:value-type="float" office:value="17.4208046774457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4]" office:value-type="float" office:value="174.236804677446" calcext:value-type="float">
            <text:p>174</text:p>
          </table:table-cell>
          <table:table-cell table:style-name="ce6" table:formula="of:=[.B134]*0.99" office:value-type="float" office:value="155.24784" calcext:value-type="float">
            <text:p>155</text:p>
          </table:table-cell>
          <table:table-cell table:formula="of:=IF([.E134]=0; [.C134]; IF([.E134]&gt;0; [.C134]*(1+[.$E$1]); [.C134]*(1-[.$E$1])))" office:value-type="float" office:value="0.082279138292575" calcext:value-type="float">
            <text:p>0.0823</text:p>
          </table:table-cell>
          <table:table-cell table:formula="of:=[.B135]*[.C135]+(1-[.C135])*[.A135]" office:value-type="float" office:value="172.674409026717" calcext:value-type="float">
            <text:p>173</text:p>
          </table:table-cell>
          <table:table-cell table:formula="of:=[.D135]-[.B135]" office:value-type="float" office:value="17.4265690267174" calcext:value-type="float">
            <text:p>1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5]" office:value-type="float" office:value="172.674409026717" calcext:value-type="float">
            <text:p>173</text:p>
          </table:table-cell>
          <table:table-cell table:style-name="ce6" office:value-type="float" office:value="170" calcext:value-type="float">
            <text:p>170</text:p>
          </table:table-cell>
          <table:table-cell table:formula="of:=IF([.E135]=0; [.C135]; IF([.E135]&gt;0; [.C135]*(1+[.$E$1]); [.C135]*(1-[.$E$1])))" office:value-type="float" office:value="0.0880386779730553" calcext:value-type="float">
            <text:p>0.0880</text:p>
          </table:table-cell>
          <table:table-cell table:formula="of:=[.B136]*[.C136]+(1-[.C136])*[.A136]" office:value-type="float" office:value="172.438957591646" calcext:value-type="float">
            <text:p>172</text:p>
          </table:table-cell>
          <table:table-cell table:formula="of:=[.D136]-[.B136]" office:value-type="float" office:value="2.43895759164596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6]" office:value-type="float" office:value="172.438957591646" calcext:value-type="float">
            <text:p>172</text:p>
          </table:table-cell>
          <table:table-cell table:style-name="ce6" office:value-type="float" office:value="152" calcext:value-type="float">
            <text:p>152</text:p>
          </table:table-cell>
          <table:table-cell table:formula="of:=IF([.E136]=0; [.C136]; IF([.E136]&gt;0; [.C136]*(1+[.$E$1]); [.C136]*(1-[.$E$1])))" office:value-type="float" office:value="0.0942013854311692" calcext:value-type="float">
            <text:p>0.0942</text:p>
          </table:table-cell>
          <table:table-cell table:formula="of:=[.B137]*[.C137]+(1-[.C137])*[.A137]" office:value-type="float" office:value="170.513579469744" calcext:value-type="float">
            <text:p>171</text:p>
          </table:table-cell>
          <table:table-cell table:formula="of:=[.D137]-[.B137]" office:value-type="float" office:value="18.513579469744" calcext:value-type="float">
            <text:p>1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7]" office:value-type="float" office:value="170.513579469744" calcext:value-type="float">
            <text:p>171</text:p>
          </table:table-cell>
          <table:table-cell table:style-name="ce6" table:formula="of:=[.B137]*0.99" office:value-type="float" office:value="150.48" calcext:value-type="float">
            <text:p>150</text:p>
          </table:table-cell>
          <table:table-cell table:formula="of:=IF([.E137]=0; [.C137]; IF([.E137]&gt;0; [.C137]*(1+[.$E$1]); [.C137]*(1-[.$E$1])))" office:value-type="float" office:value="0.100795482411351" calcext:value-type="float">
            <text:p>0.1008</text:p>
          </table:table-cell>
          <table:table-cell table:formula="of:=[.B138]*[.C138]+(1-[.C138])*[.A138]" office:value-type="float" office:value="168.494285162665" calcext:value-type="float">
            <text:p>168</text:p>
          </table:table-cell>
          <table:table-cell table:formula="of:=[.D138]-[.B138]" office:value-type="float" office:value="18.014285162665" calcext:value-type="float">
            <text:p>1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8]" office:value-type="float" office:value="168.494285162665" calcext:value-type="float">
            <text:p>168</text:p>
          </table:table-cell>
          <table:table-cell table:style-name="ce6" office:value-type="float" office:value="190" calcext:value-type="float">
            <text:p>190</text:p>
          </table:table-cell>
          <table:table-cell table:formula="of:=IF([.E138]=0; [.C138]; IF([.E138]&gt;0; [.C138]*(1+[.$E$1]); [.C138]*(1-[.$E$1])))" office:value-type="float" office:value="0.107851166180146" calcext:value-type="float">
            <text:p>0.1079</text:p>
          </table:table-cell>
          <table:table-cell table:formula="of:=[.B139]*[.C139]+(1-[.C139])*[.A139]" office:value-type="float" office:value="170.813701587409" calcext:value-type="float">
            <text:p>171</text:p>
          </table:table-cell>
          <table:table-cell table:formula="of:=[.D139]-[.B139]" office:value-type="float" office:value="-19.1862984125907" calcext:value-type="float">
            <text:p>-1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9]" office:value-type="float" office:value="170.813701587409" calcext:value-type="float">
            <text:p>171</text:p>
          </table:table-cell>
          <table:table-cell table:style-name="ce6" office:value-type="float" office:value="120" calcext:value-type="float">
            <text:p>120</text:p>
          </table:table-cell>
          <table:table-cell table:formula="of:=IF([.E139]=0; [.C139]; IF([.E139]&gt;0; [.C139]*(1+[.$E$1]); [.C139]*(1-[.$E$1])))" office:value-type="float" office:value="0.100301584547535" calcext:value-type="float">
            <text:p>0.1003</text:p>
          </table:table-cell>
          <table:table-cell table:formula="of:=[.B140]*[.C140]+(1-[.C140])*[.A140]" office:value-type="float" office:value="165.717006801467" calcext:value-type="float">
            <text:p>166</text:p>
          </table:table-cell>
          <table:table-cell table:formula="of:=[.D140]-[.B140]" office:value-type="float" office:value="45.7170068014665" calcext:value-type="float">
            <text:p>4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0]" office:value-type="float" office:value="165.717006801467" calcext:value-type="float">
            <text:p>166</text:p>
          </table:table-cell>
          <table:table-cell table:style-name="ce6" office:value-type="float" office:value="148" calcext:value-type="float">
            <text:p>148</text:p>
          </table:table-cell>
          <table:table-cell table:formula="of:=IF([.E140]=0; [.C140]; IF([.E140]&gt;0; [.C140]*(1+[.$E$1]); [.C140]*(1-[.$E$1])))" office:value-type="float" office:value="0.107322695465863" calcext:value-type="float">
            <text:p>0.1073</text:p>
          </table:table-cell>
          <table:table-cell table:formula="of:=[.B141]*[.C141]+(1-[.C141])*[.A141]" office:value-type="float" office:value="163.815569875946" calcext:value-type="float">
            <text:p>164</text:p>
          </table:table-cell>
          <table:table-cell table:formula="of:=[.D141]-[.B141]" office:value-type="float" office:value="15.8155698759461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1]" office:value-type="float" office:value="163.815569875946" calcext:value-type="float">
            <text:p>164</text:p>
          </table:table-cell>
          <table:table-cell table:style-name="ce6" table:formula="of:=[.B141]*0.99" office:value-type="float" office:value="146.52" calcext:value-type="float">
            <text:p>147</text:p>
          </table:table-cell>
          <table:table-cell table:formula="of:=IF([.E141]=0; [.C141]; IF([.E141]&gt;0; [.C141]*(1+[.$E$1]); [.C141]*(1-[.$E$1])))" office:value-type="float" office:value="0.114835284148473" calcext:value-type="float">
            <text:p>0.1148</text:p>
          </table:table-cell>
          <table:table-cell table:formula="of:=[.B142]*[.C142]+(1-[.C142])*[.A142]" office:value-type="float" office:value="161.829428194732" calcext:value-type="float">
            <text:p>162</text:p>
          </table:table-cell>
          <table:table-cell table:formula="of:=[.D142]-[.B142]" office:value-type="float" office:value="15.309428194732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2]" office:value-type="float" office:value="161.829428194732" calcext:value-type="float">
            <text:p>162</text:p>
          </table:table-cell>
          <table:table-cell table:style-name="ce6" table:formula="of:=[.B142]*0.99" office:value-type="float" office:value="145.0548" calcext:value-type="float">
            <text:p>145</text:p>
          </table:table-cell>
          <table:table-cell table:formula="of:=IF([.E142]=0; [.C142]; IF([.E142]&gt;0; [.C142]*(1+[.$E$1]); [.C142]*(1-[.$E$1])))" office:value-type="float" office:value="0.122873754038866" calcext:value-type="float">
            <text:p>0.1229</text:p>
          </table:table-cell>
          <table:table-cell table:formula="of:=[.B143]*[.C143]+(1-[.C143])*[.A143]" office:value-type="float" office:value="159.768266655839" calcext:value-type="float">
            <text:p>160</text:p>
          </table:table-cell>
          <table:table-cell table:formula="of:=[.D143]-[.B143]" office:value-type="float" office:value="14.7134666558391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3]" office:value-type="float" office:value="159.768266655839" calcext:value-type="float">
            <text:p>160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43]=0; [.C143]; IF([.E143]&gt;0; [.C143]*(1+[.$E$1]); [.C143]*(1-[.$E$1])))" office:value-type="float" office:value="0.131474916821587" calcext:value-type="float">
            <text:p>0.1315</text:p>
          </table:table-cell>
          <table:table-cell table:formula="of:=[.B144]*[.C144]+(1-[.C144])*[.A144]" office:value-type="float" office:value="162.428232114419" calcext:value-type="float">
            <text:p>162</text:p>
          </table:table-cell>
          <table:table-cell table:formula="of:=[.D144]-[.B144]" office:value-type="float" office:value="-17.5717678855808" calcext:value-type="float">
            <text:p>-1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4]" office:value-type="float" office:value="162.428232114419" calcext:value-type="float">
            <text:p>162</text:p>
          </table:table-cell>
          <table:table-cell table:style-name="ce6" office:value-type="float" office:value="90" calcext:value-type="float">
            <text:p>90</text:p>
          </table:table-cell>
          <table:table-cell table:formula="of:=IF([.E144]=0; [.C144]; IF([.E144]&gt;0; [.C144]*(1+[.$E$1]); [.C144]*(1-[.$E$1])))" office:value-type="float" office:value="0.122271672644076" calcext:value-type="float">
            <text:p>0.1223</text:p>
          </table:table-cell>
          <table:table-cell table:formula="of:=[.B145]*[.C145]+(1-[.C145])*[.A145]" office:value-type="float" office:value="153.572311027136" calcext:value-type="float">
            <text:p>154</text:p>
          </table:table-cell>
          <table:table-cell table:formula="of:=[.D145]-[.B145]" office:value-type="float" office:value="63.5723110271358" calcext:value-type="float">
            <text:p>6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5]" office:value-type="float" office:value="153.572311027136" calcext:value-type="float">
            <text:p>154</text:p>
          </table:table-cell>
          <table:table-cell table:style-name="ce6" office:value-type="float" office:value="142" calcext:value-type="float">
            <text:p>142</text:p>
          </table:table-cell>
          <table:table-cell table:formula="of:=IF([.E145]=0; [.C145]; IF([.E145]&gt;0; [.C145]*(1+[.$E$1]); [.C145]*(1-[.$E$1])))" office:value-type="float" office:value="0.130830689729161" calcext:value-type="float">
            <text:p>0.1308</text:p>
          </table:table-cell>
          <table:table-cell table:formula="of:=[.B146]*[.C146]+(1-[.C146])*[.A146]" office:value-type="float" office:value="152.058297593695" calcext:value-type="float">
            <text:p>152</text:p>
          </table:table-cell>
          <table:table-cell table:formula="of:=[.D146]-[.B146]" office:value-type="float" office:value="10.0582975936952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6]" office:value-type="float" office:value="152.058297593695" calcext:value-type="float">
            <text:p>152</text:p>
          </table:table-cell>
          <table:table-cell table:style-name="ce6" table:formula="of:=[.B146]*0.99" office:value-type="float" office:value="140.58" calcext:value-type="float">
            <text:p>141</text:p>
          </table:table-cell>
          <table:table-cell table:formula="of:=IF([.E146]=0; [.C146]; IF([.E146]&gt;0; [.C146]*(1+[.$E$1]); [.C146]*(1-[.$E$1])))" office:value-type="float" office:value="0.139988838010203" calcext:value-type="float">
            <text:p>0.1400</text:p>
          </table:table-cell>
          <table:table-cell table:formula="of:=[.B147]*[.C147]+(1-[.C147])*[.A147]" office:value-type="float" office:value="150.451464051219" calcext:value-type="float">
            <text:p>150</text:p>
          </table:table-cell>
          <table:table-cell table:formula="of:=[.D147]-[.B147]" office:value-type="float" office:value="9.87146405121851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7]" office:value-type="float" office:value="150.451464051219" calcext:value-type="float">
            <text:p>150</text:p>
          </table:table-cell>
          <table:table-cell table:style-name="ce6" table:formula="of:=[.B147]*0.99" office:value-type="float" office:value="139.1742" calcext:value-type="float">
            <text:p>139</text:p>
          </table:table-cell>
          <table:table-cell table:formula="of:=IF([.E147]=0; [.C147]; IF([.E147]&gt;0; [.C147]*(1+[.$E$1]); [.C147]*(1-[.$E$1])))" office:value-type="float" office:value="0.149788056670917" calcext:value-type="float">
            <text:p>0.1498</text:p>
          </table:table-cell>
          <table:table-cell table:formula="of:=[.B148]*[.C148]+(1-[.C148])*[.A148]" office:value-type="float" office:value="148.762264584422" calcext:value-type="float">
            <text:p>149</text:p>
          </table:table-cell>
          <table:table-cell table:formula="of:=[.D148]-[.B148]" office:value-type="float" office:value="9.58806458442172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8]" office:value-type="float" office:value="148.762264584422" calcext:value-type="float">
            <text:p>149</text:p>
          </table:table-cell>
          <table:table-cell table:style-name="ce6" table:formula="of:=[.B148]*0.99" office:value-type="float" office:value="137.782458" calcext:value-type="float">
            <text:p>138</text:p>
          </table:table-cell>
          <table:table-cell table:formula="of:=IF([.E148]=0; [.C148]; IF([.E148]&gt;0; [.C148]*(1+[.$E$1]); [.C148]*(1-[.$E$1])))" office:value-type="float" office:value="0.160273220637881" calcext:value-type="float">
            <text:p>0.1603</text:p>
          </table:table-cell>
          <table:table-cell table:formula="of:=[.B149]*[.C149]+(1-[.C149])*[.A149]" office:value-type="float" office:value="147.002495621155" calcext:value-type="float">
            <text:p>147</text:p>
          </table:table-cell>
          <table:table-cell table:formula="of:=[.D149]-[.B149]" office:value-type="float" office:value="9.22003762115543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9]" office:value-type="float" office:value="147.002495621155" calcext:value-type="float">
            <text:p>147</text:p>
          </table:table-cell>
          <table:table-cell table:style-name="ce6" table:formula="of:=[.B149]*0.99" office:value-type="float" office:value="136.40463342" calcext:value-type="float">
            <text:p>136</text:p>
          </table:table-cell>
          <table:table-cell table:formula="of:=IF([.E149]=0; [.C149]; IF([.E149]&gt;0; [.C149]*(1+[.$E$1]); [.C149]*(1-[.$E$1])))" office:value-type="float" office:value="0.171492346082533" calcext:value-type="float">
            <text:p>0.1715</text:p>
          </table:table-cell>
          <table:table-cell table:formula="of:=[.B150]*[.C150]+(1-[.C150])*[.A150]" office:value-type="float" office:value="145.18504336882" calcext:value-type="float">
            <text:p>145</text:p>
          </table:table-cell>
          <table:table-cell table:formula="of:=[.D150]-[.B150]" office:value-type="float" office:value="8.78040994881991" calcext:value-type="float">
            <text:p>9</text:p>
          </table:table-cell>
          <table:table-cell table:style-name="Default"/>
          <table:table-cell table:number-columns-repeated="3"/>
        </table:table-row>
      </table:table>
      <table:table table:name="Simplified Kalman - Smarter Varying Gain" table:style-name="ta1">
        <table:shapes>
          <draw:frame draw:z-index="0" draw:style-name="gr1" draw:text-style-name="P1" svg:width="800.45pt" svg:height="1130.57pt" svg:x="608.31pt" svg:y="270.57pt">
            <draw:object draw:notify-on-update-of-ranges="'Simplified Kalman - Smarter Varying Gain'.B5:'Simplified Kalman - Smarter Varying Gain'.B5 'Simplified Kalman - Smarter Varying Gain'.B6:'Simplified Kalman - Smarter Varying Gain'.B152 'Simplified Kalman - Smarter Varying Gain'.D5:'Simplified Kalman - Smarter Varying Gain'.D5 'Simplified Kalman - Smarter Varying Gain'.D6:'Simplified Kalman - Smarter Varying Gain'.D152 'Simplified Kalman - Smarter Varying Gain'.E5:'Simplified Kalman - Smarter Varying Gain'.E5 'Simplified Kalman - Smarter Varying Gain'.E6:'Simplified Kalman - Smarter Varying Gain'.E152 'Simplified Kalman - Smarter Varying Gain'.H5:'Simplified Kalman - Smarter Varying Gain'.H5 'Simplified Kalman - Smarter Varying Gain'.H6:'Simplified Kalman - Smarter Varying Gain'.H1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0"/>
        <table:table-column table:style-name="co1" table:default-cell-style-name="Default"/>
        <table:table-column table:style-name="co1" table:default-cell-style-name="ce13"/>
        <table:table-column table:style-name="co1" table:number-columns-repeated="5" table:default-cell-style-name="ce10"/>
        <table:table-column table:style-name="co2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row table:style-name="ro3">
          <table:table-cell table:style-name="ce1" office:value-type="string" calcext:value-type="string">
            <text:p>Starting Kalman Gain:</text:p>
          </table:table-cell>
          <table:table-cell table:style-name="ce11" office:value-type="float" office:value="0.3" calcext:value-type="float">
            <text:p>0.3000</text:p>
          </table:table-cell>
          <table:table-cell table:style-name="ce12"/>
          <table:table-cell table:style-name="ce1" office:value-type="string" calcext:value-type="string">
            <text:p>Gain Adjustment Factor</text:p>
          </table:table-cell>
          <table:table-cell table:style-name="ce5" office:value-type="float" office:value="0.01" calcext:value-type="float">
            <text:p>0.01</text:p>
          </table:table-cell>
          <table:table-cell table:style-name="ce12"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table:style-name="ce2" table:number-columns-repeated="9"/>
          <table:table-cell table:style-name="ce8" table:number-columns-repeated="3"/>
        </table:table-row>
        <table:table-row table:style-name="ro4">
          <table:table-cell table:style-name="ce2" table:number-columns-repeated="3"/>
          <table:table-cell table:style-name="ce1" office:value-type="string" calcext:value-type="string">
            <text:p>Variance Breakover Percentage</text:p>
          </table:table-cell>
          <table:table-cell table:style-name="ce5" office:value-type="float" office:value="0.075" calcext:value-type="float">
            <text:p>0.075</text:p>
          </table:table-cell>
          <table:table-cell table:style-name="ce12"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table:style-name="ce2" table:number-columns-repeated="9"/>
          <table:table-cell table:style-name="ce8" table:number-columns-repeated="3"/>
        </table:table-row>
        <table:table-row table:style-name="ro5">
          <table:table-cell table:style-name="ce3" office:value-type="string" calcext:value-type="string">
            <text:p>Previous Estimation</text:p>
          </table:table-cell>
          <table:table-cell table:style-name="ce3" office:value-type="string" calcext:value-type="string">
            <text:p>Current Measurement</text:p>
          </table:table-cell>
          <table:table-cell table:style-name="ce3" office:value-type="string" calcext:value-type="string">
            <text:p>Current Kalman Gain</text:p>
          </table:table-cell>
          <table:table-cell table:style-name="ce3" office:value-type="string" calcext:value-type="string">
            <text:p>Current Estimation</text:p>
          </table:table-cell>
          <table:table-cell table:style-name="ce3" office:value-type="string" calcext:value-type="string">
            <text:p>Current Estimation Variance from Last Measurement</text:p>
          </table:table-cell>
          <table:table-cell table:style-name="ce3" office:value-type="string" calcext:value-type="string">
            <text:p>Area under Measurement</text:p>
          </table:table-cell>
          <table:table-cell table:style-name="ce3" office:value-type="string" calcext:value-type="string">
            <text:p>Area under <text:s/>Estimate</text:p>
          </table:table-cell>
          <table:table-cell table:style-name="ce3" office:value-type="string" calcext:value-type="string">
            <text:p>Accumulated Variance of Estimate vs Measurement in %</text:p>
          </table:table-cell>
          <table:table-cell table:style-name="ce3"/>
          <table:table-cell table:style-name="ce9" office:value-type="string" calcext:value-type="string">
            <text:p>Notes</text:p>
          </table:table-cell>
          <table:table-cell table:style-name="ce8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$B$1]" office:value-type="float" office:value="0.3" calcext:value-type="float">
            <text:p>0.3000</text:p>
          </table:table-cell>
          <table:table-cell table:formula="of:=[.B6]*[.C6]+(1-[.C6])*[.A6]" office:value-type="float" office:value="100" calcext:value-type="float">
            <text:p>100</text:p>
          </table:table-cell>
          <table:table-cell table:formula="of:=[.D6]-[.B6]" office:value-type="float" office:value="0" calcext:value-type="float">
            <text:p>0</text:p>
          </table:table-cell>
          <table:table-cell table:formula="of:=[.B6]" office:value-type="float" office:value="100" calcext:value-type="float">
            <text:p>100</text:p>
          </table:table-cell>
          <table:table-cell table:formula="of:=[.D6]" office:value-type="float" office:value="100" calcext:value-type="float">
            <text:p>100</text:p>
          </table:table-cell>
          <table:table-cell table:formula="of:=[.G6]/[.F6]*100" office:value-type="float" office:value="100" calcext:value-type="float">
            <text:p>100</text:p>
          </table:table-cell>
          <table:table-cell/>
          <table:table-cell office:value-type="string" calcext:value-type="string">
            <text:p>Simplified formula is: <text:s/>Current Estimate = Gain * Current Measurement + (1 – Gain) * Previous Estimate</text:p>
          </table:table-cell>
          <table:table-cell table:number-columns-repeated="2"/>
        </table:table-row>
        <table:table-row table:style-name="ro1">
          <table:table-cell table:formula="of:=[.D6]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IF(ABS([.E6]/[.D6]) &gt; [.$E$3]; [.C6]*(1-[.$E$1]); [.C6]*(1+[.$E$1]))" office:value-type="float" office:value="0.303" calcext:value-type="float">
            <text:p>0.3030</text:p>
          </table:table-cell>
          <table:table-cell table:formula="of:=[.B7]*[.C7]+(1-[.C7])*[.A7]" office:value-type="float" office:value="103.03" calcext:value-type="float">
            <text:p>103</text:p>
          </table:table-cell>
          <table:table-cell table:formula="of:=[.D7]-[.B7]" office:value-type="float" office:value="-6.97" calcext:value-type="float">
            <text:p>-7</text:p>
          </table:table-cell>
          <table:table-cell table:formula="of:=[.F6]+[.B7]" office:value-type="float" office:value="210" calcext:value-type="float">
            <text:p>210</text:p>
          </table:table-cell>
          <table:table-cell table:formula="of:=[.G6]+[.D7]" office:value-type="float" office:value="203.03" calcext:value-type="float">
            <text:p>203</text:p>
          </table:table-cell>
          <table:table-cell table:formula="of:=[.G7]/[.F7]*100" office:value-type="float" office:value="96.6809523809524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D7]" office:value-type="float" office:value="103.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formula="of:=IF(ABS([.E7]/[.D7]) &gt; [.$E$3]; [.C7]*(1-[.$E$1]); [.C7]*(1+[.$E$1]))" office:value-type="float" office:value="0.30603" calcext:value-type="float">
            <text:p>0.3060</text:p>
          </table:table-cell>
          <table:table-cell table:formula="of:=[.B8]*[.C8]+(1-[.C8])*[.A8]" office:value-type="float" office:value="108.2233291" calcext:value-type="float">
            <text:p>108</text:p>
          </table:table-cell>
          <table:table-cell table:formula="of:=[.D8]-[.B8]" office:value-type="float" office:value="-11.7766709" calcext:value-type="float">
            <text:p>-12</text:p>
          </table:table-cell>
          <table:table-cell table:formula="of:=[.F7]+[.B8]" office:value-type="float" office:value="330" calcext:value-type="float">
            <text:p>330</text:p>
          </table:table-cell>
          <table:table-cell table:formula="of:=[.G7]+[.D8]" office:value-type="float" office:value="311.2533291" calcext:value-type="float">
            <text:p>311</text:p>
          </table:table-cell>
          <table:table-cell table:formula="of:=[.G8]/[.F8]*100" office:value-type="float" office:value="94.3191906363636" calcext:value-type="float">
            <text:p>94</text:p>
          </table:table-cell>
          <table:table-cell/>
          <table:table-cell office:value-type="string" calcext:value-type="string">
            <text:p>Current measurement is a slowing increasing value then decreasing with measurement jitter tossed in</text:p>
          </table:table-cell>
          <table:table-cell table:number-columns-repeated="2"/>
        </table:table-row>
        <table:table-row table:style-name="ro1">
          <table:table-cell table:formula="of:=[.D8]" office:value-type="float" office:value="108.2233291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IF(ABS([.E8]/[.D8]) &gt; [.$E$3]; [.C8]*(1-[.$E$1]); [.C8]*(1+[.$E$1]))" office:value-type="float" office:value="0.3029697" calcext:value-type="float">
            <text:p>0.3030</text:p>
          </table:table-cell>
          <table:table-cell table:formula="of:=[.B9]*[.C9]+(1-[.C9])*[.A9]" office:value-type="float" office:value="108.761606549572" calcext:value-type="float">
            <text:p>109</text:p>
          </table:table-cell>
          <table:table-cell table:formula="of:=[.D9]-[.B9]" office:value-type="float" office:value="-1.23839345042828" calcext:value-type="float">
            <text:p>-1</text:p>
          </table:table-cell>
          <table:table-cell table:formula="of:=[.F8]+[.B9]" office:value-type="float" office:value="440" calcext:value-type="float">
            <text:p>440</text:p>
          </table:table-cell>
          <table:table-cell table:formula="of:=[.G8]+[.D9]" office:value-type="float" office:value="420.014935649572" calcext:value-type="float">
            <text:p>420</text:p>
          </table:table-cell>
          <table:table-cell table:formula="of:=[.G9]/[.F9]*100" office:value-type="float" office:value="95.4579399203572" calcext:value-type="float">
            <text:p>95</text:p>
          </table:table-cell>
          <table:table-cell table:number-columns-repeated="4"/>
        </table:table-row>
        <table:table-row table:style-name="ro1">
          <table:table-cell table:formula="of:=[.D9]" office:value-type="float" office:value="108.761606549572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table:formula="of:=IF(ABS([.E9]/[.D9]) &gt; [.$E$3]; [.C9]*(1-[.$E$1]); [.C9]*(1+[.$E$1]))" office:value-type="float" office:value="0.305999397" calcext:value-type="float">
            <text:p>0.3060</text:p>
          </table:table-cell>
          <table:table-cell table:formula="of:=[.B10]*[.C10]+(1-[.C10])*[.A10]" office:value-type="float" office:value="107.610557213652" calcext:value-type="float">
            <text:p>108</text:p>
          </table:table-cell>
          <table:table-cell table:formula="of:=[.D10]-[.B10]" office:value-type="float" office:value="2.61055721365153" calcext:value-type="float">
            <text:p>3</text:p>
          </table:table-cell>
          <table:table-cell table:formula="of:=[.F9]+[.B10]" office:value-type="float" office:value="545" calcext:value-type="float">
            <text:p>545</text:p>
          </table:table-cell>
          <table:table-cell table:formula="of:=[.G9]+[.D10]" office:value-type="float" office:value="527.625492863223" calcext:value-type="float">
            <text:p>528</text:p>
          </table:table-cell>
          <table:table-cell table:formula="of:=[.G10]/[.F10]*100" office:value-type="float" office:value="96.8120170391235" calcext:value-type="float">
            <text:p>97</text:p>
          </table:table-cell>
          <table:table-cell/>
          <table:table-cell office:value-type="string" calcext:value-type="string">
            <text:p>Gain varies by Gain Adjustment Factor up or down based on the how the current estimate compares to the current measurement</text:p>
          </table:table-cell>
          <table:table-cell table:number-columns-repeated="2"/>
        </table:table-row>
        <table:table-row table:style-name="ro1">
          <table:table-cell table:formula="of:=[.D10]" office:value-type="float" office:value="107.610557213652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table:formula="of:=IF(ABS([.E10]/[.D10]) &gt; [.$E$3]; [.C10]*(1-[.$E$1]); [.C10]*(1+[.$E$1]))" office:value-type="float" office:value="0.30905939097" calcext:value-type="float">
            <text:p>0.3091</text:p>
          </table:table-cell>
          <table:table-cell table:formula="of:=[.B11]*[.C11]+(1-[.C11])*[.A11]" office:value-type="float" office:value="103.713146081408" calcext:value-type="float">
            <text:p>104</text:p>
          </table:table-cell>
          <table:table-cell table:formula="of:=[.D11]-[.B11]" office:value-type="float" office:value="8.71314608140804" calcext:value-type="float">
            <text:p>9</text:p>
          </table:table-cell>
          <table:table-cell table:formula="of:=[.F10]+[.B11]" office:value-type="float" office:value="640" calcext:value-type="float">
            <text:p>640</text:p>
          </table:table-cell>
          <table:table-cell table:formula="of:=[.G10]+[.D11]" office:value-type="float" office:value="631.338638944631" calcext:value-type="float">
            <text:p>631</text:p>
          </table:table-cell>
          <table:table-cell table:formula="of:=[.G11]/[.F11]*100" office:value-type="float" office:value="98.6466623350986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11]" office:value-type="float" office:value="103.713146081408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IF(ABS([.E11]/[.D11]) &gt; [.$E$3]; [.C11]*(1-[.$E$1]); [.C11]*(1+[.$E$1]))" office:value-type="float" office:value="0.3059687970603" calcext:value-type="float">
            <text:p>0.3060</text:p>
          </table:table-cell>
          <table:table-cell table:formula="of:=[.B12]*[.C12]+(1-[.C12])*[.A12]" office:value-type="float" office:value="102.57703924157" calcext:value-type="float">
            <text:p>103</text:p>
          </table:table-cell>
          <table:table-cell table:formula="of:=[.D12]-[.B12]" office:value-type="float" office:value="2.57703924157045" calcext:value-type="float">
            <text:p>3</text:p>
          </table:table-cell>
          <table:table-cell table:formula="of:=[.F11]+[.B12]" office:value-type="float" office:value="740" calcext:value-type="float">
            <text:p>740</text:p>
          </table:table-cell>
          <table:table-cell table:formula="of:=[.G11]+[.D12]" office:value-type="float" office:value="733.915678186202" calcext:value-type="float">
            <text:p>734</text:p>
          </table:table-cell>
          <table:table-cell table:formula="of:=[.G12]/[.F12]*100" office:value-type="float" office:value="99.1777943494867" calcext:value-type="float">
            <text:p>99</text:p>
          </table:table-cell>
          <table:table-cell/>
          <table:table-cell office:value-type="string" calcext:value-type="string">
            <text:p>Variance Breakover Percentage controls whether we adjust the Gain up or down – if subsequent estimates are within variance, Gain goes up, otherwise Gain goes down</text:p>
          </table:table-cell>
          <table:table-cell table:number-columns-repeated="2"/>
        </table:table-row>
        <table:table-row table:style-name="ro1">
          <table:table-cell table:formula="of:=[.D12]" office:value-type="float" office:value="102.57703924157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ABS([.E12]/[.D12]) &gt; [.$E$3]; [.C12]*(1-[.$E$1]); [.C12]*(1+[.$E$1]))" office:value-type="float" office:value="0.309028485030903" calcext:value-type="float">
            <text:p>0.3090</text:p>
          </table:table-cell>
          <table:table-cell table:formula="of:=[.B13]*[.C13]+(1-[.C13])*[.A13]" office:value-type="float" office:value="103.325803134037" calcext:value-type="float">
            <text:p>103</text:p>
          </table:table-cell>
          <table:table-cell table:formula="of:=[.D13]-[.B13]" office:value-type="float" office:value="-1.67419686596274" calcext:value-type="float">
            <text:p>-2</text:p>
          </table:table-cell>
          <table:table-cell table:formula="of:=[.F12]+[.B13]" office:value-type="float" office:value="845" calcext:value-type="float">
            <text:p>845</text:p>
          </table:table-cell>
          <table:table-cell table:formula="of:=[.G12]+[.D13]" office:value-type="float" office:value="837.241481320239" calcext:value-type="float">
            <text:p>837</text:p>
          </table:table-cell>
          <table:table-cell table:formula="of:=[.G13]/[.F13]*100" office:value-type="float" office:value="99.081832108904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13]" office:value-type="float" office:value="103.325803134037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table:formula="of:=IF(ABS([.E13]/[.D13]) &gt; [.$E$3]; [.C13]*(1-[.$E$1]); [.C13]*(1+[.$E$1]))" office:value-type="float" office:value="0.312118769881212" calcext:value-type="float">
            <text:p>0.3121</text:p>
          </table:table-cell>
          <table:table-cell table:formula="of:=[.B14]*[.C14]+(1-[.C14])*[.A14]" office:value-type="float" office:value="100.727163701568" calcext:value-type="float">
            <text:p>101</text:p>
          </table:table-cell>
          <table:table-cell table:formula="of:=[.D14]-[.B14]" office:value-type="float" office:value="5.72716370156842" calcext:value-type="float">
            <text:p>6</text:p>
          </table:table-cell>
          <table:table-cell table:formula="of:=[.F13]+[.B14]" office:value-type="float" office:value="940" calcext:value-type="float">
            <text:p>940</text:p>
          </table:table-cell>
          <table:table-cell table:formula="of:=[.G13]+[.D14]" office:value-type="float" office:value="937.968645021807" calcext:value-type="float">
            <text:p>938</text:p>
          </table:table-cell>
          <table:table-cell table:formula="of:=[.G14]/[.F14]*100" office:value-type="float" office:value="99.7838984065753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D14]" office:value-type="float" office:value="100.727163701568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IF(ABS([.E14]/[.D14]) &gt; [.$E$3]; [.C14]*(1-[.$E$1]); [.C14]*(1+[.$E$1]))" office:value-type="float" office:value="0.315239957580024" calcext:value-type="float">
            <text:p>0.3152</text:p>
          </table:table-cell>
          <table:table-cell table:formula="of:=[.B15]*[.C15]+(1-[.C15])*[.A15]" office:value-type="float" office:value="69.9196567618699" calcext:value-type="float">
            <text:p>70</text:p>
          </table:table-cell>
          <table:table-cell table:formula="of:=[.D15]-[.B15]" office:value-type="float" office:value="66.9196567618699" calcext:value-type="float">
            <text:p>67</text:p>
          </table:table-cell>
          <table:table-cell table:formula="of:=[.F14]+[.B15]" office:value-type="float" office:value="943" calcext:value-type="float">
            <text:p>943</text:p>
          </table:table-cell>
          <table:table-cell table:formula="of:=[.G14]+[.D15]" office:value-type="float" office:value="1007.88830178368" calcext:value-type="float">
            <text:p>1,008</text:p>
          </table:table-cell>
          <table:table-cell table:formula="of:=[.G15]/[.F15]*100" office:value-type="float" office:value="106.881050030082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D15]" office:value-type="float" office:value="69.9196567618699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IF(ABS([.E15]/[.D15]) &gt; [.$E$3]; [.C15]*(1-[.$E$1]); [.C15]*(1+[.$E$1]))" office:value-type="float" office:value="0.312087558004224" calcext:value-type="float">
            <text:p>0.3121</text:p>
          </table:table-cell>
          <table:table-cell table:formula="of:=[.B16]*[.C16]+(1-[.C16])*[.A16]" office:value-type="float" office:value="79.3073576269868" calcext:value-type="float">
            <text:p>79</text:p>
          </table:table-cell>
          <table:table-cell table:formula="of:=[.D16]-[.B16]" office:value-type="float" office:value="-20.6926423730132" calcext:value-type="float">
            <text:p>-21</text:p>
          </table:table-cell>
          <table:table-cell table:formula="of:=[.F15]+[.B16]" office:value-type="float" office:value="1043" calcext:value-type="float">
            <text:p>1,043</text:p>
          </table:table-cell>
          <table:table-cell table:formula="of:=[.G15]+[.D16]" office:value-type="float" office:value="1087.19565941066" calcext:value-type="float">
            <text:p>1,087</text:p>
          </table:table-cell>
          <table:table-cell table:formula="of:=[.G16]/[.F16]*100" office:value-type="float" office:value="104.237359483285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D16]" office:value-type="float" office:value="79.3073576269868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table:formula="of:=IF(ABS([.E16]/[.D16]) &gt; [.$E$3]; [.C16]*(1-[.$E$1]); [.C16]*(1+[.$E$1]))" office:value-type="float" office:value="0.308966682424182" calcext:value-type="float">
            <text:p>0.3090</text:p>
          </table:table-cell>
          <table:table-cell table:formula="of:=[.B17]*[.C17]+(1-[.C17])*[.A17]" office:value-type="float" office:value="86.3186280564151" calcext:value-type="float">
            <text:p>86</text:p>
          </table:table-cell>
          <table:table-cell table:formula="of:=[.D17]-[.B17]" office:value-type="float" office:value="-15.6813719435849" calcext:value-type="float">
            <text:p>-16</text:p>
          </table:table-cell>
          <table:table-cell table:formula="of:=[.F16]+[.B17]" office:value-type="float" office:value="1145" calcext:value-type="float">
            <text:p>1,145</text:p>
          </table:table-cell>
          <table:table-cell table:formula="of:=[.G16]+[.D17]" office:value-type="float" office:value="1173.51428746708" calcext:value-type="float">
            <text:p>1,174</text:p>
          </table:table-cell>
          <table:table-cell table:formula="of:=[.G17]/[.F17]*100" office:value-type="float" office:value="102.490330783151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D17]" office:value-type="float" office:value="86.3186280564151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IF(ABS([.E17]/[.D17]) &gt; [.$E$3]; [.C17]*(1-[.$E$1]); [.C17]*(1+[.$E$1]))" office:value-type="float" office:value="0.30587701559994" calcext:value-type="float">
            <text:p>0.3059</text:p>
          </table:table-cell>
          <table:table-cell table:formula="of:=[.B18]*[.C18]+(1-[.C18])*[.A18]" office:value-type="float" office:value="85.9152900418325" calcext:value-type="float">
            <text:p>86</text:p>
          </table:table-cell>
          <table:table-cell table:formula="of:=[.D18]-[.B18]" office:value-type="float" office:value="0.915290041832492" calcext:value-type="float">
            <text:p>1</text:p>
          </table:table-cell>
          <table:table-cell table:formula="of:=[.F17]+[.B18]" office:value-type="float" office:value="1230" calcext:value-type="float">
            <text:p>1,230</text:p>
          </table:table-cell>
          <table:table-cell table:formula="of:=[.G17]+[.D18]" office:value-type="float" office:value="1259.42957750891" calcext:value-type="float">
            <text:p>1,259</text:p>
          </table:table-cell>
          <table:table-cell table:formula="of:=[.G18]/[.F18]*100" office:value-type="float" office:value="102.39264857796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D18]" office:value-type="float" office:value="85.9152900418325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table:formula="of:=IF(ABS([.E18]/[.D18]) &gt; [.$E$3]; [.C18]*(1-[.$E$1]); [.C18]*(1+[.$E$1]))" office:value-type="float" office:value="0.308935785755939" calcext:value-type="float">
            <text:p>0.3089</text:p>
          </table:table-cell>
          <table:table-cell table:formula="of:=[.B19]*[.C19]+(1-[.C19])*[.A19]" office:value-type="float" office:value="90.2665609799035" calcext:value-type="float">
            <text:p>90</text:p>
          </table:table-cell>
          <table:table-cell table:formula="of:=[.D19]-[.B19]" office:value-type="float" office:value="-9.73343902009653" calcext:value-type="float">
            <text:p>-10</text:p>
          </table:table-cell>
          <table:table-cell table:formula="of:=[.F18]+[.B19]" office:value-type="float" office:value="1330" calcext:value-type="float">
            <text:p>1,330</text:p>
          </table:table-cell>
          <table:table-cell table:formula="of:=[.G18]+[.D19]" office:value-type="float" office:value="1349.69613848882" calcext:value-type="float">
            <text:p>1,350</text:p>
          </table:table-cell>
          <table:table-cell table:formula="of:=[.G19]/[.F19]*100" office:value-type="float" office:value="101.480912668332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D19]" office:value-type="float" office:value="90.2665609799035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table:formula="of:=IF(ABS([.E19]/[.D19]) &gt; [.$E$3]; [.C19]*(1-[.$E$1]); [.C19]*(1+[.$E$1]))" office:value-type="float" office:value="0.30584642789838" calcext:value-type="float">
            <text:p>0.3058</text:p>
          </table:table-cell>
          <table:table-cell table:formula="of:=[.B20]*[.C20]+(1-[.C20])*[.A20]" office:value-type="float" office:value="93.5493449632651" calcext:value-type="float">
            <text:p>94</text:p>
          </table:table-cell>
          <table:table-cell table:formula="of:=[.D20]-[.B20]" office:value-type="float" office:value="-7.45065503673492" calcext:value-type="float">
            <text:p>-7</text:p>
          </table:table-cell>
          <table:table-cell table:formula="of:=[.F19]+[.B20]" office:value-type="float" office:value="1431" calcext:value-type="float">
            <text:p>1,431</text:p>
          </table:table-cell>
          <table:table-cell table:formula="of:=[.G19]+[.D20]" office:value-type="float" office:value="1443.24548345208" calcext:value-type="float">
            <text:p>1,443</text:p>
          </table:table-cell>
          <table:table-cell table:formula="of:=[.G20]/[.F20]*100" office:value-type="float" office:value="100.855729102172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D20]" office:value-type="float" office:value="93.5493449632651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IF(ABS([.E20]/[.D20]) &gt; [.$E$3]; [.C20]*(1-[.$E$1]); [.C20]*(1+[.$E$1]))" office:value-type="float" office:value="0.302787963619396" calcext:value-type="float">
            <text:p>0.3028</text:p>
          </table:table-cell>
          <table:table-cell table:formula="of:=[.B21]*[.C21]+(1-[.C21])*[.A21]" office:value-type="float" office:value="68.8571848673424" calcext:value-type="float">
            <text:p>69</text:p>
          </table:table-cell>
          <table:table-cell table:formula="of:=[.D21]-[.B21]" office:value-type="float" office:value="56.8571848673424" calcext:value-type="float">
            <text:p>57</text:p>
          </table:table-cell>
          <table:table-cell table:formula="of:=[.F20]+[.B21]" office:value-type="float" office:value="1443" calcext:value-type="float">
            <text:p>1,443</text:p>
          </table:table-cell>
          <table:table-cell table:formula="of:=[.G20]+[.D21]" office:value-type="float" office:value="1512.10266831942" calcext:value-type="float">
            <text:p>1,512</text:p>
          </table:table-cell>
          <table:table-cell table:formula="of:=[.G21]/[.F21]*100" office:value-type="float" office:value="104.788819703356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D21]" office:value-type="float" office:value="68.8571848673424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table:formula="of:=IF(ABS([.E21]/[.D21]) &gt; [.$E$3]; [.C21]*(1-[.$E$1]); [.C21]*(1+[.$E$1]))" office:value-type="float" office:value="0.299760083983202" calcext:value-type="float">
            <text:p>0.2998</text:p>
          </table:table-cell>
          <table:table-cell table:formula="of:=[.B22]*[.C22]+(1-[.C22])*[.A22]" office:value-type="float" office:value="81.7896787547796" calcext:value-type="float">
            <text:p>82</text:p>
          </table:table-cell>
          <table:table-cell table:formula="of:=[.D22]-[.B22]" office:value-type="float" office:value="-30.2103212452204" calcext:value-type="float">
            <text:p>-30</text:p>
          </table:table-cell>
          <table:table-cell table:formula="of:=[.F21]+[.B22]" office:value-type="float" office:value="1555" calcext:value-type="float">
            <text:p>1,555</text:p>
          </table:table-cell>
          <table:table-cell table:formula="of:=[.G21]+[.D22]" office:value-type="float" office:value="1593.8923470742" calcext:value-type="float">
            <text:p>1,594</text:p>
          </table:table-cell>
          <table:table-cell table:formula="of:=[.G22]/[.F22]*100" office:value-type="float" office:value="102.501115567473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D22]" office:value-type="float" office:value="81.7896787547796" calcext:value-type="float">
            <text:p>82</text:p>
          </table:table-cell>
          <table:table-cell office:value-type="float" office:value="400" calcext:value-type="float">
            <text:p>400</text:p>
          </table:table-cell>
          <table:table-cell table:formula="of:=IF(ABS([.E22]/[.D22]) &gt; [.$E$3]; [.C22]*(1-[.$E$1]); [.C22]*(1+[.$E$1]))" office:value-type="float" office:value="0.29676248314337" calcext:value-type="float">
            <text:p>0.2968</text:p>
          </table:table-cell>
          <table:table-cell table:formula="of:=[.B23]*[.C23]+(1-[.C23])*[.A23]" office:value-type="float" office:value="176.222563849361" calcext:value-type="float">
            <text:p>176</text:p>
          </table:table-cell>
          <table:table-cell table:formula="of:=[.D23]-[.B23]" office:value-type="float" office:value="-223.777436150639" calcext:value-type="float">
            <text:p>-224</text:p>
          </table:table-cell>
          <table:table-cell table:formula="of:=[.F22]+[.B23]" office:value-type="float" office:value="1955" calcext:value-type="float">
            <text:p>1,955</text:p>
          </table:table-cell>
          <table:table-cell table:formula="of:=[.G22]+[.D23]" office:value-type="float" office:value="1770.11491092356" calcext:value-type="float">
            <text:p>1,770</text:p>
          </table:table-cell>
          <table:table-cell table:formula="of:=[.G23]/[.F23]*100" office:value-type="float" office:value="90.5429621955787" calcext:value-type="float">
            <text:p>91</text:p>
          </table:table-cell>
          <table:table-cell table:number-columns-repeated="4"/>
        </table:table-row>
        <table:table-row table:style-name="ro1">
          <table:table-cell table:formula="of:=[.D23]" office:value-type="float" office:value="176.222563849361" calcext:value-type="float">
            <text:p>176</text:p>
          </table:table-cell>
          <table:table-cell office:value-type="float" office:value="105" calcext:value-type="float">
            <text:p>105</text:p>
          </table:table-cell>
          <table:table-cell table:formula="of:=IF(ABS([.E23]/[.D23]) &gt; [.$E$3]; [.C23]*(1-[.$E$1]); [.C23]*(1+[.$E$1]))" office:value-type="float" office:value="0.293794858311936" calcext:value-type="float">
            <text:p>0.2938</text:p>
          </table:table-cell>
          <table:table-cell table:formula="of:=[.B24]*[.C24]+(1-[.C24])*[.A24]" office:value-type="float" office:value="155.297740794625" calcext:value-type="float">
            <text:p>155</text:p>
          </table:table-cell>
          <table:table-cell table:formula="of:=[.D24]-[.B24]" office:value-type="float" office:value="50.2977407946249" calcext:value-type="float">
            <text:p>50</text:p>
          </table:table-cell>
          <table:table-cell table:formula="of:=[.F23]+[.B24]" office:value-type="float" office:value="2060" calcext:value-type="float">
            <text:p>2,060</text:p>
          </table:table-cell>
          <table:table-cell table:formula="of:=[.G23]+[.D24]" office:value-type="float" office:value="1925.41265171819" calcext:value-type="float">
            <text:p>1,925</text:p>
          </table:table-cell>
          <table:table-cell table:formula="of:=[.G24]/[.F24]*100" office:value-type="float" office:value="93.4666335785528" calcext:value-type="float">
            <text:p>93</text:p>
          </table:table-cell>
          <table:table-cell table:number-columns-repeated="4"/>
        </table:table-row>
        <table:table-row table:style-name="ro1">
          <table:table-cell table:formula="of:=[.D24]" office:value-type="float" office:value="155.29774079462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table:formula="of:=IF(ABS([.E24]/[.D24]) &gt; [.$E$3]; [.C24]*(1-[.$E$1]); [.C24]*(1+[.$E$1]))" office:value-type="float" office:value="0.290856909728817" calcext:value-type="float">
            <text:p>0.2909</text:p>
          </table:table-cell>
          <table:table-cell table:formula="of:=[.B25]*[.C25]+(1-[.C25])*[.A25]" office:value-type="float" office:value="137.759726243471" calcext:value-type="float">
            <text:p>138</text:p>
          </table:table-cell>
          <table:table-cell table:formula="of:=[.D25]-[.B25]" office:value-type="float" office:value="42.7597262434711" calcext:value-type="float">
            <text:p>43</text:p>
          </table:table-cell>
          <table:table-cell table:formula="of:=[.F24]+[.B25]" office:value-type="float" office:value="2155" calcext:value-type="float">
            <text:p>2,155</text:p>
          </table:table-cell>
          <table:table-cell table:formula="of:=[.G24]+[.D25]" office:value-type="float" office:value="2063.17237796166" calcext:value-type="float">
            <text:p>2,063</text:p>
          </table:table-cell>
          <table:table-cell table:formula="of:=[.G25]/[.F25]*100" office:value-type="float" office:value="95.7388574460167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D25]" office:value-type="float" office:value="137.759726243471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table:formula="of:=IF(ABS([.E25]/[.D25]) &gt; [.$E$3]; [.C25]*(1-[.$E$1]); [.C25]*(1+[.$E$1]))" office:value-type="float" office:value="0.287948340631529" calcext:value-type="float">
            <text:p>0.2879</text:p>
          </table:table-cell>
          <table:table-cell table:formula="of:=[.B26]*[.C26]+(1-[.C26])*[.A26]" office:value-type="float" office:value="126.886875728963" calcext:value-type="float">
            <text:p>127</text:p>
          </table:table-cell>
          <table:table-cell table:formula="of:=[.D26]-[.B26]" office:value-type="float" office:value="26.8868757289628" calcext:value-type="float">
            <text:p>27</text:p>
          </table:table-cell>
          <table:table-cell table:formula="of:=[.F25]+[.B26]" office:value-type="float" office:value="2255" calcext:value-type="float">
            <text:p>2,255</text:p>
          </table:table-cell>
          <table:table-cell table:formula="of:=[.G25]+[.D26]" office:value-type="float" office:value="2190.05925369062" calcext:value-type="float">
            <text:p>2,190</text:p>
          </table:table-cell>
          <table:table-cell table:formula="of:=[.G26]/[.F26]*100" office:value-type="float" office:value="97.1201442878325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D26]" office:value-type="float" office:value="126.886875728963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formula="of:=IF(ABS([.E26]/[.D26]) &gt; [.$E$3]; [.C26]*(1-[.$E$1]); [.C26]*(1+[.$E$1]))" office:value-type="float" office:value="0.285068857225214" calcext:value-type="float">
            <text:p>0.2851</text:p>
          </table:table-cell>
          <table:table-cell table:formula="of:=[.B27]*[.C27]+(1-[.C27])*[.A27]" office:value-type="float" office:value="124.923641935055" calcext:value-type="float">
            <text:p>125</text:p>
          </table:table-cell>
          <table:table-cell table:formula="of:=[.D27]-[.B27]" office:value-type="float" office:value="4.92364193505534" calcext:value-type="float">
            <text:p>5</text:p>
          </table:table-cell>
          <table:table-cell table:formula="of:=[.F26]+[.B27]" office:value-type="float" office:value="2375" calcext:value-type="float">
            <text:p>2,375</text:p>
          </table:table-cell>
          <table:table-cell table:formula="of:=[.G26]+[.D27]" office:value-type="float" office:value="2314.98289562568" calcext:value-type="float">
            <text:p>2,315</text:p>
          </table:table-cell>
          <table:table-cell table:formula="of:=[.G27]/[.F27]*100" office:value-type="float" office:value="97.4729640263443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D27]" office:value-type="float" office:value="124.92364193505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table:formula="of:=IF(ABS([.E27]/[.D27]) &gt; [.$E$3]; [.C27]*(1-[.$E$1]); [.C27]*(1+[.$E$1]))" office:value-type="float" office:value="0.287919545797466" calcext:value-type="float">
            <text:p>0.2879</text:p>
          </table:table-cell>
          <table:table-cell table:formula="of:=[.B28]*[.C28]+(1-[.C28])*[.A28]" office:value-type="float" office:value="120.338914181673" calcext:value-type="float">
            <text:p>120</text:p>
          </table:table-cell>
          <table:table-cell table:formula="of:=[.D28]-[.B28]" office:value-type="float" office:value="11.3389141816727" calcext:value-type="float">
            <text:p>11</text:p>
          </table:table-cell>
          <table:table-cell table:formula="of:=[.F27]+[.B28]" office:value-type="float" office:value="2484" calcext:value-type="float">
            <text:p>2,484</text:p>
          </table:table-cell>
          <table:table-cell table:formula="of:=[.G27]+[.D28]" office:value-type="float" office:value="2435.32180980735" calcext:value-type="float">
            <text:p>2,435</text:p>
          </table:table-cell>
          <table:table-cell table:formula="of:=[.G28]/[.F28]*100" office:value-type="float" office:value="98.0403305075423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28]" office:value-type="float" office:value="120.338914181673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formula="of:=IF(ABS([.E28]/[.D28]) &gt; [.$E$3]; [.C28]*(1-[.$E$1]); [.C28]*(1+[.$E$1]))" office:value-type="float" office:value="0.285040350339491" calcext:value-type="float">
            <text:p>0.2850</text:p>
          </table:table-cell>
          <table:table-cell table:formula="of:=[.B29]*[.C29]+(1-[.C29])*[.A29]" office:value-type="float" office:value="115.966704709501" calcext:value-type="float">
            <text:p>116</text:p>
          </table:table-cell>
          <table:table-cell table:formula="of:=[.D29]-[.B29]" office:value-type="float" office:value="10.9667047095013" calcext:value-type="float">
            <text:p>11</text:p>
          </table:table-cell>
          <table:table-cell table:formula="of:=[.F28]+[.B29]" office:value-type="float" office:value="2589" calcext:value-type="float">
            <text:p>2,589</text:p>
          </table:table-cell>
          <table:table-cell table:formula="of:=[.G28]+[.D29]" office:value-type="float" office:value="2551.28851451685" calcext:value-type="float">
            <text:p>2,551</text:p>
          </table:table-cell>
          <table:table-cell table:formula="of:=[.G29]/[.F29]*100" office:value-type="float" office:value="98.5433956939688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29]" office:value-type="float" office:value="115.966704709501" calcext:value-type="float">
            <text:p>116</text:p>
          </table:table-cell>
          <table:table-cell office:value-type="float" office:value="75" calcext:value-type="float">
            <text:p>75</text:p>
          </table:table-cell>
          <table:table-cell table:formula="of:=IF(ABS([.E29]/[.D29]) &gt; [.$E$3]; [.C29]*(1-[.$E$1]); [.C29]*(1+[.$E$1]))" office:value-type="float" office:value="0.282189946836096" calcext:value-type="float">
            <text:p>0.2822</text:p>
          </table:table-cell>
          <table:table-cell table:formula="of:=[.B30]*[.C30]+(1-[.C30])*[.A30]" office:value-type="float" office:value="104.406312485477" calcext:value-type="float">
            <text:p>104</text:p>
          </table:table-cell>
          <table:table-cell table:formula="of:=[.D30]-[.B30]" office:value-type="float" office:value="29.4063124854771" calcext:value-type="float">
            <text:p>29</text:p>
          </table:table-cell>
          <table:table-cell table:formula="of:=[.F29]+[.B30]" office:value-type="float" office:value="2664" calcext:value-type="float">
            <text:p>2,664</text:p>
          </table:table-cell>
          <table:table-cell table:formula="of:=[.G29]+[.D30]" office:value-type="float" office:value="2655.69482700233" calcext:value-type="float">
            <text:p>2,656</text:p>
          </table:table-cell>
          <table:table-cell table:formula="of:=[.G30]/[.F30]*100" office:value-type="float" office:value="99.6882442568442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D30]" office:value-type="float" office:value="104.406312485477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IF(ABS([.E30]/[.D30]) &gt; [.$E$3]; [.C30]*(1-[.$E$1]); [.C30]*(1+[.$E$1]))" office:value-type="float" office:value="0.279368047367735" calcext:value-type="float">
            <text:p>0.2794</text:p>
          </table:table-cell>
          <table:table-cell table:formula="of:=[.B31]*[.C31]+(1-[.C31])*[.A31]" office:value-type="float" office:value="108.762690517672" calcext:value-type="float">
            <text:p>109</text:p>
          </table:table-cell>
          <table:table-cell table:formula="of:=[.D31]-[.B31]" office:value-type="float" office:value="-11.237309482328" calcext:value-type="float">
            <text:p>-11</text:p>
          </table:table-cell>
          <table:table-cell table:formula="of:=[.F30]+[.B31]" office:value-type="float" office:value="2784" calcext:value-type="float">
            <text:p>2,784</text:p>
          </table:table-cell>
          <table:table-cell table:formula="of:=[.G30]+[.D31]" office:value-type="float" office:value="2764.45751752" calcext:value-type="float">
            <text:p>2,764</text:p>
          </table:table-cell>
          <table:table-cell table:formula="of:=[.G31]/[.F31]*100" office:value-type="float" office:value="99.298043014367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31]" office:value-type="float" office:value="108.762690517672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formula="of:=IF(ABS([.E31]/[.D31]) &gt; [.$E$3]; [.C31]*(1-[.$E$1]); [.C31]*(1+[.$E$1]))" office:value-type="float" office:value="0.276574366894058" calcext:value-type="float">
            <text:p>0.2766</text:p>
          </table:table-cell>
          <table:table-cell table:formula="of:=[.B32]*[.C32]+(1-[.C32])*[.A32]" office:value-type="float" office:value="109.104898604399" calcext:value-type="float">
            <text:p>109</text:p>
          </table:table-cell>
          <table:table-cell table:formula="of:=[.D32]-[.B32]" office:value-type="float" office:value="-0.895101395601131" calcext:value-type="float">
            <text:p>-1</text:p>
          </table:table-cell>
          <table:table-cell table:formula="of:=[.F31]+[.B32]" office:value-type="float" office:value="2894" calcext:value-type="float">
            <text:p>2,894</text:p>
          </table:table-cell>
          <table:table-cell table:formula="of:=[.G31]+[.D32]" office:value-type="float" office:value="2873.5624161244" calcext:value-type="float">
            <text:p>2,874</text:p>
          </table:table-cell>
          <table:table-cell table:formula="of:=[.G32]/[.F32]*100" office:value-type="float" office:value="99.2937946138355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32]" office:value-type="float" office:value="109.10489860439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formula="of:=IF(ABS([.E32]/[.D32]) &gt; [.$E$3]; [.C32]*(1-[.$E$1]); [.C32]*(1+[.$E$1]))" office:value-type="float" office:value="0.279340110562998" calcext:value-type="float">
            <text:p>0.2793</text:p>
          </table:table-cell>
          <table:table-cell table:formula="of:=[.B33]*[.C33]+(1-[.C33])*[.A33]" office:value-type="float" office:value="110.472296769463" calcext:value-type="float">
            <text:p>110</text:p>
          </table:table-cell>
          <table:table-cell table:formula="of:=[.D33]-[.B33]" office:value-type="float" office:value="-3.52770323053683" calcext:value-type="float">
            <text:p>-4</text:p>
          </table:table-cell>
          <table:table-cell table:formula="of:=[.F32]+[.B33]" office:value-type="float" office:value="3008" calcext:value-type="float">
            <text:p>3,008</text:p>
          </table:table-cell>
          <table:table-cell table:formula="of:=[.G32]+[.D33]" office:value-type="float" office:value="2984.03471289386" calcext:value-type="float">
            <text:p>2,984</text:p>
          </table:table-cell>
          <table:table-cell table:formula="of:=[.G33]/[.F33]*100" office:value-type="float" office:value="99.2032816786524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33]" office:value-type="float" office:value="110.472296769463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formula="of:=IF(ABS([.E33]/[.D33]) &gt; [.$E$3]; [.C33]*(1-[.$E$1]); [.C33]*(1+[.$E$1]))" office:value-type="float" office:value="0.282133511668628" calcext:value-type="float">
            <text:p>0.2821</text:p>
          </table:table-cell>
          <table:table-cell table:formula="of:=[.B34]*[.C34]+(1-[.C34])*[.A34]" office:value-type="float" office:value="111.749713581688" calcext:value-type="float">
            <text:p>112</text:p>
          </table:table-cell>
          <table:table-cell table:formula="of:=[.D34]-[.B34]" office:value-type="float" office:value="-3.25028641831207" calcext:value-type="float">
            <text:p>-3</text:p>
          </table:table-cell>
          <table:table-cell table:formula="of:=[.F33]+[.B34]" office:value-type="float" office:value="3123" calcext:value-type="float">
            <text:p>3,123</text:p>
          </table:table-cell>
          <table:table-cell table:formula="of:=[.G33]+[.D34]" office:value-type="float" office:value="3095.78442647555" calcext:value-type="float">
            <text:p>3,096</text:p>
          </table:table-cell>
          <table:table-cell table:formula="of:=[.G34]/[.F34]*100" office:value-type="float" office:value="99.1285439153234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34]" office:value-type="float" office:value="111.749713581688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IF(ABS([.E34]/[.D34]) &gt; [.$E$3]; [.C34]*(1-[.$E$1]); [.C34]*(1+[.$E$1]))" office:value-type="float" office:value="0.284954846785315" calcext:value-type="float">
            <text:p>0.2850</text:p>
          </table:table-cell>
          <table:table-cell table:formula="of:=[.B35]*[.C35]+(1-[.C35])*[.A35]" office:value-type="float" office:value="79.9060910697152" calcext:value-type="float">
            <text:p>80</text:p>
          </table:table-cell>
          <table:table-cell table:formula="of:=[.D35]-[.B35]" office:value-type="float" office:value="79.9060910697152" calcext:value-type="float">
            <text:p>80</text:p>
          </table:table-cell>
          <table:table-cell table:formula="of:=[.F34]+[.B35]" office:value-type="float" office:value="3123" calcext:value-type="float">
            <text:p>3,123</text:p>
          </table:table-cell>
          <table:table-cell table:formula="of:=[.G34]+[.D35]" office:value-type="float" office:value="3175.69051754527" calcext:value-type="float">
            <text:p>3,176</text:p>
          </table:table-cell>
          <table:table-cell table:formula="of:=[.G35]/[.F35]*100" office:value-type="float" office:value="101.687176354315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D35]" office:value-type="float" office:value="79.9060910697152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IF(ABS([.E35]/[.D35]) &gt; [.$E$3]; [.C35]*(1-[.$E$1]); [.C35]*(1+[.$E$1]))" office:value-type="float" office:value="0.282105298317462" calcext:value-type="float">
            <text:p>0.2821</text:p>
          </table:table-cell>
          <table:table-cell table:formula="of:=[.B36]*[.C36]+(1-[.C36])*[.A36]" office:value-type="float" office:value="60.7494229909205" calcext:value-type="float">
            <text:p>61</text:p>
          </table:table-cell>
          <table:table-cell table:formula="of:=[.D36]-[.B36]" office:value-type="float" office:value="48.7494229909205" calcext:value-type="float">
            <text:p>49</text:p>
          </table:table-cell>
          <table:table-cell table:formula="of:=[.F35]+[.B36]" office:value-type="float" office:value="3135" calcext:value-type="float">
            <text:p>3,135</text:p>
          </table:table-cell>
          <table:table-cell table:formula="of:=[.G35]+[.D36]" office:value-type="float" office:value="3236.43994053619" calcext:value-type="float">
            <text:p>3,236</text:p>
          </table:table-cell>
          <table:table-cell table:formula="of:=[.G36]/[.F36]*100" office:value-type="float" office:value="103.235723781059" calcext:value-type="float">
            <text:p>103</text:p>
          </table:table-cell>
          <table:table-cell table:number-columns-repeated="4"/>
        </table:table-row>
        <table:table-row table:style-name="ro1">
          <table:table-cell table:formula="of:=[.D36]" office:value-type="float" office:value="60.7494229909205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IF(ABS([.E36]/[.D36]) &gt; [.$E$3]; [.C36]*(1-[.$E$1]); [.C36]*(1+[.$E$1]))" office:value-type="float" office:value="0.279284245334287" calcext:value-type="float">
            <text:p>0.2793</text:p>
          </table:table-cell>
          <table:table-cell table:formula="of:=[.B37]*[.C37]+(1-[.C37])*[.A37]" office:value-type="float" office:value="43.7830662364079" calcext:value-type="float">
            <text:p>44</text:p>
          </table:table-cell>
          <table:table-cell table:formula="of:=[.D37]-[.B37]" office:value-type="float" office:value="43.7830662364079" calcext:value-type="float">
            <text:p>44</text:p>
          </table:table-cell>
          <table:table-cell table:formula="of:=[.F36]+[.B37]" office:value-type="float" office:value="3135" calcext:value-type="float">
            <text:p>3,135</text:p>
          </table:table-cell>
          <table:table-cell table:formula="of:=[.G36]+[.D37]" office:value-type="float" office:value="3280.22300677259" calcext:value-type="float">
            <text:p>3,280</text:p>
          </table:table-cell>
          <table:table-cell table:formula="of:=[.G37]/[.F37]*100" office:value-type="float" office:value="104.632312815713" calcext:value-type="float">
            <text:p>105</text:p>
          </table:table-cell>
          <table:table-cell table:number-columns-repeated="4"/>
        </table:table-row>
        <table:table-row table:style-name="ro1">
          <table:table-cell table:formula="of:=[.D37]" office:value-type="float" office:value="43.7830662364079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IF(ABS([.E37]/[.D37]) &gt; [.$E$3]; [.C37]*(1-[.$E$1]); [.C37]*(1+[.$E$1]))" office:value-type="float" office:value="0.276491402880944" calcext:value-type="float">
            <text:p>0.2765</text:p>
          </table:table-cell>
          <table:table-cell table:formula="of:=[.B38]*[.C38]+(1-[.C38])*[.A38]" office:value-type="float" office:value="32.783390441798" calcext:value-type="float">
            <text:p>33</text:p>
          </table:table-cell>
          <table:table-cell table:formula="of:=[.D38]-[.B38]" office:value-type="float" office:value="28.783390441798" calcext:value-type="float">
            <text:p>29</text:p>
          </table:table-cell>
          <table:table-cell table:formula="of:=[.F37]+[.B38]" office:value-type="float" office:value="3139" calcext:value-type="float">
            <text:p>3,139</text:p>
          </table:table-cell>
          <table:table-cell table:formula="of:=[.G37]+[.D38]" office:value-type="float" office:value="3313.00639721439" calcext:value-type="float">
            <text:p>3,313</text:p>
          </table:table-cell>
          <table:table-cell table:formula="of:=[.G38]/[.F38]*100" office:value-type="float" office:value="105.543370411417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D38]" office:value-type="float" office:value="32.783390441798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formula="of:=IF(ABS([.E38]/[.D38]) &gt; [.$E$3]; [.C38]*(1-[.$E$1]); [.C38]*(1+[.$E$1]))" office:value-type="float" office:value="0.273726488852135" calcext:value-type="float">
            <text:p>0.2737</text:p>
          </table:table-cell>
          <table:table-cell table:formula="of:=[.B39]*[.C39]+(1-[.C39])*[.A39]" office:value-type="float" office:value="25.9995199943131" calcext:value-type="float">
            <text:p>26</text:p>
          </table:table-cell>
          <table:table-cell table:formula="of:=[.D39]-[.B39]" office:value-type="float" office:value="17.9995199943131" calcext:value-type="float">
            <text:p>18</text:p>
          </table:table-cell>
          <table:table-cell table:formula="of:=[.F38]+[.B39]" office:value-type="float" office:value="3147" calcext:value-type="float">
            <text:p>3,147</text:p>
          </table:table-cell>
          <table:table-cell table:formula="of:=[.G38]+[.D39]" office:value-type="float" office:value="3339.00591720871" calcext:value-type="float">
            <text:p>3,339</text:p>
          </table:table-cell>
          <table:table-cell table:formula="of:=[.G39]/[.F39]*100" office:value-type="float" office:value="106.1012366447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D39]" office:value-type="float" office:value="25.9995199943131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IF(ABS([.E39]/[.D39]) &gt; [.$E$3]; [.C39]*(1-[.$E$1]); [.C39]*(1+[.$E$1]))" office:value-type="float" office:value="0.270989223963613" calcext:value-type="float">
            <text:p>0.2710</text:p>
          </table:table-cell>
          <table:table-cell table:formula="of:=[.B40]*[.C40]+(1-[.C40])*[.A40]" office:value-type="float" office:value="21.6638224872638" calcext:value-type="float">
            <text:p>22</text:p>
          </table:table-cell>
          <table:table-cell table:formula="of:=[.D40]-[.B40]" office:value-type="float" office:value="11.6638224872638" calcext:value-type="float">
            <text:p>12</text:p>
          </table:table-cell>
          <table:table-cell table:formula="of:=[.F39]+[.B40]" office:value-type="float" office:value="3157" calcext:value-type="float">
            <text:p>3,157</text:p>
          </table:table-cell>
          <table:table-cell table:formula="of:=[.G39]+[.D40]" office:value-type="float" office:value="3360.66973969597" calcext:value-type="float">
            <text:p>3,361</text:p>
          </table:table-cell>
          <table:table-cell table:formula="of:=[.G40]/[.F40]*100" office:value-type="float" office:value="106.451369645105" calcext:value-type="float">
            <text:p>106</text:p>
          </table:table-cell>
          <table:table-cell table:number-columns-repeated="4"/>
        </table:table-row>
        <table:table-row table:style-name="ro1">
          <table:table-cell table:formula="of:=[.D40]" office:value-type="float" office:value="21.6638224872638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ABS([.E40]/[.D40]) &gt; [.$E$3]; [.C40]*(1-[.$E$1]); [.C40]*(1+[.$E$1]))" office:value-type="float" office:value="0.268279331723977" calcext:value-type="float">
            <text:p>0.2683</text:p>
          </table:table-cell>
          <table:table-cell table:formula="of:=[.B41]*[.C41]+(1-[.C41])*[.A41]" office:value-type="float" office:value="15.8518666677938" calcext:value-type="float">
            <text:p>16</text:p>
          </table:table-cell>
          <table:table-cell table:formula="of:=[.D41]-[.B41]" office:value-type="float" office:value="15.8518666677938" calcext:value-type="float">
            <text:p>16</text:p>
          </table:table-cell>
          <table:table-cell table:formula="of:=[.F40]+[.B41]" office:value-type="float" office:value="3157" calcext:value-type="float">
            <text:p>3,157</text:p>
          </table:table-cell>
          <table:table-cell table:formula="of:=[.G40]+[.D41]" office:value-type="float" office:value="3376.52160636376" calcext:value-type="float">
            <text:p>3,377</text:p>
          </table:table-cell>
          <table:table-cell table:formula="of:=[.G41]/[.F41]*100" office:value-type="float" office:value="106.953487689698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D41]" office:value-type="float" office:value="15.8518666677938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IF(ABS([.E41]/[.D41]) &gt; [.$E$3]; [.C41]*(1-[.$E$1]); [.C41]*(1+[.$E$1]))" office:value-type="float" office:value="0.265596538406737" calcext:value-type="float">
            <text:p>0.2656</text:p>
          </table:table-cell>
          <table:table-cell table:formula="of:=[.B42]*[.C42]+(1-[.C42])*[.A42]" office:value-type="float" office:value="12.4384553687629" calcext:value-type="float">
            <text:p>12</text:p>
          </table:table-cell>
          <table:table-cell table:formula="of:=[.D42]-[.B42]" office:value-type="float" office:value="9.43845536876286" calcext:value-type="float">
            <text:p>9</text:p>
          </table:table-cell>
          <table:table-cell table:formula="of:=[.F41]+[.B42]" office:value-type="float" office:value="3160" calcext:value-type="float">
            <text:p>3,160</text:p>
          </table:table-cell>
          <table:table-cell table:formula="of:=[.G41]+[.D42]" office:value-type="float" office:value="3388.96006173253" calcext:value-type="float">
            <text:p>3,389</text:p>
          </table:table-cell>
          <table:table-cell table:formula="of:=[.G42]/[.F42]*100" office:value-type="float" office:value="107.245571573814" calcext:value-type="float">
            <text:p>107</text:p>
          </table:table-cell>
          <table:table-cell table:number-columns-repeated="4"/>
        </table:table-row>
        <table:table-row table:style-name="ro1">
          <table:table-cell table:formula="of:=[.D42]" office:value-type="float" office:value="12.4384553687629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table:formula="of:=IF(ABS([.E42]/[.D42]) &gt; [.$E$3]; [.C42]*(1-[.$E$1]); [.C42]*(1+[.$E$1]))" office:value-type="float" office:value="0.26294057302267" calcext:value-type="float">
            <text:p>0.2629</text:p>
          </table:table-cell>
          <table:table-cell table:formula="of:=[.B43]*[.C43]+(1-[.C43])*[.A43]" office:value-type="float" office:value="41.7725118413945" calcext:value-type="float">
            <text:p>42</text:p>
          </table:table-cell>
          <table:table-cell table:formula="of:=[.D43]-[.B43]" office:value-type="float" office:value="-82.2274881586055" calcext:value-type="float">
            <text:p>-82</text:p>
          </table:table-cell>
          <table:table-cell table:formula="of:=[.F42]+[.B43]" office:value-type="float" office:value="3284" calcext:value-type="float">
            <text:p>3,284</text:p>
          </table:table-cell>
          <table:table-cell table:formula="of:=[.G42]+[.D43]" office:value-type="float" office:value="3430.73257357392" calcext:value-type="float">
            <text:p>3,431</text:p>
          </table:table-cell>
          <table:table-cell table:formula="of:=[.G43]/[.F43]*100" office:value-type="float" office:value="104.46810516364" calcext:value-type="float">
            <text:p>104</text:p>
          </table:table-cell>
          <table:table-cell table:number-columns-repeated="4"/>
        </table:table-row>
        <table:table-row table:style-name="ro1">
          <table:table-cell table:formula="of:=[.D43]" office:value-type="float" office:value="41.7725118413945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IF(ABS([.E43]/[.D43]) &gt; [.$E$3]; [.C43]*(1-[.$E$1]); [.C43]*(1+[.$E$1]))" office:value-type="float" office:value="0.260311167292443" calcext:value-type="float">
            <text:p>0.2603</text:p>
          </table:table-cell>
          <table:table-cell table:formula="of:=[.B44]*[.C44]+(1-[.C44])*[.A44]" office:value-type="float" office:value="63.4375564347791" calcext:value-type="float">
            <text:p>63</text:p>
          </table:table-cell>
          <table:table-cell table:formula="of:=[.D44]-[.B44]" office:value-type="float" office:value="-61.5624435652209" calcext:value-type="float">
            <text:p>-62</text:p>
          </table:table-cell>
          <table:table-cell table:formula="of:=[.F43]+[.B44]" office:value-type="float" office:value="3409" calcext:value-type="float">
            <text:p>3,409</text:p>
          </table:table-cell>
          <table:table-cell table:formula="of:=[.G43]+[.D44]" office:value-type="float" office:value="3494.1701300087" calcext:value-type="float">
            <text:p>3,494</text:p>
          </table:table-cell>
          <table:table-cell table:formula="of:=[.G44]/[.F44]*100" office:value-type="float" office:value="102.498390437334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D44]" office:value-type="float" office:value="63.4375564347791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table:formula="of:=IF(ABS([.E44]/[.D44]) &gt; [.$E$3]; [.C44]*(1-[.$E$1]); [.C44]*(1+[.$E$1]))" office:value-type="float" office:value="0.257708055619519" calcext:value-type="float">
            <text:p>0.2577</text:p>
          </table:table-cell>
          <table:table-cell table:formula="of:=[.B45]*[.C45]+(1-[.C45])*[.A45]" office:value-type="float" office:value="67.7058315622802" calcext:value-type="float">
            <text:p>68</text:p>
          </table:table-cell>
          <table:table-cell table:formula="of:=[.D45]-[.B45]" office:value-type="float" office:value="-12.2941684377198" calcext:value-type="float">
            <text:p>-12</text:p>
          </table:table-cell>
          <table:table-cell table:formula="of:=[.F44]+[.B45]" office:value-type="float" office:value="3489" calcext:value-type="float">
            <text:p>3,489</text:p>
          </table:table-cell>
          <table:table-cell table:formula="of:=[.G44]+[.D45]" office:value-type="float" office:value="3561.87596157098" calcext:value-type="float">
            <text:p>3,562</text:p>
          </table:table-cell>
          <table:table-cell table:formula="of:=[.G45]/[.F45]*100" office:value-type="float" office:value="102.088734926081" calcext:value-type="float">
            <text:p>102</text:p>
          </table:table-cell>
          <table:table-cell table:number-columns-repeated="4"/>
        </table:table-row>
        <table:table-row table:style-name="ro1">
          <table:table-cell table:formula="of:=[.D45]" office:value-type="float" office:value="67.7058315622802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table:formula="of:=IF(ABS([.E45]/[.D45]) &gt; [.$E$3]; [.C45]*(1-[.$E$1]); [.C45]*(1+[.$E$1]))" office:value-type="float" office:value="0.255130975063324" calcext:value-type="float">
            <text:p>0.2551</text:p>
          </table:table-cell>
          <table:table-cell table:formula="of:=[.B46]*[.C46]+(1-[.C46])*[.A46]" office:value-type="float" office:value="82.8336105713646" calcext:value-type="float">
            <text:p>83</text:p>
          </table:table-cell>
          <table:table-cell table:formula="of:=[.D46]-[.B46]" office:value-type="float" office:value="-44.1663894286354" calcext:value-type="float">
            <text:p>-44</text:p>
          </table:table-cell>
          <table:table-cell table:formula="of:=[.F45]+[.B46]" office:value-type="float" office:value="3616" calcext:value-type="float">
            <text:p>3,616</text:p>
          </table:table-cell>
          <table:table-cell table:formula="of:=[.G45]+[.D46]" office:value-type="float" office:value="3644.70957214235" calcext:value-type="float">
            <text:p>3,645</text:p>
          </table:table-cell>
          <table:table-cell table:formula="of:=[.G46]/[.F46]*100" office:value-type="float" office:value="100.793959406591" calcext:value-type="float">
            <text:p>101</text:p>
          </table:table-cell>
          <table:table-cell table:number-columns-repeated="4"/>
        </table:table-row>
        <table:table-row table:style-name="ro1">
          <table:table-cell table:formula="of:=[.D46]" office:value-type="float" office:value="82.8336105713646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table:formula="of:=IF(ABS([.E46]/[.D46]) &gt; [.$E$3]; [.C46]*(1-[.$E$1]); [.C46]*(1+[.$E$1]))" office:value-type="float" office:value="0.25257966531269" calcext:value-type="float">
            <text:p>0.2526</text:p>
          </table:table-cell>
          <table:table-cell table:formula="of:=[.B47]*[.C47]+(1-[.C47])*[.A47]" office:value-type="float" office:value="94.241722096632" calcext:value-type="float">
            <text:p>94</text:p>
          </table:table-cell>
          <table:table-cell table:formula="of:=[.D47]-[.B47]" office:value-type="float" office:value="-33.758277903368" calcext:value-type="float">
            <text:p>-34</text:p>
          </table:table-cell>
          <table:table-cell table:formula="of:=[.F46]+[.B47]" office:value-type="float" office:value="3744" calcext:value-type="float">
            <text:p>3,744</text:p>
          </table:table-cell>
          <table:table-cell table:formula="of:=[.G46]+[.D47]" office:value-type="float" office:value="3738.95129423898" calcext:value-type="float">
            <text:p>3,739</text:p>
          </table:table-cell>
          <table:table-cell table:formula="of:=[.G47]/[.F47]*100" office:value-type="float" office:value="99.8651520897163" calcext:value-type="float">
            <text:p>100</text:p>
          </table:table-cell>
          <table:table-cell table:number-columns-repeated="4"/>
        </table:table-row>
        <table:table-row table:style-name="ro1">
          <table:table-cell table:formula="of:=[.D47]" office:value-type="float" office:value="94.241722096632" calcext:value-type="float">
            <text:p>94</text:p>
          </table:table-cell>
          <table:table-cell office:value-type="float" office:value="140" calcext:value-type="float">
            <text:p>140</text:p>
          </table:table-cell>
          <table:table-cell table:formula="of:=IF(ABS([.E47]/[.D47]) &gt; [.$E$3]; [.C47]*(1-[.$E$1]); [.C47]*(1+[.$E$1]))" office:value-type="float" office:value="0.250053868659564" calcext:value-type="float">
            <text:p>0.2501</text:p>
          </table:table-cell>
          <table:table-cell table:formula="of:=[.B48]*[.C48]+(1-[.C48])*[.A48]" office:value-type="float" office:value="105.683756509569" calcext:value-type="float">
            <text:p>106</text:p>
          </table:table-cell>
          <table:table-cell table:formula="of:=[.D48]-[.B48]" office:value-type="float" office:value="-34.3162434904314" calcext:value-type="float">
            <text:p>-34</text:p>
          </table:table-cell>
          <table:table-cell table:formula="of:=[.F47]+[.B48]" office:value-type="float" office:value="3884" calcext:value-type="float">
            <text:p>3,884</text:p>
          </table:table-cell>
          <table:table-cell table:formula="of:=[.G47]+[.D48]" office:value-type="float" office:value="3844.63505074855" calcext:value-type="float">
            <text:p>3,845</text:p>
          </table:table-cell>
          <table:table-cell table:formula="of:=[.G48]/[.F48]*100" office:value-type="float" office:value="98.9864843138143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48]" office:value-type="float" office:value="105.683756509569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table:formula="of:=IF(ABS([.E48]/[.D48]) &gt; [.$E$3]; [.C48]*(1-[.$E$1]); [.C48]*(1+[.$E$1]))" office:value-type="float" office:value="0.247553329972968" calcext:value-type="float">
            <text:p>0.2476</text:p>
          </table:table-cell>
          <table:table-cell table:formula="of:=[.B49]*[.C49]+(1-[.C49])*[.A49]" office:value-type="float" office:value="111.703323558058" calcext:value-type="float">
            <text:p>112</text:p>
          </table:table-cell>
          <table:table-cell table:formula="of:=[.D49]-[.B49]" office:value-type="float" office:value="-18.2966764419416" calcext:value-type="float">
            <text:p>-18</text:p>
          </table:table-cell>
          <table:table-cell table:formula="of:=[.F48]+[.B49]" office:value-type="float" office:value="4014" calcext:value-type="float">
            <text:p>4,014</text:p>
          </table:table-cell>
          <table:table-cell table:formula="of:=[.G48]+[.D49]" office:value-type="float" office:value="3956.3383743066" calcext:value-type="float">
            <text:p>3,956</text:p>
          </table:table-cell>
          <table:table-cell table:formula="of:=[.G49]/[.F49]*100" office:value-type="float" office:value="98.5634871526309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49]" office:value-type="float" office:value="111.703323558058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table:formula="of:=IF(ABS([.E49]/[.D49]) &gt; [.$E$3]; [.C49]*(1-[.$E$1]); [.C49]*(1+[.$E$1]))" office:value-type="float" office:value="0.245077796673238" calcext:value-type="float">
            <text:p>0.2451</text:p>
          </table:table-cell>
          <table:table-cell table:formula="of:=[.B50]*[.C50]+(1-[.C50])*[.A50]" office:value-type="float" office:value="119.863599656991" calcext:value-type="float">
            <text:p>120</text:p>
          </table:table-cell>
          <table:table-cell table:formula="of:=[.D50]-[.B50]" office:value-type="float" office:value="-25.1364003430089" calcext:value-type="float">
            <text:p>-25</text:p>
          </table:table-cell>
          <table:table-cell table:formula="of:=[.F49]+[.B50]" office:value-type="float" office:value="4159" calcext:value-type="float">
            <text:p>4,159</text:p>
          </table:table-cell>
          <table:table-cell table:formula="of:=[.G49]+[.D50]" office:value-type="float" office:value="4076.2019739636" calcext:value-type="float">
            <text:p>4,076</text:p>
          </table:table-cell>
          <table:table-cell table:formula="of:=[.G50]/[.F50]*100" office:value-type="float" office:value="98.009184274190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50]" office:value-type="float" office:value="119.863599656991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formula="of:=IF(ABS([.E50]/[.D50]) &gt; [.$E$3]; [.C50]*(1-[.$E$1]); [.C50]*(1+[.$E$1]))" office:value-type="float" office:value="0.242627018706506" calcext:value-type="float">
            <text:p>0.2426</text:p>
          </table:table-cell>
          <table:table-cell table:formula="of:=[.B51]*[.C51]+(1-[.C51])*[.A51]" office:value-type="float" office:value="122.808218290044" calcext:value-type="float">
            <text:p>123</text:p>
          </table:table-cell>
          <table:table-cell table:formula="of:=[.D51]-[.B51]" office:value-type="float" office:value="-9.19178170995602" calcext:value-type="float">
            <text:p>-9</text:p>
          </table:table-cell>
          <table:table-cell table:formula="of:=[.F50]+[.B51]" office:value-type="float" office:value="4291" calcext:value-type="float">
            <text:p>4,291</text:p>
          </table:table-cell>
          <table:table-cell table:formula="of:=[.G50]+[.D51]" office:value-type="float" office:value="4199.01019225364" calcext:value-type="float">
            <text:p>4,199</text:p>
          </table:table-cell>
          <table:table-cell table:formula="of:=[.G51]/[.F51]*100" office:value-type="float" office:value="97.8562151538951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51]" office:value-type="float" office:value="122.808218290044" calcext:value-type="float">
            <text:p>123</text:p>
          </table:table-cell>
          <table:table-cell office:value-type="float" office:value="250" calcext:value-type="float">
            <text:p>250</text:p>
          </table:table-cell>
          <table:table-cell table:formula="of:=IF(ABS([.E51]/[.D51]) &gt; [.$E$3]; [.C51]*(1-[.$E$1]); [.C51]*(1+[.$E$1]))" office:value-type="float" office:value="0.245053288893571" calcext:value-type="float">
            <text:p>0.2451</text:p>
          </table:table-cell>
          <table:table-cell table:formula="of:=[.B52]*[.C52]+(1-[.C52])*[.A52]" office:value-type="float" office:value="153.976982718302" calcext:value-type="float">
            <text:p>154</text:p>
          </table:table-cell>
          <table:table-cell table:formula="of:=[.D52]-[.B52]" office:value-type="float" office:value="-96.0230172816982" calcext:value-type="float">
            <text:p>-96</text:p>
          </table:table-cell>
          <table:table-cell table:formula="of:=[.F51]+[.B52]" office:value-type="float" office:value="4541" calcext:value-type="float">
            <text:p>4,541</text:p>
          </table:table-cell>
          <table:table-cell table:formula="of:=[.G51]+[.D52]" office:value-type="float" office:value="4352.98717497194" calcext:value-type="float">
            <text:p>4,353</text:p>
          </table:table-cell>
          <table:table-cell table:formula="of:=[.G52]/[.F52]*100" office:value-type="float" office:value="95.8596603164929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D52]" office:value-type="float" office:value="153.976982718302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table:formula="of:=IF(ABS([.E52]/[.D52]) &gt; [.$E$3]; [.C52]*(1-[.$E$1]); [.C52]*(1+[.$E$1]))" office:value-type="float" office:value="0.242602756004635" calcext:value-type="float">
            <text:p>0.2426</text:p>
          </table:table-cell>
          <table:table-cell table:formula="of:=[.B53]*[.C53]+(1-[.C53])*[.A53]" office:value-type="float" office:value="119.04776990961" calcext:value-type="float">
            <text:p>119</text:p>
          </table:table-cell>
          <table:table-cell table:formula="of:=[.D53]-[.B53]" office:value-type="float" office:value="109.04776990961" calcext:value-type="float">
            <text:p>109</text:p>
          </table:table-cell>
          <table:table-cell table:formula="of:=[.F52]+[.B53]" office:value-type="float" office:value="4551" calcext:value-type="float">
            <text:p>4,551</text:p>
          </table:table-cell>
          <table:table-cell table:formula="of:=[.G52]+[.D53]" office:value-type="float" office:value="4472.03494488155" calcext:value-type="float">
            <text:p>4,472</text:p>
          </table:table-cell>
          <table:table-cell table:formula="of:=[.G53]/[.F53]*100" office:value-type="float" office:value="98.2648856269293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53]" office:value-type="float" office:value="119.04776990961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table:formula="of:=IF(ABS([.E53]/[.D53]) &gt; [.$E$3]; [.C53]*(1-[.$E$1]); [.C53]*(1+[.$E$1]))" office:value-type="float" office:value="0.240176728444589" calcext:value-type="float">
            <text:p>0.2402</text:p>
          </table:table-cell>
          <table:table-cell table:formula="of:=[.B54]*[.C54]+(1-[.C54])*[.A54]" office:value-type="float" office:value="122.879124344115" calcext:value-type="float">
            <text:p>123</text:p>
          </table:table-cell>
          <table:table-cell table:formula="of:=[.D54]-[.B54]" office:value-type="float" office:value="-12.1208756558847" calcext:value-type="float">
            <text:p>-12</text:p>
          </table:table-cell>
          <table:table-cell table:formula="of:=[.F53]+[.B54]" office:value-type="float" office:value="4686" calcext:value-type="float">
            <text:p>4,686</text:p>
          </table:table-cell>
          <table:table-cell table:formula="of:=[.G53]+[.D54]" office:value-type="float" office:value="4594.91406922567" calcext:value-type="float">
            <text:p>4,595</text:p>
          </table:table-cell>
          <table:table-cell table:formula="of:=[.G54]/[.F54]*100" office:value-type="float" office:value="98.0562114644829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54]" office:value-type="float" office:value="122.879124344115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table:formula="of:=IF(ABS([.E54]/[.D54]) &gt; [.$E$3]; [.C54]*(1-[.$E$1]); [.C54]*(1+[.$E$1]))" office:value-type="float" office:value="0.237774961160143" calcext:value-type="float">
            <text:p>0.2378</text:p>
          </table:table-cell>
          <table:table-cell table:formula="of:=[.B55]*[.C55]+(1-[.C55])*[.A55]" office:value-type="float" office:value="117.439041441815" calcext:value-type="float">
            <text:p>117</text:p>
          </table:table-cell>
          <table:table-cell table:formula="of:=[.D55]-[.B55]" office:value-type="float" office:value="17.4390414418152" calcext:value-type="float">
            <text:p>17</text:p>
          </table:table-cell>
          <table:table-cell table:formula="of:=[.F54]+[.B55]" office:value-type="float" office:value="4786" calcext:value-type="float">
            <text:p>4,786</text:p>
          </table:table-cell>
          <table:table-cell table:formula="of:=[.G54]+[.D55]" office:value-type="float" office:value="4712.35311066748" calcext:value-type="float">
            <text:p>4,712</text:p>
          </table:table-cell>
          <table:table-cell table:formula="of:=[.G55]/[.F55]*100" office:value-type="float" office:value="98.4612016437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55]" office:value-type="float" office:value="117.439041441815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formula="of:=IF(ABS([.E55]/[.D55]) &gt; [.$E$3]; [.C55]*(1-[.$E$1]); [.C55]*(1+[.$E$1]))" office:value-type="float" office:value="0.235397211548542" calcext:value-type="float">
            <text:p>0.2354</text:p>
          </table:table-cell>
          <table:table-cell table:formula="of:=[.B56]*[.C56]+(1-[.C56])*[.A56]" office:value-type="float" office:value="115.687911829818" calcext:value-type="float">
            <text:p>116</text:p>
          </table:table-cell>
          <table:table-cell table:formula="of:=[.D56]-[.B56]" office:value-type="float" office:value="5.68791182981784" calcext:value-type="float">
            <text:p>6</text:p>
          </table:table-cell>
          <table:table-cell table:formula="of:=[.F55]+[.B56]" office:value-type="float" office:value="4896" calcext:value-type="float">
            <text:p>4,896</text:p>
          </table:table-cell>
          <table:table-cell table:formula="of:=[.G55]+[.D56]" office:value-type="float" office:value="4828.0410224973" calcext:value-type="float">
            <text:p>4,828</text:p>
          </table:table-cell>
          <table:table-cell table:formula="of:=[.G56]/[.F56]*100" office:value-type="float" office:value="98.6119489889154" calcext:value-type="float">
            <text:p>99</text:p>
          </table:table-cell>
          <table:table-cell table:number-columns-repeated="4"/>
        </table:table-row>
        <table:table-row table:style-name="ro1">
          <table:table-cell table:formula="of:=[.D56]" office:value-type="float" office:value="115.687911829818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formula="of:=IF(ABS([.E56]/[.D56]) &gt; [.$E$3]; [.C56]*(1-[.$E$1]); [.C56]*(1+[.$E$1]))" office:value-type="float" office:value="0.237751183664027" calcext:value-type="float">
            <text:p>0.2378</text:p>
          </table:table-cell>
          <table:table-cell table:formula="of:=[.B57]*[.C57]+(1-[.C57])*[.A57]" office:value-type="float" office:value="120.992637202295" calcext:value-type="float">
            <text:p>121</text:p>
          </table:table-cell>
          <table:table-cell table:formula="of:=[.D57]-[.B57]" office:value-type="float" office:value="-17.0073627977052" calcext:value-type="float">
            <text:p>-17</text:p>
          </table:table-cell>
          <table:table-cell table:formula="of:=[.F56]+[.B57]" office:value-type="float" office:value="5034" calcext:value-type="float">
            <text:p>5,034</text:p>
          </table:table-cell>
          <table:table-cell table:formula="of:=[.G56]+[.D57]" office:value-type="float" office:value="4949.03365969959" calcext:value-type="float">
            <text:p>4,949</text:p>
          </table:table-cell>
          <table:table-cell table:formula="of:=[.G57]/[.F57]*100" office:value-type="float" office:value="98.3121505701151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57]" office:value-type="float" office:value="120.992637202295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table:formula="of:=IF(ABS([.E57]/[.D57]) &gt; [.$E$3]; [.C57]*(1-[.$E$1]); [.C57]*(1+[.$E$1]))" office:value-type="float" office:value="0.235373671827387" calcext:value-type="float">
            <text:p>0.2354</text:p>
          </table:table-cell>
          <table:table-cell table:formula="of:=[.B58]*[.C58]+(1-[.C58])*[.A58]" office:value-type="float" office:value="120.758996539198" calcext:value-type="float">
            <text:p>121</text:p>
          </table:table-cell>
          <table:table-cell table:formula="of:=[.D58]-[.B58]" office:value-type="float" office:value="0.758996539198179" calcext:value-type="float">
            <text:p>1</text:p>
          </table:table-cell>
          <table:table-cell table:formula="of:=[.F57]+[.B58]" office:value-type="float" office:value="5154" calcext:value-type="float">
            <text:p>5,154</text:p>
          </table:table-cell>
          <table:table-cell table:formula="of:=[.G57]+[.D58]" office:value-type="float" office:value="5069.79265623879" calcext:value-type="float">
            <text:p>5,070</text:p>
          </table:table-cell>
          <table:table-cell table:formula="of:=[.G58]/[.F58]*100" office:value-type="float" office:value="98.3661749367247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58]" office:value-type="float" office:value="120.758996539198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formula="of:=IF(ABS([.E58]/[.D58]) &gt; [.$E$3]; [.C58]*(1-[.$E$1]); [.C58]*(1+[.$E$1]))" office:value-type="float" office:value="0.237727408545661" calcext:value-type="float">
            <text:p>0.2377</text:p>
          </table:table-cell>
          <table:table-cell table:formula="of:=[.B59]*[.C59]+(1-[.C59])*[.A59]" office:value-type="float" office:value="125.333110429753" calcext:value-type="float">
            <text:p>125</text:p>
          </table:table-cell>
          <table:table-cell table:formula="of:=[.D59]-[.B59]" office:value-type="float" office:value="-14.6668895702473" calcext:value-type="float">
            <text:p>-15</text:p>
          </table:table-cell>
          <table:table-cell table:formula="of:=[.F58]+[.B59]" office:value-type="float" office:value="5294" calcext:value-type="float">
            <text:p>5,294</text:p>
          </table:table-cell>
          <table:table-cell table:formula="of:=[.G58]+[.D59]" office:value-type="float" office:value="5195.12576666855" calcext:value-type="float">
            <text:p>5,195</text:p>
          </table:table-cell>
          <table:table-cell table:formula="of:=[.G59]/[.F59]*100" office:value-type="float" office:value="98.1323340889412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59]" office:value-type="float" office:value="125.333110429753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table:formula="of:=IF(ABS([.E59]/[.D59]) &gt; [.$E$3]; [.C59]*(1-[.$E$1]); [.C59]*(1+[.$E$1]))" office:value-type="float" office:value="0.235350134460204" calcext:value-type="float">
            <text:p>0.2354</text:p>
          </table:table-cell>
          <table:table-cell table:formula="of:=[.B60]*[.C60]+(1-[.C60])*[.A60]" office:value-type="float" office:value="129.020314996684" calcext:value-type="float">
            <text:p>129</text:p>
          </table:table-cell>
          <table:table-cell table:formula="of:=[.D60]-[.B60]" office:value-type="float" office:value="-11.9796850033164" calcext:value-type="float">
            <text:p>-12</text:p>
          </table:table-cell>
          <table:table-cell table:formula="of:=[.F59]+[.B60]" office:value-type="float" office:value="5435" calcext:value-type="float">
            <text:p>5,435</text:p>
          </table:table-cell>
          <table:table-cell table:formula="of:=[.G59]+[.D60]" office:value-type="float" office:value="5324.14608166523" calcext:value-type="float">
            <text:p>5,324</text:p>
          </table:table-cell>
          <table:table-cell table:formula="of:=[.G60]/[.F60]*100" office:value-type="float" office:value="97.9603694878607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0]" office:value-type="float" office:value="129.020314996684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table:formula="of:=IF(ABS([.E60]/[.D60]) &gt; [.$E$3]; [.C60]*(1-[.$E$1]); [.C60]*(1+[.$E$1]))" office:value-type="float" office:value="0.232996633115602" calcext:value-type="float">
            <text:p>0.2330</text:p>
          </table:table-cell>
          <table:table-cell table:formula="of:=[.B61]*[.C61]+(1-[.C61])*[.A61]" office:value-type="float" office:value="133.908510966282" calcext:value-type="float">
            <text:p>134</text:p>
          </table:table-cell>
          <table:table-cell table:formula="of:=[.D61]-[.B61]" office:value-type="float" office:value="-16.0914890337178" calcext:value-type="float">
            <text:p>-16</text:p>
          </table:table-cell>
          <table:table-cell table:formula="of:=[.F60]+[.B61]" office:value-type="float" office:value="5585" calcext:value-type="float">
            <text:p>5,585</text:p>
          </table:table-cell>
          <table:table-cell table:formula="of:=[.G60]+[.D61]" office:value-type="float" office:value="5458.05459263151" calcext:value-type="float">
            <text:p>5,458</text:p>
          </table:table-cell>
          <table:table-cell table:formula="of:=[.G61]/[.F61]*100" office:value-type="float" office:value="97.7270294114863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1]" office:value-type="float" office:value="133.908510966282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table:formula="of:=IF(ABS([.E61]/[.D61]) &gt; [.$E$3]; [.C61]*(1-[.$E$1]); [.C61]*(1+[.$E$1]))" office:value-type="float" office:value="0.230666666784446" calcext:value-type="float">
            <text:p>0.2307</text:p>
          </table:table-cell>
          <table:table-cell table:formula="of:=[.B62]*[.C62]+(1-[.C62])*[.A62]" office:value-type="float" office:value="138.773614439211" calcext:value-type="float">
            <text:p>139</text:p>
          </table:table-cell>
          <table:table-cell table:formula="of:=[.D62]-[.B62]" office:value-type="float" office:value="-16.2263855607895" calcext:value-type="float">
            <text:p>-16</text:p>
          </table:table-cell>
          <table:table-cell table:formula="of:=[.F61]+[.B62]" office:value-type="float" office:value="5740" calcext:value-type="float">
            <text:p>5,740</text:p>
          </table:table-cell>
          <table:table-cell table:formula="of:=[.G61]+[.D62]" office:value-type="float" office:value="5596.82820707072" calcext:value-type="float">
            <text:p>5,597</text:p>
          </table:table-cell>
          <table:table-cell table:formula="of:=[.G62]/[.F62]*100" office:value-type="float" office:value="97.5057178932181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2]" office:value-type="float" office:value="138.773614439211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table:formula="of:=IF(ABS([.E62]/[.D62]) &gt; [.$E$3]; [.C62]*(1-[.$E$1]); [.C62]*(1+[.$E$1]))" office:value-type="float" office:value="0.228360000116601" calcext:value-type="float">
            <text:p>0.2284</text:p>
          </table:table-cell>
          <table:table-cell table:formula="of:=[.B63]*[.C63]+(1-[.C63])*[.A63]" office:value-type="float" office:value="136.770071844849" calcext:value-type="float">
            <text:p>137</text:p>
          </table:table-cell>
          <table:table-cell table:formula="of:=[.D63]-[.B63]" office:value-type="float" office:value="6.77007184484941" calcext:value-type="float">
            <text:p>7</text:p>
          </table:table-cell>
          <table:table-cell table:formula="of:=[.F62]+[.B63]" office:value-type="float" office:value="5870" calcext:value-type="float">
            <text:p>5,870</text:p>
          </table:table-cell>
          <table:table-cell table:formula="of:=[.G62]+[.D63]" office:value-type="float" office:value="5733.59827891557" calcext:value-type="float">
            <text:p>5,734</text:p>
          </table:table-cell>
          <table:table-cell table:formula="of:=[.G63]/[.F63]*100" office:value-type="float" office:value="97.6762909525651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3]" office:value-type="float" office:value="136.770071844849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table:formula="of:=IF(ABS([.E63]/[.D63]) &gt; [.$E$3]; [.C63]*(1-[.$E$1]); [.C63]*(1+[.$E$1]))" office:value-type="float" office:value="0.230643600117767" calcext:value-type="float">
            <text:p>0.2306</text:p>
          </table:table-cell>
          <table:table-cell table:formula="of:=[.B64]*[.C64]+(1-[.C64])*[.A64]" office:value-type="float" office:value="138.668252103264" calcext:value-type="float">
            <text:p>139</text:p>
          </table:table-cell>
          <table:table-cell table:formula="of:=[.D64]-[.B64]" office:value-type="float" office:value="-6.33174789673609" calcext:value-type="float">
            <text:p>-6</text:p>
          </table:table-cell>
          <table:table-cell table:formula="of:=[.F63]+[.B64]" office:value-type="float" office:value="6015" calcext:value-type="float">
            <text:p>6,015</text:p>
          </table:table-cell>
          <table:table-cell table:formula="of:=[.G63]+[.D64]" office:value-type="float" office:value="5872.26653101883" calcext:value-type="float">
            <text:p>5,872</text:p>
          </table:table-cell>
          <table:table-cell table:formula="of:=[.G64]/[.F64]*100" office:value-type="float" office:value="97.6270412471959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4]" office:value-type="float" office:value="138.668252103264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table:formula="of:=IF(ABS([.E64]/[.D64]) &gt; [.$E$3]; [.C64]*(1-[.$E$1]); [.C64]*(1+[.$E$1]))" office:value-type="float" office:value="0.232950036118945" calcext:value-type="float">
            <text:p>0.2330</text:p>
          </table:table-cell>
          <table:table-cell table:formula="of:=[.B65]*[.C65]+(1-[.C65])*[.A65]" office:value-type="float" office:value="140.376183040624" calcext:value-type="float">
            <text:p>140</text:p>
          </table:table-cell>
          <table:table-cell table:formula="of:=[.D65]-[.B65]" office:value-type="float" office:value="-5.62381695937643" calcext:value-type="float">
            <text:p>-6</text:p>
          </table:table-cell>
          <table:table-cell table:formula="of:=[.F64]+[.B65]" office:value-type="float" office:value="6161" calcext:value-type="float">
            <text:p>6,161</text:p>
          </table:table-cell>
          <table:table-cell table:formula="of:=[.G64]+[.D65]" office:value-type="float" office:value="6012.64271405946" calcext:value-type="float">
            <text:p>6,013</text:p>
          </table:table-cell>
          <table:table-cell table:formula="of:=[.G65]/[.F65]*100" office:value-type="float" office:value="97.591993411125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5]" office:value-type="float" office:value="140.376183040624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table:formula="of:=IF(ABS([.E65]/[.D65]) &gt; [.$E$3]; [.C65]*(1-[.$E$1]); [.C65]*(1+[.$E$1]))" office:value-type="float" office:value="0.235279536480134" calcext:value-type="float">
            <text:p>0.2353</text:p>
          </table:table-cell>
          <table:table-cell table:formula="of:=[.B66]*[.C66]+(1-[.C66])*[.A66]" office:value-type="float" office:value="141.934631624555" calcext:value-type="float">
            <text:p>142</text:p>
          </table:table-cell>
          <table:table-cell table:formula="of:=[.D66]-[.B66]" office:value-type="float" office:value="-5.06536837544508" calcext:value-type="float">
            <text:p>-5</text:p>
          </table:table-cell>
          <table:table-cell table:formula="of:=[.F65]+[.B66]" office:value-type="float" office:value="6308" calcext:value-type="float">
            <text:p>6,308</text:p>
          </table:table-cell>
          <table:table-cell table:formula="of:=[.G65]+[.D66]" office:value-type="float" office:value="6154.57734568401" calcext:value-type="float">
            <text:p>6,155</text:p>
          </table:table-cell>
          <table:table-cell table:formula="of:=[.G66]/[.F66]*100" office:value-type="float" office:value="97.567808270196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6]" office:value-type="float" office:value="141.934631624555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table:formula="of:=IF(ABS([.E66]/[.D66]) &gt; [.$E$3]; [.C66]*(1-[.$E$1]); [.C66]*(1+[.$E$1]))" office:value-type="float" office:value="0.237632331844936" calcext:value-type="float">
            <text:p>0.2376</text:p>
          </table:table-cell>
          <table:table-cell table:formula="of:=[.B67]*[.C67]+(1-[.C67])*[.A67]" office:value-type="float" office:value="143.37595925511" calcext:value-type="float">
            <text:p>143</text:p>
          </table:table-cell>
          <table:table-cell table:formula="of:=[.D67]-[.B67]" office:value-type="float" office:value="-4.62404074488953" calcext:value-type="float">
            <text:p>-5</text:p>
          </table:table-cell>
          <table:table-cell table:formula="of:=[.F66]+[.B67]" office:value-type="float" office:value="6456" calcext:value-type="float">
            <text:p>6,456</text:p>
          </table:table-cell>
          <table:table-cell table:formula="of:=[.G66]+[.D67]" office:value-type="float" office:value="6297.95330493912" calcext:value-type="float">
            <text:p>6,298</text:p>
          </table:table-cell>
          <table:table-cell table:formula="of:=[.G67]/[.F67]*100" office:value-type="float" office:value="97.551940906739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7]" office:value-type="float" office:value="143.37595925511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formula="of:=IF(ABS([.E67]/[.D67]) &gt; [.$E$3]; [.C67]*(1-[.$E$1]); [.C67]*(1+[.$E$1]))" office:value-type="float" office:value="0.240008655163385" calcext:value-type="float">
            <text:p>0.2400</text:p>
          </table:table-cell>
          <table:table-cell table:formula="of:=[.B68]*[.C68]+(1-[.C68])*[.A68]" office:value-type="float" office:value="142.565699814405" calcext:value-type="float">
            <text:p>143</text:p>
          </table:table-cell>
          <table:table-cell table:formula="of:=[.D68]-[.B68]" office:value-type="float" office:value="2.56569981440504" calcext:value-type="float">
            <text:p>3</text:p>
          </table:table-cell>
          <table:table-cell table:formula="of:=[.F67]+[.B68]" office:value-type="float" office:value="6596" calcext:value-type="float">
            <text:p>6,596</text:p>
          </table:table-cell>
          <table:table-cell table:formula="of:=[.G67]+[.D68]" office:value-type="float" office:value="6440.51900475353" calcext:value-type="float">
            <text:p>6,441</text:p>
          </table:table-cell>
          <table:table-cell table:formula="of:=[.G68]/[.F68]*100" office:value-type="float" office:value="97.6427987379249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8]" office:value-type="float" office:value="142.565699814405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formula="of:=IF(ABS([.E68]/[.D68]) &gt; [.$E$3]; [.C68]*(1-[.$E$1]); [.C68]*(1+[.$E$1]))" office:value-type="float" office:value="0.242408741715019" calcext:value-type="float">
            <text:p>0.2424</text:p>
          </table:table-cell>
          <table:table-cell table:formula="of:=[.B69]*[.C69]+(1-[.C69])*[.A69]" office:value-type="float" office:value="144.367839167927" calcext:value-type="float">
            <text:p>144</text:p>
          </table:table-cell>
          <table:table-cell table:formula="of:=[.D69]-[.B69]" office:value-type="float" office:value="-5.63216083207317" calcext:value-type="float">
            <text:p>-6</text:p>
          </table:table-cell>
          <table:table-cell table:formula="of:=[.F68]+[.B69]" office:value-type="float" office:value="6746" calcext:value-type="float">
            <text:p>6,746</text:p>
          </table:table-cell>
          <table:table-cell table:formula="of:=[.G68]+[.D69]" office:value-type="float" office:value="6584.88684392145" calcext:value-type="float">
            <text:p>6,585</text:p>
          </table:table-cell>
          <table:table-cell table:formula="of:=[.G69]/[.F69]*100" office:value-type="float" office:value="97.6117231532976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69]" office:value-type="float" office:value="144.367839167927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table:formula="of:=IF(ABS([.E69]/[.D69]) &gt; [.$E$3]; [.C69]*(1-[.$E$1]); [.C69]*(1+[.$E$1]))" office:value-type="float" office:value="0.244832829132169" calcext:value-type="float">
            <text:p>0.2448</text:p>
          </table:table-cell>
          <table:table-cell table:formula="of:=[.B70]*[.C70]+(1-[.C70])*[.A70]" office:value-type="float" office:value="146.970941184232" calcext:value-type="float">
            <text:p>147</text:p>
          </table:table-cell>
          <table:table-cell table:formula="of:=[.D70]-[.B70]" office:value-type="float" office:value="-8.02905881576845" calcext:value-type="float">
            <text:p>-8</text:p>
          </table:table-cell>
          <table:table-cell table:formula="of:=[.F69]+[.B70]" office:value-type="float" office:value="6901" calcext:value-type="float">
            <text:p>6,901</text:p>
          </table:table-cell>
          <table:table-cell table:formula="of:=[.G69]+[.D70]" office:value-type="float" office:value="6731.85778510569" calcext:value-type="float">
            <text:p>6,732</text:p>
          </table:table-cell>
          <table:table-cell table:formula="of:=[.G70]/[.F70]*100" office:value-type="float" office:value="97.549018766927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70]" office:value-type="float" office:value="146.970941184232" calcext:value-type="float">
            <text:p>147</text:p>
          </table:table-cell>
          <table:table-cell office:value-type="float" office:value="300" calcext:value-type="float">
            <text:p>300</text:p>
          </table:table-cell>
          <table:table-cell table:formula="of:=IF(ABS([.E70]/[.D70]) &gt; [.$E$3]; [.C70]*(1-[.$E$1]); [.C70]*(1+[.$E$1]))" office:value-type="float" office:value="0.247281157423491" calcext:value-type="float">
            <text:p>0.2473</text:p>
          </table:table-cell>
          <table:table-cell table:formula="of:=[.B71]*[.C71]+(1-[.C71])*[.A71]" office:value-type="float" office:value="184.812143967622" calcext:value-type="float">
            <text:p>185</text:p>
          </table:table-cell>
          <table:table-cell table:formula="of:=[.D71]-[.B71]" office:value-type="float" office:value="-115.187856032378" calcext:value-type="float">
            <text:p>-115</text:p>
          </table:table-cell>
          <table:table-cell table:formula="of:=[.F70]+[.B71]" office:value-type="float" office:value="7201" calcext:value-type="float">
            <text:p>7,201</text:p>
          </table:table-cell>
          <table:table-cell table:formula="of:=[.G70]+[.D71]" office:value-type="float" office:value="6916.66992907331" calcext:value-type="float">
            <text:p>6,917</text:p>
          </table:table-cell>
          <table:table-cell table:formula="of:=[.G71]/[.F71]*100" office:value-type="float" office:value="96.0515196371797" calcext:value-type="float">
            <text:p>96</text:p>
          </table:table-cell>
          <table:table-cell table:number-columns-repeated="4"/>
        </table:table-row>
        <table:table-row table:style-name="ro1">
          <table:table-cell table:formula="of:=[.D71]" office:value-type="float" office:value="184.812143967622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table:formula="of:=IF(ABS([.E71]/[.D71]) &gt; [.$E$3]; [.C71]*(1-[.$E$1]); [.C71]*(1+[.$E$1]))" office:value-type="float" office:value="0.244808345849256" calcext:value-type="float">
            <text:p>0.2448</text:p>
          </table:table-cell>
          <table:table-cell table:formula="of:=[.B72]*[.C72]+(1-[.C72])*[.A72]" office:value-type="float" office:value="164.04942329498" calcext:value-type="float">
            <text:p>164</text:p>
          </table:table-cell>
          <table:table-cell table:formula="of:=[.D72]-[.B72]" office:value-type="float" office:value="64.0494232949797" calcext:value-type="float">
            <text:p>64</text:p>
          </table:table-cell>
          <table:table-cell table:formula="of:=[.F71]+[.B72]" office:value-type="float" office:value="7301" calcext:value-type="float">
            <text:p>7,301</text:p>
          </table:table-cell>
          <table:table-cell table:formula="of:=[.G71]+[.D72]" office:value-type="float" office:value="7080.71935236829" calcext:value-type="float">
            <text:p>7,081</text:p>
          </table:table-cell>
          <table:table-cell table:formula="of:=[.G72]/[.F72]*100" office:value-type="float" office:value="96.9828701872112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D72]" office:value-type="float" office:value="164.04942329498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table:formula="of:=IF(ABS([.E72]/[.D72]) &gt; [.$E$3]; [.C72]*(1-[.$E$1]); [.C72]*(1+[.$E$1]))" office:value-type="float" office:value="0.242360262390763" calcext:value-type="float">
            <text:p>0.2424</text:p>
          </table:table-cell>
          <table:table-cell table:formula="of:=[.B73]*[.C73]+(1-[.C73])*[.A73]" office:value-type="float" office:value="153.373593507047" calcext:value-type="float">
            <text:p>153</text:p>
          </table:table-cell>
          <table:table-cell table:formula="of:=[.D73]-[.B73]" office:value-type="float" office:value="33.3735935070466" calcext:value-type="float">
            <text:p>33</text:p>
          </table:table-cell>
          <table:table-cell table:formula="of:=[.F72]+[.B73]" office:value-type="float" office:value="7421" calcext:value-type="float">
            <text:p>7,421</text:p>
          </table:table-cell>
          <table:table-cell table:formula="of:=[.G72]+[.D73]" office:value-type="float" office:value="7234.09294587533" calcext:value-type="float">
            <text:p>7,234</text:p>
          </table:table-cell>
          <table:table-cell table:formula="of:=[.G73]/[.F73]*100" office:value-type="float" office:value="97.4813764435431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D73]" office:value-type="float" office:value="153.373593507047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formula="of:=IF(ABS([.E73]/[.D73]) &gt; [.$E$3]; [.C73]*(1-[.$E$1]); [.C73]*(1+[.$E$1]))" office:value-type="float" office:value="0.239936659766856" calcext:value-type="float">
            <text:p>0.2399</text:p>
          </table:table-cell>
          <table:table-cell table:formula="of:=[.B74]*[.C74]+(1-[.C74])*[.A74]" office:value-type="float" office:value="153.763828048389" calcext:value-type="float">
            <text:p>154</text:p>
          </table:table-cell>
          <table:table-cell table:formula="of:=[.D74]-[.B74]" office:value-type="float" office:value="-1.23617195161103" calcext:value-type="float">
            <text:p>-1</text:p>
          </table:table-cell>
          <table:table-cell table:formula="of:=[.F73]+[.B74]" office:value-type="float" office:value="7576" calcext:value-type="float">
            <text:p>7,576</text:p>
          </table:table-cell>
          <table:table-cell table:formula="of:=[.G73]+[.D74]" office:value-type="float" office:value="7387.85677392372" calcext:value-type="float">
            <text:p>7,388</text:p>
          </table:table-cell>
          <table:table-cell table:formula="of:=[.G74]/[.F74]*100" office:value-type="float" office:value="97.516588884948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74]" office:value-type="float" office:value="153.763828048389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table:formula="of:=IF(ABS([.E74]/[.D74]) &gt; [.$E$3]; [.C74]*(1-[.$E$1]); [.C74]*(1+[.$E$1]))" office:value-type="float" office:value="0.242336026364524" calcext:value-type="float">
            <text:p>0.2423</text:p>
          </table:table-cell>
          <table:table-cell table:formula="of:=[.B75]*[.C75]+(1-[.C75])*[.A75]" office:value-type="float" office:value="154.30573307341" calcext:value-type="float">
            <text:p>154</text:p>
          </table:table-cell>
          <table:table-cell table:formula="of:=[.D75]-[.B75]" office:value-type="float" office:value="-1.69426692658982" calcext:value-type="float">
            <text:p>-2</text:p>
          </table:table-cell>
          <table:table-cell table:formula="of:=[.F74]+[.B75]" office:value-type="float" office:value="7732" calcext:value-type="float">
            <text:p>7,732</text:p>
          </table:table-cell>
          <table:table-cell table:formula="of:=[.G74]+[.D75]" office:value-type="float" office:value="7542.16250699713" calcext:value-type="float">
            <text:p>7,542</text:p>
          </table:table-cell>
          <table:table-cell table:formula="of:=[.G75]/[.F75]*100" office:value-type="float" office:value="97.5447815183282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75]" office:value-type="float" office:value="154.30573307341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IF(ABS([.E75]/[.D75]) &gt; [.$E$3]; [.C75]*(1-[.$E$1]); [.C75]*(1+[.$E$1]))" office:value-type="float" office:value="0.24475938662817" calcext:value-type="float">
            <text:p>0.2448</text:p>
          </table:table-cell>
          <table:table-cell table:formula="of:=[.B76]*[.C76]+(1-[.C76])*[.A76]" office:value-type="float" office:value="155.699458353659" calcext:value-type="float">
            <text:p>156</text:p>
          </table:table-cell>
          <table:table-cell table:formula="of:=[.D76]-[.B76]" office:value-type="float" office:value="-4.30054164634061" calcext:value-type="float">
            <text:p>-4</text:p>
          </table:table-cell>
          <table:table-cell table:formula="of:=[.F75]+[.B76]" office:value-type="float" office:value="7892" calcext:value-type="float">
            <text:p>7,892</text:p>
          </table:table-cell>
          <table:table-cell table:formula="of:=[.G75]+[.D76]" office:value-type="float" office:value="7697.86196535079" calcext:value-type="float">
            <text:p>7,698</text:p>
          </table:table-cell>
          <table:table-cell table:formula="of:=[.G76]/[.F76]*100" office:value-type="float" office:value="97.5400654504662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76]" office:value-type="float" office:value="155.699458353659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table:formula="of:=IF(ABS([.E76]/[.D76]) &gt; [.$E$3]; [.C76]*(1-[.$E$1]); [.C76]*(1+[.$E$1]))" office:value-type="float" office:value="0.247206980494451" calcext:value-type="float">
            <text:p>0.2472</text:p>
          </table:table-cell>
          <table:table-cell table:formula="of:=[.B77]*[.C77]+(1-[.C77])*[.A77]" office:value-type="float" office:value="156.268168307553" calcext:value-type="float">
            <text:p>156</text:p>
          </table:table-cell>
          <table:table-cell table:formula="of:=[.D77]-[.B77]" office:value-type="float" office:value="-1.73183169244703" calcext:value-type="float">
            <text:p>-2</text:p>
          </table:table-cell>
          <table:table-cell table:formula="of:=[.F76]+[.B77]" office:value-type="float" office:value="8050" calcext:value-type="float">
            <text:p>8,050</text:p>
          </table:table-cell>
          <table:table-cell table:formula="of:=[.G76]+[.D77]" office:value-type="float" office:value="7854.13013365835" calcext:value-type="float">
            <text:p>7,854</text:p>
          </table:table-cell>
          <table:table-cell table:formula="of:=[.G77]/[.F77]*100" office:value-type="float" office:value="97.566833958488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77]" office:value-type="float" office:value="156.268168307553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table:formula="of:=IF(ABS([.E77]/[.D77]) &gt; [.$E$3]; [.C77]*(1-[.$E$1]); [.C77]*(1+[.$E$1]))" office:value-type="float" office:value="0.249679050299396" calcext:value-type="float">
            <text:p>0.2497</text:p>
          </table:table-cell>
          <table:table-cell table:formula="of:=[.B78]*[.C78]+(1-[.C78])*[.A78]" office:value-type="float" office:value="162.193509506388" calcext:value-type="float">
            <text:p>162</text:p>
          </table:table-cell>
          <table:table-cell table:formula="of:=[.D78]-[.B78]" office:value-type="float" office:value="-17.8064904936118" calcext:value-type="float">
            <text:p>-18</text:p>
          </table:table-cell>
          <table:table-cell table:formula="of:=[.F77]+[.B78]" office:value-type="float" office:value="8230" calcext:value-type="float">
            <text:p>8,230</text:p>
          </table:table-cell>
          <table:table-cell table:formula="of:=[.G77]+[.D78]" office:value-type="float" office:value="8016.32364316473" calcext:value-type="float">
            <text:p>8,016</text:p>
          </table:table-cell>
          <table:table-cell table:formula="of:=[.G78]/[.F78]*100" office:value-type="float" office:value="97.4036894673722" calcext:value-type="float">
            <text:p>97</text:p>
          </table:table-cell>
          <table:table-cell table:number-columns-repeated="4"/>
        </table:table-row>
        <table:table-row table:style-name="ro1">
          <table:table-cell table:formula="of:=[.D78]" office:value-type="float" office:value="162.193509506388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table:formula="of:=IF(ABS([.E78]/[.D78]) &gt; [.$E$3]; [.C78]*(1-[.$E$1]); [.C78]*(1+[.$E$1]))" office:value-type="float" office:value="0.247182259796402" calcext:value-type="float">
            <text:p>0.2472</text:p>
          </table:table-cell>
          <table:table-cell table:formula="of:=[.B79]*[.C79]+(1-[.C79])*[.A79]" office:value-type="float" office:value="141.876732086002" calcext:value-type="float">
            <text:p>142</text:p>
          </table:table-cell>
          <table:table-cell table:formula="of:=[.D79]-[.B79]" office:value-type="float" office:value="61.8767320860022" calcext:value-type="float">
            <text:p>62</text:p>
          </table:table-cell>
          <table:table-cell table:formula="of:=[.F78]+[.B79]" office:value-type="float" office:value="8310" calcext:value-type="float">
            <text:p>8,310</text:p>
          </table:table-cell>
          <table:table-cell table:formula="of:=[.G78]+[.D79]" office:value-type="float" office:value="8158.20037525074" calcext:value-type="float">
            <text:p>8,158</text:p>
          </table:table-cell>
          <table:table-cell table:formula="of:=[.G79]/[.F79]*100" office:value-type="float" office:value="98.1732897142086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79]" office:value-type="float" office:value="141.87673208600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table:formula="of:=IF(ABS([.E79]/[.D79]) &gt; [.$E$3]; [.C79]*(1-[.$E$1]); [.C79]*(1+[.$E$1]))" office:value-type="float" office:value="0.244710437198438" calcext:value-type="float">
            <text:p>0.2447</text:p>
          </table:table-cell>
          <table:table-cell table:formula="of:=[.B80]*[.C80]+(1-[.C80])*[.A80]" office:value-type="float" office:value="146.556395337899" calcext:value-type="float">
            <text:p>147</text:p>
          </table:table-cell>
          <table:table-cell table:formula="of:=[.D80]-[.B80]" office:value-type="float" office:value="-14.4436046621005" calcext:value-type="float">
            <text:p>-14</text:p>
          </table:table-cell>
          <table:table-cell table:formula="of:=[.F79]+[.B80]" office:value-type="float" office:value="8471" calcext:value-type="float">
            <text:p>8,471</text:p>
          </table:table-cell>
          <table:table-cell table:formula="of:=[.G79]+[.D80]" office:value-type="float" office:value="8304.75677058864" calcext:value-type="float">
            <text:p>8,305</text:p>
          </table:table-cell>
          <table:table-cell table:formula="of:=[.G80]/[.F80]*100" office:value-type="float" office:value="98.0375017186712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0]" office:value-type="float" office:value="146.556395337899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IF(ABS([.E80]/[.D80]) &gt; [.$E$3]; [.C80]*(1-[.$E$1]); [.C80]*(1+[.$E$1]))" office:value-type="float" office:value="0.242263332826454" calcext:value-type="float">
            <text:p>0.2423</text:p>
          </table:table-cell>
          <table:table-cell table:formula="of:=[.B81]*[.C81]+(1-[.C81])*[.A81]" office:value-type="float" office:value="151.024604472673" calcext:value-type="float">
            <text:p>151</text:p>
          </table:table-cell>
          <table:table-cell table:formula="of:=[.D81]-[.B81]" office:value-type="float" office:value="-13.9753955273266" calcext:value-type="float">
            <text:p>-14</text:p>
          </table:table-cell>
          <table:table-cell table:formula="of:=[.F80]+[.B81]" office:value-type="float" office:value="8636" calcext:value-type="float">
            <text:p>8,636</text:p>
          </table:table-cell>
          <table:table-cell table:formula="of:=[.G80]+[.D81]" office:value-type="float" office:value="8455.78137506131" calcext:value-type="float">
            <text:p>8,456</text:p>
          </table:table-cell>
          <table:table-cell table:formula="of:=[.G81]/[.F81]*100" office:value-type="float" office:value="97.9131701605061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1]" office:value-type="float" office:value="151.024604472673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table:formula="of:=IF(ABS([.E81]/[.D81]) &gt; [.$E$3]; [.C81]*(1-[.$E$1]); [.C81]*(1+[.$E$1]))" office:value-type="float" office:value="0.239840699498189" calcext:value-type="float">
            <text:p>0.2398</text:p>
          </table:table-cell>
          <table:table-cell table:formula="of:=[.B82]*[.C82]+(1-[.C82])*[.A82]" office:value-type="float" office:value="153.896791712715" calcext:value-type="float">
            <text:p>154</text:p>
          </table:table-cell>
          <table:table-cell table:formula="of:=[.D82]-[.B82]" office:value-type="float" office:value="-9.10320828728507" calcext:value-type="float">
            <text:p>-9</text:p>
          </table:table-cell>
          <table:table-cell table:formula="of:=[.F81]+[.B82]" office:value-type="float" office:value="8799" calcext:value-type="float">
            <text:p>8,799</text:p>
          </table:table-cell>
          <table:table-cell table:formula="of:=[.G81]+[.D82]" office:value-type="float" office:value="8609.67816677402" calcext:value-type="float">
            <text:p>8,610</text:p>
          </table:table-cell>
          <table:table-cell table:formula="of:=[.G82]/[.F82]*100" office:value-type="float" office:value="97.848371028230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2]" office:value-type="float" office:value="153.896791712715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IF(ABS([.E82]/[.D82]) &gt; [.$E$3]; [.C82]*(1-[.$E$1]); [.C82]*(1+[.$E$1]))" office:value-type="float" office:value="0.242239106493171" calcext:value-type="float">
            <text:p>0.2422</text:p>
          </table:table-cell>
          <table:table-cell table:formula="of:=[.B83]*[.C83]+(1-[.C83])*[.A83]" office:value-type="float" office:value="155.375227434969" calcext:value-type="float">
            <text:p>155</text:p>
          </table:table-cell>
          <table:table-cell table:formula="of:=[.D83]-[.B83]" office:value-type="float" office:value="-4.62477256503144" calcext:value-type="float">
            <text:p>-5</text:p>
          </table:table-cell>
          <table:table-cell table:formula="of:=[.F82]+[.B83]" office:value-type="float" office:value="8959" calcext:value-type="float">
            <text:p>8,959</text:p>
          </table:table-cell>
          <table:table-cell table:formula="of:=[.G82]+[.D83]" office:value-type="float" office:value="8765.05339420899" calcext:value-type="float">
            <text:p>8,765</text:p>
          </table:table-cell>
          <table:table-cell table:formula="of:=[.G83]/[.F83]*100" office:value-type="float" office:value="97.8351757362317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3]" office:value-type="float" office:value="155.375227434969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formula="of:=IF(ABS([.E83]/[.D83]) &gt; [.$E$3]; [.C83]*(1-[.$E$1]); [.C83]*(1+[.$E$1]))" office:value-type="float" office:value="0.244661497558103" calcext:value-type="float">
            <text:p>0.2447</text:p>
          </table:table-cell>
          <table:table-cell table:formula="of:=[.B84]*[.C84]+(1-[.C84])*[.A84]" office:value-type="float" office:value="158.953346192176" calcext:value-type="float">
            <text:p>159</text:p>
          </table:table-cell>
          <table:table-cell table:formula="of:=[.D84]-[.B84]" office:value-type="float" office:value="-11.0466538078242" calcext:value-type="float">
            <text:p>-11</text:p>
          </table:table-cell>
          <table:table-cell table:formula="of:=[.F83]+[.B84]" office:value-type="float" office:value="9129" calcext:value-type="float">
            <text:p>9,129</text:p>
          </table:table-cell>
          <table:table-cell table:formula="of:=[.G83]+[.D84]" office:value-type="float" office:value="8924.00674040117" calcext:value-type="float">
            <text:p>8,924</text:p>
          </table:table-cell>
          <table:table-cell table:formula="of:=[.G84]/[.F84]*100" office:value-type="float" office:value="97.7544828612243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4]" office:value-type="float" office:value="158.953346192176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table:formula="of:=IF(ABS([.E84]/[.D84]) &gt; [.$E$3]; [.C84]*(1-[.$E$1]); [.C84]*(1+[.$E$1]))" office:value-type="float" office:value="0.247108112533684" calcext:value-type="float">
            <text:p>0.2471</text:p>
          </table:table-cell>
          <table:table-cell table:formula="of:=[.B85]*[.C85]+(1-[.C85])*[.A85]" office:value-type="float" office:value="161.68306396444" calcext:value-type="float">
            <text:p>162</text:p>
          </table:table-cell>
          <table:table-cell table:formula="of:=[.D85]-[.B85]" office:value-type="float" office:value="-8.31693603555971" calcext:value-type="float">
            <text:p>-8</text:p>
          </table:table-cell>
          <table:table-cell table:formula="of:=[.F84]+[.B85]" office:value-type="float" office:value="9299" calcext:value-type="float">
            <text:p>9,299</text:p>
          </table:table-cell>
          <table:table-cell table:formula="of:=[.G84]+[.D85]" office:value-type="float" office:value="9085.68980436561" calcext:value-type="float">
            <text:p>9,086</text:p>
          </table:table-cell>
          <table:table-cell table:formula="of:=[.G85]/[.F85]*100" office:value-type="float" office:value="97.7060953260093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5]" office:value-type="float" office:value="161.68306396444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table:formula="of:=IF(ABS([.E85]/[.D85]) &gt; [.$E$3]; [.C85]*(1-[.$E$1]); [.C85]*(1+[.$E$1]))" office:value-type="float" office:value="0.24957919365902" calcext:value-type="float">
            <text:p>0.2496</text:p>
          </table:table-cell>
          <table:table-cell table:formula="of:=[.B86]*[.C86]+(1-[.C86])*[.A86]" office:value-type="float" office:value="163.010060572932" calcext:value-type="float">
            <text:p>163</text:p>
          </table:table-cell>
          <table:table-cell table:formula="of:=[.D86]-[.B86]" office:value-type="float" office:value="-3.98993942706812" calcext:value-type="float">
            <text:p>-4</text:p>
          </table:table-cell>
          <table:table-cell table:formula="of:=[.F85]+[.B86]" office:value-type="float" office:value="9466" calcext:value-type="float">
            <text:p>9,466</text:p>
          </table:table-cell>
          <table:table-cell table:formula="of:=[.G85]+[.D86]" office:value-type="float" office:value="9248.69986493854" calcext:value-type="float">
            <text:p>9,249</text:p>
          </table:table-cell>
          <table:table-cell table:formula="of:=[.G86]/[.F86]*100" office:value-type="float" office:value="97.704414377123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6]" office:value-type="float" office:value="163.010060572932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table:formula="of:=IF(ABS([.E86]/[.D86]) &gt; [.$E$3]; [.C86]*(1-[.$E$1]); [.C86]*(1+[.$E$1]))" office:value-type="float" office:value="0.252074985595611" calcext:value-type="float">
            <text:p>0.2521</text:p>
          </table:table-cell>
          <table:table-cell table:formula="of:=[.B87]*[.C87]+(1-[.C87])*[.A87]" office:value-type="float" office:value="162.251299597368" calcext:value-type="float">
            <text:p>162</text:p>
          </table:table-cell>
          <table:table-cell table:formula="of:=[.D87]-[.B87]" office:value-type="float" office:value="2.25129959736816" calcext:value-type="float">
            <text:p>2</text:p>
          </table:table-cell>
          <table:table-cell table:formula="of:=[.F86]+[.B87]" office:value-type="float" office:value="9626" calcext:value-type="float">
            <text:p>9,626</text:p>
          </table:table-cell>
          <table:table-cell table:formula="of:=[.G86]+[.D87]" office:value-type="float" office:value="9410.95116453591" calcext:value-type="float">
            <text:p>9,411</text:p>
          </table:table-cell>
          <table:table-cell table:formula="of:=[.G87]/[.F87]*100" office:value-type="float" office:value="97.7659584929972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7]" office:value-type="float" office:value="162.251299597368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table:formula="of:=IF(ABS([.E87]/[.D87]) &gt; [.$E$3]; [.C87]*(1-[.$E$1]); [.C87]*(1+[.$E$1]))" office:value-type="float" office:value="0.254595735451567" calcext:value-type="float">
            <text:p>0.2546</text:p>
          </table:table-cell>
          <table:table-cell table:formula="of:=[.B88]*[.C88]+(1-[.C88])*[.A88]" office:value-type="float" office:value="162.187319791558" calcext:value-type="float">
            <text:p>162</text:p>
          </table:table-cell>
          <table:table-cell table:formula="of:=[.D88]-[.B88]" office:value-type="float" office:value="0.187319791557513" calcext:value-type="float">
            <text:p>0</text:p>
          </table:table-cell>
          <table:table-cell table:formula="of:=[.F87]+[.B88]" office:value-type="float" office:value="9788" calcext:value-type="float">
            <text:p>9,788</text:p>
          </table:table-cell>
          <table:table-cell table:formula="of:=[.G87]+[.D88]" office:value-type="float" office:value="9573.13848432747" calcext:value-type="float">
            <text:p>9,573</text:p>
          </table:table-cell>
          <table:table-cell table:formula="of:=[.G88]/[.F88]*100" office:value-type="float" office:value="97.8048476126631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8]" office:value-type="float" office:value="162.187319791558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table:formula="of:=IF(ABS([.E88]/[.D88]) &gt; [.$E$3]; [.C88]*(1-[.$E$1]); [.C88]*(1+[.$E$1]))" office:value-type="float" office:value="0.257141692806082" calcext:value-type="float">
            <text:p>0.2571</text:p>
          </table:table-cell>
          <table:table-cell table:formula="of:=[.B89]*[.C89]+(1-[.C89])*[.A89]" office:value-type="float" office:value="151.339200965405" calcext:value-type="float">
            <text:p>151</text:p>
          </table:table-cell>
          <table:table-cell table:formula="of:=[.D89]-[.B89]" office:value-type="float" office:value="31.3392009654049" calcext:value-type="float">
            <text:p>31</text:p>
          </table:table-cell>
          <table:table-cell table:formula="of:=[.F88]+[.B89]" office:value-type="float" office:value="9908" calcext:value-type="float">
            <text:p>9,908</text:p>
          </table:table-cell>
          <table:table-cell table:formula="of:=[.G88]+[.D89]" office:value-type="float" office:value="9724.47768529287" calcext:value-type="float">
            <text:p>9,724</text:p>
          </table:table-cell>
          <table:table-cell table:formula="of:=[.G89]/[.F89]*100" office:value-type="float" office:value="98.147736024352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89]" office:value-type="float" office:value="151.339200965405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table:formula="of:=IF(ABS([.E89]/[.D89]) &gt; [.$E$3]; [.C89]*(1-[.$E$1]); [.C89]*(1+[.$E$1]))" office:value-type="float" office:value="0.254570275878022" calcext:value-type="float">
            <text:p>0.2546</text:p>
          </table:table-cell>
          <table:table-cell table:formula="of:=[.B90]*[.C90]+(1-[.C90])*[.A90]" office:value-type="float" office:value="156.089685723746" calcext:value-type="float">
            <text:p>156</text:p>
          </table:table-cell>
          <table:table-cell table:formula="of:=[.D90]-[.B90]" office:value-type="float" office:value="-13.9103142762539" calcext:value-type="float">
            <text:p>-14</text:p>
          </table:table-cell>
          <table:table-cell table:formula="of:=[.F89]+[.B90]" office:value-type="float" office:value="10078" calcext:value-type="float">
            <text:p>10,078</text:p>
          </table:table-cell>
          <table:table-cell table:formula="of:=[.G89]+[.D90]" office:value-type="float" office:value="9880.56737101662" calcext:value-type="float">
            <text:p>9,881</text:p>
          </table:table-cell>
          <table:table-cell table:formula="of:=[.G90]/[.F90]*100" office:value-type="float" office:value="98.0409542668845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0]" office:value-type="float" office:value="156.089685723746" calcext:value-type="float">
            <text:p>156</text:p>
          </table:table-cell>
          <table:table-cell office:value-type="float" office:value="172" calcext:value-type="float">
            <text:p>172</text:p>
          </table:table-cell>
          <table:table-cell table:formula="of:=IF(ABS([.E90]/[.D90]) &gt; [.$E$3]; [.C90]*(1-[.$E$1]); [.C90]*(1+[.$E$1]))" office:value-type="float" office:value="0.252024573119241" calcext:value-type="float">
            <text:p>0.2520</text:p>
          </table:table-cell>
          <table:table-cell table:formula="of:=[.B91]*[.C91]+(1-[.C91])*[.A91]" office:value-type="float" office:value="160.099475887412" calcext:value-type="float">
            <text:p>160</text:p>
          </table:table-cell>
          <table:table-cell table:formula="of:=[.D91]-[.B91]" office:value-type="float" office:value="-11.9005241125881" calcext:value-type="float">
            <text:p>-12</text:p>
          </table:table-cell>
          <table:table-cell table:formula="of:=[.F90]+[.B91]" office:value-type="float" office:value="10250" calcext:value-type="float">
            <text:p>10,250</text:p>
          </table:table-cell>
          <table:table-cell table:formula="of:=[.G90]+[.D91]" office:value-type="float" office:value="10040.666846904" calcext:value-type="float">
            <text:p>10,041</text:p>
          </table:table-cell>
          <table:table-cell table:formula="of:=[.G91]/[.F91]*100" office:value-type="float" office:value="97.9577253356491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1]" office:value-type="float" office:value="160.099475887412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table:formula="of:=IF(ABS([.E91]/[.D91]) &gt; [.$E$3]; [.C91]*(1-[.$E$1]); [.C91]*(1+[.$E$1]))" office:value-type="float" office:value="0.254544818850434" calcext:value-type="float">
            <text:p>0.2545</text:p>
          </table:table-cell>
          <table:table-cell table:formula="of:=[.B92]*[.C92]+(1-[.C92])*[.A92]" office:value-type="float" office:value="163.383237460726" calcext:value-type="float">
            <text:p>163</text:p>
          </table:table-cell>
          <table:table-cell table:formula="of:=[.D92]-[.B92]" office:value-type="float" office:value="-9.61676253927368" calcext:value-type="float">
            <text:p>-10</text:p>
          </table:table-cell>
          <table:table-cell table:formula="of:=[.F91]+[.B92]" office:value-type="float" office:value="10423" calcext:value-type="float">
            <text:p>10,423</text:p>
          </table:table-cell>
          <table:table-cell table:formula="of:=[.G91]+[.D92]" office:value-type="float" office:value="10204.0500843648" calcext:value-type="float">
            <text:p>10,204</text:p>
          </table:table-cell>
          <table:table-cell table:formula="of:=[.G92]/[.F92]*100" office:value-type="float" office:value="97.8993580002375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2]" office:value-type="float" office:value="163.383237460726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table:formula="of:=IF(ABS([.E92]/[.D92]) &gt; [.$E$3]; [.C92]*(1-[.$E$1]); [.C92]*(1+[.$E$1]))" office:value-type="float" office:value="0.257090267038938" calcext:value-type="float">
            <text:p>0.2571</text:p>
          </table:table-cell>
          <table:table-cell table:formula="of:=[.B93]*[.C93]+(1-[.C93])*[.A93]" office:value-type="float" office:value="174.082502055244" calcext:value-type="float">
            <text:p>174</text:p>
          </table:table-cell>
          <table:table-cell table:formula="of:=[.D93]-[.B93]" office:value-type="float" office:value="-30.9174979447557" calcext:value-type="float">
            <text:p>-31</text:p>
          </table:table-cell>
          <table:table-cell table:formula="of:=[.F92]+[.B93]" office:value-type="float" office:value="10628" calcext:value-type="float">
            <text:p>10,628</text:p>
          </table:table-cell>
          <table:table-cell table:formula="of:=[.G92]+[.D93]" office:value-type="float" office:value="10378.13258642" calcext:value-type="float">
            <text:p>10,378</text:p>
          </table:table-cell>
          <table:table-cell table:formula="of:=[.G93]/[.F93]*100" office:value-type="float" office:value="97.6489705158073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3]" office:value-type="float" office:value="174.08250205524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table:formula="of:=IF(ABS([.E93]/[.D93]) &gt; [.$E$3]; [.C93]*(1-[.$E$1]); [.C93]*(1+[.$E$1]))" office:value-type="float" office:value="0.254519364368549" calcext:value-type="float">
            <text:p>0.2545</text:p>
          </table:table-cell>
          <table:table-cell table:formula="of:=[.B94]*[.C94]+(1-[.C94])*[.A94]" office:value-type="float" office:value="167.953038939739" calcext:value-type="float">
            <text:p>168</text:p>
          </table:table-cell>
          <table:table-cell table:formula="of:=[.D94]-[.B94]" office:value-type="float" office:value="17.9530389397392" calcext:value-type="float">
            <text:p>18</text:p>
          </table:table-cell>
          <table:table-cell table:formula="of:=[.F93]+[.B94]" office:value-type="float" office:value="10778" calcext:value-type="float">
            <text:p>10,778</text:p>
          </table:table-cell>
          <table:table-cell table:formula="of:=[.G93]+[.D94]" office:value-type="float" office:value="10546.0856253597" calcext:value-type="float">
            <text:p>10,546</text:p>
          </table:table-cell>
          <table:table-cell table:formula="of:=[.G94]/[.F94]*100" office:value-type="float" office:value="97.8482615082551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4]" office:value-type="float" office:value="167.953038939739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table:formula="of:=IF(ABS([.E94]/[.D94]) &gt; [.$E$3]; [.C94]*(1-[.$E$1]); [.C94]*(1+[.$E$1]))" office:value-type="float" office:value="0.251974170724863" calcext:value-type="float">
            <text:p>0.2520</text:p>
          </table:table-cell>
          <table:table-cell table:formula="of:=[.B95]*[.C95]+(1-[.C95])*[.A95]" office:value-type="float" office:value="169.980665279754" calcext:value-type="float">
            <text:p>170</text:p>
          </table:table-cell>
          <table:table-cell table:formula="of:=[.D95]-[.B95]" office:value-type="float" office:value="-6.01933472024632" calcext:value-type="float">
            <text:p>-6</text:p>
          </table:table-cell>
          <table:table-cell table:formula="of:=[.F94]+[.B95]" office:value-type="float" office:value="10954" calcext:value-type="float">
            <text:p>10,954</text:p>
          </table:table-cell>
          <table:table-cell table:formula="of:=[.G94]+[.D95]" office:value-type="float" office:value="10716.0662906395" calcext:value-type="float">
            <text:p>10,716</text:p>
          </table:table-cell>
          <table:table-cell table:formula="of:=[.G95]/[.F95]*100" office:value-type="float" office:value="97.827882879674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5]" office:value-type="float" office:value="169.980665279754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table:formula="of:=IF(ABS([.E95]/[.D95]) &gt; [.$E$3]; [.C95]*(1-[.$E$1]); [.C95]*(1+[.$E$1]))" office:value-type="float" office:value="0.254493912432112" calcext:value-type="float">
            <text:p>0.2545</text:p>
          </table:table-cell>
          <table:table-cell table:formula="of:=[.B96]*[.C96]+(1-[.C96])*[.A96]" office:value-type="float" office:value="176.347933659158" calcext:value-type="float">
            <text:p>176</text:p>
          </table:table-cell>
          <table:table-cell table:formula="of:=[.D96]-[.B96]" office:value-type="float" office:value="-18.6520663408423" calcext:value-type="float">
            <text:p>-19</text:p>
          </table:table-cell>
          <table:table-cell table:formula="of:=[.F95]+[.B96]" office:value-type="float" office:value="11149" calcext:value-type="float">
            <text:p>11,149</text:p>
          </table:table-cell>
          <table:table-cell table:formula="of:=[.G95]+[.D96]" office:value-type="float" office:value="10892.4142242987" calcext:value-type="float">
            <text:p>10,892</text:p>
          </table:table-cell>
          <table:table-cell table:formula="of:=[.G96]/[.F96]*100" office:value-type="float" office:value="97.6985758749543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6]" office:value-type="float" office:value="176.347933659158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formula="of:=IF(ABS([.E96]/[.D96]) &gt; [.$E$3]; [.C96]*(1-[.$E$1]); [.C96]*(1+[.$E$1]))" office:value-type="float" office:value="0.251948973307791" calcext:value-type="float">
            <text:p>0.2519</text:p>
          </table:table-cell>
          <table:table-cell table:formula="of:=[.B97]*[.C97]+(1-[.C97])*[.A97]" office:value-type="float" office:value="176.764170077569" calcext:value-type="float">
            <text:p>177</text:p>
          </table:table-cell>
          <table:table-cell table:formula="of:=[.D97]-[.B97]" office:value-type="float" office:value="-1.2358299224307" calcext:value-type="float">
            <text:p>-1</text:p>
          </table:table-cell>
          <table:table-cell table:formula="of:=[.F96]+[.B97]" office:value-type="float" office:value="11327" calcext:value-type="float">
            <text:p>11,327</text:p>
          </table:table-cell>
          <table:table-cell table:formula="of:=[.G96]+[.D97]" office:value-type="float" office:value="11069.1783943762" calcext:value-type="float">
            <text:p>11,069</text:p>
          </table:table-cell>
          <table:table-cell table:formula="of:=[.G97]/[.F97]*100" office:value-type="float" office:value="97.7238315032773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7]" office:value-type="float" office:value="176.764170077569" calcext:value-type="float">
            <text:p>177</text:p>
          </table:table-cell>
          <table:table-cell office:value-type="float" office:value="170" calcext:value-type="float">
            <text:p>170</text:p>
          </table:table-cell>
          <table:table-cell table:formula="of:=IF(ABS([.E97]/[.D97]) &gt; [.$E$3]; [.C97]*(1-[.$E$1]); [.C97]*(1+[.$E$1]))" office:value-type="float" office:value="0.254468463040869" calcext:value-type="float">
            <text:p>0.2545</text:p>
          </table:table-cell>
          <table:table-cell table:formula="of:=[.B98]*[.C98]+(1-[.C98])*[.A98]" office:value-type="float" office:value="175.042902114183" calcext:value-type="float">
            <text:p>175</text:p>
          </table:table-cell>
          <table:table-cell table:formula="of:=[.D98]-[.B98]" office:value-type="float" office:value="5.04290211418322" calcext:value-type="float">
            <text:p>5</text:p>
          </table:table-cell>
          <table:table-cell table:formula="of:=[.F97]+[.B98]" office:value-type="float" office:value="11497" calcext:value-type="float">
            <text:p>11,497</text:p>
          </table:table-cell>
          <table:table-cell table:formula="of:=[.G97]+[.D98]" office:value-type="float" office:value="11244.2212964904" calcext:value-type="float">
            <text:p>11,244</text:p>
          </table:table-cell>
          <table:table-cell table:formula="of:=[.G98]/[.F98]*100" office:value-type="float" office:value="97.8013507566357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8]" office:value-type="float" office:value="175.042902114183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table:formula="of:=IF(ABS([.E98]/[.D98]) &gt; [.$E$3]; [.C98]*(1-[.$E$1]); [.C98]*(1+[.$E$1]))" office:value-type="float" office:value="0.257013147671277" calcext:value-type="float">
            <text:p>0.2570</text:p>
          </table:table-cell>
          <table:table-cell table:formula="of:=[.B99]*[.C99]+(1-[.C99])*[.A99]" office:value-type="float" office:value="176.316941445132" calcext:value-type="float">
            <text:p>176</text:p>
          </table:table-cell>
          <table:table-cell table:formula="of:=[.D99]-[.B99]" office:value-type="float" office:value="-3.68305855486835" calcext:value-type="float">
            <text:p>-4</text:p>
          </table:table-cell>
          <table:table-cell table:formula="of:=[.F98]+[.B99]" office:value-type="float" office:value="11677" calcext:value-type="float">
            <text:p>11,677</text:p>
          </table:table-cell>
          <table:table-cell table:formula="of:=[.G98]+[.D99]" office:value-type="float" office:value="11420.5382379355" calcext:value-type="float">
            <text:p>11,421</text:p>
          </table:table-cell>
          <table:table-cell table:formula="of:=[.G99]/[.F99]*100" office:value-type="float" office:value="97.8037016180143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99]" office:value-type="float" office:value="176.316941445132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table:formula="of:=IF(ABS([.E99]/[.D99]) &gt; [.$E$3]; [.C99]*(1-[.$E$1]); [.C99]*(1+[.$E$1]))" office:value-type="float" office:value="0.25958327914799" calcext:value-type="float">
            <text:p>0.2596</text:p>
          </table:table-cell>
          <table:table-cell table:formula="of:=[.B100]*[.C100]+(1-[.C100])*[.A100]" office:value-type="float" office:value="177.532585141246" calcext:value-type="float">
            <text:p>178</text:p>
          </table:table-cell>
          <table:table-cell table:formula="of:=[.D100]-[.B100]" office:value-type="float" office:value="-3.46741485875359" calcext:value-type="float">
            <text:p>-3</text:p>
          </table:table-cell>
          <table:table-cell table:formula="of:=[.F99]+[.B100]" office:value-type="float" office:value="11858" calcext:value-type="float">
            <text:p>11,858</text:p>
          </table:table-cell>
          <table:table-cell table:formula="of:=[.G99]+[.D100]" office:value-type="float" office:value="11598.0708230768" calcext:value-type="float">
            <text:p>11,598</text:p>
          </table:table-cell>
          <table:table-cell table:formula="of:=[.G100]/[.F100]*100" office:value-type="float" office:value="97.8079846776588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100]" office:value-type="float" office:value="177.532585141246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table:formula="of:=IF(ABS([.E100]/[.D100]) &gt; [.$E$3]; [.C100]*(1-[.$E$1]); [.C100]*(1+[.$E$1]))" office:value-type="float" office:value="0.26217911193947" calcext:value-type="float">
            <text:p>0.2622</text:p>
          </table:table-cell>
          <table:table-cell table:formula="of:=[.B101]*[.C101]+(1-[.C101])*[.A101]" office:value-type="float" office:value="180.801280897095" calcext:value-type="float">
            <text:p>181</text:p>
          </table:table-cell>
          <table:table-cell table:formula="of:=[.D101]-[.B101]" office:value-type="float" office:value="-9.19871910290465" calcext:value-type="float">
            <text:p>-9</text:p>
          </table:table-cell>
          <table:table-cell table:formula="of:=[.F100]+[.B101]" office:value-type="float" office:value="12048" calcext:value-type="float">
            <text:p>12,048</text:p>
          </table:table-cell>
          <table:table-cell table:formula="of:=[.G100]+[.D101]" office:value-type="float" office:value="11778.8721039739" calcext:value-type="float">
            <text:p>11,779</text:p>
          </table:table-cell>
          <table:table-cell table:formula="of:=[.G101]/[.F101]*100" office:value-type="float" office:value="97.7662027222267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101]" office:value-type="float" office:value="180.801280897095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table:formula="of:=IF(ABS([.E101]/[.D101]) &gt; [.$E$3]; [.C101]*(1-[.$E$1]); [.C101]*(1+[.$E$1]))" office:value-type="float" office:value="0.264800903058865" calcext:value-type="float">
            <text:p>0.2648</text:p>
          </table:table-cell>
          <table:table-cell table:formula="of:=[.B102]*[.C102]+(1-[.C102])*[.A102]" office:value-type="float" office:value="181.383503701117" calcext:value-type="float">
            <text:p>181</text:p>
          </table:table-cell>
          <table:table-cell table:formula="of:=[.D102]-[.B102]" office:value-type="float" office:value="-1.61649629888274" calcext:value-type="float">
            <text:p>-2</text:p>
          </table:table-cell>
          <table:table-cell table:formula="of:=[.F101]+[.B102]" office:value-type="float" office:value="12231" calcext:value-type="float">
            <text:p>12,231</text:p>
          </table:table-cell>
          <table:table-cell table:formula="of:=[.G101]+[.D102]" office:value-type="float" office:value="11960.255607675" calcext:value-type="float">
            <text:p>11,960</text:p>
          </table:table-cell>
          <table:table-cell table:formula="of:=[.G102]/[.F102]*100" office:value-type="float" office:value="97.7864083695119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102]" office:value-type="float" office:value="181.383503701117" calcext:value-type="float">
            <text:p>181</text:p>
          </table:table-cell>
          <table:table-cell office:value-type="float" office:value="195" calcext:value-type="float">
            <text:p>195</text:p>
          </table:table-cell>
          <table:table-cell table:formula="of:=IF(ABS([.E102]/[.D102]) &gt; [.$E$3]; [.C102]*(1-[.$E$1]); [.C102]*(1+[.$E$1]))" office:value-type="float" office:value="0.267448912089453" calcext:value-type="float">
            <text:p>0.2674</text:p>
          </table:table-cell>
          <table:table-cell table:formula="of:=[.B103]*[.C103]+(1-[.C103])*[.A103]" office:value-type="float" office:value="185.025220822724" calcext:value-type="float">
            <text:p>185</text:p>
          </table:table-cell>
          <table:table-cell table:formula="of:=[.D103]-[.B103]" office:value-type="float" office:value="-9.9747791772765" calcext:value-type="float">
            <text:p>-10</text:p>
          </table:table-cell>
          <table:table-cell table:formula="of:=[.F102]+[.B103]" office:value-type="float" office:value="12426" calcext:value-type="float">
            <text:p>12,426</text:p>
          </table:table-cell>
          <table:table-cell table:formula="of:=[.G102]+[.D103]" office:value-type="float" office:value="12145.2808284977" calcext:value-type="float">
            <text:p>12,145</text:p>
          </table:table-cell>
          <table:table-cell table:formula="of:=[.G103]/[.F103]*100" office:value-type="float" office:value="97.7408725937367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103]" office:value-type="float" office:value="185.025220822724" calcext:value-type="float">
            <text:p>185</text:p>
          </table:table-cell>
          <table:table-cell table:style-name="ce6" table:formula="of:=[.B103]*0.99" office:value-type="float" office:value="193.05" calcext:value-type="float">
            <text:p>193</text:p>
          </table:table-cell>
          <table:table-cell table:formula="of:=IF(ABS([.E103]/[.D103]) &gt; [.$E$3]; [.C103]*(1-[.$E$1]); [.C103]*(1+[.$E$1]))" office:value-type="float" office:value="0.270123401210348" calcext:value-type="float">
            <text:p>0.2701</text:p>
          </table:table-cell>
          <table:table-cell table:formula="of:=[.B104]*[.C104]+(1-[.C104])*[.A104]" office:value-type="float" office:value="187.192901468051" calcext:value-type="float">
            <text:p>187</text:p>
          </table:table-cell>
          <table:table-cell table:formula="of:=[.D104]-[.B104]" office:value-type="float" office:value="-5.85709853194859" calcext:value-type="float">
            <text:p>-6</text:p>
          </table:table-cell>
          <table:table-cell table:formula="of:=[.F103]+[.B104]" office:value-type="float" office:value="12619.05" calcext:value-type="float">
            <text:p>12,619</text:p>
          </table:table-cell>
          <table:table-cell table:formula="of:=[.G103]+[.D104]" office:value-type="float" office:value="12332.4737299658" calcext:value-type="float">
            <text:p>12,332</text:p>
          </table:table-cell>
          <table:table-cell table:formula="of:=[.G104]/[.F104]*100" office:value-type="float" office:value="97.7290186659516" calcext:value-type="float">
            <text:p>98</text:p>
          </table:table-cell>
          <table:table-cell table:number-columns-repeated="4"/>
        </table:table-row>
        <table:table-row table:style-name="ro1">
          <table:table-cell table:formula="of:=[.D104]" office:value-type="float" office:value="187.192901468051" calcext:value-type="float">
            <text:p>187</text:p>
          </table:table-cell>
          <table:table-cell table:style-name="ce6" table:formula="of:=[.B104]*0.99" office:value-type="float" office:value="191.1195" calcext:value-type="float">
            <text:p>191</text:p>
          </table:table-cell>
          <table:table-cell table:formula="of:=IF(ABS([.E104]/[.D104]) &gt; [.$E$3]; [.C104]*(1-[.$E$1]); [.C104]*(1+[.$E$1]))" office:value-type="float" office:value="0.272824635222451" calcext:value-type="float">
            <text:p>0.2728</text:p>
          </table:table-cell>
          <table:table-cell table:formula="of:=[.B105]*[.C105]+(1-[.C105])*[.A105]" office:value-type="float" office:value="188.264174280195" calcext:value-type="float">
            <text:p>188</text:p>
          </table:table-cell>
          <table:table-cell table:formula="of:=[.D105]-[.B105]" office:value-type="float" office:value="-2.85532571980468" calcext:value-type="float">
            <text:p>-3</text:p>
          </table:table-cell>
          <table:table-cell table:formula="of:=[.F104]+[.B105]" office:value-type="float" office:value="12810.1695" calcext:value-type="float">
            <text:p>12,810</text:p>
          </table:table-cell>
          <table:table-cell table:formula="of:=[.G104]+[.D105]" office:value-type="float" office:value="12520.737904246" calcext:value-type="float">
            <text:p>12,521</text:p>
          </table:table-cell>
          <table:table-cell table:formula="of:=[.G105]/[.F105]*100" office:value-type="float" office:value="97.7406107252989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5]" office:value-type="float" office:value="188.264174280195" calcext:value-type="float">
            <text:p>188</text:p>
          </table:table-cell>
          <table:table-cell table:style-name="ce6" table:formula="of:=[.B105]*0.99" office:value-type="float" office:value="189.208305" calcext:value-type="float">
            <text:p>189</text:p>
          </table:table-cell>
          <table:table-cell table:formula="of:=IF(ABS([.E105]/[.D105]) &gt; [.$E$3]; [.C105]*(1-[.$E$1]); [.C105]*(1+[.$E$1]))" office:value-type="float" office:value="0.275552881574676" calcext:value-type="float">
            <text:p>0.2756</text:p>
          </table:table-cell>
          <table:table-cell table:formula="of:=[.B106]*[.C106]+(1-[.C106])*[.A106]" office:value-type="float" office:value="188.524332220621" calcext:value-type="float">
            <text:p>189</text:p>
          </table:table-cell>
          <table:table-cell table:formula="of:=[.D106]-[.B106]" office:value-type="float" office:value="-0.68397277937936" calcext:value-type="float">
            <text:p>-1</text:p>
          </table:table-cell>
          <table:table-cell table:formula="of:=[.F105]+[.B106]" office:value-type="float" office:value="12999.377805" calcext:value-type="float">
            <text:p>12,999</text:p>
          </table:table-cell>
          <table:table-cell table:formula="of:=[.G105]+[.D106]" office:value-type="float" office:value="12709.2622364666" calcext:value-type="float">
            <text:p>12,709</text:p>
          </table:table-cell>
          <table:table-cell table:formula="of:=[.G106]/[.F106]*100" office:value-type="float" office:value="97.7682349656625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6]" office:value-type="float" office:value="188.524332220621" calcext:value-type="float">
            <text:p>189</text:p>
          </table:table-cell>
          <table:table-cell table:style-name="ce6" office:value-type="float" office:value="200" calcext:value-type="float">
            <text:p>200</text:p>
          </table:table-cell>
          <table:table-cell table:formula="of:=IF(ABS([.E106]/[.D106]) &gt; [.$E$3]; [.C106]*(1-[.$E$1]); [.C106]*(1+[.$E$1]))" office:value-type="float" office:value="0.278308410390423" calcext:value-type="float">
            <text:p>0.2783</text:p>
          </table:table-cell>
          <table:table-cell table:formula="of:=[.B107]*[.C107]+(1-[.C107])*[.A107]" office:value-type="float" office:value="191.718107078468" calcext:value-type="float">
            <text:p>192</text:p>
          </table:table-cell>
          <table:table-cell table:formula="of:=[.D107]-[.B107]" office:value-type="float" office:value="-8.28189292153166" calcext:value-type="float">
            <text:p>-8</text:p>
          </table:table-cell>
          <table:table-cell table:formula="of:=[.F106]+[.B107]" office:value-type="float" office:value="13199.377805" calcext:value-type="float">
            <text:p>13,199</text:p>
          </table:table-cell>
          <table:table-cell table:formula="of:=[.G106]+[.D107]" office:value-type="float" office:value="12900.9803435451" calcext:value-type="float">
            <text:p>12,901</text:p>
          </table:table-cell>
          <table:table-cell table:formula="of:=[.G107]/[.F107]*100" office:value-type="float" office:value="97.7393066107865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7]" office:value-type="float" office:value="191.718107078468" calcext:value-type="float">
            <text:p>192</text:p>
          </table:table-cell>
          <table:table-cell table:style-name="ce6" office:value-type="float" office:value="188" calcext:value-type="float">
            <text:p>188</text:p>
          </table:table-cell>
          <table:table-cell table:formula="of:=IF(ABS([.E107]/[.D107]) &gt; [.$E$3]; [.C107]*(1-[.$E$1]); [.C107]*(1+[.$E$1]))" office:value-type="float" office:value="0.281091494494327" calcext:value-type="float">
            <text:p>0.2811</text:p>
          </table:table-cell>
          <table:table-cell table:formula="of:=[.B108]*[.C108]+(1-[.C108])*[.A108]" office:value-type="float" office:value="190.672978803092" calcext:value-type="float">
            <text:p>191</text:p>
          </table:table-cell>
          <table:table-cell table:formula="of:=[.D108]-[.B108]" office:value-type="float" office:value="2.67297880309175" calcext:value-type="float">
            <text:p>3</text:p>
          </table:table-cell>
          <table:table-cell table:formula="of:=[.F107]+[.B108]" office:value-type="float" office:value="13387.377805" calcext:value-type="float">
            <text:p>13,387</text:p>
          </table:table-cell>
          <table:table-cell table:formula="of:=[.G107]+[.D108]" office:value-type="float" office:value="13091.6533223481" calcext:value-type="float">
            <text:p>13,092</text:p>
          </table:table-cell>
          <table:table-cell table:formula="of:=[.G108]/[.F108]*100" office:value-type="float" office:value="97.7910201164159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8]" office:value-type="float" office:value="190.672978803092" calcext:value-type="float">
            <text:p>191</text:p>
          </table:table-cell>
          <table:table-cell table:style-name="ce6" table:formula="of:=[.B108]*0.99" office:value-type="float" office:value="186.12" calcext:value-type="float">
            <text:p>186</text:p>
          </table:table-cell>
          <table:table-cell table:formula="of:=IF(ABS([.E108]/[.D108]) &gt; [.$E$3]; [.C108]*(1-[.$E$1]); [.C108]*(1+[.$E$1]))" office:value-type="float" office:value="0.28390240943927" calcext:value-type="float">
            <text:p>0.2839</text:p>
          </table:table-cell>
          <table:table-cell table:formula="of:=[.B109]*[.C109]+(1-[.C109])*[.A109]" office:value-type="float" office:value="189.380377150768" calcext:value-type="float">
            <text:p>189</text:p>
          </table:table-cell>
          <table:table-cell table:formula="of:=[.D109]-[.B109]" office:value-type="float" office:value="3.26037715076808" calcext:value-type="float">
            <text:p>3</text:p>
          </table:table-cell>
          <table:table-cell table:formula="of:=[.F108]+[.B109]" office:value-type="float" office:value="13573.497805" calcext:value-type="float">
            <text:p>13,573</text:p>
          </table:table-cell>
          <table:table-cell table:formula="of:=[.G108]+[.D109]" office:value-type="float" office:value="13281.0336994989" calcext:value-type="float">
            <text:p>13,281</text:p>
          </table:table-cell>
          <table:table-cell table:formula="of:=[.G109]/[.F109]*100" office:value-type="float" office:value="97.8453298501043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9]" office:value-type="float" office:value="189.380377150768" calcext:value-type="float">
            <text:p>189</text:p>
          </table:table-cell>
          <table:table-cell table:style-name="ce6" table:formula="of:=[.B109]*0.99" office:value-type="float" office:value="184.2588" calcext:value-type="float">
            <text:p>184</text:p>
          </table:table-cell>
          <table:table-cell table:formula="of:=IF(ABS([.E109]/[.D109]) &gt; [.$E$3]; [.C109]*(1-[.$E$1]); [.C109]*(1+[.$E$1]))" office:value-type="float" office:value="0.286741433533663" calcext:value-type="float">
            <text:p>0.2867</text:p>
          </table:table-cell>
          <table:table-cell table:formula="of:=[.B110]*[.C110]+(1-[.C110])*[.A110]" office:value-type="float" office:value="187.911808776604" calcext:value-type="float">
            <text:p>188</text:p>
          </table:table-cell>
          <table:table-cell table:formula="of:=[.D110]-[.B110]" office:value-type="float" office:value="3.65300877660357" calcext:value-type="float">
            <text:p>4</text:p>
          </table:table-cell>
          <table:table-cell table:formula="of:=[.F109]+[.B110]" office:value-type="float" office:value="13757.756605" calcext:value-type="float">
            <text:p>13,758</text:p>
          </table:table-cell>
          <table:table-cell table:formula="of:=[.G109]+[.D110]" office:value-type="float" office:value="13468.9455082755" calcext:value-type="float">
            <text:p>13,469</text:p>
          </table:table-cell>
          <table:table-cell table:formula="of:=[.G110]/[.F110]*100" office:value-type="float" office:value="97.9007398879297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0]" office:value-type="float" office:value="187.911808776604" calcext:value-type="float">
            <text:p>188</text:p>
          </table:table-cell>
          <table:table-cell table:style-name="ce6" office:value-type="float" office:value="185" calcext:value-type="float">
            <text:p>185</text:p>
          </table:table-cell>
          <table:table-cell table:formula="of:=IF(ABS([.E110]/[.D110]) &gt; [.$E$3]; [.C110]*(1-[.$E$1]); [.C110]*(1+[.$E$1]))" office:value-type="float" office:value="0.289608847868999" calcext:value-type="float">
            <text:p>0.2896</text:p>
          </table:table-cell>
          <table:table-cell table:formula="of:=[.B111]*[.C111]+(1-[.C111])*[.A111]" office:value-type="float" office:value="187.068523191597" calcext:value-type="float">
            <text:p>187</text:p>
          </table:table-cell>
          <table:table-cell table:formula="of:=[.D111]-[.B111]" office:value-type="float" office:value="2.06852319159657" calcext:value-type="float">
            <text:p>2</text:p>
          </table:table-cell>
          <table:table-cell table:formula="of:=[.F110]+[.B111]" office:value-type="float" office:value="13942.756605" calcext:value-type="float">
            <text:p>13,943</text:p>
          </table:table-cell>
          <table:table-cell table:formula="of:=[.G110]+[.D111]" office:value-type="float" office:value="13656.0140314671" calcext:value-type="float">
            <text:p>13,656</text:p>
          </table:table-cell>
          <table:table-cell table:formula="of:=[.G111]/[.F111]*100" office:value-type="float" office:value="97.9434298277138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1]" office:value-type="float" office:value="187.068523191597" calcext:value-type="float">
            <text:p>187</text:p>
          </table:table-cell>
          <table:table-cell table:style-name="ce6" table:formula="of:=[.B111]*0.99" office:value-type="float" office:value="183.15" calcext:value-type="float">
            <text:p>183</text:p>
          </table:table-cell>
          <table:table-cell table:formula="of:=IF(ABS([.E111]/[.D111]) &gt; [.$E$3]; [.C111]*(1-[.$E$1]); [.C111]*(1+[.$E$1]))" office:value-type="float" office:value="0.292504936347689" calcext:value-type="float">
            <text:p>0.2925</text:p>
          </table:table-cell>
          <table:table-cell table:formula="of:=[.B112]*[.C112]+(1-[.C112])*[.A112]" office:value-type="float" office:value="185.922335814862" calcext:value-type="float">
            <text:p>186</text:p>
          </table:table-cell>
          <table:table-cell table:formula="of:=[.D112]-[.B112]" office:value-type="float" office:value="2.77233581486166" calcext:value-type="float">
            <text:p>3</text:p>
          </table:table-cell>
          <table:table-cell table:formula="of:=[.F111]+[.B112]" office:value-type="float" office:value="14125.906605" calcext:value-type="float">
            <text:p>14,126</text:p>
          </table:table-cell>
          <table:table-cell table:formula="of:=[.G111]+[.D112]" office:value-type="float" office:value="13841.936367282" calcext:value-type="float">
            <text:p>13,842</text:p>
          </table:table-cell>
          <table:table-cell table:formula="of:=[.G112]/[.F112]*100" office:value-type="float" office:value="97.9897202660429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2]" office:value-type="float" office:value="185.922335814862" calcext:value-type="float">
            <text:p>186</text:p>
          </table:table-cell>
          <table:table-cell table:style-name="ce6" table:formula="of:=[.B112]*0.99" office:value-type="float" office:value="181.3185" calcext:value-type="float">
            <text:p>181</text:p>
          </table:table-cell>
          <table:table-cell table:formula="of:=IF(ABS([.E112]/[.D112]) &gt; [.$E$3]; [.C112]*(1-[.$E$1]); [.C112]*(1+[.$E$1]))" office:value-type="float" office:value="0.295429985711166" calcext:value-type="float">
            <text:p>0.2954</text:p>
          </table:table-cell>
          <table:table-cell table:formula="of:=[.B113]*[.C113]+(1-[.C113])*[.A113]" office:value-type="float" office:value="184.562224665861" calcext:value-type="float">
            <text:p>185</text:p>
          </table:table-cell>
          <table:table-cell table:formula="of:=[.D113]-[.B113]" office:value-type="float" office:value="3.24372466586053" calcext:value-type="float">
            <text:p>3</text:p>
          </table:table-cell>
          <table:table-cell table:formula="of:=[.F112]+[.B113]" office:value-type="float" office:value="14307.225105" calcext:value-type="float">
            <text:p>14,307</text:p>
          </table:table-cell>
          <table:table-cell table:formula="of:=[.G112]+[.D113]" office:value-type="float" office:value="14026.4985919478" calcext:value-type="float">
            <text:p>14,026</text:p>
          </table:table-cell>
          <table:table-cell table:formula="of:=[.G113]/[.F113]*100" office:value-type="float" office:value="98.0378689019574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3]" office:value-type="float" office:value="184.562224665861" calcext:value-type="float">
            <text:p>185</text:p>
          </table:table-cell>
          <table:table-cell table:style-name="ce6" table:formula="of:=[.B113]*0.99" office:value-type="float" office:value="179.505315" calcext:value-type="float">
            <text:p>180</text:p>
          </table:table-cell>
          <table:table-cell table:formula="of:=IF(ABS([.E113]/[.D113]) &gt; [.$E$3]; [.C113]*(1-[.$E$1]); [.C113]*(1+[.$E$1]))" office:value-type="float" office:value="0.298384285568278" calcext:value-type="float">
            <text:p>0.2984</text:p>
          </table:table-cell>
          <table:table-cell table:formula="of:=[.B114]*[.C114]+(1-[.C114])*[.A114]" office:value-type="float" office:value="183.053322288029" calcext:value-type="float">
            <text:p>183</text:p>
          </table:table-cell>
          <table:table-cell table:formula="of:=[.D114]-[.B114]" office:value-type="float" office:value="3.54800728802942" calcext:value-type="float">
            <text:p>4</text:p>
          </table:table-cell>
          <table:table-cell table:formula="of:=[.F113]+[.B114]" office:value-type="float" office:value="14486.73042" calcext:value-type="float">
            <text:p>14,487</text:p>
          </table:table-cell>
          <table:table-cell table:formula="of:=[.G113]+[.D114]" office:value-type="float" office:value="14209.5519142359" calcext:value-type="float">
            <text:p>14,210</text:p>
          </table:table-cell>
          <table:table-cell table:formula="of:=[.G114]/[.F114]*100" office:value-type="float" office:value="98.0866731296285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4]" office:value-type="float" office:value="183.053322288029" calcext:value-type="float">
            <text:p>183</text:p>
          </table:table-cell>
          <table:table-cell table:style-name="ce6" office:value-type="float" office:value="180" calcext:value-type="float">
            <text:p>180</text:p>
          </table:table-cell>
          <table:table-cell table:formula="of:=IF(ABS([.E114]/[.D114]) &gt; [.$E$3]; [.C114]*(1-[.$E$1]); [.C114]*(1+[.$E$1]))" office:value-type="float" office:value="0.301368128423961" calcext:value-type="float">
            <text:p>0.3014</text:p>
          </table:table-cell>
          <table:table-cell table:formula="of:=[.B115]*[.C115]+(1-[.C115])*[.A115]" office:value-type="float" office:value="182.133148264611" calcext:value-type="float">
            <text:p>182</text:p>
          </table:table-cell>
          <table:table-cell table:formula="of:=[.D115]-[.B115]" office:value-type="float" office:value="2.13314826461084" calcext:value-type="float">
            <text:p>2</text:p>
          </table:table-cell>
          <table:table-cell table:formula="of:=[.F114]+[.B115]" office:value-type="float" office:value="14666.73042" calcext:value-type="float">
            <text:p>14,667</text:p>
          </table:table-cell>
          <table:table-cell table:formula="of:=[.G114]+[.D115]" office:value-type="float" office:value="14391.6850625005" calcext:value-type="float">
            <text:p>14,392</text:p>
          </table:table-cell>
          <table:table-cell table:formula="of:=[.G115]/[.F115]*100" office:value-type="float" office:value="98.1246988959143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5]" office:value-type="float" office:value="182.133148264611" calcext:value-type="float">
            <text:p>182</text:p>
          </table:table-cell>
          <table:table-cell table:style-name="ce6" office:value-type="float" office:value="230" calcext:value-type="float">
            <text:p>230</text:p>
          </table:table-cell>
          <table:table-cell table:formula="of:=IF(ABS([.E115]/[.D115]) &gt; [.$E$3]; [.C115]*(1-[.$E$1]); [.C115]*(1+[.$E$1]))" office:value-type="float" office:value="0.3043818097082" calcext:value-type="float">
            <text:p>0.3044</text:p>
          </table:table-cell>
          <table:table-cell table:formula="of:=[.B116]*[.C116]+(1-[.C116])*[.A116]" office:value-type="float" office:value="196.702947220863" calcext:value-type="float">
            <text:p>197</text:p>
          </table:table-cell>
          <table:table-cell table:formula="of:=[.D116]-[.B116]" office:value-type="float" office:value="-33.2970527791373" calcext:value-type="float">
            <text:p>-33</text:p>
          </table:table-cell>
          <table:table-cell table:formula="of:=[.F115]+[.B116]" office:value-type="float" office:value="14896.73042" calcext:value-type="float">
            <text:p>14,897</text:p>
          </table:table-cell>
          <table:table-cell table:formula="of:=[.G115]+[.D116]" office:value-type="float" office:value="14588.3880097213" calcext:value-type="float">
            <text:p>14,588</text:p>
          </table:table-cell>
          <table:table-cell table:formula="of:=[.G116]/[.F116]*100" office:value-type="float" office:value="97.9301336495645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6]" office:value-type="float" office:value="196.702947220863" calcext:value-type="float">
            <text:p>197</text:p>
          </table:table-cell>
          <table:table-cell table:style-name="ce6" office:value-type="float" office:value="140" calcext:value-type="float">
            <text:p>140</text:p>
          </table:table-cell>
          <table:table-cell table:formula="of:=IF(ABS([.E116]/[.D116]) &gt; [.$E$3]; [.C116]*(1-[.$E$1]); [.C116]*(1+[.$E$1]))" office:value-type="float" office:value="0.301337991611118" calcext:value-type="float">
            <text:p>0.3013</text:p>
          </table:table-cell>
          <table:table-cell table:formula="of:=[.B117]*[.C117]+(1-[.C117])*[.A117]" office:value-type="float" office:value="179.616194986897" calcext:value-type="float">
            <text:p>180</text:p>
          </table:table-cell>
          <table:table-cell table:formula="of:=[.D117]-[.B117]" office:value-type="float" office:value="39.6161949868967" calcext:value-type="float">
            <text:p>40</text:p>
          </table:table-cell>
          <table:table-cell table:formula="of:=[.F116]+[.B117]" office:value-type="float" office:value="15036.73042" calcext:value-type="float">
            <text:p>15,037</text:p>
          </table:table-cell>
          <table:table-cell table:formula="of:=[.G116]+[.D117]" office:value-type="float" office:value="14768.0042047082" calcext:value-type="float">
            <text:p>14,768</text:p>
          </table:table-cell>
          <table:table-cell table:formula="of:=[.G117]/[.F117]*100" office:value-type="float" office:value="98.2128680385575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7]" office:value-type="float" office:value="179.616194986897" calcext:value-type="float">
            <text:p>180</text:p>
          </table:table-cell>
          <table:table-cell table:style-name="ce6" office:value-type="float" office:value="220" calcext:value-type="float">
            <text:p>220</text:p>
          </table:table-cell>
          <table:table-cell table:formula="of:=IF(ABS([.E117]/[.D117]) &gt; [.$E$3]; [.C117]*(1-[.$E$1]); [.C117]*(1+[.$E$1]))" office:value-type="float" office:value="0.298324611695007" calcext:value-type="float">
            <text:p>0.2983</text:p>
          </table:table-cell>
          <table:table-cell table:formula="of:=[.B118]*[.C118]+(1-[.C118])*[.A118]" office:value-type="float" office:value="191.663677936198" calcext:value-type="float">
            <text:p>192</text:p>
          </table:table-cell>
          <table:table-cell table:formula="of:=[.D118]-[.B118]" office:value-type="float" office:value="-28.3363220638024" calcext:value-type="float">
            <text:p>-28</text:p>
          </table:table-cell>
          <table:table-cell table:formula="of:=[.F117]+[.B118]" office:value-type="float" office:value="15256.73042" calcext:value-type="float">
            <text:p>15,257</text:p>
          </table:table-cell>
          <table:table-cell table:formula="of:=[.G117]+[.D118]" office:value-type="float" office:value="14959.6678826444" calcext:value-type="float">
            <text:p>14,960</text:p>
          </table:table-cell>
          <table:table-cell table:formula="of:=[.G118]/[.F118]*100" office:value-type="float" office:value="98.0529082629254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8]" office:value-type="float" office:value="191.663677936198" calcext:value-type="float">
            <text:p>192</text:p>
          </table:table-cell>
          <table:table-cell table:style-name="ce6" office:value-type="float" office:value="450" calcext:value-type="float">
            <text:p>450</text:p>
          </table:table-cell>
          <table:table-cell table:formula="of:=IF(ABS([.E118]/[.D118]) &gt; [.$E$3]; [.C118]*(1-[.$E$1]); [.C118]*(1+[.$E$1]))" office:value-type="float" office:value="0.295341365578057" calcext:value-type="float">
            <text:p>0.2953</text:p>
          </table:table-cell>
          <table:table-cell table:formula="of:=[.B119]*[.C119]+(1-[.C119])*[.A119]" office:value-type="float" office:value="267.961080072934" calcext:value-type="float">
            <text:p>268</text:p>
          </table:table-cell>
          <table:table-cell table:formula="of:=[.D119]-[.B119]" office:value-type="float" office:value="-182.038919927066" calcext:value-type="float">
            <text:p>-182</text:p>
          </table:table-cell>
          <table:table-cell table:formula="of:=[.F118]+[.B119]" office:value-type="float" office:value="15706.73042" calcext:value-type="float">
            <text:p>15,707</text:p>
          </table:table-cell>
          <table:table-cell table:formula="of:=[.G118]+[.D119]" office:value-type="float" office:value="15227.6289627174" calcext:value-type="float">
            <text:p>15,228</text:p>
          </table:table-cell>
          <table:table-cell table:formula="of:=[.G119]/[.F119]*100" office:value-type="float" office:value="96.9497059892708" calcext:value-type="float">
            <text:p>9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9]" office:value-type="float" office:value="267.961080072934" calcext:value-type="float">
            <text:p>268</text:p>
          </table:table-cell>
          <table:table-cell table:style-name="ce6" office:value-type="float" office:value="150" calcext:value-type="float">
            <text:p>150</text:p>
          </table:table-cell>
          <table:table-cell table:formula="of:=IF(ABS([.E119]/[.D119]) &gt; [.$E$3]; [.C119]*(1-[.$E$1]); [.C119]*(1+[.$E$1]))" office:value-type="float" office:value="0.292387951922277" calcext:value-type="float">
            <text:p>0.2924</text:p>
          </table:table-cell>
          <table:table-cell table:formula="of:=[.B120]*[.C120]+(1-[.C120])*[.A120]" office:value-type="float" office:value="233.470681463869" calcext:value-type="float">
            <text:p>233</text:p>
          </table:table-cell>
          <table:table-cell table:formula="of:=[.D120]-[.B120]" office:value-type="float" office:value="83.470681463869" calcext:value-type="float">
            <text:p>83</text:p>
          </table:table-cell>
          <table:table-cell table:formula="of:=[.F119]+[.B120]" office:value-type="float" office:value="15856.73042" calcext:value-type="float">
            <text:p>15,857</text:p>
          </table:table-cell>
          <table:table-cell table:formula="of:=[.G119]+[.D120]" office:value-type="float" office:value="15461.0996441812" calcext:value-type="float">
            <text:p>15,461</text:p>
          </table:table-cell>
          <table:table-cell table:formula="of:=[.G120]/[.F120]*100" office:value-type="float" office:value="97.5049662487813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0]" office:value-type="float" office:value="233.470681463869" calcext:value-type="float">
            <text:p>233</text:p>
          </table:table-cell>
          <table:table-cell table:style-name="ce6" office:value-type="float" office:value="180" calcext:value-type="float">
            <text:p>180</text:p>
          </table:table-cell>
          <table:table-cell table:formula="of:=IF(ABS([.E120]/[.D120]) &gt; [.$E$3]; [.C120]*(1-[.$E$1]); [.C120]*(1+[.$E$1]))" office:value-type="float" office:value="0.289464072403054" calcext:value-type="float">
            <text:p>0.2895</text:p>
          </table:table-cell>
          <table:table-cell table:formula="of:=[.B121]*[.C121]+(1-[.C121])*[.A121]" office:value-type="float" office:value="217.992840253171" calcext:value-type="float">
            <text:p>218</text:p>
          </table:table-cell>
          <table:table-cell table:formula="of:=[.D121]-[.B121]" office:value-type="float" office:value="37.992840253171" calcext:value-type="float">
            <text:p>38</text:p>
          </table:table-cell>
          <table:table-cell table:formula="of:=[.F120]+[.B121]" office:value-type="float" office:value="16036.73042" calcext:value-type="float">
            <text:p>16,037</text:p>
          </table:table-cell>
          <table:table-cell table:formula="of:=[.G120]+[.D121]" office:value-type="float" office:value="15679.0924844344" calcext:value-type="float">
            <text:p>15,679</text:p>
          </table:table-cell>
          <table:table-cell table:formula="of:=[.G121]/[.F121]*100" office:value-type="float" office:value="97.7698824747994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1]" office:value-type="float" office:value="217.992840253171" calcext:value-type="float">
            <text:p>218</text:p>
          </table:table-cell>
          <table:table-cell table:style-name="ce6" table:formula="of:=[.B121]*0.99" office:value-type="float" office:value="178.2" calcext:value-type="float">
            <text:p>178</text:p>
          </table:table-cell>
          <table:table-cell table:formula="of:=IF(ABS([.E121]/[.D121]) &gt; [.$E$3]; [.C121]*(1-[.$E$1]); [.C121]*(1+[.$E$1]))" office:value-type="float" office:value="0.286569431679023" calcext:value-type="float">
            <text:p>0.2866</text:p>
          </table:table-cell>
          <table:table-cell table:formula="of:=[.B122]*[.C122]+(1-[.C122])*[.A122]" office:value-type="float" office:value="206.589428636926" calcext:value-type="float">
            <text:p>207</text:p>
          </table:table-cell>
          <table:table-cell table:formula="of:=[.D122]-[.B122]" office:value-type="float" office:value="28.3894286369257" calcext:value-type="float">
            <text:p>28</text:p>
          </table:table-cell>
          <table:table-cell table:formula="of:=[.F121]+[.B122]" office:value-type="float" office:value="16214.93042" calcext:value-type="float">
            <text:p>16,215</text:p>
          </table:table-cell>
          <table:table-cell table:formula="of:=[.G121]+[.D122]" office:value-type="float" office:value="15885.6819130713" calcext:value-type="float">
            <text:p>15,886</text:p>
          </table:table-cell>
          <table:table-cell table:formula="of:=[.G122]/[.F122]*100" office:value-type="float" office:value="97.9694732052469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2]" office:value-type="float" office:value="206.589428636926" calcext:value-type="float">
            <text:p>207</text:p>
          </table:table-cell>
          <table:table-cell table:style-name="ce6" office:value-type="float" office:value="100" calcext:value-type="float">
            <text:p>100</text:p>
          </table:table-cell>
          <table:table-cell table:formula="of:=IF(ABS([.E122]/[.D122]) &gt; [.$E$3]; [.C122]*(1-[.$E$1]); [.C122]*(1+[.$E$1]))" office:value-type="float" office:value="0.283703737362233" calcext:value-type="float">
            <text:p>0.2837</text:p>
          </table:table-cell>
          <table:table-cell table:formula="of:=[.B123]*[.C123]+(1-[.C123])*[.A123]" office:value-type="float" office:value="176.349609369325" calcext:value-type="float">
            <text:p>176</text:p>
          </table:table-cell>
          <table:table-cell table:formula="of:=[.D123]-[.B123]" office:value-type="float" office:value="76.3496093693248" calcext:value-type="float">
            <text:p>76</text:p>
          </table:table-cell>
          <table:table-cell table:formula="of:=[.F122]+[.B123]" office:value-type="float" office:value="16314.93042" calcext:value-type="float">
            <text:p>16,315</text:p>
          </table:table-cell>
          <table:table-cell table:formula="of:=[.G122]+[.D123]" office:value-type="float" office:value="16062.0315224407" calcext:value-type="float">
            <text:p>16,062</text:p>
          </table:table-cell>
          <table:table-cell table:formula="of:=[.G123]/[.F123]*100" office:value-type="float" office:value="98.4498928830899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3]" office:value-type="float" office:value="176.349609369325" calcext:value-type="float">
            <text:p>176</text:p>
          </table:table-cell>
          <table:table-cell table:style-name="ce6" office:value-type="float" office:value="170" calcext:value-type="float">
            <text:p>170</text:p>
          </table:table-cell>
          <table:table-cell table:formula="of:=IF(ABS([.E123]/[.D123]) &gt; [.$E$3]; [.C123]*(1-[.$E$1]); [.C123]*(1+[.$E$1]))" office:value-type="float" office:value="0.280866699988611" calcext:value-type="float">
            <text:p>0.2809</text:p>
          </table:table-cell>
          <table:table-cell table:formula="of:=[.B124]*[.C124]+(1-[.C124])*[.A124]" office:value-type="float" office:value="174.566215539546" calcext:value-type="float">
            <text:p>175</text:p>
          </table:table-cell>
          <table:table-cell table:formula="of:=[.D124]-[.B124]" office:value-type="float" office:value="4.56621553954579" calcext:value-type="float">
            <text:p>5</text:p>
          </table:table-cell>
          <table:table-cell table:formula="of:=[.F123]+[.B124]" office:value-type="float" office:value="16484.93042" calcext:value-type="float">
            <text:p>16,485</text:p>
          </table:table-cell>
          <table:table-cell table:formula="of:=[.G123]+[.D124]" office:value-type="float" office:value="16236.5977379802" calcext:value-type="float">
            <text:p>16,237</text:p>
          </table:table-cell>
          <table:table-cell table:formula="of:=[.G124]/[.F124]*100" office:value-type="float" office:value="98.4935776148711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4]" office:value-type="float" office:value="174.566215539546" calcext:value-type="float">
            <text:p>175</text:p>
          </table:table-cell>
          <table:table-cell table:style-name="ce6" table:formula="of:=[.B124]*0.99" office:value-type="float" office:value="168.3" calcext:value-type="float">
            <text:p>168</text:p>
          </table:table-cell>
          <table:table-cell table:formula="of:=IF(ABS([.E124]/[.D124]) &gt; [.$E$3]; [.C124]*(1-[.$E$1]); [.C124]*(1+[.$E$1]))" office:value-type="float" office:value="0.283675366988497" calcext:value-type="float">
            <text:p>0.2837</text:p>
          </table:table-cell>
          <table:table-cell table:formula="of:=[.B125]*[.C125]+(1-[.C125])*[.A125]" office:value-type="float" office:value="172.788644546736" calcext:value-type="float">
            <text:p>173</text:p>
          </table:table-cell>
          <table:table-cell table:formula="of:=[.D125]-[.B125]" office:value-type="float" office:value="4.48864454673611" calcext:value-type="float">
            <text:p>4</text:p>
          </table:table-cell>
          <table:table-cell table:formula="of:=[.F124]+[.B125]" office:value-type="float" office:value="16653.23042" calcext:value-type="float">
            <text:p>16,653</text:p>
          </table:table-cell>
          <table:table-cell table:formula="of:=[.G124]+[.D125]" office:value-type="float" office:value="16409.3863825269" calcext:value-type="float">
            <text:p>16,409</text:p>
          </table:table-cell>
          <table:table-cell table:formula="of:=[.G125]/[.F125]*100" office:value-type="float" office:value="98.5357553380141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5]" office:value-type="float" office:value="172.788644546736" calcext:value-type="float">
            <text:p>173</text:p>
          </table:table-cell>
          <table:table-cell table:style-name="ce6" table:formula="of:=[.B125]*0.99" office:value-type="float" office:value="166.617" calcext:value-type="float">
            <text:p>167</text:p>
          </table:table-cell>
          <table:table-cell table:formula="of:=IF(ABS([.E125]/[.D125]) &gt; [.$E$3]; [.C125]*(1-[.$E$1]); [.C125]*(1+[.$E$1]))" office:value-type="float" office:value="0.286512120658382" calcext:value-type="float">
            <text:p>0.2865</text:p>
          </table:table-cell>
          <table:table-cell table:formula="of:=[.B126]*[.C126]+(1-[.C126])*[.A126]" office:value-type="float" office:value="171.020393579701" calcext:value-type="float">
            <text:p>171</text:p>
          </table:table-cell>
          <table:table-cell table:formula="of:=[.D126]-[.B126]" office:value-type="float" office:value="4.403393579701" calcext:value-type="float">
            <text:p>4</text:p>
          </table:table-cell>
          <table:table-cell table:formula="of:=[.F125]+[.B126]" office:value-type="float" office:value="16819.84742" calcext:value-type="float">
            <text:p>16,820</text:p>
          </table:table-cell>
          <table:table-cell table:formula="of:=[.G125]+[.D126]" office:value-type="float" office:value="16580.4067761066" calcext:value-type="float">
            <text:p>16,580</text:p>
          </table:table-cell>
          <table:table-cell table:formula="of:=[.G126]/[.F126]*100" office:value-type="float" office:value="98.5764398575421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6]" office:value-type="float" office:value="171.020393579701" calcext:value-type="float">
            <text:p>171</text:p>
          </table:table-cell>
          <table:table-cell table:style-name="ce6" table:formula="of:=[.B126]*0.99" office:value-type="float" office:value="164.95083" calcext:value-type="float">
            <text:p>165</text:p>
          </table:table-cell>
          <table:table-cell table:formula="of:=IF(ABS([.E126]/[.D126]) &gt; [.$E$3]; [.C126]*(1-[.$E$1]); [.C126]*(1+[.$E$1]))" office:value-type="float" office:value="0.289377241864966" calcext:value-type="float">
            <text:p>0.2894</text:p>
          </table:table-cell>
          <table:table-cell table:formula="of:=[.B127]*[.C127]+(1-[.C127])*[.A127]" office:value-type="float" office:value="169.264000011683" calcext:value-type="float">
            <text:p>169</text:p>
          </table:table-cell>
          <table:table-cell table:formula="of:=[.D127]-[.B127]" office:value-type="float" office:value="4.31317001168307" calcext:value-type="float">
            <text:p>4</text:p>
          </table:table-cell>
          <table:table-cell table:formula="of:=[.F126]+[.B127]" office:value-type="float" office:value="16984.79825" calcext:value-type="float">
            <text:p>16,985</text:p>
          </table:table-cell>
          <table:table-cell table:formula="of:=[.G126]+[.D127]" office:value-type="float" office:value="16749.6707761183" calcext:value-type="float">
            <text:p>16,750</text:p>
          </table:table-cell>
          <table:table-cell table:formula="of:=[.G127]/[.F127]*100" office:value-type="float" office:value="98.6156593065115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7]" office:value-type="float" office:value="169.264000011683" calcext:value-type="float">
            <text:p>169</text:p>
          </table:table-cell>
          <table:table-cell table:style-name="ce6" table:formula="of:=[.B127]*0.99" office:value-type="float" office:value="163.3013217" calcext:value-type="float">
            <text:p>163</text:p>
          </table:table-cell>
          <table:table-cell table:formula="of:=IF(ABS([.E127]/[.D127]) &gt; [.$E$3]; [.C127]*(1-[.$E$1]); [.C127]*(1+[.$E$1]))" office:value-type="float" office:value="0.292271014283615" calcext:value-type="float">
            <text:p>0.2923</text:p>
          </table:table-cell>
          <table:table-cell table:formula="of:=[.B128]*[.C128]+(1-[.C128])*[.A128]" office:value-type="float" office:value="167.521281973681" calcext:value-type="float">
            <text:p>168</text:p>
          </table:table-cell>
          <table:table-cell table:formula="of:=[.D128]-[.B128]" office:value-type="float" office:value="4.21996027368056" calcext:value-type="float">
            <text:p>4</text:p>
          </table:table-cell>
          <table:table-cell table:formula="of:=[.F127]+[.B128]" office:value-type="float" office:value="17148.0995717" calcext:value-type="float">
            <text:p>17,148</text:p>
          </table:table-cell>
          <table:table-cell table:formula="of:=[.G127]+[.D128]" office:value-type="float" office:value="16917.192058092" calcext:value-type="float">
            <text:p>16,917</text:p>
          </table:table-cell>
          <table:table-cell table:formula="of:=[.G128]/[.F128]*100" office:value-type="float" office:value="98.6534512897915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8]" office:value-type="float" office:value="167.521281973681" calcext:value-type="float">
            <text:p>168</text:p>
          </table:table-cell>
          <table:table-cell table:style-name="ce6" table:formula="of:=[.B128]*0.99" office:value-type="float" office:value="161.668308483" calcext:value-type="float">
            <text:p>162</text:p>
          </table:table-cell>
          <table:table-cell table:formula="of:=IF(ABS([.E128]/[.D128]) &gt; [.$E$3]; [.C128]*(1-[.$E$1]); [.C128]*(1+[.$E$1]))" office:value-type="float" office:value="0.295193724426451" calcext:value-type="float">
            <text:p>0.2952</text:p>
          </table:table-cell>
          <table:table-cell table:formula="of:=[.B129]*[.C129]+(1-[.C129])*[.A129]" office:value-type="float" office:value="165.793520929997" calcext:value-type="float">
            <text:p>166</text:p>
          </table:table-cell>
          <table:table-cell table:formula="of:=[.D129]-[.B129]" office:value-type="float" office:value="4.12521244699727" calcext:value-type="float">
            <text:p>4</text:p>
          </table:table-cell>
          <table:table-cell table:formula="of:=[.F128]+[.B129]" office:value-type="float" office:value="17309.767880183" calcext:value-type="float">
            <text:p>17,310</text:p>
          </table:table-cell>
          <table:table-cell table:formula="of:=[.G128]+[.D129]" office:value-type="float" office:value="17082.985579022" calcext:value-type="float">
            <text:p>17,083</text:p>
          </table:table-cell>
          <table:table-cell table:formula="of:=[.G129]/[.F129]*100" office:value-type="float" office:value="98.6898593745984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9]" office:value-type="float" office:value="165.793520929997" calcext:value-type="float">
            <text:p>166</text:p>
          </table:table-cell>
          <table:table-cell table:style-name="ce6" office:value-type="float" office:value="190" calcext:value-type="float">
            <text:p>190</text:p>
          </table:table-cell>
          <table:table-cell table:formula="of:=IF(ABS([.E129]/[.D129]) &gt; [.$E$3]; [.C129]*(1-[.$E$1]); [.C129]*(1+[.$E$1]))" office:value-type="float" office:value="0.298145661670716" calcext:value-type="float">
            <text:p>0.2981</text:p>
          </table:table-cell>
          <table:table-cell table:formula="of:=[.B130]*[.C130]+(1-[.C130])*[.A130]" office:value-type="float" office:value="173.010577649042" calcext:value-type="float">
            <text:p>173</text:p>
          </table:table-cell>
          <table:table-cell table:formula="of:=[.D130]-[.B130]" office:value-type="float" office:value="-16.9894223509585" calcext:value-type="float">
            <text:p>-17</text:p>
          </table:table-cell>
          <table:table-cell table:formula="of:=[.F129]+[.B130]" office:value-type="float" office:value="17499.767880183" calcext:value-type="float">
            <text:p>17,500</text:p>
          </table:table-cell>
          <table:table-cell table:formula="of:=[.G129]+[.D130]" office:value-type="float" office:value="17255.996156671" calcext:value-type="float">
            <text:p>17,256</text:p>
          </table:table-cell>
          <table:table-cell table:formula="of:=[.G130]/[.F130]*100" office:value-type="float" office:value="98.6070002460546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0]" office:value-type="float" office:value="173.010577649042" calcext:value-type="float">
            <text:p>173</text:p>
          </table:table-cell>
          <table:table-cell table:style-name="ce6" office:value-type="float" office:value="220" calcext:value-type="float">
            <text:p>220</text:p>
          </table:table-cell>
          <table:table-cell table:formula="of:=IF(ABS([.E130]/[.D130]) &gt; [.$E$3]; [.C130]*(1-[.$E$1]); [.C130]*(1+[.$E$1]))" office:value-type="float" office:value="0.295164205054009" calcext:value-type="float">
            <text:p>0.2952</text:p>
          </table:table-cell>
          <table:table-cell table:formula="of:=[.B131]*[.C131]+(1-[.C131])*[.A131]" office:value-type="float" office:value="186.880173143209" calcext:value-type="float">
            <text:p>187</text:p>
          </table:table-cell>
          <table:table-cell table:formula="of:=[.D131]-[.B131]" office:value-type="float" office:value="-33.1198268567907" calcext:value-type="float">
            <text:p>-33</text:p>
          </table:table-cell>
          <table:table-cell table:formula="of:=[.F130]+[.B131]" office:value-type="float" office:value="17719.767880183" calcext:value-type="float">
            <text:p>17,720</text:p>
          </table:table-cell>
          <table:table-cell table:formula="of:=[.G130]+[.D131]" office:value-type="float" office:value="17442.8763298143" calcext:value-type="float">
            <text:p>17,443</text:p>
          </table:table-cell>
          <table:table-cell table:formula="of:=[.G131]/[.F131]*100" office:value-type="float" office:value="98.4373861314605" calcext:value-type="float">
            <text:p>9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1]" office:value-type="float" office:value="186.880173143209" calcext:value-type="float">
            <text:p>187</text:p>
          </table:table-cell>
          <table:table-cell table:style-name="ce6" office:value-type="float" office:value="140" calcext:value-type="float">
            <text:p>140</text:p>
          </table:table-cell>
          <table:table-cell table:formula="of:=IF(ABS([.E131]/[.D131]) &gt; [.$E$3]; [.C131]*(1-[.$E$1]); [.C131]*(1+[.$E$1]))" office:value-type="float" office:value="0.292212563003469" calcext:value-type="float">
            <text:p>0.2922</text:p>
          </table:table-cell>
          <table:table-cell table:formula="of:=[.B132]*[.C132]+(1-[.C132])*[.A132]" office:value-type="float" office:value="173.181197594986" calcext:value-type="float">
            <text:p>173</text:p>
          </table:table-cell>
          <table:table-cell table:formula="of:=[.D132]-[.B132]" office:value-type="float" office:value="33.1811975949857" calcext:value-type="float">
            <text:p>33</text:p>
          </table:table-cell>
          <table:table-cell table:formula="of:=[.F131]+[.B132]" office:value-type="float" office:value="17859.767880183" calcext:value-type="float">
            <text:p>17,860</text:p>
          </table:table-cell>
          <table:table-cell table:formula="of:=[.G131]+[.D132]" office:value-type="float" office:value="17616.0575274092" calcext:value-type="float">
            <text:p>17,616</text:p>
          </table:table-cell>
          <table:table-cell table:formula="of:=[.G132]/[.F132]*100" office:value-type="float" office:value="98.6354226191026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2]" office:value-type="float" office:value="173.181197594986" calcext:value-type="float">
            <text:p>173</text:p>
          </table:table-cell>
          <table:table-cell table:style-name="ce6" office:value-type="float" office:value="135" calcext:value-type="float">
            <text:p>135</text:p>
          </table:table-cell>
          <table:table-cell table:formula="of:=IF(ABS([.E132]/[.D132]) &gt; [.$E$3]; [.C132]*(1-[.$E$1]); [.C132]*(1+[.$E$1]))" office:value-type="float" office:value="0.289290437373434" calcext:value-type="float">
            <text:p>0.2893</text:p>
          </table:table-cell>
          <table:table-cell table:formula="of:=[.B133]*[.C133]+(1-[.C133])*[.A133]" office:value-type="float" office:value="162.135742243291" calcext:value-type="float">
            <text:p>162</text:p>
          </table:table-cell>
          <table:table-cell table:formula="of:=[.D133]-[.B133]" office:value-type="float" office:value="27.1357422432908" calcext:value-type="float">
            <text:p>27</text:p>
          </table:table-cell>
          <table:table-cell table:formula="of:=[.F132]+[.B133]" office:value-type="float" office:value="17994.767880183" calcext:value-type="float">
            <text:p>17,995</text:p>
          </table:table-cell>
          <table:table-cell table:formula="of:=[.G132]+[.D133]" office:value-type="float" office:value="17778.1932696525" calcext:value-type="float">
            <text:p>17,778</text:p>
          </table:table-cell>
          <table:table-cell table:formula="of:=[.G133]/[.F133]*100" office:value-type="float" office:value="98.7964578816881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3]" office:value-type="float" office:value="162.135742243291" calcext:value-type="float">
            <text:p>162</text:p>
          </table:table-cell>
          <table:table-cell table:style-name="ce6" office:value-type="float" office:value="160" calcext:value-type="float">
            <text:p>160</text:p>
          </table:table-cell>
          <table:table-cell table:formula="of:=IF(ABS([.E133]/[.D133]) &gt; [.$E$3]; [.C133]*(1-[.$E$1]); [.C133]*(1+[.$E$1]))" office:value-type="float" office:value="0.286397532999699" calcext:value-type="float">
            <text:p>0.2864</text:p>
          </table:table-cell>
          <table:table-cell table:formula="of:=[.B134]*[.C134]+(1-[.C134])*[.A134]" office:value-type="float" office:value="161.524070933689" calcext:value-type="float">
            <text:p>162</text:p>
          </table:table-cell>
          <table:table-cell table:formula="of:=[.D134]-[.B134]" office:value-type="float" office:value="1.52407093368907" calcext:value-type="float">
            <text:p>2</text:p>
          </table:table-cell>
          <table:table-cell table:formula="of:=[.F133]+[.B134]" office:value-type="float" office:value="18154.767880183" calcext:value-type="float">
            <text:p>18,155</text:p>
          </table:table-cell>
          <table:table-cell table:formula="of:=[.G133]+[.D134]" office:value-type="float" office:value="17939.7173405862" calcext:value-type="float">
            <text:p>17,940</text:p>
          </table:table-cell>
          <table:table-cell table:formula="of:=[.G134]/[.F134]*100" office:value-type="float" office:value="98.8154597127539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4]" office:value-type="float" office:value="161.524070933689" calcext:value-type="float">
            <text:p>162</text:p>
          </table:table-cell>
          <table:table-cell table:style-name="ce6" table:formula="of:=[.B134]*0.99" office:value-type="float" office:value="158.4" calcext:value-type="float">
            <text:p>158</text:p>
          </table:table-cell>
          <table:table-cell table:formula="of:=IF(ABS([.E134]/[.D134]) &gt; [.$E$3]; [.C134]*(1-[.$E$1]); [.C134]*(1+[.$E$1]))" office:value-type="float" office:value="0.289261508329696" calcext:value-type="float">
            <text:p>0.2893</text:p>
          </table:table-cell>
          <table:table-cell table:formula="of:=[.B135]*[.C135]+(1-[.C135])*[.A135]" office:value-type="float" office:value="160.620397463281" calcext:value-type="float">
            <text:p>161</text:p>
          </table:table-cell>
          <table:table-cell table:formula="of:=[.D135]-[.B135]" office:value-type="float" office:value="2.22039746328122" calcext:value-type="float">
            <text:p>2</text:p>
          </table:table-cell>
          <table:table-cell table:formula="of:=[.F134]+[.B135]" office:value-type="float" office:value="18313.167880183" calcext:value-type="float">
            <text:p>18,313</text:p>
          </table:table-cell>
          <table:table-cell table:formula="of:=[.G134]+[.D135]" office:value-type="float" office:value="18100.3377380495" calcext:value-type="float">
            <text:p>18,100</text:p>
          </table:table-cell>
          <table:table-cell table:formula="of:=[.G135]/[.F135]*100" office:value-type="float" office:value="98.8378300055677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5]" office:value-type="float" office:value="160.620397463281" calcext:value-type="float">
            <text:p>161</text:p>
          </table:table-cell>
          <table:table-cell table:style-name="ce6" table:formula="of:=[.B135]*0.99" office:value-type="float" office:value="156.816" calcext:value-type="float">
            <text:p>157</text:p>
          </table:table-cell>
          <table:table-cell table:formula="of:=IF(ABS([.E135]/[.D135]) &gt; [.$E$3]; [.C135]*(1-[.$E$1]); [.C135]*(1+[.$E$1]))" office:value-type="float" office:value="0.292154123412993" calcext:value-type="float">
            <text:p>0.2922</text:p>
          </table:table-cell>
          <table:table-cell table:formula="of:=[.B136]*[.C136]+(1-[.C136])*[.A136]" office:value-type="float" office:value="159.508927057282" calcext:value-type="float">
            <text:p>160</text:p>
          </table:table-cell>
          <table:table-cell table:formula="of:=[.D136]-[.B136]" office:value-type="float" office:value="2.69292705728171" calcext:value-type="float">
            <text:p>3</text:p>
          </table:table-cell>
          <table:table-cell table:formula="of:=[.F135]+[.B136]" office:value-type="float" office:value="18469.983880183" calcext:value-type="float">
            <text:p>18,470</text:p>
          </table:table-cell>
          <table:table-cell table:formula="of:=[.G135]+[.D136]" office:value-type="float" office:value="18259.8466651068" calcext:value-type="float">
            <text:p>18,260</text:p>
          </table:table-cell>
          <table:table-cell table:formula="of:=[.G136]/[.F136]*100" office:value-type="float" office:value="98.8622772145368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6]" office:value-type="float" office:value="159.508927057282" calcext:value-type="float">
            <text:p>160</text:p>
          </table:table-cell>
          <table:table-cell table:style-name="ce6" table:formula="of:=[.B136]*0.99" office:value-type="float" office:value="155.24784" calcext:value-type="float">
            <text:p>155</text:p>
          </table:table-cell>
          <table:table-cell table:formula="of:=IF(ABS([.E136]/[.D136]) &gt; [.$E$3]; [.C136]*(1-[.$E$1]); [.C136]*(1+[.$E$1]))" office:value-type="float" office:value="0.295075664647123" calcext:value-type="float">
            <text:p>0.2951</text:p>
          </table:table-cell>
          <table:table-cell table:formula="of:=[.B137]*[.C137]+(1-[.C137])*[.A137]" office:value-type="float" office:value="158.251583961735" calcext:value-type="float">
            <text:p>158</text:p>
          </table:table-cell>
          <table:table-cell table:formula="of:=[.D137]-[.B137]" office:value-type="float" office:value="3.00374396173507" calcext:value-type="float">
            <text:p>3</text:p>
          </table:table-cell>
          <table:table-cell table:formula="of:=[.F136]+[.B137]" office:value-type="float" office:value="18625.231720183" calcext:value-type="float">
            <text:p>18,625</text:p>
          </table:table-cell>
          <table:table-cell table:formula="of:=[.G136]+[.D137]" office:value-type="float" office:value="18418.0982490685" calcext:value-type="float">
            <text:p>18,418</text:p>
          </table:table-cell>
          <table:table-cell table:formula="of:=[.G137]/[.F137]*100" office:value-type="float" office:value="98.8878878167726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7]" office:value-type="float" office:value="158.251583961735" calcext:value-type="float">
            <text:p>158</text:p>
          </table:table-cell>
          <table:table-cell table:style-name="ce6" office:value-type="float" office:value="170" calcext:value-type="float">
            <text:p>170</text:p>
          </table:table-cell>
          <table:table-cell table:formula="of:=IF(ABS([.E137]/[.D137]) &gt; [.$E$3]; [.C137]*(1-[.$E$1]); [.C137]*(1+[.$E$1]))" office:value-type="float" office:value="0.298026421293595" calcext:value-type="float">
            <text:p>0.2980</text:p>
          </table:table-cell>
          <table:table-cell table:formula="of:=[.B138]*[.C138]+(1-[.C138])*[.A138]" office:value-type="float" office:value="161.752922349487" calcext:value-type="float">
            <text:p>162</text:p>
          </table:table-cell>
          <table:table-cell table:formula="of:=[.D138]-[.B138]" office:value-type="float" office:value="-8.24707765051255" calcext:value-type="float">
            <text:p>-8</text:p>
          </table:table-cell>
          <table:table-cell table:formula="of:=[.F137]+[.B138]" office:value-type="float" office:value="18795.231720183" calcext:value-type="float">
            <text:p>18,795</text:p>
          </table:table-cell>
          <table:table-cell table:formula="of:=[.G137]+[.D138]" office:value-type="float" office:value="18579.851171418" calcext:value-type="float">
            <text:p>18,580</text:p>
          </table:table-cell>
          <table:table-cell table:formula="of:=[.G138]/[.F138]*100" office:value-type="float" office:value="98.8540681382836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8]" office:value-type="float" office:value="161.752922349487" calcext:value-type="float">
            <text:p>162</text:p>
          </table:table-cell>
          <table:table-cell table:style-name="ce6" office:value-type="float" office:value="152" calcext:value-type="float">
            <text:p>152</text:p>
          </table:table-cell>
          <table:table-cell table:formula="of:=IF(ABS([.E138]/[.D138]) &gt; [.$E$3]; [.C138]*(1-[.$E$1]); [.C138]*(1+[.$E$1]))" office:value-type="float" office:value="0.301006685506531" calcext:value-type="float">
            <text:p>0.3010</text:p>
          </table:table-cell>
          <table:table-cell table:formula="of:=[.B139]*[.C139]+(1-[.C139])*[.A139]" office:value-type="float" office:value="158.817227519066" calcext:value-type="float">
            <text:p>159</text:p>
          </table:table-cell>
          <table:table-cell table:formula="of:=[.D139]-[.B139]" office:value-type="float" office:value="6.81722751906565" calcext:value-type="float">
            <text:p>7</text:p>
          </table:table-cell>
          <table:table-cell table:formula="of:=[.F138]+[.B139]" office:value-type="float" office:value="18947.231720183" calcext:value-type="float">
            <text:p>18,947</text:p>
          </table:table-cell>
          <table:table-cell table:formula="of:=[.G138]+[.D139]" office:value-type="float" office:value="18738.6683989371" calcext:value-type="float">
            <text:p>18,739</text:p>
          </table:table-cell>
          <table:table-cell table:formula="of:=[.G139]/[.F139]*100" office:value-type="float" office:value="98.8992411961492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9]" office:value-type="float" office:value="158.817227519066" calcext:value-type="float">
            <text:p>159</text:p>
          </table:table-cell>
          <table:table-cell table:style-name="ce6" table:formula="of:=[.B139]*0.99" office:value-type="float" office:value="150.48" calcext:value-type="float">
            <text:p>150</text:p>
          </table:table-cell>
          <table:table-cell table:formula="of:=IF(ABS([.E139]/[.D139]) &gt; [.$E$3]; [.C139]*(1-[.$E$1]); [.C139]*(1+[.$E$1]))" office:value-type="float" office:value="0.304016752361596" calcext:value-type="float">
            <text:p>0.3040</text:p>
          </table:table-cell>
          <table:table-cell table:formula="of:=[.B140]*[.C140]+(1-[.C140])*[.A140]" office:value-type="float" office:value="156.28257068502" calcext:value-type="float">
            <text:p>156</text:p>
          </table:table-cell>
          <table:table-cell table:formula="of:=[.D140]-[.B140]" office:value-type="float" office:value="5.80257068501959" calcext:value-type="float">
            <text:p>6</text:p>
          </table:table-cell>
          <table:table-cell table:formula="of:=[.F139]+[.B140]" office:value-type="float" office:value="19097.711720183" calcext:value-type="float">
            <text:p>19,098</text:p>
          </table:table-cell>
          <table:table-cell table:formula="of:=[.G139]+[.D140]" office:value-type="float" office:value="18894.9509696221" calcext:value-type="float">
            <text:p>18,895</text:p>
          </table:table-cell>
          <table:table-cell table:formula="of:=[.G140]/[.F140]*100" office:value-type="float" office:value="98.9382981923084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0]" office:value-type="float" office:value="156.28257068502" calcext:value-type="float">
            <text:p>156</text:p>
          </table:table-cell>
          <table:table-cell table:style-name="ce6" office:value-type="float" office:value="190" calcext:value-type="float">
            <text:p>190</text:p>
          </table:table-cell>
          <table:table-cell table:formula="of:=IF(ABS([.E140]/[.D140]) &gt; [.$E$3]; [.C140]*(1-[.$E$1]); [.C140]*(1+[.$E$1]))" office:value-type="float" office:value="0.307056919885212" calcext:value-type="float">
            <text:p>0.3071</text:p>
          </table:table-cell>
          <table:table-cell table:formula="of:=[.B141]*[.C141]+(1-[.C141])*[.A141]" office:value-type="float" office:value="166.635740676925" calcext:value-type="float">
            <text:p>167</text:p>
          </table:table-cell>
          <table:table-cell table:formula="of:=[.D141]-[.B141]" office:value-type="float" office:value="-23.3642593230752" calcext:value-type="float">
            <text:p>-23</text:p>
          </table:table-cell>
          <table:table-cell table:formula="of:=[.F140]+[.B141]" office:value-type="float" office:value="19287.711720183" calcext:value-type="float">
            <text:p>19,288</text:p>
          </table:table-cell>
          <table:table-cell table:formula="of:=[.G140]+[.D141]" office:value-type="float" office:value="19061.586710299" calcext:value-type="float">
            <text:p>19,062</text:p>
          </table:table-cell>
          <table:table-cell table:formula="of:=[.G141]/[.F141]*100" office:value-type="float" office:value="98.8276213727968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1]" office:value-type="float" office:value="166.635740676925" calcext:value-type="float">
            <text:p>167</text:p>
          </table:table-cell>
          <table:table-cell table:style-name="ce6" office:value-type="float" office:value="120" calcext:value-type="float">
            <text:p>120</text:p>
          </table:table-cell>
          <table:table-cell table:formula="of:=IF(ABS([.E141]/[.D141]) &gt; [.$E$3]; [.C141]*(1-[.$E$1]); [.C141]*(1+[.$E$1]))" office:value-type="float" office:value="0.30398635068636" calcext:value-type="float">
            <text:p>0.3040</text:p>
          </table:table-cell>
          <table:table-cell table:formula="of:=[.B142]*[.C142]+(1-[.C142])*[.A142]" office:value-type="float" office:value="152.459112056991" calcext:value-type="float">
            <text:p>152</text:p>
          </table:table-cell>
          <table:table-cell table:formula="of:=[.D142]-[.B142]" office:value-type="float" office:value="32.459112056991" calcext:value-type="float">
            <text:p>32</text:p>
          </table:table-cell>
          <table:table-cell table:formula="of:=[.F141]+[.B142]" office:value-type="float" office:value="19407.711720183" calcext:value-type="float">
            <text:p>19,408</text:p>
          </table:table-cell>
          <table:table-cell table:formula="of:=[.G141]+[.D142]" office:value-type="float" office:value="19214.045822356" calcext:value-type="float">
            <text:p>19,214</text:p>
          </table:table-cell>
          <table:table-cell table:formula="of:=[.G142]/[.F142]*100" office:value-type="float" office:value="99.0021188452341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2]" office:value-type="float" office:value="152.459112056991" calcext:value-type="float">
            <text:p>152</text:p>
          </table:table-cell>
          <table:table-cell table:style-name="ce6" office:value-type="float" office:value="148" calcext:value-type="float">
            <text:p>148</text:p>
          </table:table-cell>
          <table:table-cell table:formula="of:=IF(ABS([.E142]/[.D142]) &gt; [.$E$3]; [.C142]*(1-[.$E$1]); [.C142]*(1+[.$E$1]))" office:value-type="float" office:value="0.300946487179496" calcext:value-type="float">
            <text:p>0.3009</text:p>
          </table:table-cell>
          <table:table-cell table:formula="of:=[.B143]*[.C143]+(1-[.C143])*[.A143]" office:value-type="float" office:value="151.1171579475" calcext:value-type="float">
            <text:p>151</text:p>
          </table:table-cell>
          <table:table-cell table:formula="of:=[.D143]-[.B143]" office:value-type="float" office:value="3.11715794749983" calcext:value-type="float">
            <text:p>3</text:p>
          </table:table-cell>
          <table:table-cell table:formula="of:=[.F142]+[.B143]" office:value-type="float" office:value="19555.711720183" calcext:value-type="float">
            <text:p>19,556</text:p>
          </table:table-cell>
          <table:table-cell table:formula="of:=[.G142]+[.D143]" office:value-type="float" office:value="19365.1629803035" calcext:value-type="float">
            <text:p>19,365</text:p>
          </table:table-cell>
          <table:table-cell table:formula="of:=[.G143]/[.F143]*100" office:value-type="float" office:value="99.0256108158782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3]" office:value-type="float" office:value="151.1171579475" calcext:value-type="float">
            <text:p>151</text:p>
          </table:table-cell>
          <table:table-cell table:style-name="ce6" table:formula="of:=[.B143]*0.99" office:value-type="float" office:value="146.52" calcext:value-type="float">
            <text:p>147</text:p>
          </table:table-cell>
          <table:table-cell table:formula="of:=IF(ABS([.E143]/[.D143]) &gt; [.$E$3]; [.C143]*(1-[.$E$1]); [.C143]*(1+[.$E$1]))" office:value-type="float" office:value="0.303955952051291" calcext:value-type="float">
            <text:p>0.3040</text:p>
          </table:table-cell>
          <table:table-cell table:formula="of:=[.B144]*[.C144]+(1-[.C144])*[.A144]" office:value-type="float" office:value="149.719824426837" calcext:value-type="float">
            <text:p>150</text:p>
          </table:table-cell>
          <table:table-cell table:formula="of:=[.D144]-[.B144]" office:value-type="float" office:value="3.19982442683735" calcext:value-type="float">
            <text:p>3</text:p>
          </table:table-cell>
          <table:table-cell table:formula="of:=[.F143]+[.B144]" office:value-type="float" office:value="19702.231720183" calcext:value-type="float">
            <text:p>19,702</text:p>
          </table:table-cell>
          <table:table-cell table:formula="of:=[.G143]+[.D144]" office:value-type="float" office:value="19514.8828047303" calcext:value-type="float">
            <text:p>19,515</text:p>
          </table:table-cell>
          <table:table-cell table:formula="of:=[.G144]/[.F144]*100" office:value-type="float" office:value="99.0490980000974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4]" office:value-type="float" office:value="149.719824426837" calcext:value-type="float">
            <text:p>150</text:p>
          </table:table-cell>
          <table:table-cell table:style-name="ce6" table:formula="of:=[.B144]*0.99" office:value-type="float" office:value="145.0548" calcext:value-type="float">
            <text:p>145</text:p>
          </table:table-cell>
          <table:table-cell table:formula="of:=IF(ABS([.E144]/[.D144]) &gt; [.$E$3]; [.C144]*(1-[.$E$1]); [.C144]*(1+[.$E$1]))" office:value-type="float" office:value="0.306995511571804" calcext:value-type="float">
            <text:p>0.3070</text:p>
          </table:table-cell>
          <table:table-cell table:formula="of:=[.B145]*[.C145]+(1-[.C145])*[.A145]" office:value-type="float" office:value="148.287682866425" calcext:value-type="float">
            <text:p>148</text:p>
          </table:table-cell>
          <table:table-cell table:formula="of:=[.D145]-[.B145]" office:value-type="float" office:value="3.23288286642546" calcext:value-type="float">
            <text:p>3</text:p>
          </table:table-cell>
          <table:table-cell table:formula="of:=[.F144]+[.B145]" office:value-type="float" office:value="19847.286520183" calcext:value-type="float">
            <text:p>19,847</text:p>
          </table:table-cell>
          <table:table-cell table:formula="of:=[.G144]+[.D145]" office:value-type="float" office:value="19663.1704875968" calcext:value-type="float">
            <text:p>19,663</text:p>
          </table:table-cell>
          <table:table-cell table:formula="of:=[.G145]/[.F145]*100" office:value-type="float" office:value="99.0723365010174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5]" office:value-type="float" office:value="148.287682866425" calcext:value-type="float">
            <text:p>148</text:p>
          </table:table-cell>
          <table:table-cell table:style-name="ce6" office:value-type="float" office:value="180" calcext:value-type="float">
            <text:p>180</text:p>
          </table:table-cell>
          <table:table-cell table:formula="of:=IF(ABS([.E145]/[.D145]) &gt; [.$E$3]; [.C145]*(1-[.$E$1]); [.C145]*(1+[.$E$1]))" office:value-type="float" office:value="0.310065466687522" calcext:value-type="float">
            <text:p>0.3101</text:p>
          </table:table-cell>
          <table:table-cell table:formula="of:=[.B146]*[.C146]+(1-[.C146])*[.A146]" office:value-type="float" office:value="158.12057727819" calcext:value-type="float">
            <text:p>158</text:p>
          </table:table-cell>
          <table:table-cell table:formula="of:=[.D146]-[.B146]" office:value-type="float" office:value="-21.87942272181" calcext:value-type="float">
            <text:p>-22</text:p>
          </table:table-cell>
          <table:table-cell table:formula="of:=[.F145]+[.B146]" office:value-type="float" office:value="20027.286520183" calcext:value-type="float">
            <text:p>20,027</text:p>
          </table:table-cell>
          <table:table-cell table:formula="of:=[.G145]+[.D146]" office:value-type="float" office:value="19821.291064875" calcext:value-type="float">
            <text:p>19,821</text:p>
          </table:table-cell>
          <table:table-cell table:formula="of:=[.G146]/[.F146]*100" office:value-type="float" office:value="98.9714260336744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6]" office:value-type="float" office:value="158.12057727819" calcext:value-type="float">
            <text:p>158</text:p>
          </table:table-cell>
          <table:table-cell table:style-name="ce6" office:value-type="float" office:value="90" calcext:value-type="float">
            <text:p>90</text:p>
          </table:table-cell>
          <table:table-cell table:formula="of:=IF(ABS([.E146]/[.D146]) &gt; [.$E$3]; [.C146]*(1-[.$E$1]); [.C146]*(1+[.$E$1]))" office:value-type="float" office:value="0.306964812020647" calcext:value-type="float">
            <text:p>0.3070</text:p>
          </table:table-cell>
          <table:table-cell table:formula="of:=[.B147]*[.C147]+(1-[.C147])*[.A147]" office:value-type="float" office:value="137.209957079252" calcext:value-type="float">
            <text:p>137</text:p>
          </table:table-cell>
          <table:table-cell table:formula="of:=[.D147]-[.B147]" office:value-type="float" office:value="47.2099570792524" calcext:value-type="float">
            <text:p>47</text:p>
          </table:table-cell>
          <table:table-cell table:formula="of:=[.F146]+[.B147]" office:value-type="float" office:value="20117.286520183" calcext:value-type="float">
            <text:p>20,117</text:p>
          </table:table-cell>
          <table:table-cell table:formula="of:=[.G146]+[.D147]" office:value-type="float" office:value="19958.5010219542" calcext:value-type="float">
            <text:p>19,959</text:p>
          </table:table-cell>
          <table:table-cell table:formula="of:=[.G147]/[.F147]*100" office:value-type="float" office:value="99.2107012142543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7]" office:value-type="float" office:value="137.209957079252" calcext:value-type="float">
            <text:p>137</text:p>
          </table:table-cell>
          <table:table-cell table:style-name="ce6" office:value-type="float" office:value="142" calcext:value-type="float">
            <text:p>142</text:p>
          </table:table-cell>
          <table:table-cell table:formula="of:=IF(ABS([.E147]/[.D147]) &gt; [.$E$3]; [.C147]*(1-[.$E$1]); [.C147]*(1+[.$E$1]))" office:value-type="float" office:value="0.30389516390044" calcext:value-type="float">
            <text:p>0.3039</text:p>
          </table:table-cell>
          <table:table-cell table:formula="of:=[.B148]*[.C148]+(1-[.C148])*[.A148]" office:value-type="float" office:value="138.665627957743" calcext:value-type="float">
            <text:p>139</text:p>
          </table:table-cell>
          <table:table-cell table:formula="of:=[.D148]-[.B148]" office:value-type="float" office:value="-3.33437204225683" calcext:value-type="float">
            <text:p>-3</text:p>
          </table:table-cell>
          <table:table-cell table:formula="of:=[.F147]+[.B148]" office:value-type="float" office:value="20259.286520183" calcext:value-type="float">
            <text:p>20,259</text:p>
          </table:table-cell>
          <table:table-cell table:formula="of:=[.G147]+[.D148]" office:value-type="float" office:value="20097.166649912" calcext:value-type="float">
            <text:p>20,097</text:p>
          </table:table-cell>
          <table:table-cell table:formula="of:=[.G148]/[.F148]*100" office:value-type="float" office:value="99.1997750260872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8]" office:value-type="float" office:value="138.665627957743" calcext:value-type="float">
            <text:p>139</text:p>
          </table:table-cell>
          <table:table-cell table:style-name="ce6" table:formula="of:=[.B148]*0.99" office:value-type="float" office:value="140.58" calcext:value-type="float">
            <text:p>141</text:p>
          </table:table-cell>
          <table:table-cell table:formula="of:=IF(ABS([.E148]/[.D148]) &gt; [.$E$3]; [.C148]*(1-[.$E$1]); [.C148]*(1+[.$E$1]))" office:value-type="float" office:value="0.306934115539445" calcext:value-type="float">
            <text:p>0.3069</text:p>
          </table:table-cell>
          <table:table-cell table:formula="of:=[.B149]*[.C149]+(1-[.C149])*[.A149]" office:value-type="float" office:value="139.253214047347" calcext:value-type="float">
            <text:p>139</text:p>
          </table:table-cell>
          <table:table-cell table:formula="of:=[.D149]-[.B149]" office:value-type="float" office:value="-1.3267859526533" calcext:value-type="float">
            <text:p>-1</text:p>
          </table:table-cell>
          <table:table-cell table:formula="of:=[.F148]+[.B149]" office:value-type="float" office:value="20399.866520183" calcext:value-type="float">
            <text:p>20,400</text:p>
          </table:table-cell>
          <table:table-cell table:formula="of:=[.G148]+[.D149]" office:value-type="float" office:value="20236.4198639593" calcext:value-type="float">
            <text:p>20,236</text:p>
          </table:table-cell>
          <table:table-cell table:formula="of:=[.G149]/[.F149]*100" office:value-type="float" office:value="99.198785658416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9]" office:value-type="float" office:value="139.253214047347" calcext:value-type="float">
            <text:p>139</text:p>
          </table:table-cell>
          <table:table-cell table:style-name="ce6" table:formula="of:=[.B149]*0.99" office:value-type="float" office:value="139.1742" calcext:value-type="float">
            <text:p>139</text:p>
          </table:table-cell>
          <table:table-cell table:formula="of:=IF(ABS([.E149]/[.D149]) &gt; [.$E$3]; [.C149]*(1-[.$E$1]); [.C149]*(1+[.$E$1]))" office:value-type="float" office:value="0.310003456694839" calcext:value-type="float">
            <text:p>0.3100</text:p>
          </table:table-cell>
          <table:table-cell table:formula="of:=[.B150]*[.C150]+(1-[.C150])*[.A150]" office:value-type="float" office:value="139.228719419542" calcext:value-type="float">
            <text:p>139</text:p>
          </table:table-cell>
          <table:table-cell table:formula="of:=[.D150]-[.B150]" office:value-type="float" office:value="0.0545194195417764" calcext:value-type="float">
            <text:p>0</text:p>
          </table:table-cell>
          <table:table-cell table:formula="of:=[.F149]+[.B150]" office:value-type="float" office:value="20539.040720183" calcext:value-type="float">
            <text:p>20,539</text:p>
          </table:table-cell>
          <table:table-cell table:formula="of:=[.G149]+[.D150]" office:value-type="float" office:value="20375.6485833788" calcext:value-type="float">
            <text:p>20,376</text:p>
          </table:table-cell>
          <table:table-cell table:formula="of:=[.G150]/[.F150]*100" office:value-type="float" office:value="99.204480194425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50]" office:value-type="float" office:value="139.228719419542" calcext:value-type="float">
            <text:p>139</text:p>
          </table:table-cell>
          <table:table-cell table:style-name="ce6" table:formula="of:=[.B150]*0.99" office:value-type="float" office:value="137.782458" calcext:value-type="float">
            <text:p>138</text:p>
          </table:table-cell>
          <table:table-cell table:formula="of:=IF(ABS([.E150]/[.D150]) &gt; [.$E$3]; [.C150]*(1-[.$E$1]); [.C150]*(1+[.$E$1]))" office:value-type="float" office:value="0.313103491261788" calcext:value-type="float">
            <text:p>0.3131</text:p>
          </table:table-cell>
          <table:table-cell table:formula="of:=[.B151]*[.C151]+(1-[.C151])*[.A151]" office:value-type="float" office:value="138.775889919806" calcext:value-type="float">
            <text:p>139</text:p>
          </table:table-cell>
          <table:table-cell table:formula="of:=[.D151]-[.B151]" office:value-type="float" office:value="0.993431919806028" calcext:value-type="float">
            <text:p>1</text:p>
          </table:table-cell>
          <table:table-cell table:formula="of:=[.F150]+[.B151]" office:value-type="float" office:value="20676.823178183" calcext:value-type="float">
            <text:p>20,677</text:p>
          </table:table-cell>
          <table:table-cell table:formula="of:=[.G150]+[.D151]" office:value-type="float" office:value="20514.4244732986" calcext:value-type="float">
            <text:p>20,514</text:p>
          </table:table-cell>
          <table:table-cell table:formula="of:=[.G151]/[.F151]*100" office:value-type="float" office:value="99.2145858022536" calcext:value-type="float">
            <text:p>9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51]" office:value-type="float" office:value="138.775889919806" calcext:value-type="float">
            <text:p>139</text:p>
          </table:table-cell>
          <table:table-cell table:style-name="ce6" table:formula="of:=[.B151]*0.99" office:value-type="float" office:value="136.40463342" calcext:value-type="float">
            <text:p>136</text:p>
          </table:table-cell>
          <table:table-cell table:formula="of:=IF(ABS([.E151]/[.D151]) &gt; [.$E$3]; [.C151]*(1-[.$E$1]); [.C151]*(1+[.$E$1]))" office:value-type="float" office:value="0.316234526174406" calcext:value-type="float">
            <text:p>0.3162</text:p>
          </table:table-cell>
          <table:table-cell table:formula="of:=[.B152]*[.C152]+(1-[.C152])*[.A152]" office:value-type="float" office:value="138.026016744152" calcext:value-type="float">
            <text:p>138</text:p>
          </table:table-cell>
          <table:table-cell table:formula="of:=[.D152]-[.B152]" office:value-type="float" office:value="1.62138332415191" calcext:value-type="float">
            <text:p>2</text:p>
          </table:table-cell>
          <table:table-cell table:formula="of:=[.F151]+[.B152]" office:value-type="float" office:value="20813.227811603" calcext:value-type="float">
            <text:p>20,813</text:p>
          </table:table-cell>
          <table:table-cell table:formula="of:=[.G151]+[.D152]" office:value-type="float" office:value="20652.4504900428" calcext:value-type="float">
            <text:p>20,652</text:p>
          </table:table-cell>
          <table:table-cell table:formula="of:=[.G152]/[.F152]*100" office:value-type="float" office:value="99.2275233663152" calcext:value-type="float">
            <text:p>99</text:p>
          </table:table-cell>
          <table:table-cell table:style-name="Default"/>
          <table:table-cell table:number-columns-repeated="3"/>
        </table:table-row>
      </table:table>
      <table:table table:name="Simplified Kalman - Smarter Varying Gain (in development)" table:style-name="ta1">
        <table:shapes>
          <draw:frame draw:z-index="0" draw:style-name="gr1" draw:text-style-name="P1" svg:width="800.76pt" svg:height="562.51pt" svg:x="456.18pt" svg:y="252.48pt">
            <draw:object draw:notify-on-update-of-ranges="'Simplified Kalman - Smarter Varying Gain (in development)'.B3:'Simplified Kalman - Smarter Varying Gain (in development)'.B3 'Simplified Kalman - Smarter Varying Gain (in development)'.B4:'Simplified Kalman - Smarter Varying Gain (in development)'.B150 'Simplified Kalman - Smarter Varying Gain (in development)'.D3:'Simplified Kalman - Smarter Varying Gain (in development)'.D3 'Simplified Kalman - Smarter Varying Gain (in development)'.D4:'Simplified Kalman - Smarter Varying Gain (in development)'.D150 'Simplified Kalman - Smarter Varying Gain (in development)'.E3:'Simplified Kalman - Smarter Varying Gain (in development)'.E3 'Simplified Kalman - Smarter Varying Gain (in development)'.E4:'Simplified Kalman - Smarter Varying Gain (in development)'.E1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0"/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10"/>
        <table:table-column table:style-name="co2" table:default-cell-style-name="ce4"/>
        <table:table-column table:style-name="co5" table:default-cell-style-name="Default"/>
        <table:table-column table:style-name="co4" table:number-columns-repeated="2" table:default-cell-style-name="Default"/>
        <table:table-row table:style-name="ro3">
          <table:table-cell table:style-name="ce1" office:value-type="string" calcext:value-type="string">
            <text:p>Starting Kalman Gain:</text:p>
          </table:table-cell>
          <table:table-cell table:style-name="ce11" office:value-type="float" office:value="0.2" calcext:value-type="float">
            <text:p>0.2000</text:p>
          </table:table-cell>
          <table:table-cell table:style-name="ce12"/>
          <table:table-cell table:style-name="ce1" office:value-type="string" calcext:value-type="string">
            <text:p>Gain Adjustment Factor</text:p>
          </table:table-cell>
          <table:table-cell table:style-name="ce5" office:value-type="float" office:value="0.01" calcext:value-type="float">
            <text:p>0.01</text:p>
          </table:table-cell>
          <table:table-cell table:style-name="ce2"/>
          <table:table-cell table:style-name="ce8" table:number-columns-repeated="3"/>
        </table:table-row>
        <table:table-row table:style-name="ro1">
          <table:table-cell table:style-name="ce2" table:number-columns-repeated="6"/>
          <table:table-cell table:style-name="ce8" table:number-columns-repeated="3"/>
        </table:table-row>
        <table:table-row table:style-name="ro5">
          <table:table-cell table:style-name="ce3" office:value-type="string" calcext:value-type="string">
            <text:p>Previous Estimation</text:p>
          </table:table-cell>
          <table:table-cell table:style-name="ce3" office:value-type="string" calcext:value-type="string">
            <text:p>Current Measurement</text:p>
          </table:table-cell>
          <table:table-cell table:style-name="ce3" office:value-type="string" calcext:value-type="string">
            <text:p>Current Kalman Gain</text:p>
          </table:table-cell>
          <table:table-cell table:style-name="ce3" office:value-type="string" calcext:value-type="string">
            <text:p>Current Estimation</text:p>
          </table:table-cell>
          <table:table-cell table:style-name="ce3" office:value-type="string" calcext:value-type="string">
            <text:p>Current Estimation Variance from Last Measurement</text:p>
          </table:table-cell>
          <table:table-cell table:style-name="ce3"/>
          <table:table-cell table:style-name="ce9" office:value-type="string" calcext:value-type="string">
            <text:p>Notes</text:p>
          </table:table-cell>
          <table:table-cell table:style-name="ce8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$B$1]" office:value-type="float" office:value="0.2" calcext:value-type="float">
            <text:p>0.2000</text:p>
          </table:table-cell>
          <table:table-cell table:formula="of:=[.B4]*[.C4]+(1-[.C4])*[.A4]" office:value-type="float" office:value="100" calcext:value-type="float">
            <text:p>100</text:p>
          </table:table-cell>
          <table:table-cell table:formula="of:=[.D4]-[.B4]" office:value-type="float" office:value="0" calcext:value-type="float">
            <text:p>0</text:p>
          </table:table-cell>
          <table:table-cell/>
          <table:table-cell office:value-type="string" calcext:value-type="string">
            <text:p>Simplified formula is: <text:s/>Current Estimate = Gain * Current Measurement + (1 – Gain) * Previous Estimate</text:p>
          </table:table-cell>
          <table:table-cell table:number-columns-repeated="2"/>
        </table:table-row>
        <table:table-row table:style-name="ro1">
          <table:table-cell table:formula="of:=[.D4]"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IF([.E4]=0; [.C4]; IF([.E4]&gt;0; [.C4]*(1+[.$E$1]); [.C4]*(1-[.$E$1])))" office:value-type="float" office:value="0.2" calcext:value-type="float">
            <text:p>0.2000</text:p>
          </table:table-cell>
          <table:table-cell table:formula="of:=[.B5]*[.C5]+(1-[.C5])*[.A5]" office:value-type="float" office:value="102" calcext:value-type="float">
            <text:p>102</text:p>
          </table:table-cell>
          <table:table-cell table:formula="of:=[.D5]-[.B5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5]"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table:formula="of:=IF([.E5]=0; [.C5]; IF([.E5]&gt;0; [.C5]*(1+[.$E$1]); [.C5]*(1-[.$E$1])))" office:value-type="float" office:value="0.198" calcext:value-type="float">
            <text:p>0.1980</text:p>
          </table:table-cell>
          <table:table-cell table:formula="of:=[.B6]*[.C6]+(1-[.C6])*[.A6]" office:value-type="float" office:value="105.564" calcext:value-type="float">
            <text:p>106</text:p>
          </table:table-cell>
          <table:table-cell table:formula="of:=[.D6]-[.B6]" office:value-type="float" office:value="-14.436" calcext:value-type="float">
            <text:p>-14</text:p>
          </table:table-cell>
          <table:table-cell/>
          <table:table-cell office:value-type="string" calcext:value-type="string">
            <text:p>Current measurement is a slowing increasing value then decreasing with measurement jitter tossed in</text:p>
          </table:table-cell>
          <table:table-cell table:number-columns-repeated="2"/>
        </table:table-row>
        <table:table-row table:style-name="ro1">
          <table:table-cell table:formula="of:=[.D6]" office:value-type="float" office:value="105.564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formula="of:=IF([.E6]=0; [.C6]; IF([.E6]&gt;0; [.C6]*(1+[.$E$1]); [.C6]*(1-[.$E$1])))" office:value-type="float" office:value="0.19602" calcext:value-type="float">
            <text:p>0.1960</text:p>
          </table:table-cell>
          <table:table-cell table:formula="of:=[.B7]*[.C7]+(1-[.C7])*[.A7]" office:value-type="float" office:value="106.43354472" calcext:value-type="float">
            <text:p>106</text:p>
          </table:table-cell>
          <table:table-cell table:formula="of:=[.D7]-[.B7]" office:value-type="float" office:value="-3.56645527999999" calcext:value-type="float">
            <text:p>-4</text:p>
          </table:table-cell>
          <table:table-cell table:number-columns-repeated="4"/>
        </table:table-row>
        <table:table-row table:style-name="ro1">
          <table:table-cell table:formula="of:=[.D7]" office:value-type="float" office:value="106.43354472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table:formula="of:=IF([.E7]=0; [.C7]; IF([.E7]&gt;0; [.C7]*(1+[.$E$1]); [.C7]*(1-[.$E$1])))" office:value-type="float" office:value="0.1940598" calcext:value-type="float">
            <text:p>0.1941</text:p>
          </table:table-cell>
          <table:table-cell table:formula="of:=[.B8]*[.C8]+(1-[.C8])*[.A8]" office:value-type="float" office:value="106.155351318346" calcext:value-type="float">
            <text:p>106</text:p>
          </table:table-cell>
          <table:table-cell table:formula="of:=[.D8]-[.B8]" office:value-type="float" office:value="1.15535131834575" calcext:value-type="float">
            <text:p>1</text:p>
          </table:table-cell>
          <table:table-cell/>
          <table:table-cell office:value-type="string" calcext:value-type="string">
            <text:p>Gain varies by Gain Adjustment Factor up or down based on the sign of the estimated value from the last measured value – very sensitive above about 5%</text:p>
          </table:table-cell>
          <table:table-cell table:number-columns-repeated="2"/>
        </table:table-row>
        <table:table-row table:style-name="ro1">
          <table:table-cell table:formula="of:=[.D8]" office:value-type="float" office:value="106.15535131834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table:formula="of:=IF([.E8]=0; [.C8]; IF([.E8]&gt;0; [.C8]*(1+[.$E$1]); [.C8]*(1-[.$E$1])))" office:value-type="float" office:value="0.196000398" calcext:value-type="float">
            <text:p>0.1960</text:p>
          </table:table-cell>
          <table:table-cell table:formula="of:=[.B9]*[.C9]+(1-[.C9])*[.A9]" office:value-type="float" office:value="103.96889802012" calcext:value-type="float">
            <text:p>104</text:p>
          </table:table-cell>
          <table:table-cell table:formula="of:=[.D9]-[.B9]" office:value-type="float" office:value="8.96889802012015" calcext:value-type="float">
            <text:p>9</text:p>
          </table:table-cell>
          <table:table-cell table:number-columns-repeated="4"/>
        </table:table-row>
        <table:table-row table:style-name="ro1">
          <table:table-cell table:formula="of:=[.D9]" office:value-type="float" office:value="103.96889802012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table:formula="of:=IF([.E9]=0; [.C9]; IF([.E9]&gt;0; [.C9]*(1+[.$E$1]); [.C9]*(1-[.$E$1])))" office:value-type="float" office:value="0.19796040198" calcext:value-type="float">
            <text:p>0.1980</text:p>
          </table:table-cell>
          <table:table-cell table:formula="of:=[.B10]*[.C10]+(1-[.C10])*[.A10]" office:value-type="float" office:value="103.18321337264" calcext:value-type="float">
            <text:p>103</text:p>
          </table:table-cell>
          <table:table-cell table:formula="of:=[.D10]-[.B10]" office:value-type="float" office:value="3.1832133726395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10]" office:value-type="float" office:value="103.18321337264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formula="of:=IF([.E10]=0; [.C10]; IF([.E10]&gt;0; [.C10]*(1+[.$E$1]); [.C10]*(1-[.$E$1])))" office:value-type="float" office:value="0.1999400059998" calcext:value-type="float">
            <text:p>0.1999</text:p>
          </table:table-cell>
          <table:table-cell table:formula="of:=[.B11]*[.C11]+(1-[.C11])*[.A11]" office:value-type="float" office:value="103.546461701814" calcext:value-type="float">
            <text:p>104</text:p>
          </table:table-cell>
          <table:table-cell table:formula="of:=[.D11]-[.B11]" office:value-type="float" office:value="-1.45353829818566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11]" office:value-type="float" office:value="103.54646170181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table:formula="of:=IF([.E11]=0; [.C11]; IF([.E11]&gt;0; [.C11]*(1+[.$E$1]); [.C11]*(1-[.$E$1])))" office:value-type="float" office:value="0.197940605939802" calcext:value-type="float">
            <text:p>0.1979</text:p>
          </table:table-cell>
          <table:table-cell table:formula="of:=[.B12]*[.C12]+(1-[.C12])*[.A12]" office:value-type="float" office:value="101.854769893916" calcext:value-type="float">
            <text:p>102</text:p>
          </table:table-cell>
          <table:table-cell table:formula="of:=[.D12]-[.B12]" office:value-type="float" office:value="6.8547698939159" calcext:value-type="float">
            <text:p>7</text:p>
          </table:table-cell>
          <table:table-cell table:number-columns-repeated="4"/>
        </table:table-row>
        <table:table-row table:style-name="ro1">
          <table:table-cell table:formula="of:=[.D12]" office:value-type="float" office:value="101.854769893916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IF([.E12]=0; [.C12]; IF([.E12]&gt;0; [.C12]*(1+[.$E$1]); [.C12]*(1-[.$E$1])))" office:value-type="float" office:value="0.1999200119992" calcext:value-type="float">
            <text:p>0.1999</text:p>
          </table:table-cell>
          <table:table-cell table:formula="of:=[.B13]*[.C13]+(1-[.C13])*[.A13]" office:value-type="float" office:value="82.0917231105461" calcext:value-type="float">
            <text:p>82</text:p>
          </table:table-cell>
          <table:table-cell table:formula="of:=[.D13]-[.B13]" office:value-type="float" office:value="79.0917231105461" calcext:value-type="float">
            <text:p>79</text:p>
          </table:table-cell>
          <table:table-cell table:number-columns-repeated="4"/>
        </table:table-row>
        <table:table-row table:style-name="ro1">
          <table:table-cell table:formula="of:=[.D13]" office:value-type="float" office:value="82.0917231105461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formula="of:=IF([.E13]=0; [.C13]; IF([.E13]&gt;0; [.C13]*(1+[.$E$1]); [.C13]*(1-[.$E$1])))" office:value-type="float" office:value="0.201919212119192" calcext:value-type="float">
            <text:p>0.2019</text:p>
          </table:table-cell>
          <table:table-cell table:formula="of:=[.B14]*[.C14]+(1-[.C14])*[.A14]" office:value-type="float" office:value="85.7077482704769" calcext:value-type="float">
            <text:p>86</text:p>
          </table:table-cell>
          <table:table-cell table:formula="of:=[.D14]-[.B14]" office:value-type="float" office:value="-14.2922517295231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14]" office:value-type="float" office:value="85.7077482704769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formula="of:=IF([.E14]=0; [.C14]; IF([.E14]&gt;0; [.C14]*(1+[.$E$1]); [.C14]*(1-[.$E$1])))" office:value-type="float" office:value="0.199900019998" calcext:value-type="float">
            <text:p>0.1999</text:p>
          </table:table-cell>
          <table:table-cell table:formula="of:=[.B15]*[.C15]+(1-[.C15])*[.A15]" office:value-type="float" office:value="88.964569717021" calcext:value-type="float">
            <text:p>89</text:p>
          </table:table-cell>
          <table:table-cell table:formula="of:=[.D15]-[.B15]" office:value-type="float" office:value="-13.035430282979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15]" office:value-type="float" office:value="88.964569717021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formula="of:=IF([.E15]=0; [.C15]; IF([.E15]&gt;0; [.C15]*(1+[.$E$1]); [.C15]*(1-[.$E$1])))" office:value-type="float" office:value="0.19790101979802" calcext:value-type="float">
            <text:p>0.1979</text:p>
          </table:table-cell>
          <table:table-cell table:formula="of:=[.B16]*[.C16]+(1-[.C16])*[.A16]" office:value-type="float" office:value="88.1799773269622" calcext:value-type="float">
            <text:p>88</text:p>
          </table:table-cell>
          <table:table-cell table:formula="of:=[.D16]-[.B16]" office:value-type="float" office:value="3.1799773269622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16]" office:value-type="float" office:value="88.1799773269622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formula="of:=IF([.E16]=0; [.C16]; IF([.E16]&gt;0; [.C16]*(1+[.$E$1]); [.C16]*(1-[.$E$1])))" office:value-type="float" office:value="0.199880029996" calcext:value-type="float">
            <text:p>0.1999</text:p>
          </table:table-cell>
          <table:table-cell table:formula="of:=[.B17]*[.C17]+(1-[.C17])*[.A17]" office:value-type="float" office:value="90.5425638134024" calcext:value-type="float">
            <text:p>91</text:p>
          </table:table-cell>
          <table:table-cell table:formula="of:=[.D17]-[.B17]" office:value-type="float" office:value="-9.45743618659758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17]" office:value-type="float" office:value="90.5425638134024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table:formula="of:=IF([.E17]=0; [.C17]; IF([.E17]&gt;0; [.C17]*(1+[.$E$1]); [.C17]*(1-[.$E$1])))" office:value-type="float" office:value="0.19788122969604" calcext:value-type="float">
            <text:p>0.1979</text:p>
          </table:table-cell>
          <table:table-cell table:formula="of:=[.B18]*[.C18]+(1-[.C18])*[.A18]" office:value-type="float" office:value="92.6118941454742" calcext:value-type="float">
            <text:p>93</text:p>
          </table:table-cell>
          <table:table-cell table:formula="of:=[.D18]-[.B18]" office:value-type="float" office:value="-8.38810585452579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18]" office:value-type="float" office:value="92.6118941454742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IF([.E18]=0; [.C18]; IF([.E18]&gt;0; [.C18]*(1+[.$E$1]); [.C18]*(1-[.$E$1])))" office:value-type="float" office:value="0.19590241739908" calcext:value-type="float">
            <text:p>0.1959</text:p>
          </table:table-cell>
          <table:table-cell table:formula="of:=[.B19]*[.C19]+(1-[.C19])*[.A19]" office:value-type="float" office:value="76.8198292112571" calcext:value-type="float">
            <text:p>77</text:p>
          </table:table-cell>
          <table:table-cell table:formula="of:=[.D19]-[.B19]" office:value-type="float" office:value="64.8198292112571" calcext:value-type="float">
            <text:p>65</text:p>
          </table:table-cell>
          <table:table-cell table:number-columns-repeated="4"/>
        </table:table-row>
        <table:table-row table:style-name="ro1">
          <table:table-cell table:formula="of:=[.D19]" office:value-type="float" office:value="76.8198292112571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table:formula="of:=IF([.E19]=0; [.C19]; IF([.E19]&gt;0; [.C19]*(1+[.$E$1]); [.C19]*(1-[.$E$1])))" office:value-type="float" office:value="0.197861441573071" calcext:value-type="float">
            <text:p>0.1979</text:p>
          </table:table-cell>
          <table:table-cell table:formula="of:=[.B20]*[.C20]+(1-[.C20])*[.A20]" office:value-type="float" office:value="83.7806285183046" calcext:value-type="float">
            <text:p>84</text:p>
          </table:table-cell>
          <table:table-cell table:formula="of:=[.D20]-[.B20]" office:value-type="float" office:value="-28.2193714816954" calcext:value-type="float">
            <text:p>-28</text:p>
          </table:table-cell>
          <table:table-cell table:number-columns-repeated="4"/>
        </table:table-row>
        <table:table-row table:style-name="ro1">
          <table:table-cell table:formula="of:=[.D20]" office:value-type="float" office:value="83.7806285183046" calcext:value-type="float">
            <text:p>84</text:p>
          </table:table-cell>
          <table:table-cell office:value-type="float" office:value="400" calcext:value-type="float">
            <text:p>400</text:p>
          </table:table-cell>
          <table:table-cell table:formula="of:=IF([.E20]=0; [.C20]; IF([.E20]&gt;0; [.C20]*(1+[.$E$1]); [.C20]*(1-[.$E$1])))" office:value-type="float" office:value="0.19588282715734" calcext:value-type="float">
            <text:p>0.1959</text:p>
          </table:table-cell>
          <table:table-cell table:formula="of:=[.B21]*[.C21]+(1-[.C21])*[.A21]" office:value-type="float" office:value="145.722573006056" calcext:value-type="float">
            <text:p>146</text:p>
          </table:table-cell>
          <table:table-cell table:formula="of:=[.D21]-[.B21]" office:value-type="float" office:value="-254.277426993944" calcext:value-type="float">
            <text:p>-254</text:p>
          </table:table-cell>
          <table:table-cell table:number-columns-repeated="4"/>
        </table:table-row>
        <table:table-row table:style-name="ro1">
          <table:table-cell table:formula="of:=[.D21]" office:value-type="float" office:value="145.722573006056" calcext:value-type="float">
            <text:p>146</text:p>
          </table:table-cell>
          <table:table-cell office:value-type="float" office:value="105" calcext:value-type="float">
            <text:p>105</text:p>
          </table:table-cell>
          <table:table-cell table:formula="of:=IF([.E21]=0; [.C21]; IF([.E21]&gt;0; [.C21]*(1+[.$E$1]); [.C21]*(1-[.$E$1])))" office:value-type="float" office:value="0.193923998885767" calcext:value-type="float">
            <text:p>0.1939</text:p>
          </table:table-cell>
          <table:table-cell table:formula="of:=[.B22]*[.C22]+(1-[.C22])*[.A22]" office:value-type="float" office:value="137.825488803804" calcext:value-type="float">
            <text:p>138</text:p>
          </table:table-cell>
          <table:table-cell table:formula="of:=[.D22]-[.B22]" office:value-type="float" office:value="32.8254888038042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D22]" office:value-type="float" office:value="137.825488803804" calcext:value-type="float">
            <text:p>138</text:p>
          </table:table-cell>
          <table:table-cell office:value-type="float" office:value="95" calcext:value-type="float">
            <text:p>95</text:p>
          </table:table-cell>
          <table:table-cell table:formula="of:=IF([.E22]=0; [.C22]; IF([.E22]&gt;0; [.C22]*(1+[.$E$1]); [.C22]*(1-[.$E$1])))" office:value-type="float" office:value="0.195863238874624" calcext:value-type="float">
            <text:p>0.1959</text:p>
          </table:table-cell>
          <table:table-cell table:formula="of:=[.B23]*[.C23]+(1-[.C23])*[.A23]" office:value-type="float" office:value="129.437549860302" calcext:value-type="float">
            <text:p>129</text:p>
          </table:table-cell>
          <table:table-cell table:formula="of:=[.D23]-[.B23]" office:value-type="float" office:value="34.4375498603022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D23]" office:value-type="float" office:value="129.437549860302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table:formula="of:=IF([.E23]=0; [.C23]; IF([.E23]&gt;0; [.C23]*(1+[.$E$1]); [.C23]*(1-[.$E$1])))" office:value-type="float" office:value="0.197821871263371" calcext:value-type="float">
            <text:p>0.1978</text:p>
          </table:table-cell>
          <table:table-cell table:formula="of:=[.B24]*[.C24]+(1-[.C24])*[.A24]" office:value-type="float" office:value="123.614158661528" calcext:value-type="float">
            <text:p>124</text:p>
          </table:table-cell>
          <table:table-cell table:formula="of:=[.D24]-[.B24]" office:value-type="float" office:value="23.6141586615284" calcext:value-type="float">
            <text:p>24</text:p>
          </table:table-cell>
          <table:table-cell table:number-columns-repeated="4"/>
        </table:table-row>
        <table:table-row table:style-name="ro1">
          <table:table-cell table:formula="of:=[.D24]" office:value-type="float" office:value="123.614158661528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formula="of:=IF([.E24]=0; [.C24]; IF([.E24]&gt;0; [.C24]*(1+[.$E$1]); [.C24]*(1-[.$E$1])))" office:value-type="float" office:value="0.199800089976004" calcext:value-type="float">
            <text:p>0.1998</text:p>
          </table:table-cell>
          <table:table-cell table:formula="of:=[.B25]*[.C25]+(1-[.C25])*[.A25]" office:value-type="float" office:value="122.892049435767" calcext:value-type="float">
            <text:p>123</text:p>
          </table:table-cell>
          <table:table-cell table:formula="of:=[.D25]-[.B25]" office:value-type="float" office:value="2.89204943576749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D25]" office:value-type="float" office:value="122.892049435767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table:formula="of:=IF([.E25]=0; [.C25]; IF([.E25]&gt;0; [.C25]*(1+[.$E$1]); [.C25]*(1-[.$E$1])))" office:value-type="float" office:value="0.201798090875764" calcext:value-type="float">
            <text:p>0.2018</text:p>
          </table:table-cell>
          <table:table-cell table:formula="of:=[.B26]*[.C26]+(1-[.C26])*[.A26]" office:value-type="float" office:value="120.088660381278" calcext:value-type="float">
            <text:p>120</text:p>
          </table:table-cell>
          <table:table-cell table:formula="of:=[.D26]-[.B26]" office:value-type="float" office:value="11.0886603812779" calcext:value-type="float">
            <text:p>11</text:p>
          </table:table-cell>
          <table:table-cell table:number-columns-repeated="4"/>
        </table:table-row>
        <table:table-row table:style-name="ro1">
          <table:table-cell table:formula="of:=[.D26]" office:value-type="float" office:value="120.088660381278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formula="of:=IF([.E26]=0; [.C26]; IF([.E26]&gt;0; [.C26]*(1+[.$E$1]); [.C26]*(1-[.$E$1])))" office:value-type="float" office:value="0.203816071784522" calcext:value-type="float">
            <text:p>0.2038</text:p>
          </table:table-cell>
          <table:table-cell table:formula="of:=[.B27]*[.C27]+(1-[.C27])*[.A27]" office:value-type="float" office:value="117.013348893875" calcext:value-type="float">
            <text:p>117</text:p>
          </table:table-cell>
          <table:table-cell table:formula="of:=[.D27]-[.B27]" office:value-type="float" office:value="12.0133488938751" calcext:value-type="float">
            <text:p>12</text:p>
          </table:table-cell>
          <table:table-cell table:number-columns-repeated="4"/>
        </table:table-row>
        <table:table-row table:style-name="ro1">
          <table:table-cell table:formula="of:=[.D27]" office:value-type="float" office:value="117.013348893875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table:formula="of:=IF([.E27]=0; [.C27]; IF([.E27]&gt;0; [.C27]*(1+[.$E$1]); [.C27]*(1-[.$E$1])))" office:value-type="float" office:value="0.205854232502367" calcext:value-type="float">
            <text:p>0.2059</text:p>
          </table:table-cell>
          <table:table-cell table:formula="of:=[.B28]*[.C28]+(1-[.C28])*[.A28]" office:value-type="float" office:value="108.364723202472" calcext:value-type="float">
            <text:p>108</text:p>
          </table:table-cell>
          <table:table-cell table:formula="of:=[.D28]-[.B28]" office:value-type="float" office:value="33.3647232024723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D28]" office:value-type="float" office:value="108.364723202472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table:formula="of:=IF([.E28]=0; [.C28]; IF([.E28]&gt;0; [.C28]*(1+[.$E$1]); [.C28]*(1-[.$E$1])))" office:value-type="float" office:value="0.207912774827391" calcext:value-type="float">
            <text:p>0.2079</text:p>
          </table:table-cell>
          <table:table-cell table:formula="of:=[.B29]*[.C29]+(1-[.C29])*[.A29]" office:value-type="float" office:value="110.783845887331" calcext:value-type="float">
            <text:p>111</text:p>
          </table:table-cell>
          <table:table-cell table:formula="of:=[.D29]-[.B29]" office:value-type="float" office:value="-9.21615411266899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29]" office:value-type="float" office:value="110.78384588733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formula="of:=IF([.E29]=0; [.C29]; IF([.E29]&gt;0; [.C29]*(1+[.$E$1]); [.C29]*(1-[.$E$1])))" office:value-type="float" office:value="0.205833647079117" calcext:value-type="float">
            <text:p>0.2058</text:p>
          </table:table-cell>
          <table:table-cell table:formula="of:=[.B30]*[.C30]+(1-[.C30])*[.A30]" office:value-type="float" office:value="110.622504029594" calcext:value-type="float">
            <text:p>111</text:p>
          </table:table-cell>
          <table:table-cell table:formula="of:=[.D30]-[.B30]" office:value-type="float" office:value="0.622504029593699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30]" office:value-type="float" office:value="110.622504029594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table:formula="of:=IF([.E30]=0; [.C30]; IF([.E30]&gt;0; [.C30]*(1+[.$E$1]); [.C30]*(1-[.$E$1])))" office:value-type="float" office:value="0.207891983549908" calcext:value-type="float">
            <text:p>0.2079</text:p>
          </table:table-cell>
          <table:table-cell table:formula="of:=[.B31]*[.C31]+(1-[.C31])*[.A31]" office:value-type="float" office:value="111.324658366313" calcext:value-type="float">
            <text:p>111</text:p>
          </table:table-cell>
          <table:table-cell table:formula="of:=[.D31]-[.B31]" office:value-type="float" office:value="-2.67534163368671" calcext:value-type="float">
            <text:p>-3</text:p>
          </table:table-cell>
          <table:table-cell table:number-columns-repeated="4"/>
        </table:table-row>
        <table:table-row table:style-name="ro1">
          <table:table-cell table:formula="of:=[.D31]" office:value-type="float" office:value="111.324658366313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IF([.E31]=0; [.C31]; IF([.E31]&gt;0; [.C31]*(1+[.$E$1]); [.C31]*(1-[.$E$1])))" office:value-type="float" office:value="0.205813063714409" calcext:value-type="float">
            <text:p>0.2058</text:p>
          </table:table-cell>
          <table:table-cell table:formula="of:=[.B32]*[.C32]+(1-[.C32])*[.A32]" office:value-type="float" office:value="112.081091688139" calcext:value-type="float">
            <text:p>112</text:p>
          </table:table-cell>
          <table:table-cell table:formula="of:=[.D32]-[.B32]" office:value-type="float" office:value="-2.91890831186052" calcext:value-type="float">
            <text:p>-3</text:p>
          </table:table-cell>
          <table:table-cell table:number-columns-repeated="4"/>
        </table:table-row>
        <table:table-row table:style-name="ro1">
          <table:table-cell table:formula="of:=[.D32]" office:value-type="float" office:value="112.081091688139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IF([.E32]=0; [.C32]; IF([.E32]&gt;0; [.C32]*(1+[.$E$1]); [.C32]*(1-[.$E$1])))" office:value-type="float" office:value="0.203754933077265" calcext:value-type="float">
            <text:p>0.2038</text:p>
          </table:table-cell>
          <table:table-cell table:formula="of:=[.B33]*[.C33]+(1-[.C33])*[.A33]" office:value-type="float" office:value="89.2440163519958" calcext:value-type="float">
            <text:p>89</text:p>
          </table:table-cell>
          <table:table-cell table:formula="of:=[.D33]-[.B33]" office:value-type="float" office:value="89.2440163519958" calcext:value-type="float">
            <text:p>89</text:p>
          </table:table-cell>
          <table:table-cell table:number-columns-repeated="4"/>
        </table:table-row>
        <table:table-row table:style-name="ro1">
          <table:table-cell table:formula="of:=[.D33]" office:value-type="float" office:value="89.2440163519958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IF([.E33]=0; [.C33]; IF([.E33]&gt;0; [.C33]*(1+[.$E$1]); [.C33]*(1-[.$E$1])))" office:value-type="float" office:value="0.205792482408038" calcext:value-type="float">
            <text:p>0.2058</text:p>
          </table:table-cell>
          <table:table-cell table:formula="of:=[.B34]*[.C34]+(1-[.C34])*[.A34]" office:value-type="float" office:value="73.3477784757516" calcext:value-type="float">
            <text:p>73</text:p>
          </table:table-cell>
          <table:table-cell table:formula="of:=[.D34]-[.B34]" office:value-type="float" office:value="61.3477784757516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D34]" office:value-type="float" office:value="73.3477784757516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IF([.E34]=0; [.C34]; IF([.E34]&gt;0; [.C34]*(1+[.$E$1]); [.C34]*(1-[.$E$1])))" office:value-type="float" office:value="0.207850407232118" calcext:value-type="float">
            <text:p>0.2079</text:p>
          </table:table-cell>
          <table:table-cell table:formula="of:=[.B35]*[.C35]+(1-[.C35])*[.A35]" office:value-type="float" office:value="58.1024128499954" calcext:value-type="float">
            <text:p>58</text:p>
          </table:table-cell>
          <table:table-cell table:formula="of:=[.D35]-[.B35]" office:value-type="float" office:value="58.1024128499954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D35]" office:value-type="float" office:value="58.1024128499954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IF([.E35]=0; [.C35]; IF([.E35]&gt;0; [.C35]*(1+[.$E$1]); [.C35]*(1-[.$E$1])))" office:value-type="float" office:value="0.209928911304439" calcext:value-type="float">
            <text:p>0.2099</text:p>
          </table:table-cell>
          <table:table-cell table:formula="of:=[.B36]*[.C36]+(1-[.C36])*[.A36]" office:value-type="float" office:value="46.7447522214526" calcext:value-type="float">
            <text:p>47</text:p>
          </table:table-cell>
          <table:table-cell table:formula="of:=[.D36]-[.B36]" office:value-type="float" office:value="42.7447522214526" calcext:value-type="float">
            <text:p>43</text:p>
          </table:table-cell>
          <table:table-cell table:number-columns-repeated="4"/>
        </table:table-row>
        <table:table-row table:style-name="ro1">
          <table:table-cell table:formula="of:=[.D36]" office:value-type="float" office:value="46.7447522214526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[.E36]=0; [.C36]; IF([.E36]&gt;0; [.C36]*(1+[.$E$1]); [.C36]*(1-[.$E$1])))" office:value-type="float" office:value="0.212028200417484" calcext:value-type="float">
            <text:p>0.2120</text:p>
          </table:table-cell>
          <table:table-cell table:formula="of:=[.B37]*[.C37]+(1-[.C37])*[.A37]" office:value-type="float" office:value="38.5297721323167" calcext:value-type="float">
            <text:p>39</text:p>
          </table:table-cell>
          <table:table-cell table:formula="of:=[.D37]-[.B37]" office:value-type="float" office:value="30.5297721323167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D37]" office:value-type="float" office:value="38.5297721323167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IF([.E37]=0; [.C37]; IF([.E37]&gt;0; [.C37]*(1+[.$E$1]); [.C37]*(1-[.$E$1])))" office:value-type="float" office:value="0.214148482421658" calcext:value-type="float">
            <text:p>0.2141</text:p>
          </table:table-cell>
          <table:table-cell table:formula="of:=[.B38]*[.C38]+(1-[.C38])*[.A38]" office:value-type="float" office:value="32.4201647263453" calcext:value-type="float">
            <text:p>32</text:p>
          </table:table-cell>
          <table:table-cell table:formula="of:=[.D38]-[.B38]" office:value-type="float" office:value="22.4201647263453" calcext:value-type="float">
            <text:p>22</text:p>
          </table:table-cell>
          <table:table-cell table:number-columns-repeated="4"/>
        </table:table-row>
        <table:table-row table:style-name="ro1">
          <table:table-cell table:formula="of:=[.D38]" office:value-type="float" office:value="32.4201647263453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IF([.E38]=0; [.C38]; IF([.E38]&gt;0; [.C38]*(1+[.$E$1]); [.C38]*(1-[.$E$1])))" office:value-type="float" office:value="0.216289967245875" calcext:value-type="float">
            <text:p>0.2163</text:p>
          </table:table-cell>
          <table:table-cell table:formula="of:=[.B39]*[.C39]+(1-[.C39])*[.A39]" office:value-type="float" office:value="25.4080083595782" calcext:value-type="float">
            <text:p>25</text:p>
          </table:table-cell>
          <table:table-cell table:formula="of:=[.D39]-[.B39]" office:value-type="float" office:value="25.4080083595782" calcext:value-type="float">
            <text:p>25</text:p>
          </table:table-cell>
          <table:table-cell table:number-columns-repeated="4"/>
        </table:table-row>
        <table:table-row table:style-name="ro1">
          <table:table-cell table:formula="of:=[.D39]" office:value-type="float" office:value="25.4080083595782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IF([.E39]=0; [.C39]; IF([.E39]&gt;0; [.C39]*(1+[.$E$1]); [.C39]*(1-[.$E$1])))" office:value-type="float" office:value="0.218452866918334" calcext:value-type="float">
            <text:p>0.2185</text:p>
          </table:table-cell>
          <table:table-cell table:formula="of:=[.B40]*[.C40]+(1-[.C40])*[.A40]" office:value-type="float" office:value="20.5129146914984" calcext:value-type="float">
            <text:p>21</text:p>
          </table:table-cell>
          <table:table-cell table:formula="of:=[.D40]-[.B40]" office:value-type="float" office:value="17.5129146914984" calcext:value-type="float">
            <text:p>18</text:p>
          </table:table-cell>
          <table:table-cell table:number-columns-repeated="4"/>
        </table:table-row>
        <table:table-row table:style-name="ro1">
          <table:table-cell table:formula="of:=[.D40]" office:value-type="float" office:value="20.5129146914984" calcext:value-type="float">
            <text:p>21</text:p>
          </table:table-cell>
          <table:table-cell office:value-type="float" office:value="124" calcext:value-type="float">
            <text:p>124</text:p>
          </table:table-cell>
          <table:table-cell table:formula="of:=IF([.E40]=0; [.C40]; IF([.E40]&gt;0; [.C40]*(1+[.$E$1]); [.C40]*(1-[.$E$1])))" office:value-type="float" office:value="0.220637395587517" calcext:value-type="float">
            <text:p>0.2206</text:p>
          </table:table-cell>
          <table:table-cell table:formula="of:=[.B41]*[.C41]+(1-[.C41])*[.A41]" office:value-type="float" office:value="43.3460356709094" calcext:value-type="float">
            <text:p>43</text:p>
          </table:table-cell>
          <table:table-cell table:formula="of:=[.D41]-[.B41]" office:value-type="float" office:value="-80.6539643290906" calcext:value-type="float">
            <text:p>-81</text:p>
          </table:table-cell>
          <table:table-cell table:number-columns-repeated="4"/>
        </table:table-row>
        <table:table-row table:style-name="ro1">
          <table:table-cell table:formula="of:=[.D41]" office:value-type="float" office:value="43.3460356709094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IF([.E41]=0; [.C41]; IF([.E41]&gt;0; [.C41]*(1+[.$E$1]); [.C41]*(1-[.$E$1])))" office:value-type="float" office:value="0.218431021631642" calcext:value-type="float">
            <text:p>0.2184</text:p>
          </table:table-cell>
          <table:table-cell table:formula="of:=[.B42]*[.C42]+(1-[.C42])*[.A42]" office:value-type="float" office:value="61.1817945195863" calcext:value-type="float">
            <text:p>61</text:p>
          </table:table-cell>
          <table:table-cell table:formula="of:=[.D42]-[.B42]" office:value-type="float" office:value="-63.8182054804137" calcext:value-type="float">
            <text:p>-64</text:p>
          </table:table-cell>
          <table:table-cell table:number-columns-repeated="4"/>
        </table:table-row>
        <table:table-row table:style-name="ro1">
          <table:table-cell table:formula="of:=[.D42]" office:value-type="float" office:value="61.1817945195863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formula="of:=IF([.E42]=0; [.C42]; IF([.E42]&gt;0; [.C42]*(1+[.$E$1]); [.C42]*(1-[.$E$1])))" office:value-type="float" office:value="0.216246711415325" calcext:value-type="float">
            <text:p>0.2162</text:p>
          </table:table-cell>
          <table:table-cell table:formula="of:=[.B43]*[.C43]+(1-[.C43])*[.A43]" office:value-type="float" office:value="65.2511695694636" calcext:value-type="float">
            <text:p>65</text:p>
          </table:table-cell>
          <table:table-cell table:formula="of:=[.D43]-[.B43]" office:value-type="float" office:value="-14.7488304305364" calcext:value-type="float">
            <text:p>-15</text:p>
          </table:table-cell>
          <table:table-cell table:number-columns-repeated="4"/>
        </table:table-row>
        <table:table-row table:style-name="ro1">
          <table:table-cell table:formula="of:=[.D43]" office:value-type="float" office:value="65.2511695694636" calcext:value-type="float">
            <text:p>65</text:p>
          </table:table-cell>
          <table:table-cell office:value-type="float" office:value="127" calcext:value-type="float">
            <text:p>127</text:p>
          </table:table-cell>
          <table:table-cell table:formula="of:=IF([.E43]=0; [.C43]; IF([.E43]&gt;0; [.C43]*(1+[.$E$1]); [.C43]*(1-[.$E$1])))" office:value-type="float" office:value="0.214084244301172" calcext:value-type="float">
            <text:p>0.2141</text:p>
          </table:table-cell>
          <table:table-cell table:formula="of:=[.B44]*[.C44]+(1-[.C44])*[.A44]" office:value-type="float" office:value="78.4706212686662" calcext:value-type="float">
            <text:p>78</text:p>
          </table:table-cell>
          <table:table-cell table:formula="of:=[.D44]-[.B44]" office:value-type="float" office:value="-48.5293787313338" calcext:value-type="float">
            <text:p>-49</text:p>
          </table:table-cell>
          <table:table-cell table:number-columns-repeated="4"/>
        </table:table-row>
        <table:table-row table:style-name="ro1">
          <table:table-cell table:formula="of:=[.D44]" office:value-type="float" office:value="78.4706212686662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table:formula="of:=IF([.E44]=0; [.C44]; IF([.E44]&gt;0; [.C44]*(1+[.$E$1]); [.C44]*(1-[.$E$1])))" office:value-type="float" office:value="0.21194340185816" calcext:value-type="float">
            <text:p>0.2119</text:p>
          </table:table-cell>
          <table:table-cell table:formula="of:=[.B45]*[.C45]+(1-[.C45])*[.A45]" office:value-type="float" office:value="88.9680462889063" calcext:value-type="float">
            <text:p>89</text:p>
          </table:table-cell>
          <table:table-cell table:formula="of:=[.D45]-[.B45]" office:value-type="float" office:value="-39.0319537110937" calcext:value-type="float">
            <text:p>-39</text:p>
          </table:table-cell>
          <table:table-cell table:number-columns-repeated="4"/>
        </table:table-row>
        <table:table-row table:style-name="ro1">
          <table:table-cell table:formula="of:=[.D45]" office:value-type="float" office:value="88.9680462889063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table:formula="of:=IF([.E45]=0; [.C45]; IF([.E45]&gt;0; [.C45]*(1+[.$E$1]); [.C45]*(1-[.$E$1])))" office:value-type="float" office:value="0.209823967839579" calcext:value-type="float">
            <text:p>0.2098</text:p>
          </table:table-cell>
          <table:table-cell table:formula="of:=[.B46]*[.C46]+(1-[.C46])*[.A46]" office:value-type="float" office:value="99.6757733031737" calcext:value-type="float">
            <text:p>100</text:p>
          </table:table-cell>
          <table:table-cell table:formula="of:=[.D46]-[.B46]" office:value-type="float" office:value="-40.3242266968263" calcext:value-type="float">
            <text:p>-40</text:p>
          </table:table-cell>
          <table:table-cell table:number-columns-repeated="4"/>
        </table:table-row>
        <table:table-row table:style-name="ro1">
          <table:table-cell table:formula="of:=[.D46]" office:value-type="float" office:value="99.6757733031737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formula="of:=IF([.E46]=0; [.C46]; IF([.E46]&gt;0; [.C46]*(1+[.$E$1]); [.C46]*(1-[.$E$1])))" office:value-type="float" office:value="0.207725728161183" calcext:value-type="float">
            <text:p>0.2077</text:p>
          </table:table-cell>
          <table:table-cell table:formula="of:=[.B47]*[.C47]+(1-[.C47])*[.A47]" office:value-type="float" office:value="105.974895374697" calcext:value-type="float">
            <text:p>106</text:p>
          </table:table-cell>
          <table:table-cell table:formula="of:=[.D47]-[.B47]" office:value-type="float" office:value="-24.0251046253033" calcext:value-type="float">
            <text:p>-24</text:p>
          </table:table-cell>
          <table:table-cell table:number-columns-repeated="4"/>
        </table:table-row>
        <table:table-row table:style-name="ro1">
          <table:table-cell table:formula="of:=[.D47]" office:value-type="float" office:value="105.974895374697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table:formula="of:=IF([.E47]=0; [.C47]; IF([.E47]&gt;0; [.C47]*(1+[.$E$1]); [.C47]*(1-[.$E$1])))" office:value-type="float" office:value="0.205648470879571" calcext:value-type="float">
            <text:p>0.2056</text:p>
          </table:table-cell>
          <table:table-cell table:formula="of:=[.B48]*[.C48]+(1-[.C48])*[.A48]" office:value-type="float" office:value="114.000348466806" calcext:value-type="float">
            <text:p>114</text:p>
          </table:table-cell>
          <table:table-cell table:formula="of:=[.D48]-[.B48]" office:value-type="float" office:value="-30.9996515331944" calcext:value-type="float">
            <text:p>-31</text:p>
          </table:table-cell>
          <table:table-cell table:number-columns-repeated="4"/>
        </table:table-row>
        <table:table-row table:style-name="ro1">
          <table:table-cell table:formula="of:=[.D48]" office:value-type="float" office:value="114.000348466806" calcext:value-type="float">
            <text:p>114</text:p>
          </table:table-cell>
          <table:table-cell office:value-type="float" office:value="132" calcext:value-type="float">
            <text:p>132</text:p>
          </table:table-cell>
          <table:table-cell table:formula="of:=IF([.E48]=0; [.C48]; IF([.E48]&gt;0; [.C48]*(1+[.$E$1]); [.C48]*(1-[.$E$1])))" office:value-type="float" office:value="0.203591986170776" calcext:value-type="float">
            <text:p>0.2036</text:p>
          </table:table-cell>
          <table:table-cell table:formula="of:=[.B49]*[.C49]+(1-[.C49])*[.A49]" office:value-type="float" office:value="117.664933272831" calcext:value-type="float">
            <text:p>118</text:p>
          </table:table-cell>
          <table:table-cell table:formula="of:=[.D49]-[.B49]" office:value-type="float" office:value="-14.3350667271695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49]" office:value-type="float" office:value="117.664933272831" calcext:value-type="float">
            <text:p>118</text:p>
          </table:table-cell>
          <table:table-cell office:value-type="float" office:value="250" calcext:value-type="float">
            <text:p>250</text:p>
          </table:table-cell>
          <table:table-cell table:formula="of:=IF([.E49]=0; [.C49]; IF([.E49]&gt;0; [.C49]*(1+[.$E$1]); [.C49]*(1-[.$E$1])))" office:value-type="float" office:value="0.201556066309068" calcext:value-type="float">
            <text:p>0.2016</text:p>
          </table:table-cell>
          <table:table-cell table:formula="of:=[.B50]*[.C50]+(1-[.C50])*[.A50]" office:value-type="float" office:value="144.337868757107" calcext:value-type="float">
            <text:p>144</text:p>
          </table:table-cell>
          <table:table-cell table:formula="of:=[.D50]-[.B50]" office:value-type="float" office:value="-105.662131242893" calcext:value-type="float">
            <text:p>-106</text:p>
          </table:table-cell>
          <table:table-cell table:number-columns-repeated="4"/>
        </table:table-row>
        <table:table-row table:style-name="ro1">
          <table:table-cell table:formula="of:=[.D50]" office:value-type="float" office:value="144.337868757107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formula="of:=IF([.E50]=0; [.C50]; IF([.E50]&gt;0; [.C50]*(1+[.$E$1]); [.C50]*(1-[.$E$1])))" office:value-type="float" office:value="0.199540505645977" calcext:value-type="float">
            <text:p>0.1995</text:p>
          </table:table-cell>
          <table:table-cell table:formula="of:=[.B51]*[.C51]+(1-[.C51])*[.A51]" office:value-type="float" office:value="117.532022497911" calcext:value-type="float">
            <text:p>118</text:p>
          </table:table-cell>
          <table:table-cell table:formula="of:=[.D51]-[.B51]" office:value-type="float" office:value="107.532022497911" calcext:value-type="float">
            <text:p>108</text:p>
          </table:table-cell>
          <table:table-cell table:number-columns-repeated="4"/>
        </table:table-row>
        <table:table-row table:style-name="ro1">
          <table:table-cell table:formula="of:=[.D51]" office:value-type="float" office:value="117.532022497911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table:formula="of:=IF([.E51]=0; [.C51]; IF([.E51]&gt;0; [.C51]*(1+[.$E$1]); [.C51]*(1-[.$E$1])))" office:value-type="float" office:value="0.201535910702437" calcext:value-type="float">
            <text:p>0.2015</text:p>
          </table:table-cell>
          <table:table-cell table:formula="of:=[.B52]*[.C52]+(1-[.C52])*[.A52]" office:value-type="float" office:value="121.052447251924" calcext:value-type="float">
            <text:p>121</text:p>
          </table:table-cell>
          <table:table-cell table:formula="of:=[.D52]-[.B52]" office:value-type="float" office:value="-13.947552748076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52]" office:value-type="float" office:value="121.052447251924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table:formula="of:=IF([.E52]=0; [.C52]; IF([.E52]&gt;0; [.C52]*(1+[.$E$1]); [.C52]*(1-[.$E$1])))" office:value-type="float" office:value="0.199520551595412" calcext:value-type="float">
            <text:p>0.1995</text:p>
          </table:table-cell>
          <table:table-cell table:formula="of:=[.B53]*[.C53]+(1-[.C53])*[.A53]" office:value-type="float" office:value="116.852051363787" calcext:value-type="float">
            <text:p>117</text:p>
          </table:table-cell>
          <table:table-cell table:formula="of:=[.D53]-[.B53]" office:value-type="float" office:value="16.8520513637868" calcext:value-type="float">
            <text:p>17</text:p>
          </table:table-cell>
          <table:table-cell table:number-columns-repeated="4"/>
        </table:table-row>
        <table:table-row table:style-name="ro1">
          <table:table-cell table:formula="of:=[.D53]" office:value-type="float" office:value="116.85205136378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formula="of:=IF([.E53]=0; [.C53]; IF([.E53]&gt;0; [.C53]*(1+[.$E$1]); [.C53]*(1-[.$E$1])))" office:value-type="float" office:value="0.201515757111367" calcext:value-type="float">
            <text:p>0.2015</text:p>
          </table:table-cell>
          <table:table-cell table:formula="of:=[.B54]*[.C54]+(1-[.C54])*[.A54]" office:value-type="float" office:value="115.471255045447" calcext:value-type="float">
            <text:p>115</text:p>
          </table:table-cell>
          <table:table-cell table:formula="of:=[.D54]-[.B54]" office:value-type="float" office:value="5.47125504544732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D54]" office:value-type="float" office:value="115.471255045447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formula="of:=IF([.E54]=0; [.C54]; IF([.E54]&gt;0; [.C54]*(1+[.$E$1]); [.C54]*(1-[.$E$1])))" office:value-type="float" office:value="0.20353091468248" calcext:value-type="float">
            <text:p>0.2035</text:p>
          </table:table-cell>
          <table:table-cell table:formula="of:=[.B55]*[.C55]+(1-[.C55])*[.A55]" office:value-type="float" office:value="120.056551112696" calcext:value-type="float">
            <text:p>120</text:p>
          </table:table-cell>
          <table:table-cell table:formula="of:=[.D55]-[.B55]" office:value-type="float" office:value="-17.9434488873042" calcext:value-type="float">
            <text:p>-18</text:p>
          </table:table-cell>
          <table:table-cell table:number-columns-repeated="4"/>
        </table:table-row>
        <table:table-row table:style-name="ro1">
          <table:table-cell table:formula="of:=[.D55]" office:value-type="float" office:value="120.056551112696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formula="of:=IF([.E55]=0; [.C55]; IF([.E55]&gt;0; [.C55]*(1+[.$E$1]); [.C55]*(1-[.$E$1])))" office:value-type="float" office:value="0.201495605535655" calcext:value-type="float">
            <text:p>0.2015</text:p>
          </table:table-cell>
          <table:table-cell table:formula="of:=[.B56]*[.C56]+(1-[.C56])*[.A56]" office:value-type="float" office:value="120.045156311999" calcext:value-type="float">
            <text:p>120</text:p>
          </table:table-cell>
          <table:table-cell table:formula="of:=[.D56]-[.B56]" office:value-type="float" office:value="0.0451563119994205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D56]" office:value-type="float" office:value="120.045156311999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formula="of:=IF([.E56]=0; [.C56]; IF([.E56]&gt;0; [.C56]*(1+[.$E$1]); [.C56]*(1-[.$E$1])))" office:value-type="float" office:value="0.203510561591012" calcext:value-type="float">
            <text:p>0.2035</text:p>
          </table:table-cell>
          <table:table-cell table:formula="of:=[.B57]*[.C57]+(1-[.C57])*[.A57]" office:value-type="float" office:value="124.106177757405" calcext:value-type="float">
            <text:p>124</text:p>
          </table:table-cell>
          <table:table-cell table:formula="of:=[.D57]-[.B57]" office:value-type="float" office:value="-15.8938222425947" calcext:value-type="float">
            <text:p>-16</text:p>
          </table:table-cell>
          <table:table-cell table:number-columns-repeated="4"/>
        </table:table-row>
        <table:table-row table:style-name="ro1">
          <table:table-cell table:formula="of:=[.D57]" office:value-type="float" office:value="124.106177757405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table:formula="of:=IF([.E57]=0; [.C57]; IF([.E57]&gt;0; [.C57]*(1+[.$E$1]); [.C57]*(1-[.$E$1])))" office:value-type="float" office:value="0.201475455975102" calcext:value-type="float">
            <text:p>0.2015</text:p>
          </table:table-cell>
          <table:table-cell table:formula="of:=[.B58]*[.C58]+(1-[.C58])*[.A58]" office:value-type="float" office:value="127.509868296894" calcext:value-type="float">
            <text:p>128</text:p>
          </table:table-cell>
          <table:table-cell table:formula="of:=[.D58]-[.B58]" office:value-type="float" office:value="-13.4901317031056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58]" office:value-type="float" office:value="127.509868296894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formula="of:=IF([.E58]=0; [.C58]; IF([.E58]&gt;0; [.C58]*(1+[.$E$1]); [.C58]*(1-[.$E$1])))" office:value-type="float" office:value="0.199460701415351" calcext:value-type="float">
            <text:p>0.1995</text:p>
          </table:table-cell>
          <table:table-cell table:formula="of:=[.B59]*[.C59]+(1-[.C59])*[.A59]" office:value-type="float" office:value="131.995765741319" calcext:value-type="float">
            <text:p>132</text:p>
          </table:table-cell>
          <table:table-cell table:formula="of:=[.D59]-[.B59]" office:value-type="float" office:value="-18.0042342586806" calcext:value-type="float">
            <text:p>-18</text:p>
          </table:table-cell>
          <table:table-cell table:number-columns-repeated="4"/>
        </table:table-row>
        <table:table-row table:style-name="ro1">
          <table:table-cell table:formula="of:=[.D59]" office:value-type="float" office:value="131.995765741319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table:formula="of:=IF([.E59]=0; [.C59]; IF([.E59]&gt;0; [.C59]*(1+[.$E$1]); [.C59]*(1-[.$E$1])))" office:value-type="float" office:value="0.197466094401197" calcext:value-type="float">
            <text:p>0.1975</text:p>
          </table:table-cell>
          <table:table-cell table:formula="of:=[.B60]*[.C60]+(1-[.C60])*[.A60]" office:value-type="float" office:value="136.538322035071" calcext:value-type="float">
            <text:p>137</text:p>
          </table:table-cell>
          <table:table-cell table:formula="of:=[.D60]-[.B60]" office:value-type="float" office:value="-18.4616779649287" calcext:value-type="float">
            <text:p>-18</text:p>
          </table:table-cell>
          <table:table-cell table:number-columns-repeated="4"/>
        </table:table-row>
        <table:table-row table:style-name="ro1">
          <table:table-cell table:formula="of:=[.D60]" office:value-type="float" office:value="136.538322035071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formula="of:=IF([.E60]=0; [.C60]; IF([.E60]&gt;0; [.C60]*(1+[.$E$1]); [.C60]*(1-[.$E$1])))" office:value-type="float" office:value="0.195491433457185" calcext:value-type="float">
            <text:p>0.1955</text:p>
          </table:table-cell>
          <table:table-cell table:formula="of:=[.B61]*[.C61]+(1-[.C61])*[.A61]" office:value-type="float" office:value="135.260136088031" calcext:value-type="float">
            <text:p>135</text:p>
          </table:table-cell>
          <table:table-cell table:formula="of:=[.D61]-[.B61]" office:value-type="float" office:value="5.2601360880305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D61]" office:value-type="float" office:value="135.260136088031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table:formula="of:=IF([.E61]=0; [.C61]; IF([.E61]&gt;0; [.C61]*(1+[.$E$1]); [.C61]*(1-[.$E$1])))" office:value-type="float" office:value="0.197446347791757" calcext:value-type="float">
            <text:p>0.1974</text:p>
          </table:table-cell>
          <table:table-cell table:formula="of:=[.B62]*[.C62]+(1-[.C62])*[.A62]" office:value-type="float" office:value="137.183236645438" calcext:value-type="float">
            <text:p>137</text:p>
          </table:table-cell>
          <table:table-cell table:formula="of:=[.D62]-[.B62]" office:value-type="float" office:value="-7.81676335456234" calcext:value-type="float">
            <text:p>-8</text:p>
          </table:table-cell>
          <table:table-cell table:number-columns-repeated="4"/>
        </table:table-row>
        <table:table-row table:style-name="ro1">
          <table:table-cell table:formula="of:=[.D62]" office:value-type="float" office:value="137.183236645438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table:formula="of:=IF([.E62]=0; [.C62]; IF([.E62]&gt;0; [.C62]*(1+[.$E$1]); [.C62]*(1-[.$E$1])))" office:value-type="float" office:value="0.19547188431384" calcext:value-type="float">
            <text:p>0.1955</text:p>
          </table:table-cell>
          <table:table-cell table:formula="of:=[.B63]*[.C63]+(1-[.C63])*[.A63]" office:value-type="float" office:value="138.906665991903" calcext:value-type="float">
            <text:p>139</text:p>
          </table:table-cell>
          <table:table-cell table:formula="of:=[.D63]-[.B63]" office:value-type="float" office:value="-7.09333400809683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63]" office:value-type="float" office:value="138.906665991903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table:formula="of:=IF([.E63]=0; [.C63]; IF([.E63]&gt;0; [.C63]*(1+[.$E$1]); [.C63]*(1-[.$E$1])))" office:value-type="float" office:value="0.193517165470701" calcext:value-type="float">
            <text:p>0.1935</text:p>
          </table:table-cell>
          <table:table-cell table:formula="of:=[.B64]*[.C64]+(1-[.C64])*[.A64]" office:value-type="float" office:value="140.472865048358" calcext:value-type="float">
            <text:p>140</text:p>
          </table:table-cell>
          <table:table-cell table:formula="of:=[.D64]-[.B64]" office:value-type="float" office:value="-6.52713495164232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64]" office:value-type="float" office:value="140.472865048358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formula="of:=IF([.E64]=0; [.C64]; IF([.E64]&gt;0; [.C64]*(1+[.$E$1]); [.C64]*(1-[.$E$1])))" office:value-type="float" office:value="0.191581993815994" calcext:value-type="float">
            <text:p>0.1916</text:p>
          </table:table-cell>
          <table:table-cell table:formula="of:=[.B65]*[.C65]+(1-[.C65])*[.A65]" office:value-type="float" office:value="141.914928570115" calcext:value-type="float">
            <text:p>142</text:p>
          </table:table-cell>
          <table:table-cell table:formula="of:=[.D65]-[.B65]" office:value-type="float" office:value="-6.08507142988464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65]" office:value-type="float" office:value="141.914928570115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table:formula="of:=IF([.E65]=0; [.C65]; IF([.E65]&gt;0; [.C65]*(1+[.$E$1]); [.C65]*(1-[.$E$1])))" office:value-type="float" office:value="0.189666173877834" calcext:value-type="float">
            <text:p>0.1897</text:p>
          </table:table-cell>
          <table:table-cell table:formula="of:=[.B66]*[.C66]+(1-[.C66])*[.A66]" office:value-type="float" office:value="141.551731394972" calcext:value-type="float">
            <text:p>142</text:p>
          </table:table-cell>
          <table:table-cell table:formula="of:=[.D66]-[.B66]" office:value-type="float" office:value="1.55173139497225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D66]" office:value-type="float" office:value="141.55173139497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formula="of:=IF([.E66]=0; [.C66]; IF([.E66]&gt;0; [.C66]*(1+[.$E$1]); [.C66]*(1-[.$E$1])))" office:value-type="float" office:value="0.191562835616613" calcext:value-type="float">
            <text:p>0.1916</text:p>
          </table:table-cell>
          <table:table-cell table:formula="of:=[.B67]*[.C67]+(1-[.C67])*[.A67]" office:value-type="float" office:value="143.170105685002" calcext:value-type="float">
            <text:p>143</text:p>
          </table:table-cell>
          <table:table-cell table:formula="of:=[.D67]-[.B67]" office:value-type="float" office:value="-6.82989431499783" calcext:value-type="float">
            <text:p>-7</text:p>
          </table:table-cell>
          <table:table-cell table:number-columns-repeated="4"/>
        </table:table-row>
        <table:table-row table:style-name="ro1">
          <table:table-cell table:formula="of:=[.D67]" office:value-type="float" office:value="143.170105685002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table:formula="of:=IF([.E67]=0; [.C67]; IF([.E67]&gt;0; [.C67]*(1+[.$E$1]); [.C67]*(1-[.$E$1])))" office:value-type="float" office:value="0.189647207260446" calcext:value-type="float">
            <text:p>0.1896</text:p>
          </table:table-cell>
          <table:table-cell table:formula="of:=[.B68]*[.C68]+(1-[.C68])*[.A68]" office:value-type="float" office:value="145.413612104028" calcext:value-type="float">
            <text:p>145</text:p>
          </table:table-cell>
          <table:table-cell table:formula="of:=[.D68]-[.B68]" office:value-type="float" office:value="-9.58638789597228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68]" office:value-type="float" office:value="145.413612104028" calcext:value-type="float">
            <text:p>145</text:p>
          </table:table-cell>
          <table:table-cell office:value-type="float" office:value="300" calcext:value-type="float">
            <text:p>300</text:p>
          </table:table-cell>
          <table:table-cell table:formula="of:=IF([.E68]=0; [.C68]; IF([.E68]&gt;0; [.C68]*(1+[.$E$1]); [.C68]*(1-[.$E$1])))" office:value-type="float" office:value="0.187750735187842" calcext:value-type="float">
            <text:p>0.1878</text:p>
          </table:table-cell>
          <table:table-cell table:formula="of:=[.B69]*[.C69]+(1-[.C69])*[.A69]" office:value-type="float" office:value="174.437320081529" calcext:value-type="float">
            <text:p>174</text:p>
          </table:table-cell>
          <table:table-cell table:formula="of:=[.D69]-[.B69]" office:value-type="float" office:value="-125.562679918471" calcext:value-type="float">
            <text:p>-126</text:p>
          </table:table-cell>
          <table:table-cell table:number-columns-repeated="4"/>
        </table:table-row>
        <table:table-row table:style-name="ro1">
          <table:table-cell table:formula="of:=[.D69]" office:value-type="float" office:value="174.437320081529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formula="of:=IF([.E69]=0; [.C69]; IF([.E69]&gt;0; [.C69]*(1+[.$E$1]); [.C69]*(1-[.$E$1])))" office:value-type="float" office:value="0.185873227835964" calcext:value-type="float">
            <text:p>0.1859</text:p>
          </table:table-cell>
          <table:table-cell table:formula="of:=[.B70]*[.C70]+(1-[.C70])*[.A70]" office:value-type="float" office:value="160.601415126517" calcext:value-type="float">
            <text:p>161</text:p>
          </table:table-cell>
          <table:table-cell table:formula="of:=[.D70]-[.B70]" office:value-type="float" office:value="60.6014151265168" calcext:value-type="float">
            <text:p>61</text:p>
          </table:table-cell>
          <table:table-cell table:number-columns-repeated="4"/>
        </table:table-row>
        <table:table-row table:style-name="ro1">
          <table:table-cell table:formula="of:=[.D70]" office:value-type="float" office:value="160.601415126517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table:formula="of:=IF([.E70]=0; [.C70]; IF([.E70]&gt;0; [.C70]*(1+[.$E$1]); [.C70]*(1-[.$E$1])))" office:value-type="float" office:value="0.187731960114323" calcext:value-type="float">
            <text:p>0.1877</text:p>
          </table:table-cell>
          <table:table-cell table:formula="of:=[.B71]*[.C71]+(1-[.C71])*[.A71]" office:value-type="float" office:value="152.9792318814" calcext:value-type="float">
            <text:p>153</text:p>
          </table:table-cell>
          <table:table-cell table:formula="of:=[.D71]-[.B71]" office:value-type="float" office:value="32.9792318814004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D71]" office:value-type="float" office:value="152.9792318814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table:formula="of:=IF([.E71]=0; [.C71]; IF([.E71]&gt;0; [.C71]*(1+[.$E$1]); [.C71]*(1-[.$E$1])))" office:value-type="float" office:value="0.189609279715466" calcext:value-type="float">
            <text:p>0.1896</text:p>
          </table:table-cell>
          <table:table-cell table:formula="of:=[.B72]*[.C72]+(1-[.C72])*[.A72]" office:value-type="float" office:value="153.36238826884" calcext:value-type="float">
            <text:p>153</text:p>
          </table:table-cell>
          <table:table-cell table:formula="of:=[.D72]-[.B72]" office:value-type="float" office:value="-1.63761173115992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72]" office:value-type="float" office:value="153.36238826884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formula="of:=IF([.E72]=0; [.C72]; IF([.E72]&gt;0; [.C72]*(1+[.$E$1]); [.C72]*(1-[.$E$1])))" office:value-type="float" office:value="0.187713186918312" calcext:value-type="float">
            <text:p>0.1877</text:p>
          </table:table-cell>
          <table:table-cell table:formula="of:=[.B73]*[.C73]+(1-[.C73])*[.A73]" office:value-type="float" office:value="153.857502772749" calcext:value-type="float">
            <text:p>154</text:p>
          </table:table-cell>
          <table:table-cell table:formula="of:=[.D73]-[.B73]" office:value-type="float" office:value="-2.14249722725077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73]" office:value-type="float" office:value="153.857502772749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table:formula="of:=IF([.E73]=0; [.C73]; IF([.E73]&gt;0; [.C73]*(1+[.$E$1]); [.C73]*(1-[.$E$1])))" office:value-type="float" office:value="0.185836055049129" calcext:value-type="float">
            <text:p>0.1858</text:p>
          </table:table-cell>
          <table:table-cell table:formula="of:=[.B74]*[.C74]+(1-[.C74])*[.A74]" office:value-type="float" office:value="154.999000225612" calcext:value-type="float">
            <text:p>155</text:p>
          </table:table-cell>
          <table:table-cell table:formula="of:=[.D74]-[.B74]" office:value-type="float" office:value="-5.00099977438828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74]" office:value-type="float" office:value="154.999000225612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table:formula="of:=IF([.E74]=0; [.C74]; IF([.E74]&gt;0; [.C74]*(1+[.$E$1]); [.C74]*(1-[.$E$1])))" office:value-type="float" office:value="0.183977694498637" calcext:value-type="float">
            <text:p>0.1840</text:p>
          </table:table-cell>
          <table:table-cell table:formula="of:=[.B75]*[.C75]+(1-[.C75])*[.A75]" office:value-type="float" office:value="155.551117245295" calcext:value-type="float">
            <text:p>156</text:p>
          </table:table-cell>
          <table:table-cell table:formula="of:=[.D75]-[.B75]" office:value-type="float" office:value="-2.44888275470541" calcext:value-type="float">
            <text:p>-2</text:p>
          </table:table-cell>
          <table:table-cell table:number-columns-repeated="4"/>
        </table:table-row>
        <table:table-row table:style-name="ro1">
          <table:table-cell table:formula="of:=[.D75]" office:value-type="float" office:value="155.551117245295" calcext:value-type="float">
            <text:p>156</text:p>
          </table:table-cell>
          <table:table-cell office:value-type="float" office:value="180" calcext:value-type="float">
            <text:p>180</text:p>
          </table:table-cell>
          <table:table-cell table:formula="of:=IF([.E75]=0; [.C75]; IF([.E75]&gt;0; [.C75]*(1+[.$E$1]); [.C75]*(1-[.$E$1])))" office:value-type="float" office:value="0.182137917553651" calcext:value-type="float">
            <text:p>0.1821</text:p>
          </table:table-cell>
          <table:table-cell table:formula="of:=[.B76]*[.C76]+(1-[.C76])*[.A76]" office:value-type="float" office:value="160.00418583675" calcext:value-type="float">
            <text:p>160</text:p>
          </table:table-cell>
          <table:table-cell table:formula="of:=[.D76]-[.B76]" office:value-type="float" office:value="-19.99581416325" calcext:value-type="float">
            <text:p>-20</text:p>
          </table:table-cell>
          <table:table-cell table:number-columns-repeated="4"/>
        </table:table-row>
        <table:table-row table:style-name="ro1">
          <table:table-cell table:formula="of:=[.D76]" office:value-type="float" office:value="160.00418583675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formula="of:=IF([.E76]=0; [.C76]; IF([.E76]&gt;0; [.C76]*(1+[.$E$1]); [.C76]*(1-[.$E$1])))" office:value-type="float" office:value="0.180316538378115" calcext:value-type="float">
            <text:p>0.1803</text:p>
          </table:table-cell>
          <table:table-cell table:formula="of:=[.B77]*[.C77]+(1-[.C77])*[.A77]" office:value-type="float" office:value="145.578107990908" calcext:value-type="float">
            <text:p>146</text:p>
          </table:table-cell>
          <table:table-cell table:formula="of:=[.D77]-[.B77]" office:value-type="float" office:value="65.5781079909079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D77]" office:value-type="float" office:value="145.578107990908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table:formula="of:=IF([.E77]=0; [.C77]; IF([.E77]&gt;0; [.C77]*(1+[.$E$1]); [.C77]*(1-[.$E$1])))" office:value-type="float" office:value="0.182119703761896" calcext:value-type="float">
            <text:p>0.1821</text:p>
          </table:table-cell>
          <table:table-cell table:formula="of:=[.B78]*[.C78]+(1-[.C78])*[.A78]" office:value-type="float" office:value="148.386738395052" calcext:value-type="float">
            <text:p>148</text:p>
          </table:table-cell>
          <table:table-cell table:formula="of:=[.D78]-[.B78]" office:value-type="float" office:value="-12.6132616049483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78]" office:value-type="float" office:value="148.386738395052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table:formula="of:=IF([.E78]=0; [.C78]; IF([.E78]&gt;0; [.C78]*(1+[.$E$1]); [.C78]*(1-[.$E$1])))" office:value-type="float" office:value="0.180298506724277" calcext:value-type="float">
            <text:p>0.1803</text:p>
          </table:table-cell>
          <table:table-cell table:formula="of:=[.B79]*[.C79]+(1-[.C79])*[.A79]" office:value-type="float" office:value="151.382084654244" calcext:value-type="float">
            <text:p>151</text:p>
          </table:table-cell>
          <table:table-cell table:formula="of:=[.D79]-[.B79]" office:value-type="float" office:value="-13.6179153457564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79]" office:value-type="float" office:value="151.382084654244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table:formula="of:=IF([.E79]=0; [.C79]; IF([.E79]&gt;0; [.C79]*(1+[.$E$1]); [.C79]*(1-[.$E$1])))" office:value-type="float" office:value="0.178495521657034" calcext:value-type="float">
            <text:p>0.1785</text:p>
          </table:table-cell>
          <table:table-cell table:formula="of:=[.B80]*[.C80]+(1-[.C80])*[.A80]" office:value-type="float" office:value="153.455830514452" calcext:value-type="float">
            <text:p>153</text:p>
          </table:table-cell>
          <table:table-cell table:formula="of:=[.D80]-[.B80]" office:value-type="float" office:value="-9.54416948554834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80]" office:value-type="float" office:value="153.455830514452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table:formula="of:=IF([.E80]=0; [.C80]; IF([.E80]&gt;0; [.C80]*(1+[.$E$1]); [.C80]*(1-[.$E$1])))" office:value-type="float" office:value="0.176710566440464" calcext:value-type="float">
            <text:p>0.1767</text:p>
          </table:table-cell>
          <table:table-cell table:formula="of:=[.B81]*[.C81]+(1-[.C81])*[.A81]" office:value-type="float" office:value="154.612254411125" calcext:value-type="float">
            <text:p>155</text:p>
          </table:table-cell>
          <table:table-cell table:formula="of:=[.D81]-[.B81]" office:value-type="float" office:value="-5.38774558887471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81]" office:value-type="float" office:value="154.61225441112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table:formula="of:=IF([.E81]=0; [.C81]; IF([.E81]&gt;0; [.C81]*(1+[.$E$1]); [.C81]*(1-[.$E$1])))" office:value-type="float" office:value="0.174943460776059" calcext:value-type="float">
            <text:p>0.1749</text:p>
          </table:table-cell>
          <table:table-cell table:formula="of:=[.B82]*[.C82]+(1-[.C82])*[.A82]" office:value-type="float" office:value="157.304239877985" calcext:value-type="float">
            <text:p>157</text:p>
          </table:table-cell>
          <table:table-cell table:formula="of:=[.D82]-[.B82]" office:value-type="float" office:value="-12.6957601220154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2]" office:value-type="float" office:value="157.304239877985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table:formula="of:=IF([.E82]=0; [.C82]; IF([.E82]&gt;0; [.C82]*(1+[.$E$1]); [.C82]*(1-[.$E$1])))" office:value-type="float" office:value="0.173194026168298" calcext:value-type="float">
            <text:p>0.1732</text:p>
          </table:table-cell>
          <table:table-cell table:formula="of:=[.B83]*[.C83]+(1-[.C83])*[.A83]" office:value-type="float" office:value="159.503069688783" calcext:value-type="float">
            <text:p>160</text:p>
          </table:table-cell>
          <table:table-cell table:formula="of:=[.D83]-[.B83]" office:value-type="float" office:value="-10.4969303112166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83]" office:value-type="float" office:value="159.503069688783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formula="of:=IF([.E83]=0; [.C83]; IF([.E83]&gt;0; [.C83]*(1+[.$E$1]); [.C83]*(1-[.$E$1])))" office:value-type="float" office:value="0.171462085906615" calcext:value-type="float">
            <text:p>0.1715</text:p>
          </table:table-cell>
          <table:table-cell table:formula="of:=[.B84]*[.C84]+(1-[.C84])*[.A84]" office:value-type="float" office:value="160.788508997841" calcext:value-type="float">
            <text:p>161</text:p>
          </table:table-cell>
          <table:table-cell table:formula="of:=[.D84]-[.B84]" office:value-type="float" office:value="-6.21149100215888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84]" office:value-type="float" office:value="160.78850899784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table:formula="of:=IF([.E84]=0; [.C84]; IF([.E84]&gt;0; [.C84]*(1+[.$E$1]); [.C84]*(1-[.$E$1])))" office:value-type="float" office:value="0.169747465047549" calcext:value-type="float">
            <text:p>0.1697</text:p>
          </table:table-cell>
          <table:table-cell table:formula="of:=[.B85]*[.C85]+(1-[.C85])*[.A85]" office:value-type="float" office:value="160.65466159429" calcext:value-type="float">
            <text:p>161</text:p>
          </table:table-cell>
          <table:table-cell table:formula="of:=[.D85]-[.B85]" office:value-type="float" office:value="0.654661594290388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D85]" office:value-type="float" office:value="160.65466159429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table:formula="of:=IF([.E85]=0; [.C85]; IF([.E85]&gt;0; [.C85]*(1+[.$E$1]); [.C85]*(1-[.$E$1])))" office:value-type="float" office:value="0.171444939698025" calcext:value-type="float">
            <text:p>0.1714</text:p>
          </table:table-cell>
          <table:table-cell table:formula="of:=[.B86]*[.C86]+(1-[.C86])*[.A86]" office:value-type="float" office:value="160.885313056131" calcext:value-type="float">
            <text:p>161</text:p>
          </table:table-cell>
          <table:table-cell table:formula="of:=[.D86]-[.B86]" office:value-type="float" office:value="-1.11468694386929" calcext:value-type="float">
            <text:p>-1</text:p>
          </table:table-cell>
          <table:table-cell table:number-columns-repeated="4"/>
        </table:table-row>
        <table:table-row table:style-name="ro1">
          <table:table-cell table:formula="of:=[.D86]" office:value-type="float" office:value="160.88531305613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table:formula="of:=IF([.E86]=0; [.C86]; IF([.E86]&gt;0; [.C86]*(1+[.$E$1]); [.C86]*(1-[.$E$1])))" office:value-type="float" office:value="0.169730490301044" calcext:value-type="float">
            <text:p>0.1697</text:p>
          </table:table-cell>
          <table:table-cell table:formula="of:=[.B87]*[.C87]+(1-[.C87])*[.A87]" office:value-type="float" office:value="153.945828825002" calcext:value-type="float">
            <text:p>154</text:p>
          </table:table-cell>
          <table:table-cell table:formula="of:=[.D87]-[.B87]" office:value-type="float" office:value="33.945828825002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D87]" office:value-type="float" office:value="153.945828825002" calcext:value-type="float">
            <text:p>154</text:p>
          </table:table-cell>
          <table:table-cell office:value-type="float" office:value="170" calcext:value-type="float">
            <text:p>170</text:p>
          </table:table-cell>
          <table:table-cell table:formula="of:=IF([.E87]=0; [.C87]; IF([.E87]&gt;0; [.C87]*(1+[.$E$1]); [.C87]*(1-[.$E$1])))" office:value-type="float" office:value="0.171427795204055" calcext:value-type="float">
            <text:p>0.1714</text:p>
          </table:table-cell>
          <table:table-cell table:formula="of:=[.B88]*[.C88]+(1-[.C88])*[.A88]" office:value-type="float" office:value="156.69795999336" calcext:value-type="float">
            <text:p>157</text:p>
          </table:table-cell>
          <table:table-cell table:formula="of:=[.D88]-[.B88]" office:value-type="float" office:value="-13.3020400066396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8]" office:value-type="float" office:value="156.69795999336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table:formula="of:=IF([.E88]=0; [.C88]; IF([.E88]&gt;0; [.C88]*(1+[.$E$1]); [.C88]*(1-[.$E$1])))" office:value-type="float" office:value="0.169713517252014" calcext:value-type="float">
            <text:p>0.1697</text:p>
          </table:table-cell>
          <table:table-cell table:formula="of:=[.B89]*[.C89]+(1-[.C89])*[.A89]" office:value-type="float" office:value="159.294923024018" calcext:value-type="float">
            <text:p>159</text:p>
          </table:table-cell>
          <table:table-cell table:formula="of:=[.D89]-[.B89]" office:value-type="float" office:value="-12.7050769759818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89]" office:value-type="float" office:value="159.294923024018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table:formula="of:=IF([.E89]=0; [.C89]; IF([.E89]&gt;0; [.C89]*(1+[.$E$1]); [.C89]*(1-[.$E$1])))" office:value-type="float" office:value="0.168016382079494" calcext:value-type="float">
            <text:p>0.1680</text:p>
          </table:table-cell>
          <table:table-cell table:formula="of:=[.B90]*[.C90]+(1-[.C90])*[.A90]" office:value-type="float" office:value="161.597600473644" calcext:value-type="float">
            <text:p>162</text:p>
          </table:table-cell>
          <table:table-cell table:formula="of:=[.D90]-[.B90]" office:value-type="float" office:value="-11.4023995263564" calcext:value-type="float">
            <text:p>-11</text:p>
          </table:table-cell>
          <table:table-cell table:number-columns-repeated="4"/>
        </table:table-row>
        <table:table-row table:style-name="ro1">
          <table:table-cell table:formula="of:=[.D90]" office:value-type="float" office:value="161.597600473644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table:formula="of:=IF([.E90]=0; [.C90]; IF([.E90]&gt;0; [.C90]*(1+[.$E$1]); [.C90]*(1-[.$E$1])))" office:value-type="float" office:value="0.166336218258699" calcext:value-type="float">
            <text:p>0.1663</text:p>
          </table:table-cell>
          <table:table-cell table:formula="of:=[.B91]*[.C91]+(1-[.C91])*[.A91]" office:value-type="float" office:value="168.816991474211" calcext:value-type="float">
            <text:p>169</text:p>
          </table:table-cell>
          <table:table-cell table:formula="of:=[.D91]-[.B91]" office:value-type="float" office:value="-36.1830085257891" calcext:value-type="float">
            <text:p>-36</text:p>
          </table:table-cell>
          <table:table-cell table:number-columns-repeated="4"/>
        </table:table-row>
        <table:table-row table:style-name="ro1">
          <table:table-cell table:formula="of:=[.D91]" office:value-type="float" office:value="168.816991474211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table:formula="of:=IF([.E91]=0; [.C91]; IF([.E91]&gt;0; [.C91]*(1+[.$E$1]); [.C91]*(1-[.$E$1])))" office:value-type="float" office:value="0.164672856076112" calcext:value-type="float">
            <text:p>0.1647</text:p>
          </table:table-cell>
          <table:table-cell table:formula="of:=[.B92]*[.C92]+(1-[.C92])*[.A92]" office:value-type="float" office:value="165.718343745393" calcext:value-type="float">
            <text:p>166</text:p>
          </table:table-cell>
          <table:table-cell table:formula="of:=[.D92]-[.B92]" office:value-type="float" office:value="15.7183437453928" calcext:value-type="float">
            <text:p>16</text:p>
          </table:table-cell>
          <table:table-cell table:number-columns-repeated="4"/>
        </table:table-row>
        <table:table-row table:style-name="ro1">
          <table:table-cell table:formula="of:=[.D92]" office:value-type="float" office:value="165.718343745393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table:formula="of:=IF([.E92]=0; [.C92]; IF([.E92]&gt;0; [.C92]*(1+[.$E$1]); [.C92]*(1-[.$E$1])))" office:value-type="float" office:value="0.166319584636873" calcext:value-type="float">
            <text:p>0.1663</text:p>
          </table:table-cell>
          <table:table-cell table:formula="of:=[.B93]*[.C93]+(1-[.C93])*[.A93]" office:value-type="float" office:value="167.428384543038" calcext:value-type="float">
            <text:p>167</text:p>
          </table:table-cell>
          <table:table-cell table:formula="of:=[.D93]-[.B93]" office:value-type="float" office:value="-8.57161545696187" calcext:value-type="float">
            <text:p>-9</text:p>
          </table:table-cell>
          <table:table-cell table:number-columns-repeated="4"/>
        </table:table-row>
        <table:table-row table:style-name="ro1">
          <table:table-cell table:formula="of:=[.D93]" office:value-type="float" office:value="167.428384543038" calcext:value-type="float">
            <text:p>167</text:p>
          </table:table-cell>
          <table:table-cell office:value-type="float" office:value="195" calcext:value-type="float">
            <text:p>195</text:p>
          </table:table-cell>
          <table:table-cell table:formula="of:=IF([.E93]=0; [.C93]; IF([.E93]&gt;0; [.C93]*(1+[.$E$1]); [.C93]*(1-[.$E$1])))" office:value-type="float" office:value="0.164656388790505" calcext:value-type="float">
            <text:p>0.1647</text:p>
          </table:table-cell>
          <table:table-cell table:formula="of:=[.B94]*[.C94]+(1-[.C94])*[.A94]" office:value-type="float" office:value="171.968227177302" calcext:value-type="float">
            <text:p>172</text:p>
          </table:table-cell>
          <table:table-cell table:formula="of:=[.D94]-[.B94]" office:value-type="float" office:value="-23.0317728226981" calcext:value-type="float">
            <text:p>-23</text:p>
          </table:table-cell>
          <table:table-cell table:number-columns-repeated="4"/>
        </table:table-row>
        <table:table-row table:style-name="ro1">
          <table:table-cell table:formula="of:=[.D94]" office:value-type="float" office:value="171.96822717730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table:formula="of:=IF([.E94]=0; [.C94]; IF([.E94]&gt;0; [.C94]*(1+[.$E$1]); [.C94]*(1-[.$E$1])))" office:value-type="float" office:value="0.1630098249026" calcext:value-type="float">
            <text:p>0.1630</text:p>
          </table:table-cell>
          <table:table-cell table:formula="of:=[.B95]*[.C95]+(1-[.C95])*[.A95]" office:value-type="float" office:value="172.951465408982" calcext:value-type="float">
            <text:p>173</text:p>
          </table:table-cell>
          <table:table-cell table:formula="of:=[.D95]-[.B95]" office:value-type="float" office:value="-5.04853459101778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95]" office:value-type="float" office:value="172.951465408982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table:formula="of:=IF([.E95]=0; [.C95]; IF([.E95]&gt;0; [.C95]*(1+[.$E$1]); [.C95]*(1-[.$E$1])))" office:value-type="float" office:value="0.161379726653574" calcext:value-type="float">
            <text:p>0.1614</text:p>
          </table:table-cell>
          <table:table-cell table:formula="of:=[.B96]*[.C96]+(1-[.C96])*[.A96]" office:value-type="float" office:value="172.475158728053" calcext:value-type="float">
            <text:p>172</text:p>
          </table:table-cell>
          <table:table-cell table:formula="of:=[.D96]-[.B96]" office:value-type="float" office:value="2.475158728053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D96]" office:value-type="float" office:value="172.475158728053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table:formula="of:=IF([.E96]=0; [.C96]; IF([.E96]&gt;0; [.C96]*(1+[.$E$1]); [.C96]*(1-[.$E$1])))" office:value-type="float" office:value="0.162993523920109" calcext:value-type="float">
            <text:p>0.1630</text:p>
          </table:table-cell>
          <table:table-cell table:formula="of:=[.B97]*[.C97]+(1-[.C97])*[.A97]" office:value-type="float" office:value="173.701659123907" calcext:value-type="float">
            <text:p>174</text:p>
          </table:table-cell>
          <table:table-cell table:formula="of:=[.D97]-[.B97]" office:value-type="float" office:value="-6.29834087609271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97]" office:value-type="float" office:value="173.701659123907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 table:formula="of:=IF([.E97]=0; [.C97]; IF([.E97]&gt;0; [.C97]*(1+[.$E$1]); [.C97]*(1-[.$E$1])))" office:value-type="float" office:value="0.161363588680908" calcext:value-type="float">
            <text:p>0.1614</text:p>
          </table:table-cell>
          <table:table-cell table:formula="of:=[.B98]*[.C98]+(1-[.C98])*[.A98]" office:value-type="float" office:value="174.87934559909" calcext:value-type="float">
            <text:p>175</text:p>
          </table:table-cell>
          <table:table-cell table:formula="of:=[.D98]-[.B98]" office:value-type="float" office:value="-6.12065440090981" calcext:value-type="float">
            <text:p>-6</text:p>
          </table:table-cell>
          <table:table-cell table:number-columns-repeated="4"/>
        </table:table-row>
        <table:table-row table:style-name="ro1">
          <table:table-cell table:formula="of:=[.D98]" office:value-type="float" office:value="174.87934559909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table:formula="of:=IF([.E98]=0; [.C98]; IF([.E98]&gt;0; [.C98]*(1+[.$E$1]); [.C98]*(1-[.$E$1])))" office:value-type="float" office:value="0.159749952794099" calcext:value-type="float">
            <text:p>0.1597</text:p>
          </table:table-cell>
          <table:table-cell table:formula="of:=[.B99]*[.C99]+(1-[.C99])*[.A99]" office:value-type="float" office:value="177.294869425851" calcext:value-type="float">
            <text:p>177</text:p>
          </table:table-cell>
          <table:table-cell table:formula="of:=[.D99]-[.B99]" office:value-type="float" office:value="-12.7051305741486" calcext:value-type="float">
            <text:p>-13</text:p>
          </table:table-cell>
          <table:table-cell table:number-columns-repeated="4"/>
        </table:table-row>
        <table:table-row table:style-name="ro1">
          <table:table-cell table:formula="of:=[.D99]" office:value-type="float" office:value="177.294869425851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table:formula="of:=IF([.E99]=0; [.C99]; IF([.E99]&gt;0; [.C99]*(1+[.$E$1]); [.C99]*(1-[.$E$1])))" office:value-type="float" office:value="0.158152453266158" calcext:value-type="float">
            <text:p>0.1582</text:p>
          </table:table-cell>
          <table:table-cell table:formula="of:=[.B100]*[.C100]+(1-[.C100])*[.A100]" office:value-type="float" office:value="178.197149822357" calcext:value-type="float">
            <text:p>178</text:p>
          </table:table-cell>
          <table:table-cell table:formula="of:=[.D100]-[.B100]" office:value-type="float" office:value="-4.80285017764322" calcext:value-type="float">
            <text:p>-5</text:p>
          </table:table-cell>
          <table:table-cell table:number-columns-repeated="4"/>
        </table:table-row>
        <table:table-row table:style-name="ro1">
          <table:table-cell table:formula="of:=[.D100]" office:value-type="float" office:value="178.197149822357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table:formula="of:=IF([.E100]=0; [.C100]; IF([.E100]&gt;0; [.C100]*(1+[.$E$1]); [.C100]*(1-[.$E$1])))" office:value-type="float" office:value="0.156570928733497" calcext:value-type="float">
            <text:p>0.1566</text:p>
          </table:table-cell>
          <table:table-cell table:formula="of:=[.B101]*[.C101]+(1-[.C101])*[.A101]" office:value-type="float" office:value="180.82798768004" calcext:value-type="float">
            <text:p>181</text:p>
          </table:table-cell>
          <table:table-cell table:formula="of:=[.D101]-[.B101]" office:value-type="float" office:value="-14.1720123199598" calcext:value-type="float">
            <text:p>-14</text:p>
          </table:table-cell>
          <table:table-cell table:number-columns-repeated="4"/>
        </table:table-row>
        <table:table-row table:style-name="ro1">
          <table:table-cell table:formula="of:=[.D101]" office:value-type="float" office:value="180.82798768004" calcext:value-type="float">
            <text:p>181</text:p>
          </table:table-cell>
          <table:table-cell table:style-name="ce6" table:formula="of:=[.B101]*0.99" office:value-type="float" office:value="193.05" calcext:value-type="float">
            <text:p>193</text:p>
          </table:table-cell>
          <table:table-cell table:formula="of:=IF([.E101]=0; [.C101]; IF([.E101]&gt;0; [.C101]*(1+[.$E$1]); [.C101]*(1-[.$E$1])))" office:value-type="float" office:value="0.155005219446162" calcext:value-type="float">
            <text:p>0.1550</text:p>
          </table:table-cell>
          <table:table-cell table:formula="of:=[.B102]*[.C102]+(1-[.C102])*[.A102]" office:value-type="float" office:value="182.722463381769" calcext:value-type="float">
            <text:p>183</text:p>
          </table:table-cell>
          <table:table-cell table:formula="of:=[.D102]-[.B102]" office:value-type="float" office:value="-10.3275366182308" calcext:value-type="float">
            <text:p>-10</text:p>
          </table:table-cell>
          <table:table-cell table:number-columns-repeated="4"/>
        </table:table-row>
        <table:table-row table:style-name="ro1">
          <table:table-cell table:formula="of:=[.D102]" office:value-type="float" office:value="182.722463381769" calcext:value-type="float">
            <text:p>183</text:p>
          </table:table-cell>
          <table:table-cell table:style-name="ce6" table:formula="of:=[.B102]*0.99" office:value-type="float" office:value="191.1195" calcext:value-type="float">
            <text:p>191</text:p>
          </table:table-cell>
          <table:table-cell table:formula="of:=IF([.E102]=0; [.C102]; IF([.E102]&gt;0; [.C102]*(1+[.$E$1]); [.C102]*(1-[.$E$1])))" office:value-type="float" office:value="0.1534551672517" calcext:value-type="float">
            <text:p>0.1535</text:p>
          </table:table-cell>
          <table:table-cell table:formula="of:=[.B103]*[.C103]+(1-[.C103])*[.A103]" office:value-type="float" office:value="184.011032040439" calcext:value-type="float">
            <text:p>184</text:p>
          </table:table-cell>
          <table:table-cell table:formula="of:=[.D103]-[.B103]" office:value-type="float" office:value="-7.10846795956152" calcext:value-type="float">
            <text:p>-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3]" office:value-type="float" office:value="184.011032040439" calcext:value-type="float">
            <text:p>184</text:p>
          </table:table-cell>
          <table:table-cell table:style-name="ce6" table:formula="of:=[.B103]*0.99" office:value-type="float" office:value="189.208305" calcext:value-type="float">
            <text:p>189</text:p>
          </table:table-cell>
          <table:table-cell table:formula="of:=IF([.E103]=0; [.C103]; IF([.E103]&gt;0; [.C103]*(1+[.$E$1]); [.C103]*(1-[.$E$1])))" office:value-type="float" office:value="0.151920615579183" calcext:value-type="float">
            <text:p>0.1519</text:p>
          </table:table-cell>
          <table:table-cell table:formula="of:=[.B104]*[.C104]+(1-[.C104])*[.A104]" office:value-type="float" office:value="184.800604947788" calcext:value-type="float">
            <text:p>185</text:p>
          </table:table-cell>
          <table:table-cell table:formula="of:=[.D104]-[.B104]" office:value-type="float" office:value="-4.40770005221191" calcext:value-type="float">
            <text:p>-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4]" office:value-type="float" office:value="184.800604947788" calcext:value-type="float">
            <text:p>185</text:p>
          </table:table-cell>
          <table:table-cell table:style-name="ce6" office:value-type="float" office:value="200" calcext:value-type="float">
            <text:p>200</text:p>
          </table:table-cell>
          <table:table-cell table:formula="of:=IF([.E104]=0; [.C104]; IF([.E104]&gt;0; [.C104]*(1+[.$E$1]); [.C104]*(1-[.$E$1])))" office:value-type="float" office:value="0.150401409423391" calcext:value-type="float">
            <text:p>0.1504</text:p>
          </table:table-cell>
          <table:table-cell table:formula="of:=[.B105]*[.C105]+(1-[.C105])*[.A105]" office:value-type="float" office:value="187.086615386024" calcext:value-type="float">
            <text:p>187</text:p>
          </table:table-cell>
          <table:table-cell table:formula="of:=[.D105]-[.B105]" office:value-type="float" office:value="-12.9133846139763" calcext:value-type="float">
            <text:p>-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5]" office:value-type="float" office:value="187.086615386024" calcext:value-type="float">
            <text:p>187</text:p>
          </table:table-cell>
          <table:table-cell table:style-name="ce6" office:value-type="float" office:value="188" calcext:value-type="float">
            <text:p>188</text:p>
          </table:table-cell>
          <table:table-cell table:formula="of:=IF([.E105]=0; [.C105]; IF([.E105]&gt;0; [.C105]*(1+[.$E$1]); [.C105]*(1-[.$E$1])))" office:value-type="float" office:value="0.148897395329157" calcext:value-type="float">
            <text:p>0.1489</text:p>
          </table:table-cell>
          <table:table-cell table:formula="of:=[.B106]*[.C106]+(1-[.C106])*[.A106]" office:value-type="float" office:value="187.222615975978" calcext:value-type="float">
            <text:p>187</text:p>
          </table:table-cell>
          <table:table-cell table:formula="of:=[.D106]-[.B106]" office:value-type="float" office:value="-0.777384024021501" calcext:value-type="float">
            <text:p>-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6]" office:value-type="float" office:value="187.222615975978" calcext:value-type="float">
            <text:p>187</text:p>
          </table:table-cell>
          <table:table-cell table:style-name="ce6" table:formula="of:=[.B106]*0.99" office:value-type="float" office:value="186.12" calcext:value-type="float">
            <text:p>186</text:p>
          </table:table-cell>
          <table:table-cell table:formula="of:=IF([.E106]=0; [.C106]; IF([.E106]&gt;0; [.C106]*(1+[.$E$1]); [.C106]*(1-[.$E$1])))" office:value-type="float" office:value="0.147408421375866" calcext:value-type="float">
            <text:p>0.1474</text:p>
          </table:table-cell>
          <table:table-cell table:formula="of:=[.B107]*[.C107]+(1-[.C107])*[.A107]" office:value-type="float" office:value="187.060081095576" calcext:value-type="float">
            <text:p>187</text:p>
          </table:table-cell>
          <table:table-cell table:formula="of:=[.D107]-[.B107]" office:value-type="float" office:value="0.940081095575692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7]" office:value-type="float" office:value="187.060081095576" calcext:value-type="float">
            <text:p>187</text:p>
          </table:table-cell>
          <table:table-cell table:style-name="ce6" table:formula="of:=[.B107]*0.99" office:value-type="float" office:value="184.2588" calcext:value-type="float">
            <text:p>184</text:p>
          </table:table-cell>
          <table:table-cell table:formula="of:=IF([.E107]=0; [.C107]; IF([.E107]&gt;0; [.C107]*(1+[.$E$1]); [.C107]*(1-[.$E$1])))" office:value-type="float" office:value="0.148882505589624" calcext:value-type="float">
            <text:p>0.1489</text:p>
          </table:table-cell>
          <table:table-cell table:formula="of:=[.B108]*[.C108]+(1-[.C108])*[.A108]" office:value-type="float" office:value="186.643019347206" calcext:value-type="float">
            <text:p>187</text:p>
          </table:table-cell>
          <table:table-cell table:formula="of:=[.D108]-[.B108]" office:value-type="float" office:value="2.38421934720554" calcext:value-type="float">
            <text:p>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8]" office:value-type="float" office:value="186.643019347206" calcext:value-type="float">
            <text:p>187</text:p>
          </table:table-cell>
          <table:table-cell table:style-name="ce6" office:value-type="float" office:value="185" calcext:value-type="float">
            <text:p>185</text:p>
          </table:table-cell>
          <table:table-cell table:formula="of:=IF([.E108]=0; [.C108]; IF([.E108]&gt;0; [.C108]*(1+[.$E$1]); [.C108]*(1-[.$E$1])))" office:value-type="float" office:value="0.150371330645521" calcext:value-type="float">
            <text:p>0.1504</text:p>
          </table:table-cell>
          <table:table-cell table:formula="of:=[.B109]*[.C109]+(1-[.C109])*[.A109]" office:value-type="float" office:value="186.39595634169" calcext:value-type="float">
            <text:p>186</text:p>
          </table:table-cell>
          <table:table-cell table:formula="of:=[.D109]-[.B109]" office:value-type="float" office:value="1.39595634168992" calcext:value-type="float">
            <text:p>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09]" office:value-type="float" office:value="186.39595634169" calcext:value-type="float">
            <text:p>186</text:p>
          </table:table-cell>
          <table:table-cell table:style-name="ce6" table:formula="of:=[.B109]*0.99" office:value-type="float" office:value="183.15" calcext:value-type="float">
            <text:p>183</text:p>
          </table:table-cell>
          <table:table-cell table:formula="of:=IF([.E109]=0; [.C109]; IF([.E109]&gt;0; [.C109]*(1+[.$E$1]); [.C109]*(1-[.$E$1])))" office:value-type="float" office:value="0.151875043951976" calcext:value-type="float">
            <text:p>0.1519</text:p>
          </table:table-cell>
          <table:table-cell table:formula="of:=[.B110]*[.C110]+(1-[.C110])*[.A110]" office:value-type="float" office:value="185.90297657963" calcext:value-type="float">
            <text:p>186</text:p>
          </table:table-cell>
          <table:table-cell table:formula="of:=[.D110]-[.B110]" office:value-type="float" office:value="2.75297657962957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0]" office:value-type="float" office:value="185.90297657963" calcext:value-type="float">
            <text:p>186</text:p>
          </table:table-cell>
          <table:table-cell table:style-name="ce6" table:formula="of:=[.B110]*0.99" office:value-type="float" office:value="181.3185" calcext:value-type="float">
            <text:p>181</text:p>
          </table:table-cell>
          <table:table-cell table:formula="of:=IF([.E110]=0; [.C110]; IF([.E110]&gt;0; [.C110]*(1+[.$E$1]); [.C110]*(1-[.$E$1])))" office:value-type="float" office:value="0.153393794391496" calcext:value-type="float">
            <text:p>0.1534</text:p>
          </table:table-cell>
          <table:table-cell table:formula="of:=[.B111]*[.C111]+(1-[.C111])*[.A111]" office:value-type="float" office:value="185.199746321781" calcext:value-type="float">
            <text:p>185</text:p>
          </table:table-cell>
          <table:table-cell table:formula="of:=[.D111]-[.B111]" office:value-type="float" office:value="3.88124632178125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1]" office:value-type="float" office:value="185.199746321781" calcext:value-type="float">
            <text:p>185</text:p>
          </table:table-cell>
          <table:table-cell table:style-name="ce6" table:formula="of:=[.B111]*0.99" office:value-type="float" office:value="179.505315" calcext:value-type="float">
            <text:p>180</text:p>
          </table:table-cell>
          <table:table-cell table:formula="of:=IF([.E111]=0; [.C111]; IF([.E111]&gt;0; [.C111]*(1+[.$E$1]); [.C111]*(1-[.$E$1])))" office:value-type="float" office:value="0.154927732335411" calcext:value-type="float">
            <text:p>0.1549</text:p>
          </table:table-cell>
          <table:table-cell table:formula="of:=[.B112]*[.C112]+(1-[.C112])*[.A112]" office:value-type="float" office:value="184.317520990158" calcext:value-type="float">
            <text:p>184</text:p>
          </table:table-cell>
          <table:table-cell table:formula="of:=[.D112]-[.B112]" office:value-type="float" office:value="4.81220599015794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2]" office:value-type="float" office:value="184.317520990158" calcext:value-type="float">
            <text:p>184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12]=0; [.C112]; IF([.E112]&gt;0; [.C112]*(1+[.$E$1]); [.C112]*(1-[.$E$1])))" office:value-type="float" office:value="0.156477009658765" calcext:value-type="float">
            <text:p>0.1565</text:p>
          </table:table-cell>
          <table:table-cell table:formula="of:=[.B113]*[.C113]+(1-[.C113])*[.A113]" office:value-type="float" office:value="183.641928216479" calcext:value-type="float">
            <text:p>184</text:p>
          </table:table-cell>
          <table:table-cell table:formula="of:=[.D113]-[.B113]" office:value-type="float" office:value="3.64192821647907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3]" office:value-type="float" office:value="183.641928216479" calcext:value-type="float">
            <text:p>184</text:p>
          </table:table-cell>
          <table:table-cell table:style-name="ce6" office:value-type="float" office:value="230" calcext:value-type="float">
            <text:p>230</text:p>
          </table:table-cell>
          <table:table-cell table:formula="of:=IF([.E113]=0; [.C113]; IF([.E113]&gt;0; [.C113]*(1+[.$E$1]); [.C113]*(1-[.$E$1])))" office:value-type="float" office:value="0.158041779755352" calcext:value-type="float">
            <text:p>0.1580</text:p>
          </table:table-cell>
          <table:table-cell table:formula="of:=[.B114]*[.C114]+(1-[.C114])*[.A114]" office:value-type="float" office:value="190.968440387173" calcext:value-type="float">
            <text:p>191</text:p>
          </table:table-cell>
          <table:table-cell table:formula="of:=[.D114]-[.B114]" office:value-type="float" office:value="-39.0315596128269" calcext:value-type="float">
            <text:p>-3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4]" office:value-type="float" office:value="190.968440387173" calcext:value-type="float">
            <text:p>191</text:p>
          </table:table-cell>
          <table:table-cell table:style-name="ce6" office:value-type="float" office:value="140" calcext:value-type="float">
            <text:p>140</text:p>
          </table:table-cell>
          <table:table-cell table:formula="of:=IF([.E114]=0; [.C114]; IF([.E114]&gt;0; [.C114]*(1+[.$E$1]); [.C114]*(1-[.$E$1])))" office:value-type="float" office:value="0.156461361957799" calcext:value-type="float">
            <text:p>0.1565</text:p>
          </table:table-cell>
          <table:table-cell table:formula="of:=[.B115]*[.C115]+(1-[.C115])*[.A115]" office:value-type="float" office:value="182.993848787331" calcext:value-type="float">
            <text:p>183</text:p>
          </table:table-cell>
          <table:table-cell table:formula="of:=[.D115]-[.B115]" office:value-type="float" office:value="42.9938487873311" calcext:value-type="float">
            <text:p>4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5]" office:value-type="float" office:value="182.993848787331" calcext:value-type="float">
            <text:p>183</text:p>
          </table:table-cell>
          <table:table-cell table:style-name="ce6" office:value-type="float" office:value="220" calcext:value-type="float">
            <text:p>220</text:p>
          </table:table-cell>
          <table:table-cell table:formula="of:=IF([.E115]=0; [.C115]; IF([.E115]&gt;0; [.C115]*(1+[.$E$1]); [.C115]*(1-[.$E$1])))" office:value-type="float" office:value="0.158025975577377" calcext:value-type="float">
            <text:p>0.1580</text:p>
          </table:table-cell>
          <table:table-cell table:formula="of:=[.B116]*[.C116]+(1-[.C116])*[.A116]" office:value-type="float" office:value="188.841781935077" calcext:value-type="float">
            <text:p>189</text:p>
          </table:table-cell>
          <table:table-cell table:formula="of:=[.D116]-[.B116]" office:value-type="float" office:value="-31.158218064923" calcext:value-type="float">
            <text:p>-3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6]" office:value-type="float" office:value="188.841781935077" calcext:value-type="float">
            <text:p>189</text:p>
          </table:table-cell>
          <table:table-cell table:style-name="ce6" office:value-type="float" office:value="450" calcext:value-type="float">
            <text:p>450</text:p>
          </table:table-cell>
          <table:table-cell table:formula="of:=IF([.E116]=0; [.C116]; IF([.E116]&gt;0; [.C116]*(1+[.$E$1]); [.C116]*(1-[.$E$1])))" office:value-type="float" office:value="0.156445715821603" calcext:value-type="float">
            <text:p>0.1564</text:p>
          </table:table-cell>
          <table:table-cell table:formula="of:=[.B117]*[.C117]+(1-[.C117])*[.A117]" office:value-type="float" office:value="229.698866302938" calcext:value-type="float">
            <text:p>230</text:p>
          </table:table-cell>
          <table:table-cell table:formula="of:=[.D117]-[.B117]" office:value-type="float" office:value="-220.301133697062" calcext:value-type="float">
            <text:p>-22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7]" office:value-type="float" office:value="229.698866302938" calcext:value-type="float">
            <text:p>230</text:p>
          </table:table-cell>
          <table:table-cell table:style-name="ce6" office:value-type="float" office:value="150" calcext:value-type="float">
            <text:p>150</text:p>
          </table:table-cell>
          <table:table-cell table:formula="of:=IF([.E117]=0; [.C117]; IF([.E117]&gt;0; [.C117]*(1+[.$E$1]); [.C117]*(1-[.$E$1])))" office:value-type="float" office:value="0.154881258663387" calcext:value-type="float">
            <text:p>0.1549</text:p>
          </table:table-cell>
          <table:table-cell table:formula="of:=[.B118]*[.C118]+(1-[.C118])*[.A118]" office:value-type="float" office:value="217.355005575894" calcext:value-type="float">
            <text:p>217</text:p>
          </table:table-cell>
          <table:table-cell table:formula="of:=[.D118]-[.B118]" office:value-type="float" office:value="67.3550055758941" calcext:value-type="float">
            <text:p>6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8]" office:value-type="float" office:value="217.355005575894" calcext:value-type="float">
            <text:p>217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18]=0; [.C118]; IF([.E118]&gt;0; [.C118]*(1+[.$E$1]); [.C118]*(1-[.$E$1])))" office:value-type="float" office:value="0.156430071250021" calcext:value-type="float">
            <text:p>0.1564</text:p>
          </table:table-cell>
          <table:table-cell table:formula="of:=[.B119]*[.C119]+(1-[.C119])*[.A119]" office:value-type="float" office:value="211.511559392112" calcext:value-type="float">
            <text:p>212</text:p>
          </table:table-cell>
          <table:table-cell table:formula="of:=[.D119]-[.B119]" office:value-type="float" office:value="31.5115593921121" calcext:value-type="float">
            <text:p>3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19]" office:value-type="float" office:value="211.511559392112" calcext:value-type="float">
            <text:p>212</text:p>
          </table:table-cell>
          <table:table-cell table:style-name="ce6" table:formula="of:=[.B119]*0.99" office:value-type="float" office:value="178.2" calcext:value-type="float">
            <text:p>178</text:p>
          </table:table-cell>
          <table:table-cell table:formula="of:=IF([.E119]=0; [.C119]; IF([.E119]&gt;0; [.C119]*(1+[.$E$1]); [.C119]*(1-[.$E$1])))" office:value-type="float" office:value="0.157994371962521" calcext:value-type="float">
            <text:p>0.1580</text:p>
          </table:table-cell>
          <table:table-cell table:formula="of:=[.B120]*[.C120]+(1-[.C120])*[.A120]" office:value-type="float" office:value="206.248520486863" calcext:value-type="float">
            <text:p>206</text:p>
          </table:table-cell>
          <table:table-cell table:formula="of:=[.D120]-[.B120]" office:value-type="float" office:value="28.0485204868631" calcext:value-type="float">
            <text:p>2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0]" office:value-type="float" office:value="206.248520486863" calcext:value-type="float">
            <text:p>206</text:p>
          </table:table-cell>
          <table:table-cell table:style-name="ce6" office:value-type="float" office:value="100" calcext:value-type="float">
            <text:p>100</text:p>
          </table:table-cell>
          <table:table-cell table:formula="of:=IF([.E120]=0; [.C120]; IF([.E120]&gt;0; [.C120]*(1+[.$E$1]); [.C120]*(1-[.$E$1])))" office:value-type="float" office:value="0.159574315682146" calcext:value-type="float">
            <text:p>0.1596</text:p>
          </table:table-cell>
          <table:table-cell table:formula="of:=[.B121]*[.C121]+(1-[.C121])*[.A121]" office:value-type="float" office:value="189.293985537931" calcext:value-type="float">
            <text:p>189</text:p>
          </table:table-cell>
          <table:table-cell table:formula="of:=[.D121]-[.B121]" office:value-type="float" office:value="89.2939855379315" calcext:value-type="float">
            <text:p>8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1]" office:value-type="float" office:value="189.293985537931" calcext:value-type="float">
            <text:p>189</text:p>
          </table:table-cell>
          <table:table-cell table:style-name="ce6" office:value-type="float" office:value="170" calcext:value-type="float">
            <text:p>170</text:p>
          </table:table-cell>
          <table:table-cell table:formula="of:=IF([.E121]=0; [.C121]; IF([.E121]&gt;0; [.C121]*(1+[.$E$1]); [.C121]*(1-[.$E$1])))" office:value-type="float" office:value="0.161170058838968" calcext:value-type="float">
            <text:p>0.1612</text:p>
          </table:table-cell>
          <table:table-cell table:formula="of:=[.B122]*[.C122]+(1-[.C122])*[.A122]" office:value-type="float" office:value="186.184372753545" calcext:value-type="float">
            <text:p>186</text:p>
          </table:table-cell>
          <table:table-cell table:formula="of:=[.D122]-[.B122]" office:value-type="float" office:value="16.1843727535448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2]" office:value-type="float" office:value="186.184372753545" calcext:value-type="float">
            <text:p>186</text:p>
          </table:table-cell>
          <table:table-cell table:style-name="ce6" table:formula="of:=[.B122]*0.99" office:value-type="float" office:value="168.3" calcext:value-type="float">
            <text:p>168</text:p>
          </table:table-cell>
          <table:table-cell table:formula="of:=IF([.E122]=0; [.C122]; IF([.E122]&gt;0; [.C122]*(1+[.$E$1]); [.C122]*(1-[.$E$1])))" office:value-type="float" office:value="0.162781759427357" calcext:value-type="float">
            <text:p>0.1628</text:p>
          </table:table-cell>
          <table:table-cell table:formula="of:=[.B123]*[.C123]+(1-[.C123])*[.A123]" office:value-type="float" office:value="183.273123090468" calcext:value-type="float">
            <text:p>183</text:p>
          </table:table-cell>
          <table:table-cell table:formula="of:=[.D123]-[.B123]" office:value-type="float" office:value="14.9731230904681" calcext:value-type="float">
            <text:p>1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3]" office:value-type="float" office:value="183.273123090468" calcext:value-type="float">
            <text:p>183</text:p>
          </table:table-cell>
          <table:table-cell table:style-name="ce6" table:formula="of:=[.B123]*0.99" office:value-type="float" office:value="166.617" calcext:value-type="float">
            <text:p>167</text:p>
          </table:table-cell>
          <table:table-cell table:formula="of:=IF([.E123]=0; [.C123]; IF([.E123]&gt;0; [.C123]*(1+[.$E$1]); [.C123]*(1-[.$E$1])))" office:value-type="float" office:value="0.164409577021631" calcext:value-type="float">
            <text:p>0.1644</text:p>
          </table:table-cell>
          <table:table-cell table:formula="of:=[.B124]*[.C124]+(1-[.C124])*[.A124]" office:value-type="float" office:value="180.534696938344" calcext:value-type="float">
            <text:p>181</text:p>
          </table:table-cell>
          <table:table-cell table:formula="of:=[.D124]-[.B124]" office:value-type="float" office:value="13.91769693834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4]" office:value-type="float" office:value="180.534696938344" calcext:value-type="float">
            <text:p>181</text:p>
          </table:table-cell>
          <table:table-cell table:style-name="ce6" table:formula="of:=[.B124]*0.99" office:value-type="float" office:value="164.95083" calcext:value-type="float">
            <text:p>165</text:p>
          </table:table-cell>
          <table:table-cell table:formula="of:=IF([.E124]=0; [.C124]; IF([.E124]&gt;0; [.C124]*(1+[.$E$1]); [.C124]*(1-[.$E$1])))" office:value-type="float" office:value="0.166053672791847" calcext:value-type="float">
            <text:p>0.1661</text:p>
          </table:table-cell>
          <table:table-cell table:formula="of:=[.B125]*[.C125]+(1-[.C125])*[.A125]" office:value-type="float" office:value="177.946938596933" calcext:value-type="float">
            <text:p>178</text:p>
          </table:table-cell>
          <table:table-cell table:formula="of:=[.D125]-[.B125]" office:value-type="float" office:value="12.9961085969326" calcext:value-type="float">
            <text:p>1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5]" office:value-type="float" office:value="177.946938596933" calcext:value-type="float">
            <text:p>178</text:p>
          </table:table-cell>
          <table:table-cell table:style-name="ce6" table:formula="of:=[.B125]*0.99" office:value-type="float" office:value="163.3013217" calcext:value-type="float">
            <text:p>163</text:p>
          </table:table-cell>
          <table:table-cell table:formula="of:=IF([.E125]=0; [.C125]; IF([.E125]&gt;0; [.C125]*(1+[.$E$1]); [.C125]*(1-[.$E$1])))" office:value-type="float" office:value="0.167714209519766" calcext:value-type="float">
            <text:p>0.1677</text:p>
          </table:table-cell>
          <table:table-cell table:formula="of:=[.B126]*[.C126]+(1-[.C126])*[.A126]" office:value-type="float" office:value="175.490660536134" calcext:value-type="float">
            <text:p>175</text:p>
          </table:table-cell>
          <table:table-cell table:formula="of:=[.D126]-[.B126]" office:value-type="float" office:value="12.189338836134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6]" office:value-type="float" office:value="175.490660536134" calcext:value-type="float">
            <text:p>175</text:p>
          </table:table-cell>
          <table:table-cell table:style-name="ce6" table:formula="of:=[.B126]*0.99" office:value-type="float" office:value="161.668308483" calcext:value-type="float">
            <text:p>162</text:p>
          </table:table-cell>
          <table:table-cell table:formula="of:=IF([.E126]=0; [.C126]; IF([.E126]&gt;0; [.C126]*(1+[.$E$1]); [.C126]*(1-[.$E$1])))" office:value-type="float" office:value="0.169391351614963" calcext:value-type="float">
            <text:p>0.1694</text:p>
          </table:table-cell>
          <table:table-cell table:formula="of:=[.B127]*[.C127]+(1-[.C127])*[.A127]" office:value-type="float" office:value="173.149273639356" calcext:value-type="float">
            <text:p>173</text:p>
          </table:table-cell>
          <table:table-cell table:formula="of:=[.D127]-[.B127]" office:value-type="float" office:value="11.480965156356" calcext:value-type="float">
            <text:p>11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7]" office:value-type="float" office:value="173.149273639356" calcext:value-type="float">
            <text:p>173</text:p>
          </table:table-cell>
          <table:table-cell table:style-name="ce6" office:value-type="float" office:value="190" calcext:value-type="float">
            <text:p>190</text:p>
          </table:table-cell>
          <table:table-cell table:formula="of:=IF([.E127]=0; [.C127]; IF([.E127]&gt;0; [.C127]*(1+[.$E$1]); [.C127]*(1-[.$E$1])))" office:value-type="float" office:value="0.171085265131113" calcext:value-type="float">
            <text:p>0.1711</text:p>
          </table:table-cell>
          <table:table-cell table:formula="of:=[.B128]*[.C128]+(1-[.C128])*[.A128]" office:value-type="float" office:value="176.032184626419" calcext:value-type="float">
            <text:p>176</text:p>
          </table:table-cell>
          <table:table-cell table:formula="of:=[.D128]-[.B128]" office:value-type="float" office:value="-13.9678153735814" calcext:value-type="float">
            <text:p>-1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8]" office:value-type="float" office:value="176.032184626419" calcext:value-type="float">
            <text:p>176</text:p>
          </table:table-cell>
          <table:table-cell table:style-name="ce6" office:value-type="float" office:value="220" calcext:value-type="float">
            <text:p>220</text:p>
          </table:table-cell>
          <table:table-cell table:formula="of:=IF([.E128]=0; [.C128]; IF([.E128]&gt;0; [.C128]*(1+[.$E$1]); [.C128]*(1-[.$E$1])))" office:value-type="float" office:value="0.169374412479802" calcext:value-type="float">
            <text:p>0.1694</text:p>
          </table:table-cell>
          <table:table-cell table:formula="of:=[.B129]*[.C129]+(1-[.C129])*[.A129]" office:value-type="float" office:value="183.479207523339" calcext:value-type="float">
            <text:p>183</text:p>
          </table:table-cell>
          <table:table-cell table:formula="of:=[.D129]-[.B129]" office:value-type="float" office:value="-36.5207924766607" calcext:value-type="float">
            <text:p>-3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29]" office:value-type="float" office:value="183.479207523339" calcext:value-type="float">
            <text:p>183</text:p>
          </table:table-cell>
          <table:table-cell table:style-name="ce6" office:value-type="float" office:value="140" calcext:value-type="float">
            <text:p>140</text:p>
          </table:table-cell>
          <table:table-cell table:formula="of:=IF([.E129]=0; [.C129]; IF([.E129]&gt;0; [.C129]*(1+[.$E$1]); [.C129]*(1-[.$E$1])))" office:value-type="float" office:value="0.167680668355004" calcext:value-type="float">
            <text:p>0.1677</text:p>
          </table:table-cell>
          <table:table-cell table:formula="of:=[.B130]*[.C130]+(1-[.C130])*[.A130]" office:value-type="float" office:value="176.18858494628" calcext:value-type="float">
            <text:p>176</text:p>
          </table:table-cell>
          <table:table-cell table:formula="of:=[.D130]-[.B130]" office:value-type="float" office:value="36.1885849462799" calcext:value-type="float">
            <text:p>3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0]" office:value-type="float" office:value="176.18858494628" calcext:value-type="float">
            <text:p>176</text:p>
          </table:table-cell>
          <table:table-cell table:style-name="ce6" office:value-type="float" office:value="135" calcext:value-type="float">
            <text:p>135</text:p>
          </table:table-cell>
          <table:table-cell table:formula="of:=IF([.E130]=0; [.C130]; IF([.E130]&gt;0; [.C130]*(1+[.$E$1]); [.C130]*(1-[.$E$1])))" office:value-type="float" office:value="0.169357475038554" calcext:value-type="float">
            <text:p>0.1694</text:p>
          </table:table-cell>
          <table:table-cell table:formula="of:=[.B131]*[.C131]+(1-[.C131])*[.A131]" office:value-type="float" office:value="169.212990199367" calcext:value-type="float">
            <text:p>169</text:p>
          </table:table-cell>
          <table:table-cell table:formula="of:=[.D131]-[.B131]" office:value-type="float" office:value="34.2129901993669" calcext:value-type="float">
            <text:p>3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1]" office:value-type="float" office:value="169.212990199367" calcext:value-type="float">
            <text:p>169</text:p>
          </table:table-cell>
          <table:table-cell table:style-name="ce6" office:value-type="float" office:value="160" calcext:value-type="float">
            <text:p>160</text:p>
          </table:table-cell>
          <table:table-cell table:formula="of:=IF([.E131]=0; [.C131]; IF([.E131]&gt;0; [.C131]*(1+[.$E$1]); [.C131]*(1-[.$E$1])))" office:value-type="float" office:value="0.171051049788939" calcext:value-type="float">
            <text:p>0.1711</text:p>
          </table:table-cell>
          <table:table-cell table:formula="of:=[.B132]*[.C132]+(1-[.C132])*[.A132]" office:value-type="float" office:value="167.63709855407" calcext:value-type="float">
            <text:p>168</text:p>
          </table:table-cell>
          <table:table-cell table:formula="of:=[.D132]-[.B132]" office:value-type="float" office:value="7.6370985540699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2]" office:value-type="float" office:value="167.63709855407" calcext:value-type="float">
            <text:p>168</text:p>
          </table:table-cell>
          <table:table-cell table:style-name="ce6" table:formula="of:=[.B132]*0.99" office:value-type="float" office:value="158.4" calcext:value-type="float">
            <text:p>158</text:p>
          </table:table-cell>
          <table:table-cell table:formula="of:=IF([.E132]=0; [.C132]; IF([.E132]&gt;0; [.C132]*(1+[.$E$1]); [.C132]*(1-[.$E$1])))" office:value-type="float" office:value="0.172761560286829" calcext:value-type="float">
            <text:p>0.1728</text:p>
          </table:table-cell>
          <table:table-cell table:formula="of:=[.B133]*[.C133]+(1-[.C133])*[.A133]" office:value-type="float" office:value="166.041282995346" calcext:value-type="float">
            <text:p>166</text:p>
          </table:table-cell>
          <table:table-cell table:formula="of:=[.D133]-[.B133]" office:value-type="float" office:value="7.64128299534562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3]" office:value-type="float" office:value="166.041282995346" calcext:value-type="float">
            <text:p>166</text:p>
          </table:table-cell>
          <table:table-cell table:style-name="ce6" table:formula="of:=[.B133]*0.99" office:value-type="float" office:value="156.816" calcext:value-type="float">
            <text:p>157</text:p>
          </table:table-cell>
          <table:table-cell table:formula="of:=IF([.E133]=0; [.C133]; IF([.E133]&gt;0; [.C133]*(1+[.$E$1]); [.C133]*(1-[.$E$1])))" office:value-type="float" office:value="0.174489175889697" calcext:value-type="float">
            <text:p>0.1745</text:p>
          </table:table-cell>
          <table:table-cell table:formula="of:=[.B134]*[.C134]+(1-[.C134])*[.A134]" office:value-type="float" office:value="164.431570968139" calcext:value-type="float">
            <text:p>164</text:p>
          </table:table-cell>
          <table:table-cell table:formula="of:=[.D134]-[.B134]" office:value-type="float" office:value="7.61557096813851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4]" office:value-type="float" office:value="164.431570968139" calcext:value-type="float">
            <text:p>164</text:p>
          </table:table-cell>
          <table:table-cell table:style-name="ce6" table:formula="of:=[.B134]*0.99" office:value-type="float" office:value="155.24784" calcext:value-type="float">
            <text:p>155</text:p>
          </table:table-cell>
          <table:table-cell table:formula="of:=IF([.E134]=0; [.C134]; IF([.E134]&gt;0; [.C134]*(1+[.$E$1]); [.C134]*(1-[.$E$1])))" office:value-type="float" office:value="0.176234067648594" calcext:value-type="float">
            <text:p>0.1762</text:p>
          </table:table-cell>
          <table:table-cell table:formula="of:=[.B135]*[.C135]+(1-[.C135])*[.A135]" office:value-type="float" office:value="162.813084703433" calcext:value-type="float">
            <text:p>163</text:p>
          </table:table-cell>
          <table:table-cell table:formula="of:=[.D135]-[.B135]" office:value-type="float" office:value="7.56524470343311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5]" office:value-type="float" office:value="162.813084703433" calcext:value-type="float">
            <text:p>163</text:p>
          </table:table-cell>
          <table:table-cell table:style-name="ce6" office:value-type="float" office:value="170" calcext:value-type="float">
            <text:p>170</text:p>
          </table:table-cell>
          <table:table-cell table:formula="of:=IF([.E135]=0; [.C135]; IF([.E135]&gt;0; [.C135]*(1+[.$E$1]); [.C135]*(1-[.$E$1])))" office:value-type="float" office:value="0.17799640832508" calcext:value-type="float">
            <text:p>0.1780</text:p>
          </table:table-cell>
          <table:table-cell table:formula="of:=[.B136]*[.C136]+(1-[.C136])*[.A136]" office:value-type="float" office:value="164.092329813159" calcext:value-type="float">
            <text:p>164</text:p>
          </table:table-cell>
          <table:table-cell table:formula="of:=[.D136]-[.B136]" office:value-type="float" office:value="-5.90767018684142" calcext:value-type="float">
            <text:p>-6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6]" office:value-type="float" office:value="164.092329813159" calcext:value-type="float">
            <text:p>164</text:p>
          </table:table-cell>
          <table:table-cell table:style-name="ce6" office:value-type="float" office:value="152" calcext:value-type="float">
            <text:p>152</text:p>
          </table:table-cell>
          <table:table-cell table:formula="of:=IF([.E136]=0; [.C136]; IF([.E136]&gt;0; [.C136]*(1+[.$E$1]); [.C136]*(1-[.$E$1])))" office:value-type="float" office:value="0.176216444241829" calcext:value-type="float">
            <text:p>0.1762</text:p>
          </table:table-cell>
          <table:table-cell table:formula="of:=[.B137]*[.C137]+(1-[.C137])*[.A137]" office:value-type="float" office:value="161.961462450884" calcext:value-type="float">
            <text:p>162</text:p>
          </table:table-cell>
          <table:table-cell table:formula="of:=[.D137]-[.B137]" office:value-type="float" office:value="9.96146245088434" calcext:value-type="float">
            <text:p>10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7]" office:value-type="float" office:value="161.961462450884" calcext:value-type="float">
            <text:p>162</text:p>
          </table:table-cell>
          <table:table-cell table:style-name="ce6" table:formula="of:=[.B137]*0.99" office:value-type="float" office:value="150.48" calcext:value-type="float">
            <text:p>150</text:p>
          </table:table-cell>
          <table:table-cell table:formula="of:=IF([.E137]=0; [.C137]; IF([.E137]&gt;0; [.C137]*(1+[.$E$1]); [.C137]*(1-[.$E$1])))" office:value-type="float" office:value="0.177978608684248" calcext:value-type="float">
            <text:p>0.1780</text:p>
          </table:table-cell>
          <table:table-cell table:formula="of:=[.B138]*[.C138]+(1-[.C138])*[.A138]" office:value-type="float" office:value="159.918007738216" calcext:value-type="float">
            <text:p>160</text:p>
          </table:table-cell>
          <table:table-cell table:formula="of:=[.D138]-[.B138]" office:value-type="float" office:value="9.43800773821553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8]" office:value-type="float" office:value="159.918007738216" calcext:value-type="float">
            <text:p>160</text:p>
          </table:table-cell>
          <table:table-cell table:style-name="ce6" office:value-type="float" office:value="190" calcext:value-type="float">
            <text:p>190</text:p>
          </table:table-cell>
          <table:table-cell table:formula="of:=IF([.E138]=0; [.C138]; IF([.E138]&gt;0; [.C138]*(1+[.$E$1]); [.C138]*(1-[.$E$1])))" office:value-type="float" office:value="0.17975839477109" calcext:value-type="float">
            <text:p>0.1798</text:p>
          </table:table-cell>
          <table:table-cell table:formula="of:=[.B139]*[.C139]+(1-[.C139])*[.A139]" office:value-type="float" office:value="165.32549837871" calcext:value-type="float">
            <text:p>165</text:p>
          </table:table-cell>
          <table:table-cell table:formula="of:=[.D139]-[.B139]" office:value-type="float" office:value="-24.6745016212897" calcext:value-type="float">
            <text:p>-2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39]" office:value-type="float" office:value="165.32549837871" calcext:value-type="float">
            <text:p>165</text:p>
          </table:table-cell>
          <table:table-cell table:style-name="ce6" office:value-type="float" office:value="120" calcext:value-type="float">
            <text:p>120</text:p>
          </table:table-cell>
          <table:table-cell table:formula="of:=IF([.E139]=0; [.C139]; IF([.E139]&gt;0; [.C139]*(1+[.$E$1]); [.C139]*(1-[.$E$1])))" office:value-type="float" office:value="0.177960810823379" calcext:value-type="float">
            <text:p>0.1780</text:p>
          </table:table-cell>
          <table:table-cell table:formula="of:=[.B140]*[.C140]+(1-[.C140])*[.A140]" office:value-type="float" office:value="157.259335936261" calcext:value-type="float">
            <text:p>157</text:p>
          </table:table-cell>
          <table:table-cell table:formula="of:=[.D140]-[.B140]" office:value-type="float" office:value="37.2593359362612" calcext:value-type="float">
            <text:p>3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0]" office:value-type="float" office:value="157.259335936261" calcext:value-type="float">
            <text:p>157</text:p>
          </table:table-cell>
          <table:table-cell table:style-name="ce6" office:value-type="float" office:value="148" calcext:value-type="float">
            <text:p>148</text:p>
          </table:table-cell>
          <table:table-cell table:formula="of:=IF([.E140]=0; [.C140]; IF([.E140]&gt;0; [.C140]*(1+[.$E$1]); [.C140]*(1-[.$E$1])))" office:value-type="float" office:value="0.179740418931613" calcext:value-type="float">
            <text:p>0.1797</text:p>
          </table:table-cell>
          <table:table-cell table:formula="of:=[.B141]*[.C141]+(1-[.C141])*[.A141]" office:value-type="float" office:value="155.595059016049" calcext:value-type="float">
            <text:p>156</text:p>
          </table:table-cell>
          <table:table-cell table:formula="of:=[.D141]-[.B141]" office:value-type="float" office:value="7.5950590160490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1]" office:value-type="float" office:value="155.595059016049" calcext:value-type="float">
            <text:p>156</text:p>
          </table:table-cell>
          <table:table-cell table:style-name="ce6" table:formula="of:=[.B141]*0.99" office:value-type="float" office:value="146.52" calcext:value-type="float">
            <text:p>147</text:p>
          </table:table-cell>
          <table:table-cell table:formula="of:=IF([.E141]=0; [.C141]; IF([.E141]&gt;0; [.C141]*(1+[.$E$1]); [.C141]*(1-[.$E$1])))" office:value-type="float" office:value="0.181537823120929" calcext:value-type="float">
            <text:p>0.1815</text:p>
          </table:table-cell>
          <table:table-cell table:formula="of:=[.B142]*[.C142]+(1-[.C142])*[.A142]" office:value-type="float" office:value="153.947592557582" calcext:value-type="float">
            <text:p>154</text:p>
          </table:table-cell>
          <table:table-cell table:formula="of:=[.D142]-[.B142]" office:value-type="float" office:value="7.42759255758156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2]" office:value-type="float" office:value="153.947592557582" calcext:value-type="float">
            <text:p>154</text:p>
          </table:table-cell>
          <table:table-cell table:style-name="ce6" table:formula="of:=[.B142]*0.99" office:value-type="float" office:value="145.0548" calcext:value-type="float">
            <text:p>145</text:p>
          </table:table-cell>
          <table:table-cell table:formula="of:=IF([.E142]=0; [.C142]; IF([.E142]&gt;0; [.C142]*(1+[.$E$1]); [.C142]*(1-[.$E$1])))" office:value-type="float" office:value="0.183353201352138" calcext:value-type="float">
            <text:p>0.1834</text:p>
          </table:table-cell>
          <table:table-cell table:formula="of:=[.B143]*[.C143]+(1-[.C143])*[.A143]" office:value-type="float" office:value="152.317070573189" calcext:value-type="float">
            <text:p>152</text:p>
          </table:table-cell>
          <table:table-cell table:formula="of:=[.D143]-[.B143]" office:value-type="float" office:value="7.26227057318852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3]" office:value-type="float" office:value="152.317070573189" calcext:value-type="float">
            <text:p>152</text:p>
          </table:table-cell>
          <table:table-cell table:style-name="ce6" office:value-type="float" office:value="180" calcext:value-type="float">
            <text:p>180</text:p>
          </table:table-cell>
          <table:table-cell table:formula="of:=IF([.E143]=0; [.C143]; IF([.E143]&gt;0; [.C143]*(1+[.$E$1]); [.C143]*(1-[.$E$1])))" office:value-type="float" office:value="0.18518673336566" calcext:value-type="float">
            <text:p>0.1852</text:p>
          </table:table-cell>
          <table:table-cell table:formula="of:=[.B144]*[.C144]+(1-[.C144])*[.A144]" office:value-type="float" office:value="157.443581843732" calcext:value-type="float">
            <text:p>157</text:p>
          </table:table-cell>
          <table:table-cell table:formula="of:=[.D144]-[.B144]" office:value-type="float" office:value="-22.5564181562682" calcext:value-type="float">
            <text:p>-2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4]" office:value-type="float" office:value="157.443581843732" calcext:value-type="float">
            <text:p>157</text:p>
          </table:table-cell>
          <table:table-cell table:style-name="ce6" office:value-type="float" office:value="90" calcext:value-type="float">
            <text:p>90</text:p>
          </table:table-cell>
          <table:table-cell table:formula="of:=IF([.E144]=0; [.C144]; IF([.E144]&gt;0; [.C144]*(1+[.$E$1]); [.C144]*(1-[.$E$1])))" office:value-type="float" office:value="0.183334866032003" calcext:value-type="float">
            <text:p>0.1833</text:p>
          </table:table-cell>
          <table:table-cell table:formula="of:=[.B145]*[.C145]+(1-[.C145])*[.A145]" office:value-type="float" office:value="145.078821801693" calcext:value-type="float">
            <text:p>145</text:p>
          </table:table-cell>
          <table:table-cell table:formula="of:=[.D145]-[.B145]" office:value-type="float" office:value="55.0788218016928" calcext:value-type="float">
            <text:p>55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5]" office:value-type="float" office:value="145.078821801693" calcext:value-type="float">
            <text:p>145</text:p>
          </table:table-cell>
          <table:table-cell table:style-name="ce6" office:value-type="float" office:value="142" calcext:value-type="float">
            <text:p>142</text:p>
          </table:table-cell>
          <table:table-cell table:formula="of:=IF([.E145]=0; [.C145]; IF([.E145]&gt;0; [.C145]*(1+[.$E$1]); [.C145]*(1-[.$E$1])))" office:value-type="float" office:value="0.185168214692323" calcext:value-type="float">
            <text:p>0.1852</text:p>
          </table:table-cell>
          <table:table-cell table:formula="of:=[.B146]*[.C146]+(1-[.C146])*[.A146]" office:value-type="float" office:value="144.508721865318" calcext:value-type="float">
            <text:p>145</text:p>
          </table:table-cell>
          <table:table-cell table:formula="of:=[.D146]-[.B146]" office:value-type="float" office:value="2.5087218653176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6]" office:value-type="float" office:value="144.508721865318" calcext:value-type="float">
            <text:p>145</text:p>
          </table:table-cell>
          <table:table-cell table:style-name="ce6" table:formula="of:=[.B146]*0.99" office:value-type="float" office:value="140.58" calcext:value-type="float">
            <text:p>141</text:p>
          </table:table-cell>
          <table:table-cell table:formula="of:=IF([.E146]=0; [.C146]; IF([.E146]&gt;0; [.C146]*(1+[.$E$1]); [.C146]*(1-[.$E$1])))" office:value-type="float" office:value="0.187019896839246" calcext:value-type="float">
            <text:p>0.1870</text:p>
          </table:table-cell>
          <table:table-cell table:formula="of:=[.B147]*[.C147]+(1-[.C147])*[.A147]" office:value-type="float" office:value="143.773972707356" calcext:value-type="float">
            <text:p>144</text:p>
          </table:table-cell>
          <table:table-cell table:formula="of:=[.D147]-[.B147]" office:value-type="float" office:value="3.19397270735578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7]" office:value-type="float" office:value="143.773972707356" calcext:value-type="float">
            <text:p>144</text:p>
          </table:table-cell>
          <table:table-cell table:style-name="ce6" table:formula="of:=[.B147]*0.99" office:value-type="float" office:value="139.1742" calcext:value-type="float">
            <text:p>139</text:p>
          </table:table-cell>
          <table:table-cell table:formula="of:=IF([.E147]=0; [.C147]; IF([.E147]&gt;0; [.C147]*(1+[.$E$1]); [.C147]*(1-[.$E$1])))" office:value-type="float" office:value="0.188890095807639" calcext:value-type="float">
            <text:p>0.1889</text:p>
          </table:table-cell>
          <table:table-cell table:formula="of:=[.B148]*[.C148]+(1-[.C148])*[.A148]" office:value-type="float" office:value="142.90512119997" calcext:value-type="float">
            <text:p>143</text:p>
          </table:table-cell>
          <table:table-cell table:formula="of:=[.D148]-[.B148]" office:value-type="float" office:value="3.73092119996997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8]" office:value-type="float" office:value="142.90512119997" calcext:value-type="float">
            <text:p>143</text:p>
          </table:table-cell>
          <table:table-cell table:style-name="ce6" table:formula="of:=[.B148]*0.99" office:value-type="float" office:value="137.782458" calcext:value-type="float">
            <text:p>138</text:p>
          </table:table-cell>
          <table:table-cell table:formula="of:=IF([.E148]=0; [.C148]; IF([.E148]&gt;0; [.C148]*(1+[.$E$1]); [.C148]*(1-[.$E$1])))" office:value-type="float" office:value="0.190778996765715" calcext:value-type="float">
            <text:p>0.1908</text:p>
          </table:table-cell>
          <table:table-cell table:formula="of:=[.B149]*[.C149]+(1-[.C149])*[.A149]" office:value-type="float" office:value="141.927824653911" calcext:value-type="float">
            <text:p>142</text:p>
          </table:table-cell>
          <table:table-cell table:formula="of:=[.D149]-[.B149]" office:value-type="float" office:value="4.14536665391103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 table:formula="of:=[.D149]" office:value-type="float" office:value="141.927824653911" calcext:value-type="float">
            <text:p>142</text:p>
          </table:table-cell>
          <table:table-cell table:style-name="ce6" table:formula="of:=[.B149]*0.99" office:value-type="float" office:value="136.40463342" calcext:value-type="float">
            <text:p>136</text:p>
          </table:table-cell>
          <table:table-cell table:formula="of:=IF([.E149]=0; [.C149]; IF([.E149]&gt;0; [.C149]*(1+[.$E$1]); [.C149]*(1-[.$E$1])))" office:value-type="float" office:value="0.192686786733372" calcext:value-type="float">
            <text:p>0.1927</text:p>
          </table:table-cell>
          <table:table-cell table:formula="of:=[.B150]*[.C150]+(1-[.C150])*[.A150]" office:value-type="float" office:value="140.863578682535" calcext:value-type="float">
            <text:p>141</text:p>
          </table:table-cell>
          <table:table-cell table:formula="of:=[.D150]-[.B150]" office:value-type="float" office:value="4.4589452625348" calcext:value-type="float">
            <text:p>4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 number:grouping="true"/>
    </number:number-style>
    <number:number-style style:name="N122">
      <number:number number:decimal-places="0" loext:min-decimal-places="0" number:min-integer-digits="0" number:grouping="true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1" loext:min-decimal-places="1" number:min-integer-digits="1" number:grouping="true"/>
    </number:number-style>
    <number:percentage-style style:name="N127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0:31:21.06833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3:05:30.601566000</meta:creation-date>
    <meta:generator>LibreOffice/6.1.3.2$MacOSX_X86_64 LibreOffice_project/86daf60bf00efa86ad547e59e09d6bb77c699acb</meta:generator>
    <dc:date>2018-12-07T15:30:22.944559000</dc:date>
    <meta:editing-duration>PT42M39S</meta:editing-duration>
    <meta:editing-cycles>9</meta:editing-cycles>
    <meta:document-statistic meta:table-count="4" meta:cell-count="37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44cm" svg:height="36.633cm" xlink:href=".." xlink:type="simple" chart:class="chart:line" chart:style-name="ch1">
        <chart:legend chart:legend-position="end" svg:x="19.026cm" svg:y="17.278cm" style:legend-expansion="high" chart:style-name="ch2"/>
        <chart:plot-area chart:style-name="ch3" table:cell-range-address="'Simplified Kalman - Fixed Gain'.B3:'Simplified Kalman - Fixed Gain'.D150 'Simplified Kalman - Fixed Gain'.G3:'Simplified Kalman - Fixed Gain'.G150" chart:data-source-has-labels="row" svg:x="0.564cm" svg:y="0.732cm" svg:width="17.898cm" svg:height="35.169cm">
          <chartooo:coordinate-region svg:x="1.485cm" svg:y="0.929cm" svg:width="16.954cm" svg:height="34.7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plified Kalman - Fixed Gain'.B4:'Simplified Kalman - Fixed Gain'.B150" chart:label-cell-address="'Simplified Kalman - Fixed Gain'.B3:'Simplified Kalman - Fixed Gain'.B3" chart:class="chart:line">
            <chart:data-point chart:repeated="147"/>
          </chart:series>
          <chart:series chart:style-name="ch8" chart:values-cell-range-address="'Simplified Kalman - Fixed Gain'.C4:'Simplified Kalman - Fixed Gain'.C150" chart:label-cell-address="'Simplified Kalman - Fixed Gain'.C3:'Simplified Kalman - Fixed Gain'.C3" chart:class="chart:line">
            <chart:data-point chart:repeated="147"/>
          </chart:series>
          <chart:series chart:style-name="ch9" chart:values-cell-range-address="'Simplified Kalman - Fixed Gain'.D4:'Simplified Kalman - Fixed Gain'.D150" chart:label-cell-address="'Simplified Kalman - Fixed Gain'.D3:'Simplified Kalman - Fixed Gain'.D3" chart:class="chart:line">
            <chart:data-point chart:repeated="147"/>
          </chart:series>
          <chart:series chart:style-name="ch10" chart:values-cell-range-address="'Simplified Kalman - Fixed Gain'.G4:'Simplified Kalman - Fixed Gain'.G150" chart:label-cell-address="'Simplified Kalman - Fixed Gain'.G3:'Simplified Kalman - Fixed Gain'.G3" chart:class="chart:line">
            <chart:data-point chart:repeated="1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Measurement</text:p>
                <draw:g>
                  <svg:desc>'Simplified Kalman - Fixed Gain'.B3:'Simplified Kalman - Fixed Gain'.B3</svg:desc>
                </draw:g>
              </table:table-cell>
              <table:table-cell office:value-type="string">
                <text:p>Current Estimation</text:p>
                <draw:g>
                  <svg:desc>'Simplified Kalman - Fixed Gain'.C3:'Simplified Kalman - Fixed Gain'.C3</svg:desc>
                </draw:g>
              </table:table-cell>
              <table:table-cell office:value-type="string">
                <text:p>Current Estimation Variance from Last Measurement</text:p>
                <draw:g>
                  <svg:desc>'Simplified Kalman - Fixed Gain'.D3:'Simplified Kalman - Fixed Gain'.D3</svg:desc>
                </draw:g>
              </table:table-cell>
              <table:table-cell office:value-type="string">
                <text:p>Variance of Estimate vs Measurement in %</text:p>
                <draw:g>
                  <svg:desc>'Simplified Kalman - Fixed Gain'.G3:'Simplified Kalman - Fixed Gain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mplified Kalman - Fixed Gain'.B4:'Simplified Kalman - Fixed Gain'.B150</svg:desc>
                </draw:g>
              </table:table-cell>
              <table:table-cell office:value-type="float" office:value="100">
                <text:p>100</text:p>
                <draw:g>
                  <svg:desc>'Simplified Kalman - Fixed Gain'.C4:'Simplified Kalman - Fixed Gain'.C150</svg:desc>
                </draw:g>
              </table:table-cell>
              <table:table-cell office:value-type="float" office:value="0">
                <text:p>0</text:p>
                <draw:g>
                  <svg:desc>'Simplified Kalman - Fixed Gain'.D4:'Simplified Kalman - Fixed Gain'.D150</svg:desc>
                </draw:g>
              </table:table-cell>
              <table:table-cell office:value-type="float" office:value="100">
                <text:p>100</text:p>
                <draw:g>
                  <svg:desc>'Simplified Kalman - Fixed Gain'.G4:'Simplified Kalman - Fixed Gain'.G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01.5">
                <text:p>101.5</text:p>
              </table:table-cell>
              <table:table-cell office:value-type="float" office:value="-8.5">
                <text:p>-8.5</text:p>
              </table:table-cell>
              <table:table-cell office:value-type="float" office:value="95.952380952381">
                <text:p>95.952380952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104.275">
                <text:p>104.275</text:p>
              </table:table-cell>
              <table:table-cell office:value-type="float" office:value="-15.725">
                <text:p>-15.725</text:p>
              </table:table-cell>
              <table:table-cell office:value-type="float" office:value="92.6590909090909">
                <text:p>92.6590909090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5.13375">
                <text:p>105.13375</text:p>
              </table:table-cell>
              <table:table-cell office:value-type="float" office:value="-4.86625000000001">
                <text:p>-4.86625000000001</text:p>
              </table:table-cell>
              <table:table-cell office:value-type="float" office:value="93.3883522727273">
                <text:p>93.3883522727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05.1136875">
                <text:p>105.1136875</text:p>
              </table:table-cell>
              <table:table-cell office:value-type="float" office:value="0.113687499999998">
                <text:p>0.113687499999998</text:p>
              </table:table-cell>
              <table:table-cell office:value-type="float" office:value="94.6830160550459">
                <text:p>94.6830160550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3.596634375">
                <text:p>103.596634375</text:p>
              </table:table-cell>
              <table:table-cell office:value-type="float" office:value="8.59663437499999">
                <text:p>8.59663437499999</text:p>
              </table:table-cell>
              <table:table-cell office:value-type="float" office:value="96.8154799804687">
                <text:p>96.8154799804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3.05713921875">
                <text:p>103.05713921875</text:p>
              </table:table-cell>
              <table:table-cell office:value-type="float" office:value="3.05713921875">
                <text:p>3.05713921875</text:p>
              </table:table-cell>
              <table:table-cell office:value-type="float" office:value="97.6589474451014">
                <text:p>97.6589474451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03.348568335938">
                <text:p>103.348568335938</text:p>
              </table:table-cell>
              <table:table-cell office:value-type="float" office:value="-1.6514316640625">
                <text:p>-1.6514316640625</text:p>
              </table:table-cell>
              <table:table-cell office:value-type="float" office:value="97.7544117668269">
                <text:p>97.7544117668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02.096283085547">
                <text:p>102.096283085547</text:p>
              </table:table-cell>
              <table:table-cell office:value-type="float" office:value="7.09628308554687">
                <text:p>7.09628308554687</text:p>
              </table:table-cell>
              <table:table-cell office:value-type="float" office:value="98.7362832463015">
                <text:p>98.7362832463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87.2318406227148">
                <text:p>87.2318406227148</text:p>
              </table:table-cell>
              <table:table-cell office:value-type="float" office:value="84.2318406227149">
                <text:p>84.2318406227149</text:p>
              </table:table-cell>
              <table:table-cell office:value-type="float" office:value="107.672630237322">
                <text:p>107.672630237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9.1470645293076">
                <text:p>89.1470645293076</text:p>
              </table:table-cell>
              <table:table-cell office:value-type="float" office:value="-10.8529354706924">
                <text:p>-10.8529354706924</text:p>
              </table:table-cell>
              <table:table-cell office:value-type="float" office:value="105.896449440772">
                <text:p>105.896449440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91.0750048499115">
                <text:p>91.0750048499115</text:p>
              </table:table-cell>
              <table:table-cell office:value-type="float" office:value="-10.9249951500885">
                <text:p>-10.9249951500885</text:p>
              </table:table-cell>
              <table:table-cell office:value-type="float" office:value="104.417028167438">
                <text:p>104.417028167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90.1637541224248">
                <text:p>90.1637541224248</text:p>
              </table:table-cell>
              <table:table-cell office:value-type="float" office:value="5.16375412242475">
                <text:p>5.16375412242475</text:p>
              </table:table-cell>
              <table:table-cell office:value-type="float" office:value="104.531603791837">
                <text:p>104.531603791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91.639191004061">
                <text:p>91.639191004061</text:p>
              </table:table-cell>
              <table:table-cell office:value-type="float" office:value="-8.36080899593897">
                <text:p>-8.36080899593897</text:p>
              </table:table-cell>
              <table:table-cell office:value-type="float" office:value="103.562249446891">
                <text:p>103.562249446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93.0433123534519">
                <text:p>93.0433123534519</text:p>
              </table:table-cell>
              <table:table-cell office:value-type="float" office:value="-7.95668764654812">
                <text:p>-7.95668764654812</text:p>
              </table:table-cell>
              <table:table-cell office:value-type="float" office:value="102.754802934808">
                <text:p>102.754802934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0.8868155004341">
                <text:p>80.8868155004341</text:p>
              </table:table-cell>
              <table:table-cell office:value-type="float" office:value="68.8868155004341">
                <text:p>68.8868155004341</text:p>
              </table:table-cell>
              <table:table-cell office:value-type="float" office:value="107.505755058735">
                <text:p>107.505755058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85.553793175369">
                <text:p>85.553793175369</text:p>
              </table:table-cell>
              <table:table-cell office:value-type="float" office:value="-26.446206824631">
                <text:p>-26.446206824631</text:p>
              </table:table-cell>
              <table:table-cell office:value-type="float" office:value="105.264426924303">
                <text:p>105.2644269243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32.720724199064">
                <text:p>132.720724199064</text:p>
              </table:table-cell>
              <table:table-cell office:value-type="float" office:value="-267.279275800936">
                <text:p>-267.279275800936</text:p>
              </table:table-cell>
              <table:table-cell office:value-type="float" office:value="90.5157321162134">
                <text:p>90.5157321162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128.562615569204">
                <text:p>128.562615569204</text:p>
              </table:table-cell>
              <table:table-cell office:value-type="float" office:value="23.5626155692041">
                <text:p>23.5626155692041</text:p>
              </table:table-cell>
              <table:table-cell office:value-type="float" office:value="92.1429698272416">
                <text:p>92.1429698272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3.528223233823">
                <text:p>123.528223233823</text:p>
              </table:table-cell>
              <table:table-cell office:value-type="float" office:value="28.5282232338235">
                <text:p>28.5282232338235</text:p>
              </table:table-cell>
              <table:table-cell office:value-type="float" office:value="93.8131508897912">
                <text:p>93.8131508897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19.99898974875">
                <text:p>119.99898974875</text:p>
              </table:table-cell>
              <table:table-cell office:value-type="float" office:value="19.9989897487499">
                <text:p>19.9989897487499</text:p>
              </table:table-cell>
              <table:table-cell office:value-type="float" office:value="94.9743854289912">
                <text:p>94.9743854289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19.999141286437">
                <text:p>119.999141286437</text:p>
              </table:table-cell>
              <table:table-cell office:value-type="float" office:value="-0.000858713562564617">
                <text:p>-0.000858713562564617</text:p>
              </table:table-cell>
              <table:table-cell office:value-type="float" office:value="95.2282750614816">
                <text:p>95.2282750614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118.349270093472">
                <text:p>118.349270093472</text:p>
              </table:table-cell>
              <table:table-cell office:value-type="float" office:value="9.34927009347182">
                <text:p>9.34927009347182</text:p>
              </table:table-cell>
              <table:table-cell office:value-type="float" office:value="95.8140419808236">
                <text:p>95.8140419808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116.346879579451">
                <text:p>116.346879579451</text:p>
              </table:table-cell>
              <table:table-cell office:value-type="float" office:value="11.346879579451">
                <text:p>11.346879579451</text:p>
              </table:table-cell>
              <table:table-cell office:value-type="float" office:value="96.4220812044461">
                <text:p>96.42208120444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110.144847642533">
                <text:p>110.144847642533</text:p>
              </table:table-cell>
              <table:table-cell office:value-type="float" office:value="35.1448476425334">
                <text:p>35.1448476425334</text:p>
              </table:table-cell>
              <table:table-cell office:value-type="float" office:value="97.8420619378995">
                <text:p>97.84206193789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111.623120496153">
                <text:p>111.623120496153</text:p>
              </table:table-cell>
              <table:table-cell office:value-type="float" office:value="-8.37687950384664">
                <text:p>-8.37687950384664</text:p>
              </table:table-cell>
              <table:table-cell office:value-type="float" office:value="97.6341828492025">
                <text:p>97.6341828492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111.37965242173">
                <text:p>111.37965242173</text:p>
              </table:table-cell>
              <table:table-cell office:value-type="float" office:value="1.37965242173036">
                <text:p>1.37965242173036</text:p>
              </table:table-cell>
              <table:table-cell office:value-type="float" office:value="97.7717796455953">
                <text:p>97.77177964559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111.772704558471">
                <text:p>111.772704558471</text:p>
              </table:table-cell>
              <table:table-cell office:value-type="float" office:value="-2.22729544152921">
                <text:p>-2.22729544152921</text:p>
              </table:table-cell>
              <table:table-cell office:value-type="float" office:value="97.7821811004654">
                <text:p>97.7821811004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12.2567988747">
                <text:p>112.2567988747</text:p>
              </table:table-cell>
              <table:table-cell office:value-type="float" office:value="-2.74320112529983">
                <text:p>-2.74320112529983</text:p>
              </table:table-cell>
              <table:table-cell office:value-type="float" office:value="97.7760104507428">
                <text:p>97.77601045074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5.4182790434951">
                <text:p>95.4182790434951</text:p>
              </table:table-cell>
              <table:table-cell office:value-type="float" office:value="95.4182790434951">
                <text:p>95.4182790434951</text:p>
              </table:table-cell>
              <table:table-cell office:value-type="float" office:value="100.831350797957">
                <text:p>100.831350797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82.9055371869709">
                <text:p>82.9055371869709</text:p>
              </table:table-cell>
              <table:table-cell office:value-type="float" office:value="70.9055371869709">
                <text:p>70.9055371869709</text:p>
              </table:table-cell>
              <table:table-cell office:value-type="float" office:value="103.089908217134">
                <text:p>103.089908217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70.4697066089252">
                <text:p>70.4697066089252</text:p>
              </table:table-cell>
              <table:table-cell office:value-type="float" office:value="70.4697066089252">
                <text:p>70.4697066089252</text:p>
              </table:table-cell>
              <table:table-cell office:value-type="float" office:value="105.33774574852">
                <text:p>105.33774574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60.4992506175864">
                <text:p>60.4992506175864</text:p>
              </table:table-cell>
              <table:table-cell office:value-type="float" office:value="56.4992506175865">
                <text:p>56.4992506175865</text:p>
              </table:table-cell>
              <table:table-cell office:value-type="float" office:value="107.130856318371">
                <text:p>107.130856318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52.6243630249485">
                <text:p>52.6243630249485</text:p>
              </table:table-cell>
              <table:table-cell office:value-type="float" office:value="44.6243630249485">
                <text:p>44.6243630249485</text:p>
              </table:table-cell>
              <table:table-cell office:value-type="float" office:value="108.530725861412">
                <text:p>108.530725861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46.2307085712062">
                <text:p>46.2307085712062</text:p>
              </table:table-cell>
              <table:table-cell office:value-type="float" office:value="36.2307085712062">
                <text:p>36.2307085712062</text:p>
              </table:table-cell>
              <table:table-cell office:value-type="float" office:value="109.651335173577">
                <text:p>109.6513351735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.2961022855253">
                <text:p>39.2961022855253</text:p>
              </table:table-cell>
              <table:table-cell office:value-type="float" office:value="39.2961022855253">
                <text:p>39.2961022855253</text:p>
              </table:table-cell>
              <table:table-cell office:value-type="float" office:value="110.896064419238">
                <text:p>110.896064419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3.8516869426965">
                <text:p>33.8516869426965</text:p>
              </table:table-cell>
              <table:table-cell office:value-type="float" office:value="30.8516869426965">
                <text:p>30.8516869426965</text:p>
              </table:table-cell>
              <table:table-cell office:value-type="float" office:value="111.862039261331">
                <text:p>111.862039261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47.373933901292">
                <text:p>47.373933901292</text:p>
              </table:table-cell>
              <table:table-cell office:value-type="float" office:value="-76.626066098708">
                <text:p>-76.626066098708</text:p>
              </table:table-cell>
              <table:table-cell office:value-type="float" office:value="109.080827483537">
                <text:p>109.0808274835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59.0178438160982">
                <text:p>59.0178438160982</text:p>
              </table:table-cell>
              <table:table-cell office:value-type="float" office:value="-65.9821561839018">
                <text:p>-65.9821561839018</text:p>
              </table:table-cell>
              <table:table-cell office:value-type="float" office:value="106.812326734393">
                <text:p>106.812326734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2.1651672436835">
                <text:p>62.1651672436835</text:p>
              </table:table-cell>
              <table:table-cell office:value-type="float" office:value="-17.8348327563165">
                <text:p>-17.8348327563165</text:p>
              </table:table-cell>
              <table:table-cell office:value-type="float" office:value="106.144952296335">
                <text:p>106.144952296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71.890392157131">
                <text:p>71.890392157131</text:p>
              </table:table-cell>
              <table:table-cell office:value-type="float" office:value="-55.109607842869">
                <text:p>-55.109607842869</text:p>
              </table:table-cell>
              <table:table-cell office:value-type="float" office:value="104.405082350007">
                <text:p>104.4050823500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80.3068333335613">
                <text:p>80.3068333335613</text:p>
              </table:table-cell>
              <table:table-cell office:value-type="float" office:value="-47.6931666664387">
                <text:p>-47.6931666664387</text:p>
              </table:table-cell>
              <table:table-cell office:value-type="float" office:value="102.980625296737">
                <text:p>102.980625296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89.2608083335271">
                <text:p>89.2608083335271</text:p>
              </table:table-cell>
              <table:table-cell office:value-type="float" office:value="-50.7391916664729">
                <text:p>-50.7391916664729</text:p>
              </table:table-cell>
              <table:table-cell office:value-type="float" office:value="101.566823363629">
                <text:p>101.5668233636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95.3716870834981">
                <text:p>95.3716870834981</text:p>
              </table:table-cell>
              <table:table-cell office:value-type="float" office:value="-34.628312916502">
                <text:p>-34.628312916502</text:p>
              </table:table-cell>
              <table:table-cell office:value-type="float" office:value="100.653390795387">
                <text:p>100.653390795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102.815934020973">
                <text:p>102.815934020973</text:p>
              </table:table-cell>
              <table:table-cell office:value-type="float" office:value="-42.1840659790267">
                <text:p>-42.1840659790267</text:p>
              </table:table-cell>
              <table:table-cell office:value-type="float" office:value="99.616327014855">
                <text:p>99.6163270148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">
                <text:p>132</text:p>
              </table:table-cell>
              <table:table-cell office:value-type="float" office:value="107.193543917827">
                <text:p>107.193543917827</text:p>
              </table:table-cell>
              <table:table-cell office:value-type="float" office:value="-24.8064560821727">
                <text:p>-24.8064560821727</text:p>
              </table:table-cell>
              <table:table-cell office:value-type="float" office:value="99.0500252730283">
                <text:p>99.0500252730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">
                <text:p>250</text:p>
              </table:table-cell>
              <table:table-cell office:value-type="float" office:value="128.614512330153">
                <text:p>128.614512330153</text:p>
              </table:table-cell>
              <table:table-cell office:value-type="float" office:value="-121.385487669847">
                <text:p>-121.385487669847</text:p>
              </table:table-cell>
              <table:table-cell office:value-type="float" office:value="96.4292247697819">
                <text:p>96.42922476978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10.82233548063">
                <text:p>110.82233548063</text:p>
              </table:table-cell>
              <table:table-cell office:value-type="float" office:value="100.82233548063">
                <text:p>100.82233548063</text:p>
              </table:table-cell>
              <table:table-cell office:value-type="float" office:value="98.6524595094799">
                <text:p>98.65245950947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">
                <text:p>135</text:p>
              </table:table-cell>
              <table:table-cell office:value-type="float" office:value="114.448985158536">
                <text:p>114.448985158536</text:p>
              </table:table-cell>
              <table:table-cell office:value-type="float" office:value="-20.5510148414643">
                <text:p>-20.5510148414643</text:p>
              </table:table-cell>
              <table:table-cell office:value-type="float" office:value="98.2527191087273">
                <text:p>98.2527191087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12.281637384755">
                <text:p>112.281637384755</text:p>
              </table:table-cell>
              <table:table-cell office:value-type="float" office:value="12.2816373847553">
                <text:p>12.2816373847553</text:p>
              </table:table-cell>
              <table:table-cell office:value-type="float" office:value="98.5458431846995">
                <text:p>98.5458431846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111.939391777042">
                <text:p>111.939391777042</text:p>
              </table:table-cell>
              <table:table-cell office:value-type="float" office:value="1.93939177704203">
                <text:p>1.93939177704203</text:p>
              </table:table-cell>
              <table:table-cell office:value-type="float" office:value="98.6181259517312">
                <text:p>98.6181259517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">
                <text:p>138</text:p>
              </table:table-cell>
              <table:table-cell office:value-type="float" office:value="115.848483010486">
                <text:p>115.848483010486</text:p>
              </table:table-cell>
              <table:table-cell office:value-type="float" office:value="-22.1515169895143">
                <text:p>-22.1515169895143</text:p>
              </table:table-cell>
              <table:table-cell office:value-type="float" office:value="98.215969996171">
                <text:p>98.215969996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116.471210558913">
                <text:p>116.471210558913</text:p>
              </table:table-cell>
              <table:table-cell office:value-type="float" office:value="-3.52878944108714">
                <text:p>-3.52878944108714</text:p>
              </table:table-cell>
              <table:table-cell office:value-type="float" office:value="98.1890403602282">
                <text:p>98.18904036022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120.000528975076">
                <text:p>120.000528975076</text:p>
              </table:table-cell>
              <table:table-cell office:value-type="float" office:value="-19.9994710249241">
                <text:p>-19.9994710249241</text:p>
              </table:table-cell>
              <table:table-cell office:value-type="float" office:value="97.8591550650026">
                <text:p>97.8591550650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">
                <text:p>141</text:p>
              </table:table-cell>
              <table:table-cell office:value-type="float" office:value="123.150449628815">
                <text:p>123.150449628815</text:p>
              </table:table-cell>
              <table:table-cell office:value-type="float" office:value="-17.8495503711855">
                <text:p>-17.8495503711855</text:p>
              </table:table-cell>
              <table:table-cell office:value-type="float" office:value="97.5862763343156">
                <text:p>97.5862763343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127.177882184492">
                <text:p>127.177882184492</text:p>
              </table:table-cell>
              <table:table-cell office:value-type="float" office:value="-22.8221178155077">
                <text:p>-22.8221178155077</text:p>
              </table:table-cell>
              <table:table-cell office:value-type="float" office:value="97.2424709212989">
                <text:p>97.2424709212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">
                <text:p>155</text:p>
              </table:table-cell>
              <table:table-cell office:value-type="float" office:value="131.351199856819">
                <text:p>131.351199856819</text:p>
              </table:table-cell>
              <table:table-cell office:value-type="float" office:value="-23.6488001431815">
                <text:p>-23.6488001431815</text:p>
              </table:table-cell>
              <table:table-cell office:value-type="float" office:value="96.9049338120446">
                <text:p>96.90493381204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131.148519878296">
                <text:p>131.148519878296</text:p>
              </table:table-cell>
              <table:table-cell office:value-type="float" office:value="1.1485198782957">
                <text:p>1.1485198782957</text:p>
              </table:table-cell>
              <table:table-cell office:value-type="float" office:value="96.9930446454797">
                <text:p>96.9930446454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">
                <text:p>145</text:p>
              </table:table-cell>
              <table:table-cell office:value-type="float" office:value="133.226241896551">
                <text:p>133.226241896551</text:p>
              </table:table-cell>
              <table:table-cell office:value-type="float" office:value="-11.7737581034486">
                <text:p>-11.7737581034486</text:p>
              </table:table-cell>
              <table:table-cell office:value-type="float" office:value="96.869791564193">
                <text:p>96.8697915641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135.142305612069">
                <text:p>135.142305612069</text:p>
              </table:table-cell>
              <table:table-cell office:value-type="float" office:value="-10.8576943879314">
                <text:p>-10.8576943879314</text:p>
              </table:table-cell>
              <table:table-cell office:value-type="float" office:value="96.7677368641175">
                <text:p>96.7677368641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36.920959770258">
                <text:p>136.920959770258</text:p>
              </table:table-cell>
              <table:table-cell office:value-type="float" office:value="-10.0790402297417">
                <text:p>-10.0790402297417</text:p>
              </table:table-cell>
              <table:table-cell office:value-type="float" office:value="96.6832788200465">
                <text:p>96.68327882004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138.58281580472">
                <text:p>138.58281580472</text:p>
              </table:table-cell>
              <table:table-cell office:value-type="float" office:value="-9.41718419528041">
                <text:p>-9.41718419528041</text:p>
              </table:table-cell>
              <table:table-cell office:value-type="float" office:value="96.6134455355213">
                <text:p>96.61344553552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">
                <text:p>140</text:p>
              </table:table-cell>
              <table:table-cell office:value-type="float" office:value="138.795393434012">
                <text:p>138.795393434012</text:p>
              </table:table-cell>
              <table:table-cell office:value-type="float" office:value="-1.20460656598834">
                <text:p>-1.20460656598834</text:p>
              </table:table-cell>
              <table:table-cell office:value-type="float" office:value="96.6670624197584">
                <text:p>96.66706241975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40.47608441891">
                <text:p>140.47608441891</text:p>
              </table:table-cell>
              <table:table-cell office:value-type="float" office:value="-9.52391558109008">
                <text:p>-9.52391558109008</text:p>
              </table:table-cell>
              <table:table-cell office:value-type="float" office:value="96.5999929087782">
                <text:p>96.59999290877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42.654671756073">
                <text:p>142.654671756073</text:p>
              </table:table-cell>
              <table:table-cell office:value-type="float" office:value="-12.3453282439266">
                <text:p>-12.3453282439266</text:p>
              </table:table-cell>
              <table:table-cell office:value-type="float" office:value="96.4974669378677">
                <text:p>96.49746693786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166.256470992662">
                <text:p>166.256470992662</text:p>
              </table:table-cell>
              <table:table-cell office:value-type="float" office:value="-133.743529007338">
                <text:p>-133.743529007338</text:p>
              </table:table-cell>
              <table:table-cell office:value-type="float" office:value="94.7860944920832">
                <text:p>94.7860944920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56.318000343763">
                <text:p>156.318000343763</text:p>
              </table:table-cell>
              <table:table-cell office:value-type="float" office:value="56.318000343763">
                <text:p>56.318000343763</text:p>
              </table:table-cell>
              <table:table-cell office:value-type="float" office:value="95.6288818616446">
                <text:p>95.6288818616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  <table:table-cell office:value-type="float" office:value="150.870300292199">
                <text:p>150.870300292199</text:p>
              </table:table-cell>
              <table:table-cell office:value-type="float" office:value="30.8703002921986">
                <text:p>30.8703002921986</text:p>
              </table:table-cell>
              <table:table-cell office:value-type="float" office:value="96.1155499934089">
                <text:p>96.1155499934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">
                <text:p>155</text:p>
              </table:table-cell>
              <table:table-cell office:value-type="float" office:value="151.489755248369">
                <text:p>151.489755248369</text:p>
              </table:table-cell>
              <table:table-cell office:value-type="float" office:value="-3.51024475163121">
                <text:p>-3.51024475163121</text:p>
              </table:table-cell>
              <table:table-cell office:value-type="float" office:value="96.1486895493564">
                <text:p>96.1486895493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52.166291961113">
                <text:p>152.166291961113</text:p>
              </table:table-cell>
              <table:table-cell office:value-type="float" office:value="-3.83370803888653">
                <text:p>-3.83370803888653</text:p>
              </table:table-cell>
              <table:table-cell office:value-type="float" office:value="96.1768108150589">
                <text:p>96.17681081505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153.341348166946">
                <text:p>153.341348166946</text:p>
              </table:table-cell>
              <table:table-cell office:value-type="float" office:value="-6.65865183305354">
                <text:p>-6.65865183305354</text:p>
              </table:table-cell>
              <table:table-cell office:value-type="float" office:value="96.169948813828">
                <text:p>96.169948813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  <table:table-cell office:value-type="float" office:value="154.040145941905">
                <text:p>154.040145941905</text:p>
              </table:table-cell>
              <table:table-cell office:value-type="float" office:value="-3.95985405809552">
                <text:p>-3.95985405809552</text:p>
              </table:table-cell>
              <table:table-cell office:value-type="float" office:value="96.1959317556423">
                <text:p>96.19593175564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">
                <text:p>180</text:p>
              </table:table-cell>
              <table:table-cell office:value-type="float" office:value="157.934124050619">
                <text:p>157.934124050619</text:p>
              </table:table-cell>
              <table:table-cell office:value-type="float" office:value="-22.0658759493812">
                <text:p>-22.0658759493812</text:p>
              </table:table-cell>
              <table:table-cell office:value-type="float" office:value="96.011016165004">
                <text:p>96.011016165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46.244005443026">
                <text:p>146.244005443026</text:p>
              </table:table-cell>
              <table:table-cell office:value-type="float" office:value="66.244005443026">
                <text:p>66.244005443026</text:p>
              </table:table-cell>
              <table:table-cell office:value-type="float" office:value="96.8465780484098">
                <text:p>96.8465780484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">
                <text:p>161</text:p>
              </table:table-cell>
              <table:table-cell office:value-type="float" office:value="148.457404626572">
                <text:p>148.457404626572</text:p>
              </table:table-cell>
              <table:table-cell office:value-type="float" office:value="-12.5425953734279">
                <text:p>-12.5425953734279</text:p>
              </table:table-cell>
              <table:table-cell office:value-type="float" office:value="96.7584469419127">
                <text:p>96.7584469419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150.938793932586">
                <text:p>150.938793932586</text:p>
              </table:table-cell>
              <table:table-cell office:value-type="float" office:value="-14.0612060674138">
                <text:p>-14.0612060674138</text:p>
              </table:table-cell>
              <table:table-cell office:value-type="float" office:value="96.6575594532424">
                <text:p>96.6575594532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">
                <text:p>163</text:p>
              </table:table-cell>
              <table:table-cell office:value-type="float" office:value="152.747974842698">
                <text:p>152.747974842698</text:p>
              </table:table-cell>
              <table:table-cell office:value-type="float" office:value="-10.2520251573017">
                <text:p>-10.2520251573017</text:p>
              </table:table-cell>
              <table:table-cell office:value-type="float" office:value="96.6029640780169">
                <text:p>96.6029640780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153.835778616294">
                <text:p>153.835778616294</text:p>
              </table:table-cell>
              <table:table-cell office:value-type="float" office:value="-6.16422138370646">
                <text:p>-6.16422138370646</text:p>
              </table:table-cell>
              <table:table-cell office:value-type="float" office:value="96.5948274119991">
                <text:p>96.5948274119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0">
                <text:p>170</text:p>
              </table:table-cell>
              <table:table-cell office:value-type="float" office:value="156.26041182385">
                <text:p>156.26041182385</text:p>
              </table:table-cell>
              <table:table-cell office:value-type="float" office:value="-13.7395881761505">
                <text:p>-13.7395881761505</text:p>
              </table:table-cell>
              <table:table-cell office:value-type="float" office:value="96.5077335925605">
                <text:p>96.50773359256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">
                <text:p>170</text:p>
              </table:table-cell>
              <table:table-cell office:value-type="float" office:value="158.321350050272">
                <text:p>158.321350050272</text:p>
              </table:table-cell>
              <table:table-cell office:value-type="float" office:value="-11.6786499497279">
                <text:p>-11.6786499497279</text:p>
              </table:table-cell>
              <table:table-cell office:value-type="float" office:value="96.4459871998615">
                <text:p>96.44598719986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59.623147542731">
                <text:p>159.623147542731</text:p>
              </table:table-cell>
              <table:table-cell office:value-type="float" office:value="-7.37685245726874">
                <text:p>-7.37685245726874</text:p>
              </table:table-cell>
              <table:table-cell office:value-type="float" office:value="96.4307574187392">
                <text:p>96.4307574187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59.679675411322">
                <text:p>159.679675411322</text:p>
              </table:table-cell>
              <table:table-cell office:value-type="float" office:value="-0.320324588678432">
                <text:p>-0.320324588678432</text:p>
              </table:table-cell>
              <table:table-cell office:value-type="float" office:value="96.4867564166754">
                <text:p>96.48675641667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">
                <text:p>162</text:p>
              </table:table-cell>
              <table:table-cell office:value-type="float" office:value="160.027724099623">
                <text:p>160.027724099623</text:p>
              </table:table-cell>
              <table:table-cell office:value-type="float" office:value="-1.97227590037667">
                <text:p>-1.97227590037667</text:p>
              </table:table-cell>
              <table:table-cell office:value-type="float" office:value="96.5247537471271">
                <text:p>96.5247537471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  <table:table-cell office:value-type="float" office:value="154.02356548468">
                <text:p>154.02356548468</text:p>
              </table:table-cell>
              <table:table-cell office:value-type="float" office:value="34.0235654846798">
                <text:p>34.0235654846798</text:p>
              </table:table-cell>
              <table:table-cell office:value-type="float" office:value="96.9102388196758">
                <text:p>96.9102388196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56.420030661978">
                <text:p>156.420030661978</text:p>
              </table:table-cell>
              <table:table-cell office:value-type="float" office:value="-13.5799693380222">
                <text:p>-13.5799693380222</text:p>
              </table:table-cell>
              <table:table-cell office:value-type="float" office:value="96.8276095744737">
                <text:p>96.8276095744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58.757026062681">
                <text:p>158.757026062681</text:p>
              </table:table-cell>
              <table:table-cell office:value-type="float" office:value="-13.2429739373188">
                <text:p>-13.2429739373188</text:p>
              </table:table-cell>
              <table:table-cell office:value-type="float" office:value="96.7516440875916">
                <text:p>96.75164408759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160.893472153279">
                <text:p>160.893472153279</text:p>
              </table:table-cell>
              <table:table-cell office:value-type="float" office:value="-12.106527846721">
                <text:p>-12.106527846721</text:p>
              </table:table-cell>
              <table:table-cell office:value-type="float" office:value="96.6894079548251">
                <text:p>96.6894079548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">
                <text:p>205</text:p>
              </table:table-cell>
              <table:table-cell office:value-type="float" office:value="167.509451330287">
                <text:p>167.509451330287</text:p>
              </table:table-cell>
              <table:table-cell office:value-type="float" office:value="-37.4905486697129">
                <text:p>-37.4905486697129</text:p>
              </table:table-cell>
              <table:table-cell office:value-type="float" office:value="96.4005122550029">
                <text:p>96.4005122550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64.883033630744">
                <text:p>164.883033630744</text:p>
              </table:table-cell>
              <table:table-cell office:value-type="float" office:value="14.8830336307441">
                <text:p>14.8830336307441</text:p>
              </table:table-cell>
              <table:table-cell office:value-type="float" office:value="96.5886943411807">
                <text:p>96.5886943411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166.550578586132">
                <text:p>166.550578586132</text:p>
              </table:table-cell>
              <table:table-cell office:value-type="float" office:value="-9.44942141386755">
                <text:p>-9.44942141386755</text:p>
              </table:table-cell>
              <table:table-cell office:value-type="float" office:value="96.5572398637811">
                <text:p>96.5572398637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">
                <text:p>195</text:p>
              </table:table-cell>
              <table:table-cell office:value-type="float" office:value="170.817991798213">
                <text:p>170.817991798213</text:p>
              </table:table-cell>
              <table:table-cell office:value-type="float" office:value="-24.1820082017874">
                <text:p>-24.1820082017874</text:p>
              </table:table-cell>
              <table:table-cell office:value-type="float" office:value="96.4005565205561">
                <text:p>96.40055652055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">
                <text:p>178</text:p>
              </table:table-cell>
              <table:table-cell office:value-type="float" office:value="171.895293028481">
                <text:p>171.895293028481</text:p>
              </table:table-cell>
              <table:table-cell office:value-type="float" office:value="-6.10470697151933">
                <text:p>-6.10470697151933</text:p>
              </table:table-cell>
              <table:table-cell office:value-type="float" office:value="96.4032253862919">
                <text:p>96.40322538629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">
                <text:p>170</text:p>
              </table:table-cell>
              <table:table-cell office:value-type="float" office:value="171.610999074209">
                <text:p>171.610999074209</text:p>
              </table:table-cell>
              <table:table-cell office:value-type="float" office:value="1.61099907420856">
                <text:p>1.61099907420856</text:p>
              </table:table-cell>
              <table:table-cell office:value-type="float" office:value="96.4704213149473">
                <text:p>96.47042131494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">
                <text:p>180</text:p>
              </table:table-cell>
              <table:table-cell office:value-type="float" office:value="172.869349213077">
                <text:p>172.869349213077</text:p>
              </table:table-cell>
              <table:table-cell office:value-type="float" office:value="-7.13065078692273">
                <text:p>-7.13065078692273</text:p>
              </table:table-cell>
              <table:table-cell office:value-type="float" office:value="96.463763704655">
                <text:p>96.463763704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">
                <text:p>181</text:p>
              </table:table-cell>
              <table:table-cell office:value-type="float" office:value="174.088946831116">
                <text:p>174.088946831116</text:p>
              </table:table-cell>
              <table:table-cell office:value-type="float" office:value="-6.91105316888431">
                <text:p>-6.91105316888431</text:p>
              </table:table-cell>
              <table:table-cell office:value-type="float" office:value="96.4594588853405">
                <text:p>96.4594588853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176.475604806448">
                <text:p>176.475604806448</text:p>
              </table:table-cell>
              <table:table-cell office:value-type="float" office:value="-13.5243951935517">
                <text:p>-13.5243951935517</text:p>
              </table:table-cell>
              <table:table-cell office:value-type="float" office:value="96.4030398359074">
                <text:p>96.40303983590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">
                <text:p>183</text:p>
              </table:table-cell>
              <table:table-cell office:value-type="float" office:value="177.454264085481">
                <text:p>177.454264085481</text:p>
              </table:table-cell>
              <table:table-cell office:value-type="float" office:value="-5.54573591451893">
                <text:p>-5.54573591451893</text:p>
              </table:table-cell>
              <table:table-cell office:value-type="float" office:value="96.4115158491996">
                <text:p>96.4115158491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180.086124472659">
                <text:p>180.086124472659</text:p>
              </table:table-cell>
              <table:table-cell office:value-type="float" office:value="-14.9138755273411">
                <text:p>-14.9138755273411</text:p>
              </table:table-cell>
              <table:table-cell office:value-type="float" office:value="96.3478080475476">
                <text:p>96.34780804754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.05">
                <text:p>193.05</text:p>
              </table:table-cell>
              <table:table-cell office:value-type="float" office:value="182.03070580176">
                <text:p>182.03070580176</text:p>
              </table:table-cell>
              <table:table-cell office:value-type="float" office:value="-11.0192941982399">
                <text:p>-11.0192941982399</text:p>
              </table:table-cell>
              <table:table-cell office:value-type="float" office:value="96.316357679778">
                <text:p>96.3163576797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1.1195">
                <text:p>191.1195</text:p>
              </table:table-cell>
              <table:table-cell office:value-type="float" office:value="183.394024931496">
                <text:p>183.394024931496</text:p>
              </table:table-cell>
              <table:table-cell office:value-type="float" office:value="-7.72547506850398">
                <text:p>-7.72547506850398</text:p>
              </table:table-cell>
              <table:table-cell office:value-type="float" office:value="96.3110078966678">
                <text:p>96.31100789666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.208305">
                <text:p>189.208305</text:p>
              </table:table-cell>
              <table:table-cell office:value-type="float" office:value="184.266166941772">
                <text:p>184.266166941772</text:p>
              </table:table-cell>
              <table:table-cell office:value-type="float" office:value="-4.94213805822838">
                <text:p>-4.94213805822838</text:p>
              </table:table-cell>
              <table:table-cell office:value-type="float" office:value="96.3266835805554">
                <text:p>96.3266835805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86.626241900506">
                <text:p>186.626241900506</text:p>
              </table:table-cell>
              <table:table-cell office:value-type="float" office:value="-13.3737580994941">
                <text:p>-13.3737580994941</text:p>
              </table:table-cell>
              <table:table-cell office:value-type="float" office:value="96.2810213883699">
                <text:p>96.2810213883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">
                <text:p>188</text:p>
              </table:table-cell>
              <table:table-cell office:value-type="float" office:value="186.83230561543">
                <text:p>186.83230561543</text:p>
              </table:table-cell>
              <table:table-cell office:value-type="float" office:value="-1.16769438456998">
                <text:p>-1.16769438456998</text:p>
              </table:table-cell>
              <table:table-cell office:value-type="float" office:value="96.324524944407">
                <text:p>96.3245249444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.12">
                <text:p>186.12</text:p>
              </table:table-cell>
              <table:table-cell office:value-type="float" office:value="186.725459773116">
                <text:p>186.725459773116</text:p>
              </table:table-cell>
              <table:table-cell office:value-type="float" office:value="0.605459773115513">
                <text:p>0.605459773115513</text:p>
              </table:table-cell>
              <table:table-cell office:value-type="float" office:value="96.3793837144423">
                <text:p>96.37938371444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.2588">
                <text:p>184.2588</text:p>
              </table:table-cell>
              <table:table-cell office:value-type="float" office:value="186.355460807148">
                <text:p>186.355460807148</text:p>
              </table:table-cell>
              <table:table-cell office:value-type="float" office:value="2.0966608071482">
                <text:p>2.0966608071482</text:p>
              </table:table-cell>
              <table:table-cell office:value-type="float" office:value="96.4431147803366">
                <text:p>96.44311478033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186.152141686076">
                <text:p>186.152141686076</text:p>
              </table:table-cell>
              <table:table-cell office:value-type="float" office:value="1.15214168607596">
                <text:p>1.15214168607596</text:p>
              </table:table-cell>
              <table:table-cell office:value-type="float" office:value="96.4985728189549">
                <text:p>96.49857281895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.15">
                <text:p>183.15</text:p>
              </table:table-cell>
              <table:table-cell office:value-type="float" office:value="185.701820433165">
                <text:p>185.701820433165</text:p>
              </table:table-cell>
              <table:table-cell office:value-type="float" office:value="2.55182043316455">
                <text:p>2.55182043316455</text:p>
              </table:table-cell>
              <table:table-cell office:value-type="float" office:value="96.5620355372492">
                <text:p>96.56203553724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.3185">
                <text:p>181.3185</text:p>
              </table:table-cell>
              <table:table-cell office:value-type="float" office:value="185.04432236819">
                <text:p>185.04432236819</text:p>
              </table:table-cell>
              <table:table-cell office:value-type="float" office:value="3.72582236818988">
                <text:p>3.72582236818988</text:p>
              </table:table-cell>
              <table:table-cell office:value-type="float" office:value="96.6316471348126">
                <text:p>96.63164713481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.505315">
                <text:p>179.505315</text:p>
              </table:table-cell>
              <table:table-cell office:value-type="float" office:value="184.213471262961">
                <text:p>184.213471262961</text:p>
              </table:table-cell>
              <table:table-cell office:value-type="float" office:value="4.70815626296138">
                <text:p>4.70815626296138</text:p>
              </table:table-cell>
              <table:table-cell office:value-type="float" office:value="96.7058842357466">
                <text:p>96.70588423574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83.581450573517">
                <text:p>183.581450573517</text:p>
              </table:table-cell>
              <table:table-cell office:value-type="float" office:value="3.58145057351717">
                <text:p>3.58145057351717</text:p>
              </table:table-cell>
              <table:table-cell office:value-type="float" office:value="96.7707307194333">
                <text:p>96.7707307194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0">
                <text:p>230</text:p>
              </table:table-cell>
              <table:table-cell office:value-type="float" office:value="190.54423298749">
                <text:p>190.54423298749</text:p>
              </table:table-cell>
              <table:table-cell office:value-type="float" office:value="-39.4557670125104">
                <text:p>-39.4557670125104</text:p>
              </table:table-cell>
              <table:table-cell office:value-type="float" office:value="96.5557275156148">
                <text:p>96.5557275156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82.962598039366">
                <text:p>182.962598039366</text:p>
              </table:table-cell>
              <table:table-cell office:value-type="float" office:value="42.9625980393662">
                <text:p>42.9625980393662</text:p>
              </table:table-cell>
              <table:table-cell office:value-type="float" office:value="96.873513218908">
                <text:p>96.8735132189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0">
                <text:p>220</text:p>
              </table:table-cell>
              <table:table-cell office:value-type="float" office:value="188.518208333461">
                <text:p>188.518208333461</text:p>
              </table:table-cell>
              <table:table-cell office:value-type="float" office:value="-31.4817916665388">
                <text:p>-31.4817916665388</text:p>
              </table:table-cell>
              <table:table-cell office:value-type="float" office:value="96.7122498284513">
                <text:p>96.71224982845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">
                <text:p>450</text:p>
              </table:table-cell>
              <table:table-cell office:value-type="float" office:value="227.740477083442">
                <text:p>227.740477083442</text:p>
              </table:table-cell>
              <table:table-cell office:value-type="float" office:value="-222.259522916558">
                <text:p>-222.259522916558</text:p>
              </table:table-cell>
              <table:table-cell office:value-type="float" office:value="95.3913851952848">
                <text:p>95.3913851952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">
                <text:p>150</text:p>
              </table:table-cell>
              <table:table-cell office:value-type="float" office:value="216.079405520926">
                <text:p>216.079405520926</text:p>
              </table:table-cell>
              <table:table-cell office:value-type="float" office:value="66.0794055209257">
                <text:p>66.0794055209257</text:p>
              </table:table-cell>
              <table:table-cell office:value-type="float" office:value="95.8517091447664">
                <text:p>95.85170914476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210.667494692787">
                <text:p>210.667494692787</text:p>
              </table:table-cell>
              <table:table-cell office:value-type="float" office:value="30.6674946927869">
                <text:p>30.6674946927869</text:p>
              </table:table-cell>
              <table:table-cell office:value-type="float" office:value="96.0895033661162">
                <text:p>96.08950336611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.2">
                <text:p>178.2</text:p>
              </table:table-cell>
              <table:table-cell office:value-type="float" office:value="205.797370488869">
                <text:p>205.797370488869</text:p>
              </table:table-cell>
              <table:table-cell office:value-type="float" office:value="27.5973704888688">
                <text:p>27.5973704888688</text:p>
              </table:table-cell>
              <table:table-cell office:value-type="float" office:value="96.3026765009686">
                <text:p>96.30267650096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189.927764915539">
                <text:p>189.927764915539</text:p>
              </table:table-cell>
              <table:table-cell office:value-type="float" office:value="89.9277649155385">
                <text:p>89.9277649155385</text:p>
              </table:table-cell>
              <table:table-cell office:value-type="float" office:value="96.876537902791">
                <text:p>96.8765379027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">
                <text:p>170</text:p>
              </table:table-cell>
              <table:table-cell office:value-type="float" office:value="186.938600178208">
                <text:p>186.938600178208</text:p>
              </table:table-cell>
              <table:table-cell office:value-type="float" office:value="16.9386001782077">
                <text:p>16.9386001782077</text:p>
              </table:table-cell>
              <table:table-cell office:value-type="float" office:value="97.0115004727056">
                <text:p>97.01150047270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.3">
                <text:p>168.3</text:p>
              </table:table-cell>
              <table:table-cell office:value-type="float" office:value="184.142810151477">
                <text:p>184.142810151477</text:p>
              </table:table-cell>
              <table:table-cell office:value-type="float" office:value="15.8428101514766">
                <text:p>15.8428101514766</text:p>
              </table:table-cell>
              <table:table-cell office:value-type="float" office:value="97.1368362443818">
                <text:p>97.13683624438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.617">
                <text:p>166.617</text:p>
              </table:table-cell>
              <table:table-cell office:value-type="float" office:value="181.513938628755">
                <text:p>181.513938628755</text:p>
              </table:table-cell>
              <table:table-cell office:value-type="float" office:value="14.8969386287551">
                <text:p>14.8969386287551</text:p>
              </table:table-cell>
              <table:table-cell office:value-type="float" office:value="97.2537662954836">
                <text:p>97.25376629548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.95083">
                <text:p>164.95083</text:p>
              </table:table-cell>
              <table:table-cell office:value-type="float" office:value="179.029472334442">
                <text:p>179.029472334442</text:p>
              </table:table-cell>
              <table:table-cell office:value-type="float" office:value="14.0786423344418">
                <text:p>14.0786423344418</text:p>
              </table:table-cell>
              <table:table-cell office:value-type="float" office:value="97.3633264877796">
                <text:p>97.36332648777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.3013217">
                <text:p>163.3013217</text:p>
              </table:table-cell>
              <table:table-cell office:value-type="float" office:value="176.670249739276">
                <text:p>176.670249739276</text:p>
              </table:table-cell>
              <table:table-cell office:value-type="float" office:value="13.3689280392755">
                <text:p>13.3689280392755</text:p>
              </table:table-cell>
              <table:table-cell office:value-type="float" office:value="97.4663970972062">
                <text:p>97.4663970972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.668308483">
                <text:p>161.668308483</text:p>
              </table:table-cell>
              <table:table-cell office:value-type="float" office:value="174.419958550834">
                <text:p>174.419958550834</text:p>
              </table:table-cell>
              <table:table-cell office:value-type="float" office:value="12.7516500678342">
                <text:p>12.7516500678342</text:p>
              </table:table-cell>
              <table:table-cell office:value-type="float" office:value="97.5637275937275">
                <text:p>97.5637275937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0">
                <text:p>190</text:p>
              </table:table-cell>
              <table:table-cell office:value-type="float" office:value="176.756964768209">
                <text:p>176.756964768209</text:p>
              </table:table-cell>
              <table:table-cell office:value-type="float" office:value="-13.2430352317909">
                <text:p>-13.2430352317909</text:p>
              </table:table-cell>
              <table:table-cell office:value-type="float" office:value="97.5145034113335">
                <text:p>97.51450341133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83.243420052978">
                <text:p>183.243420052978</text:p>
              </table:table-cell>
              <table:table-cell office:value-type="float" office:value="-36.7565799470223">
                <text:p>-36.7565799470223</text:p>
              </table:table-cell>
              <table:table-cell office:value-type="float" office:value="97.3379294987206">
                <text:p>97.3379294987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176.756907045031">
                <text:p>176.756907045031</text:p>
              </table:table-cell>
              <table:table-cell office:value-type="float" office:value="36.756907045031">
                <text:p>36.756907045031</text:p>
              </table:table-cell>
              <table:table-cell office:value-type="float" office:value="97.5646054892397">
                <text:p>97.5646054892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170.493370988276">
                <text:p>170.493370988276</text:p>
              </table:table-cell>
              <table:table-cell office:value-type="float" office:value="35.4933709882764">
                <text:p>35.4933709882764</text:p>
              </table:table-cell>
              <table:table-cell office:value-type="float" office:value="97.7801189864742">
                <text:p>97.78011898647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">
                <text:p>160</text:p>
              </table:table-cell>
              <table:table-cell office:value-type="float" office:value="168.919365340035">
                <text:p>168.919365340035</text:p>
              </table:table-cell>
              <table:table-cell office:value-type="float" office:value="8.91936534003492">
                <text:p>8.91936534003492</text:p>
              </table:table-cell>
              <table:table-cell office:value-type="float" office:value="97.8488126488993">
                <text:p>97.84881264889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.4">
                <text:p>158.4</text:p>
              </table:table-cell>
              <table:table-cell office:value-type="float" office:value="167.34146053903">
                <text:p>167.34146053903</text:p>
              </table:table-cell>
              <table:table-cell office:value-type="float" office:value="8.94146053902966">
                <text:p>8.94146053902966</text:p>
              </table:table-cell>
              <table:table-cell office:value-type="float" office:value="97.9162446813251">
                <text:p>97.91624468132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.816">
                <text:p>156.816</text:p>
              </table:table-cell>
              <table:table-cell office:value-type="float" office:value="165.762641458175">
                <text:p>165.762641458175</text:p>
              </table:table-cell>
              <table:table-cell office:value-type="float" office:value="8.94664145817521">
                <text:p>8.94664145817521</text:p>
              </table:table-cell>
              <table:table-cell office:value-type="float" office:value="97.982375238222">
                <text:p>97.982375238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24784">
                <text:p>155.24784</text:p>
              </table:table-cell>
              <table:table-cell office:value-type="float" office:value="164.185421239449">
                <text:p>164.185421239449</text:p>
              </table:table-cell>
              <table:table-cell office:value-type="float" office:value="8.93758123944892">
                <text:p>8.93758123944892</text:p>
              </table:table-cell>
              <table:table-cell office:value-type="float" office:value="98.0471792647315">
                <text:p>98.04717926473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">
                <text:p>170</text:p>
              </table:table-cell>
              <table:table-cell office:value-type="float" office:value="165.057608053532">
                <text:p>165.057608053532</text:p>
              </table:table-cell>
              <table:table-cell office:value-type="float" office:value="-4.94239194646843">
                <text:p>-4.94239194646843</text:p>
              </table:table-cell>
              <table:table-cell office:value-type="float" office:value="98.0385462416293">
                <text:p>98.03854624162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63.098966845502">
                <text:p>163.098966845502</text:p>
              </table:table-cell>
              <table:table-cell office:value-type="float" office:value="11.0989668455019">
                <text:p>11.0989668455019</text:p>
              </table:table-cell>
              <table:table-cell office:value-type="float" office:value="98.1128598762867">
                <text:p>98.11285987628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.48">
                <text:p>150.48</text:p>
              </table:table-cell>
              <table:table-cell office:value-type="float" office:value="161.206121818677">
                <text:p>161.206121818677</text:p>
              </table:table-cell>
              <table:table-cell office:value-type="float" office:value="10.7261218186766">
                <text:p>10.7261218186766</text:p>
              </table:table-cell>
              <table:table-cell office:value-type="float" office:value="98.1838939900884">
                <text:p>98.18389399008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">
                <text:p>190</text:p>
              </table:table-cell>
              <table:table-cell office:value-type="float" office:value="165.525203545875">
                <text:p>165.525203545875</text:p>
              </table:table-cell>
              <table:table-cell office:value-type="float" office:value="-24.4747964541249">
                <text:p>-24.4747964541249</text:p>
              </table:table-cell>
              <table:table-cell office:value-type="float" office:value="98.0748909349811">
                <text:p>98.07489093498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58.696423013994">
                <text:p>158.696423013994</text:p>
              </table:table-cell>
              <table:table-cell office:value-type="float" office:value="38.6964230139938">
                <text:p>38.6964230139938</text:p>
              </table:table-cell>
              <table:table-cell office:value-type="float" office:value="98.2861809339426">
                <text:p>98.28618093394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57.091959561895">
                <text:p>157.091959561895</text:p>
              </table:table-cell>
              <table:table-cell office:value-type="float" office:value="9.09195956189473">
                <text:p>9.09195956189473</text:p>
              </table:table-cell>
              <table:table-cell office:value-type="float" office:value="98.3456439284172">
                <text:p>98.34564392841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.52">
                <text:p>146.52</text:p>
              </table:table-cell>
              <table:table-cell office:value-type="float" office:value="155.506165627611">
                <text:p>155.506165627611</text:p>
              </table:table-cell>
              <table:table-cell office:value-type="float" office:value="8.98616562761052">
                <text:p>8.98616562761052</text:p>
              </table:table-cell>
              <table:table-cell office:value-type="float" office:value="98.4035567999424">
                <text:p>98.4035567999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.0548">
                <text:p>145.0548</text:p>
              </table:table-cell>
              <table:table-cell office:value-type="float" office:value="153.938460783469">
                <text:p>153.938460783469</text:p>
              </table:table-cell>
              <table:table-cell office:value-type="float" office:value="8.88366078346894">
                <text:p>8.88366078346894</text:p>
              </table:table-cell>
              <table:table-cell office:value-type="float" office:value="98.4599845552581">
                <text:p>98.45998455525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157.847691665949">
                <text:p>157.847691665949</text:p>
              </table:table-cell>
              <table:table-cell office:value-type="float" office:value="-22.1523083340514">
                <text:p>-22.1523083340514</text:p>
              </table:table-cell>
              <table:table-cell office:value-type="float" office:value="98.3632151775694">
                <text:p>98.36321517756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47.670537916056">
                <text:p>147.670537916056</text:p>
              </table:table-cell>
              <table:table-cell office:value-type="float" office:value="57.6705379160563">
                <text:p>57.6705379160563</text:p>
              </table:table-cell>
              <table:table-cell office:value-type="float" office:value="98.6572093213468">
                <text:p>98.6572093213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6.819957228648">
                <text:p>146.819957228648</text:p>
              </table:table-cell>
              <table:table-cell office:value-type="float" office:value="4.81995722864787">
                <text:p>4.81995722864787</text:p>
              </table:table-cell>
              <table:table-cell office:value-type="float" office:value="98.6904124649305">
                <text:p>98.69041246493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.58">
                <text:p>140.58</text:p>
              </table:table-cell>
              <table:table-cell office:value-type="float" office:value="145.883963644351">
                <text:p>145.883963644351</text:p>
              </table:table-cell>
              <table:table-cell office:value-type="float" office:value="5.30396364435066">
                <text:p>5.30396364435066</text:p>
              </table:table-cell>
              <table:table-cell office:value-type="float" office:value="98.7254371146952">
                <text:p>98.72543711469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.1742">
                <text:p>139.1742</text:p>
              </table:table-cell>
              <table:table-cell office:value-type="float" office:value="144.877499097698">
                <text:p>144.877499097698</text:p>
              </table:table-cell>
              <table:table-cell office:value-type="float" office:value="5.70329909769805">
                <text:p>5.70329909769805</text:p>
              </table:table-cell>
              <table:table-cell office:value-type="float" office:value="98.7618417447783">
                <text:p>98.76184174477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.782458">
                <text:p>137.782458</text:p>
              </table:table-cell>
              <table:table-cell office:value-type="float" office:value="143.813242933043">
                <text:p>143.813242933043</text:p>
              </table:table-cell>
              <table:table-cell office:value-type="float" office:value="6.03078493304332">
                <text:p>6.03078493304332</text:p>
              </table:table-cell>
              <table:table-cell office:value-type="float" office:value="98.799259242352">
                <text:p>98.7992592423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.40463342">
                <text:p>136.40463342</text:p>
              </table:table-cell>
              <table:table-cell office:value-type="float" office:value="142.701951506087">
                <text:p>142.701951506087</text:p>
              </table:table-cell>
              <table:table-cell office:value-type="float" office:value="6.29731808608682">
                <text:p>6.29731808608682</text:p>
              </table:table-cell>
              <table:table-cell office:value-type="float" office:value="98.837384919862">
                <text:p>98.837384919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5cm" svg:height="19.845cm" xlink:href=".." xlink:type="simple" chart:class="chart:line" chart:style-name="ch1">
        <chart:legend chart:legend-position="end" svg:x="19.032cm" svg:y="9.131cm" style:legend-expansion="high" chart:style-name="ch2"/>
        <chart:plot-area chart:style-name="ch3" table:cell-range-address="'Simplified Kalman - Stupid Simple Varying Gain'.B3:'Simplified Kalman - Stupid Simple Varying Gain'.B150 'Simplified Kalman - Stupid Simple Varying Gain'.D3:'Simplified Kalman - Stupid Simple Varying Gain'.E150" chart:data-source-has-labels="row" svg:x="0.565cm" svg:y="0.396cm" svg:width="17.902cm" svg:height="19.053cm">
          <chartooo:coordinate-region svg:x="1.486cm" svg:y="0.593cm" svg:width="16.958cm" svg:height="18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plified Kalman - Stupid Simple Varying Gain'.B4:'Simplified Kalman - Stupid Simple Varying Gain'.B150" chart:label-cell-address="'Simplified Kalman - Stupid Simple Varying Gain'.B3:'Simplified Kalman - Stupid Simple Varying Gain'.B3" chart:class="chart:line">
            <chart:data-point chart:repeated="147"/>
          </chart:series>
          <chart:series chart:style-name="ch8" chart:values-cell-range-address="'Simplified Kalman - Stupid Simple Varying Gain'.D4:'Simplified Kalman - Stupid Simple Varying Gain'.D150" chart:label-cell-address="'Simplified Kalman - Stupid Simple Varying Gain'.D3:'Simplified Kalman - Stupid Simple Varying Gain'.D3" chart:class="chart:line">
            <chart:data-point chart:repeated="147"/>
          </chart:series>
          <chart:series chart:style-name="ch9" chart:values-cell-range-address="'Simplified Kalman - Stupid Simple Varying Gain'.E4:'Simplified Kalman - Stupid Simple Varying Gain'.E150" chart:label-cell-address="'Simplified Kalman - Stupid Simple Varying Gain'.E3:'Simplified Kalman - Stupid Simple Varying Gain'.E3" chart:class="chart:line">
            <chart:data-point chart:repeated="1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Measurement</text:p>
                <draw:g>
                  <svg:desc>'Simplified Kalman - Stupid Simple Varying Gain'.B3:'Simplified Kalman - Stupid Simple Varying Gain'.B3</svg:desc>
                </draw:g>
              </table:table-cell>
              <table:table-cell office:value-type="string">
                <text:p>Current Estimation</text:p>
                <draw:g>
                  <svg:desc>'Simplified Kalman - Stupid Simple Varying Gain'.D3:'Simplified Kalman - Stupid Simple Varying Gain'.D3</svg:desc>
                </draw:g>
              </table:table-cell>
              <table:table-cell office:value-type="string">
                <text:p>Current Estimation Variance from Last Measurement</text:p>
                <draw:g>
                  <svg:desc>'Simplified Kalman - Stupid Simple Varying Gain'.E3:'Simplified Kalman - Stupid Simple Varying Gain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mplified Kalman - Stupid Simple Varying Gain'.B4:'Simplified Kalman - Stupid Simple Varying Gain'.B150</svg:desc>
                </draw:g>
              </table:table-cell>
              <table:table-cell office:value-type="float" office:value="100">
                <text:p>100</text:p>
                <draw:g>
                  <svg:desc>'Simplified Kalman - Stupid Simple Varying Gain'.D4:'Simplified Kalman - Stupid Simple Varying Gain'.D150</svg:desc>
                </draw:g>
              </table:table-cell>
              <table:table-cell office:value-type="float" office:value="0">
                <text:p>0</text:p>
                <draw:g>
                  <svg:desc>'Simplified Kalman - Stupid Simple Varying Gain'.E4:'Simplified Kalman - Stupid Simple Varying Gain'.E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109.952">
                <text:p>109.952</text:p>
              </table:table-cell>
              <table:table-cell office:value-type="float" office:value="-10.048">
                <text:p>-10.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9.96860608">
                <text:p>109.96860608</text:p>
              </table:table-cell>
              <table:table-cell office:value-type="float" office:value="-0.0313939200000135">
                <text:p>-0.0313939200000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08.369992847724">
                <text:p>108.369992847724</text:p>
              </table:table-cell>
              <table:table-cell office:value-type="float" office:value="3.36999284772376">
                <text:p>3.36999284772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3.767174987481">
                <text:p>103.767174987481</text:p>
              </table:table-cell>
              <table:table-cell office:value-type="float" office:value="8.76717498748067">
                <text:p>8.76717498748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2.37948585792">
                <text:p>102.37948585792</text:p>
              </table:table-cell>
              <table:table-cell office:value-type="float" office:value="2.37948585792004">
                <text:p>2.37948585792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03.41235827053">
                <text:p>103.41235827053</text:p>
              </table:table-cell>
              <table:table-cell office:value-type="float" office:value="-1.58764172947028">
                <text:p>-1.58764172947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00.328738091544">
                <text:p>100.328738091544</text:p>
              </table:table-cell>
              <table:table-cell office:value-type="float" office:value="5.32873809154387">
                <text:p>5.32873809154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2.1547099889229">
                <text:p>62.1547099889229</text:p>
              </table:table-cell>
              <table:table-cell office:value-type="float" office:value="59.1547099889229">
                <text:p>59.1547099889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8.0373433843253">
                <text:p>78.0373433843253</text:p>
              </table:table-cell>
              <table:table-cell office:value-type="float" office:value="-21.9626566156747">
                <text:p>-21.9626566156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87.3898621201735">
                <text:p>87.3898621201735</text:p>
              </table:table-cell>
              <table:table-cell office:value-type="float" office:value="-14.6101378798265">
                <text:p>-14.6101378798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86.5224022024126">
                <text:p>86.5224022024126</text:p>
              </table:table-cell>
              <table:table-cell office:value-type="float" office:value="1.52240220241262">
                <text:p>1.522402202412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91.7568737156056">
                <text:p>91.7568737156056</text:p>
              </table:table-cell>
              <table:table-cell office:value-type="float" office:value="-8.24312628439445">
                <text:p>-8.243126284394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95.0954567641787">
                <text:p>95.0954567641787</text:p>
              </table:table-cell>
              <table:table-cell office:value-type="float" office:value="-5.90454323582131">
                <text:p>-5.90454323582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7.1826489551713">
                <text:p>67.1826489551713</text:p>
              </table:table-cell>
              <table:table-cell office:value-type="float" office:value="55.1826489551713">
                <text:p>55.1826489551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83.2911899727323">
                <text:p>83.2911899727323</text:p>
              </table:table-cell>
              <table:table-cell office:value-type="float" office:value="-28.7088100272677">
                <text:p>-28.7088100272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89.156364204361">
                <text:p>189.156364204361</text:p>
              </table:table-cell>
              <table:table-cell office:value-type="float" office:value="-210.843635795639">
                <text:p>-210.843635795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162.994849507823">
                <text:p>162.994849507823</text:p>
              </table:table-cell>
              <table:table-cell office:value-type="float" office:value="57.9948495078232">
                <text:p>57.9948495078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40.377812157042">
                <text:p>140.377812157042</text:p>
              </table:table-cell>
              <table:table-cell office:value-type="float" office:value="45.3778121570422">
                <text:p>45.3778121570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6.006836314451">
                <text:p>126.006836314451</text:p>
              </table:table-cell>
              <table:table-cell office:value-type="float" office:value="26.0068363144511">
                <text:p>26.0068363144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23.71927337826">
                <text:p>123.71927337826</text:p>
              </table:table-cell>
              <table:table-cell office:value-type="float" office:value="3.7192733782596">
                <text:p>3.7192733782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117.721398484109">
                <text:p>117.721398484109</text:p>
              </table:table-cell>
              <table:table-cell office:value-type="float" office:value="8.72139848410853">
                <text:p>8.72139848410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112.174762488615">
                <text:p>112.174762488615</text:p>
              </table:table-cell>
              <table:table-cell office:value-type="float" office:value="7.17476248861469">
                <text:p>7.17476248861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94.8316600521238">
                <text:p>94.8316600521238</text:p>
              </table:table-cell>
              <table:table-cell office:value-type="float" office:value="19.8316600521238">
                <text:p>19.8316600521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107.395342062643">
                <text:p>107.395342062643</text:p>
              </table:table-cell>
              <table:table-cell office:value-type="float" office:value="-12.6046579373575">
                <text:p>-12.6046579373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108.604536135401">
                <text:p>108.604536135401</text:p>
              </table:table-cell>
              <table:table-cell office:value-type="float" office:value="-1.39546386459855">
                <text:p>-1.39546386459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110.93400574947">
                <text:p>110.93400574947</text:p>
              </table:table-cell>
              <table:table-cell office:value-type="float" office:value="-3.0659942505297">
                <text:p>-3.0659942505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12.566598900794">
                <text:p>112.566598900794</text:p>
              </table:table-cell>
              <table:table-cell office:value-type="float" office:value="-2.43340109920629">
                <text:p>-2.43340109920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0.5323101605639">
                <text:p>70.5323101605639</text:p>
              </table:table-cell>
              <table:table-cell office:value-type="float" office:value="70.5323101605639">
                <text:p>70.5323101605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47.1453593825939">
                <text:p>47.1453593825939</text:p>
              </table:table-cell>
              <table:table-cell office:value-type="float" office:value="35.1453593825939">
                <text:p>35.1453593825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6.9895304053254">
                <text:p>26.9895304053254</text:p>
              </table:table-cell>
              <table:table-cell office:value-type="float" office:value="26.9895304053254">
                <text:p>26.98953040532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6.4729246857235">
                <text:p>16.4729246857235</text:p>
              </table:table-cell>
              <table:table-cell office:value-type="float" office:value="12.4729246857235">
                <text:p>12.4729246857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2.3256517703809">
                <text:p>12.3256517703809</text:p>
              </table:table-cell>
              <table:table-cell office:value-type="float" office:value="4.32565177038093">
                <text:p>4.325651770380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1.107622475602">
                <text:p>11.107622475602</text:p>
              </table:table-cell>
              <table:table-cell office:value-type="float" office:value="1.10762247560201">
                <text:p>1.10762247560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.88292949923231">
                <text:p>4.88292949923231</text:p>
              </table:table-cell>
              <table:table-cell office:value-type="float" office:value="4.88292949923231">
                <text:p>4.882929499232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3.75387563388549">
                <text:p>3.75387563388549</text:p>
              </table:table-cell>
              <table:table-cell office:value-type="float" office:value="0.753875633885494">
                <text:p>0.753875633885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80.9037934472504">
                <text:p>80.9037934472504</text:p>
              </table:table-cell>
              <table:table-cell office:value-type="float" office:value="-43.0962065527496">
                <text:p>-43.0962065527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107.215472250244">
                <text:p>107.215472250244</text:p>
              </table:table-cell>
              <table:table-cell office:value-type="float" office:value="-17.7845277497563">
                <text:p>-17.7845277497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92.1130658783684">
                <text:p>92.1130658783684</text:p>
              </table:table-cell>
              <table:table-cell office:value-type="float" office:value="12.1130658783684">
                <text:p>12.1130658783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112.827680599075">
                <text:p>112.827680599075</text:p>
              </table:table-cell>
              <table:table-cell office:value-type="float" office:value="-14.1723194009249">
                <text:p>-14.172319400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121.2058469703">
                <text:p>121.2058469703</text:p>
              </table:table-cell>
              <table:table-cell office:value-type="float" office:value="-6.79415302970013">
                <text:p>-6.79415302970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130.857522443064">
                <text:p>130.857522443064</text:p>
              </table:table-cell>
              <table:table-cell office:value-type="float" office:value="-9.14247755693606">
                <text:p>-9.142477556936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30.447971061008">
                <text:p>130.447971061008</text:p>
              </table:table-cell>
              <table:table-cell office:value-type="float" office:value="0.447971061007678">
                <text:p>0.447971061007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137.884499241378">
                <text:p>137.884499241378</text:p>
              </table:table-cell>
              <table:table-cell office:value-type="float" office:value="-7.11550075862201">
                <text:p>-7.115500758622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">
                <text:p>132</text:p>
              </table:table-cell>
              <table:table-cell office:value-type="float" office:value="135.087842672319">
                <text:p>135.087842672319</text:p>
              </table:table-cell>
              <table:table-cell office:value-type="float" office:value="3.08784267231937">
                <text:p>3.087842672319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">
                <text:p>250</text:p>
              </table:table-cell>
              <table:table-cell office:value-type="float" office:value="193.523694955732">
                <text:p>193.523694955732</text:p>
              </table:table-cell>
              <table:table-cell office:value-type="float" office:value="-56.4763050442684">
                <text:p>-56.4763050442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06.729936019741">
                <text:p>106.729936019741</text:p>
              </table:table-cell>
              <table:table-cell office:value-type="float" office:value="96.7299360197405">
                <text:p>96.7299360197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">
                <text:p>135</text:p>
              </table:table-cell>
              <table:table-cell office:value-type="float" office:value="121.035563841344">
                <text:p>121.035563841344</text:p>
              </table:table-cell>
              <table:table-cell office:value-type="float" office:value="-13.9644361586558">
                <text:p>-13.96443615865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11.135973192591">
                <text:p>111.135973192591</text:p>
              </table:table-cell>
              <table:table-cell office:value-type="float" office:value="11.1359731925913">
                <text:p>11.13597319259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110.563948284821">
                <text:p>110.563948284821</text:p>
              </table:table-cell>
              <table:table-cell office:value-type="float" office:value="0.563948284821322">
                <text:p>0.563948284821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">
                <text:p>138</text:p>
              </table:table-cell>
              <table:table-cell office:value-type="float" office:value="125.34659668542">
                <text:p>125.34659668542</text:p>
              </table:table-cell>
              <table:table-cell office:value-type="float" office:value="-12.6534033145801">
                <text:p>-12.65340331458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122.667483831369">
                <text:p>122.667483831369</text:p>
              </table:table-cell>
              <table:table-cell office:value-type="float" office:value="2.66748383136894">
                <text:p>2.667483831368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131.960548834037">
                <text:p>131.960548834037</text:p>
              </table:table-cell>
              <table:table-cell office:value-type="float" office:value="-8.03945116596319">
                <text:p>-8.039451165963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">
                <text:p>141</text:p>
              </table:table-cell>
              <table:table-cell office:value-type="float" office:value="136.467910142949">
                <text:p>136.467910142949</text:p>
              </table:table-cell>
              <table:table-cell office:value-type="float" office:value="-4.53208985705135">
                <text:p>-4.532089857051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142.743118220454">
                <text:p>142.743118220454</text:p>
              </table:table-cell>
              <table:table-cell office:value-type="float" office:value="-7.2568817795464">
                <text:p>-7.2568817795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">
                <text:p>155</text:p>
              </table:table-cell>
              <table:table-cell office:value-type="float" office:value="148.029106597363">
                <text:p>148.029106597363</text:p>
              </table:table-cell>
              <table:table-cell office:value-type="float" office:value="-6.97089340263673">
                <text:p>-6.97089340263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140.798023344749">
                <text:p>140.798023344749</text:p>
              </table:table-cell>
              <table:table-cell office:value-type="float" office:value="10.7980233447493">
                <text:p>10.7980233447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">
                <text:p>145</text:p>
              </table:table-cell>
              <table:table-cell office:value-type="float" office:value="142.601317471137">
                <text:p>142.601317471137</text:p>
              </table:table-cell>
              <table:table-cell office:value-type="float" office:value="-2.39868252886345">
                <text:p>-2.39868252886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143.957775874519">
                <text:p>143.957775874519</text:p>
              </table:table-cell>
              <table:table-cell office:value-type="float" office:value="-2.04222412548103">
                <text:p>-2.04222412548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45.086973707441">
                <text:p>145.086973707441</text:p>
              </table:table-cell>
              <table:table-cell office:value-type="float" office:value="-1.91302629255895">
                <text:p>-1.91302629255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146.09252952524">
                <text:p>146.09252952524</text:p>
              </table:table-cell>
              <table:table-cell office:value-type="float" office:value="-1.9074704747598">
                <text:p>-1.90747047475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">
                <text:p>140</text:p>
              </table:table-cell>
              <table:table-cell office:value-type="float" office:value="144.136648787697">
                <text:p>144.136648787697</text:p>
              </table:table-cell>
              <table:table-cell office:value-type="float" office:value="4.13664878769691">
                <text:p>4.136648787696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46.150718106739">
                <text:p>146.150718106739</text:p>
              </table:table-cell>
              <table:table-cell office:value-type="float" office:value="-3.8492818932607">
                <text:p>-3.8492818932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48.977676932098">
                <text:p>148.977676932098</text:p>
              </table:table-cell>
              <table:table-cell office:value-type="float" office:value="-6.02232306790171">
                <text:p>-6.02232306790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193.845556787275">
                <text:p>193.845556787275</text:p>
              </table:table-cell>
              <table:table-cell office:value-type="float" office:value="-106.154443212725">
                <text:p>-106.1544432127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67.916240474005">
                <text:p>167.916240474005</text:p>
              </table:table-cell>
              <table:table-cell office:value-type="float" office:value="67.9162404740051">
                <text:p>67.91624047400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  <table:table-cell office:value-type="float" office:value="153.750350513843">
                <text:p>153.750350513843</text:p>
              </table:table-cell>
              <table:table-cell office:value-type="float" office:value="33.7503505138427">
                <text:p>33.7503505138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">
                <text:p>155</text:p>
              </table:table-cell>
              <table:table-cell office:value-type="float" office:value="154.145656254026">
                <text:p>154.145656254026</text:p>
              </table:table-cell>
              <table:table-cell office:value-type="float" office:value="-0.854343745974461">
                <text:p>-0.854343745974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54.691185575418">
                <text:p>154.691185575418</text:p>
              </table:table-cell>
              <table:table-cell office:value-type="float" office:value="-1.30881442458193">
                <text:p>-1.30881442458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156.143659509206">
                <text:p>156.143659509206</text:p>
              </table:table-cell>
              <table:table-cell office:value-type="float" office:value="-3.85634049079417">
                <text:p>-3.856340490794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  <table:table-cell office:value-type="float" office:value="156.615995880815">
                <text:p>156.615995880815</text:p>
              </table:table-cell>
              <table:table-cell office:value-type="float" office:value="-1.38400411918462">
                <text:p>-1.38400411918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">
                <text:p>180</text:p>
              </table:table-cell>
              <table:table-cell office:value-type="float" office:value="162.1494406417">
                <text:p>162.1494406417</text:p>
              </table:table-cell>
              <table:table-cell office:value-type="float" office:value="-17.8505593583">
                <text:p>-17.85055935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44.070862980717">
                <text:p>144.070862980717</text:p>
              </table:table-cell>
              <table:table-cell office:value-type="float" office:value="64.070862980717">
                <text:p>64.070862980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">
                <text:p>161</text:p>
              </table:table-cell>
              <table:table-cell office:value-type="float" office:value="148.057238859384">
                <text:p>148.057238859384</text:p>
              </table:table-cell>
              <table:table-cell office:value-type="float" office:value="-12.9427611406157">
                <text:p>-12.94276114061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151.767551987242">
                <text:p>151.767551987242</text:p>
              </table:table-cell>
              <table:table-cell office:value-type="float" office:value="-13.2324480127581">
                <text:p>-13.23244801275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">
                <text:p>163</text:p>
              </table:table-cell>
              <table:table-cell office:value-type="float" office:value="154.055171227439">
                <text:p>154.055171227439</text:p>
              </table:table-cell>
              <table:table-cell office:value-type="float" office:value="-8.94482877256121">
                <text:p>-8.94482877256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155.181153679157">
                <text:p>155.181153679157</text:p>
              </table:table-cell>
              <table:table-cell office:value-type="float" office:value="-4.81884632084305">
                <text:p>-4.818846320843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0">
                <text:p>170</text:p>
              </table:table-cell>
              <table:table-cell office:value-type="float" office:value="157.791448818314">
                <text:p>157.791448818314</text:p>
              </table:table-cell>
              <table:table-cell office:value-type="float" office:value="-12.2085511816857">
                <text:p>-12.2085511816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">
                <text:p>170</text:p>
              </table:table-cell>
              <table:table-cell office:value-type="float" office:value="159.791413366001">
                <text:p>159.791413366001</text:p>
              </table:table-cell>
              <table:table-cell office:value-type="float" office:value="-10.2085866339987">
                <text:p>-10.20858663399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60.889638148608">
                <text:p>160.889638148608</text:p>
              </table:table-cell>
              <table:table-cell office:value-type="float" office:value="-6.1103618513925">
                <text:p>-6.1103618513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60.763589711914">
                <text:p>160.763589711914</text:p>
              </table:table-cell>
              <table:table-cell office:value-type="float" office:value="0.763589711913625">
                <text:p>0.7635897119136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">
                <text:p>162</text:p>
              </table:table-cell>
              <table:table-cell office:value-type="float" office:value="160.951033241692">
                <text:p>160.951033241692</text:p>
              </table:table-cell>
              <table:table-cell office:value-type="float" office:value="-1.04896675830818">
                <text:p>-1.04896675830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  <table:table-cell office:value-type="float" office:value="155.177314070677">
                <text:p>155.177314070677</text:p>
              </table:table-cell>
              <table:table-cell office:value-type="float" office:value="35.1773140706774">
                <text:p>35.17731407067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57.413466872726">
                <text:p>157.413466872726</text:p>
              </table:table-cell>
              <table:table-cell office:value-type="float" office:value="-12.5865331272744">
                <text:p>-12.58653312727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59.459956752133">
                <text:p>159.459956752133</text:p>
              </table:table-cell>
              <table:table-cell office:value-type="float" office:value="-12.540043247867">
                <text:p>-12.540043247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161.226647434936">
                <text:p>161.226647434936</text:p>
              </table:table-cell>
              <table:table-cell office:value-type="float" office:value="-11.773352565064">
                <text:p>-11.7733525650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">
                <text:p>205</text:p>
              </table:table-cell>
              <table:table-cell office:value-type="float" office:value="166.538343610933">
                <text:p>166.538343610933</text:p>
              </table:table-cell>
              <table:table-cell office:value-type="float" office:value="-38.461656389067">
                <text:p>-38.4616563890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64.671970903062">
                <text:p>164.671970903062</text:p>
              </table:table-cell>
              <table:table-cell office:value-type="float" office:value="14.6719709030625">
                <text:p>14.6719709030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166.039839873288">
                <text:p>166.039839873288</text:p>
              </table:table-cell>
              <table:table-cell office:value-type="float" office:value="-9.96016012671208">
                <text:p>-9.96016012671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">
                <text:p>195</text:p>
              </table:table-cell>
              <table:table-cell office:value-type="float" office:value="169.292015939056">
                <text:p>169.292015939056</text:p>
              </table:table-cell>
              <table:table-cell office:value-type="float" office:value="-25.7079840609441">
                <text:p>-25.70798406094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">
                <text:p>178</text:p>
              </table:table-cell>
              <table:table-cell office:value-type="float" office:value="170.201455127747">
                <text:p>170.201455127747</text:p>
              </table:table-cell>
              <table:table-cell office:value-type="float" office:value="-7.79854487225285">
                <text:p>-7.79854487225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">
                <text:p>170</text:p>
              </table:table-cell>
              <table:table-cell office:value-type="float" office:value="170.181888440028">
                <text:p>170.181888440028</text:p>
              </table:table-cell>
              <table:table-cell office:value-type="float" office:value="0.181888440028388">
                <text:p>0.1818884400283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">
                <text:p>180</text:p>
              </table:table-cell>
              <table:table-cell office:value-type="float" office:value="171.202242102814">
                <text:p>171.202242102814</text:p>
              </table:table-cell>
              <table:table-cell office:value-type="float" office:value="-8.7977578971859">
                <text:p>-8.79775789718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">
                <text:p>181</text:p>
              </table:table-cell>
              <table:table-cell office:value-type="float" office:value="172.149203810233">
                <text:p>172.149203810233</text:p>
              </table:table-cell>
              <table:table-cell office:value-type="float" office:value="-8.85079618976727">
                <text:p>-8.85079618976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173.75372794452">
                <text:p>173.75372794452</text:p>
              </table:table-cell>
              <table:table-cell office:value-type="float" office:value="-16.2462720554799">
                <text:p>-16.24627205547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">
                <text:p>183</text:p>
              </table:table-cell>
              <table:table-cell office:value-type="float" office:value="174.52665458891">
                <text:p>174.52665458891</text:p>
              </table:table-cell>
              <table:table-cell office:value-type="float" office:value="-8.47334541109029">
                <text:p>-8.473345411090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176.118289194506">
                <text:p>176.118289194506</text:p>
              </table:table-cell>
              <table:table-cell office:value-type="float" office:value="-18.8817108054938">
                <text:p>-18.88171080549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.05">
                <text:p>193.05</text:p>
              </table:table-cell>
              <table:table-cell office:value-type="float" office:value="177.342449661066">
                <text:p>177.342449661066</text:p>
              </table:table-cell>
              <table:table-cell office:value-type="float" office:value="-15.7075503389341">
                <text:p>-15.70755033893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1.1195">
                <text:p>191.1195</text:p>
              </table:table-cell>
              <table:table-cell office:value-type="float" office:value="178.268803065335">
                <text:p>178.268803065335</text:p>
              </table:table-cell>
              <table:table-cell office:value-type="float" office:value="-12.8506969346645">
                <text:p>-12.8506969346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.208305">
                <text:p>189.208305</text:p>
              </table:table-cell>
              <table:table-cell office:value-type="float" office:value="178.952873710812">
                <text:p>178.952873710812</text:p>
              </table:table-cell>
              <table:table-cell office:value-type="float" office:value="-10.2554312891882">
                <text:p>-10.25543128918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80.176867349408">
                <text:p>180.176867349408</text:p>
              </table:table-cell>
              <table:table-cell office:value-type="float" office:value="-19.8231326505916">
                <text:p>-19.8231326505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">
                <text:p>188</text:p>
              </table:table-cell>
              <table:table-cell office:value-type="float" office:value="180.599974140995">
                <text:p>180.599974140995</text:p>
              </table:table-cell>
              <table:table-cell office:value-type="float" office:value="-7.40002585900459">
                <text:p>-7.400025859004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.12">
                <text:p>186.12</text:p>
              </table:table-cell>
              <table:table-cell office:value-type="float" office:value="180.877621382522">
                <text:p>180.877621382522</text:p>
              </table:table-cell>
              <table:table-cell office:value-type="float" office:value="-5.24237861747801">
                <text:p>-5.242378617478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.2588">
                <text:p>184.2588</text:p>
              </table:table-cell>
              <table:table-cell office:value-type="float" office:value="181.035783806832">
                <text:p>181.035783806832</text:p>
              </table:table-cell>
              <table:table-cell office:value-type="float" office:value="-3.22301619316804">
                <text:p>-3.223016193168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181.208238683227">
                <text:p>181.208238683227</text:p>
              </table:table-cell>
              <table:table-cell office:value-type="float" office:value="-3.79176131677255">
                <text:p>-3.79176131677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.15">
                <text:p>183.15</text:p>
              </table:table-cell>
              <table:table-cell office:value-type="float" office:value="181.286797863188">
                <text:p>181.286797863188</text:p>
              </table:table-cell>
              <table:table-cell office:value-type="float" office:value="-1.86320213681182">
                <text:p>-1.86320213681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.3185">
                <text:p>181.3185</text:p>
              </table:table-cell>
              <table:table-cell office:value-type="float" office:value="181.287990676785">
                <text:p>181.287990676785</text:p>
              </table:table-cell>
              <table:table-cell office:value-type="float" office:value="-0.0305093232152274">
                <text:p>-0.03050932321522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.505315">
                <text:p>179.505315</text:p>
              </table:table-cell>
              <table:table-cell office:value-type="float" office:value="181.225611544037">
                <text:p>181.225611544037</text:p>
              </table:table-cell>
              <table:table-cell office:value-type="float" office:value="1.72029654403661">
                <text:p>1.720296544036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81.179723070192">
                <text:p>181.179723070192</text:p>
              </table:table-cell>
              <table:table-cell office:value-type="float" office:value="1.17972307019213">
                <text:p>1.179723070192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0">
                <text:p>230</text:p>
              </table:table-cell>
              <table:table-cell office:value-type="float" office:value="183.135569661803">
                <text:p>183.135569661803</text:p>
              </table:table-cell>
              <table:table-cell office:value-type="float" office:value="-46.8644303381974">
                <text:p>-46.86443033819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81.528432159695">
                <text:p>181.528432159695</text:p>
              </table:table-cell>
              <table:table-cell office:value-type="float" office:value="41.5284321596945">
                <text:p>41.52843215969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0">
                <text:p>220</text:p>
              </table:table-cell>
              <table:table-cell office:value-type="float" office:value="183.062134784248">
                <text:p>183.062134784248</text:p>
              </table:table-cell>
              <table:table-cell office:value-type="float" office:value="-36.9378652157518">
                <text:p>-36.93786521575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">
                <text:p>450</text:p>
              </table:table-cell>
              <table:table-cell office:value-type="float" office:value="192.958925961084">
                <text:p>192.958925961084</text:p>
              </table:table-cell>
              <table:table-cell office:value-type="float" office:value="-257.041074038916">
                <text:p>-257.041074038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">
                <text:p>150</text:p>
              </table:table-cell>
              <table:table-cell office:value-type="float" office:value="191.477702483331">
                <text:p>191.477702483331</text:p>
              </table:table-cell>
              <table:table-cell office:value-type="float" office:value="41.4777024833313">
                <text:p>41.4777024833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91.054248801722">
                <text:p>191.054248801722</text:p>
              </table:table-cell>
              <table:table-cell office:value-type="float" office:value="11.0542488017221">
                <text:p>11.05424880172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.2">
                <text:p>178.2</text:p>
              </table:table-cell>
              <table:table-cell office:value-type="float" office:value="190.546812621317">
                <text:p>190.546812621317</text:p>
              </table:table-cell>
              <table:table-cell office:value-type="float" office:value="12.346812621317">
                <text:p>12.346812621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186.722162848711">
                <text:p>186.722162848711</text:p>
              </table:table-cell>
              <table:table-cell office:value-type="float" office:value="86.7221628487106">
                <text:p>86.72216284871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">
                <text:p>170</text:p>
              </table:table-cell>
              <table:table-cell office:value-type="float" office:value="185.966384003501">
                <text:p>185.966384003501</text:p>
              </table:table-cell>
              <table:table-cell office:value-type="float" office:value="15.9663840035006">
                <text:p>15.9663840035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.3">
                <text:p>168.3</text:p>
              </table:table-cell>
              <table:table-cell office:value-type="float" office:value="185.112038128416">
                <text:p>185.112038128416</text:p>
              </table:table-cell>
              <table:table-cell office:value-type="float" office:value="16.8120381284161">
                <text:p>16.81203812841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.617">
                <text:p>166.617</text:p>
              </table:table-cell>
              <table:table-cell office:value-type="float" office:value="184.155009191504">
                <text:p>184.155009191504</text:p>
              </table:table-cell>
              <table:table-cell office:value-type="float" office:value="17.5380091915036">
                <text:p>17.53800919150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.95083">
                <text:p>164.95083</text:p>
              </table:table-cell>
              <table:table-cell office:value-type="float" office:value="183.091724978565">
                <text:p>183.091724978565</text:p>
              </table:table-cell>
              <table:table-cell office:value-type="float" office:value="18.1408949785652">
                <text:p>18.14089497856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.3013217">
                <text:p>163.3013217</text:p>
              </table:table-cell>
              <table:table-cell office:value-type="float" office:value="181.919281169048">
                <text:p>181.919281169048</text:p>
              </table:table-cell>
              <table:table-cell office:value-type="float" office:value="18.6179594690475">
                <text:p>18.6179594690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.668308483">
                <text:p>161.668308483</text:p>
              </table:table-cell>
              <table:table-cell office:value-type="float" office:value="180.635570769909">
                <text:p>180.635570769909</text:p>
              </table:table-cell>
              <table:table-cell office:value-type="float" office:value="18.9672622869089">
                <text:p>18.96726228690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0">
                <text:p>190</text:p>
              </table:table-cell>
              <table:table-cell office:value-type="float" office:value="181.270735334446">
                <text:p>181.270735334446</text:p>
              </table:table-cell>
              <table:table-cell office:value-type="float" office:value="-8.7292646655537">
                <text:p>-8.7292646655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83.713756046889">
                <text:p>183.713756046889</text:p>
              </table:table-cell>
              <table:table-cell office:value-type="float" office:value="-36.2862439531107">
                <text:p>-36.28624395311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181.149337137881">
                <text:p>181.149337137881</text:p>
              </table:table-cell>
              <table:table-cell office:value-type="float" office:value="41.1493371378807">
                <text:p>41.14933713788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178.252526601756">
                <text:p>178.252526601756</text:p>
              </table:table-cell>
              <table:table-cell office:value-type="float" office:value="43.2525266017558">
                <text:p>43.2525266017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">
                <text:p>160</text:p>
              </table:table-cell>
              <table:table-cell office:value-type="float" office:value="177.026608686666">
                <text:p>177.026608686666</text:p>
              </table:table-cell>
              <table:table-cell office:value-type="float" office:value="17.0266086866665">
                <text:p>17.02660868666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.4">
                <text:p>158.4</text:p>
              </table:table-cell>
              <table:table-cell office:value-type="float" office:value="175.687992814493">
                <text:p>175.687992814493</text:p>
              </table:table-cell>
              <table:table-cell office:value-type="float" office:value="17.2879928144926">
                <text:p>17.28799281449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.816">
                <text:p>156.816</text:p>
              </table:table-cell>
              <table:table-cell office:value-type="float" office:value="174.236804677446">
                <text:p>174.236804677446</text:p>
              </table:table-cell>
              <table:table-cell office:value-type="float" office:value="17.4208046774457">
                <text:p>17.42080467744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24784">
                <text:p>155.24784</text:p>
              </table:table-cell>
              <table:table-cell office:value-type="float" office:value="172.674409026717">
                <text:p>172.674409026717</text:p>
              </table:table-cell>
              <table:table-cell office:value-type="float" office:value="17.4265690267174">
                <text:p>17.42656902671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">
                <text:p>170</text:p>
              </table:table-cell>
              <table:table-cell office:value-type="float" office:value="172.438957591646">
                <text:p>172.438957591646</text:p>
              </table:table-cell>
              <table:table-cell office:value-type="float" office:value="2.43895759164596">
                <text:p>2.438957591645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70.513579469744">
                <text:p>170.513579469744</text:p>
              </table:table-cell>
              <table:table-cell office:value-type="float" office:value="18.513579469744">
                <text:p>18.5135794697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.48">
                <text:p>150.48</text:p>
              </table:table-cell>
              <table:table-cell office:value-type="float" office:value="168.494285162665">
                <text:p>168.494285162665</text:p>
              </table:table-cell>
              <table:table-cell office:value-type="float" office:value="18.014285162665">
                <text:p>18.0142851626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">
                <text:p>190</text:p>
              </table:table-cell>
              <table:table-cell office:value-type="float" office:value="170.813701587409">
                <text:p>170.813701587409</text:p>
              </table:table-cell>
              <table:table-cell office:value-type="float" office:value="-19.1862984125907">
                <text:p>-19.18629841259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65.717006801467">
                <text:p>165.717006801467</text:p>
              </table:table-cell>
              <table:table-cell office:value-type="float" office:value="45.7170068014665">
                <text:p>45.71700680146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63.815569875946">
                <text:p>163.815569875946</text:p>
              </table:table-cell>
              <table:table-cell office:value-type="float" office:value="15.8155698759461">
                <text:p>15.81556987594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.52">
                <text:p>146.52</text:p>
              </table:table-cell>
              <table:table-cell office:value-type="float" office:value="161.829428194732">
                <text:p>161.829428194732</text:p>
              </table:table-cell>
              <table:table-cell office:value-type="float" office:value="15.309428194732">
                <text:p>15.3094281947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.0548">
                <text:p>145.0548</text:p>
              </table:table-cell>
              <table:table-cell office:value-type="float" office:value="159.768266655839">
                <text:p>159.768266655839</text:p>
              </table:table-cell>
              <table:table-cell office:value-type="float" office:value="14.7134666558391">
                <text:p>14.71346665583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162.428232114419">
                <text:p>162.428232114419</text:p>
              </table:table-cell>
              <table:table-cell office:value-type="float" office:value="-17.5717678855808">
                <text:p>-17.57176788558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53.572311027136">
                <text:p>153.572311027136</text:p>
              </table:table-cell>
              <table:table-cell office:value-type="float" office:value="63.5723110271358">
                <text:p>63.57231102713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52.058297593695">
                <text:p>152.058297593695</text:p>
              </table:table-cell>
              <table:table-cell office:value-type="float" office:value="10.0582975936952">
                <text:p>10.0582975936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.58">
                <text:p>140.58</text:p>
              </table:table-cell>
              <table:table-cell office:value-type="float" office:value="150.451464051219">
                <text:p>150.451464051219</text:p>
              </table:table-cell>
              <table:table-cell office:value-type="float" office:value="9.87146405121851">
                <text:p>9.871464051218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.1742">
                <text:p>139.1742</text:p>
              </table:table-cell>
              <table:table-cell office:value-type="float" office:value="148.762264584422">
                <text:p>148.762264584422</text:p>
              </table:table-cell>
              <table:table-cell office:value-type="float" office:value="9.58806458442172">
                <text:p>9.588064584421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.782458">
                <text:p>137.782458</text:p>
              </table:table-cell>
              <table:table-cell office:value-type="float" office:value="147.002495621155">
                <text:p>147.002495621155</text:p>
              </table:table-cell>
              <table:table-cell office:value-type="float" office:value="9.22003762115546">
                <text:p>9.22003762115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.40463342">
                <text:p>136.40463342</text:p>
              </table:table-cell>
              <table:table-cell office:value-type="float" office:value="145.18504336882">
                <text:p>145.18504336882</text:p>
              </table:table-cell>
              <table:table-cell office:value-type="float" office:value="8.78040994881991">
                <text:p>8.78040994881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25cm" svg:height="19.845cm" xlink:href=".." xlink:type="simple" chart:class="chart:line" chart:style-name="ch1">
        <chart:legend chart:legend-position="end" svg:x="19.032cm" svg:y="9.131cm" style:legend-expansion="high" chart:style-name="ch2"/>
        <chart:plot-area chart:style-name="ch3" table:cell-range-address="'Simplified Kalman - Smarter Varying Gain (in development)'.B3:'Simplified Kalman - Smarter Varying Gain (in development)'.B150 'Simplified Kalman - Smarter Varying Gain (in development)'.D3:'Simplified Kalman - Smarter Varying Gain (in development)'.E150" chart:data-source-has-labels="row" svg:x="0.565cm" svg:y="0.396cm" svg:width="17.902cm" svg:height="19.053cm">
          <chartooo:coordinate-region svg:x="1.486cm" svg:y="0.593cm" svg:width="16.958cm" svg:height="18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plified Kalman - Smarter Varying Gain (in development)'.B4:'Simplified Kalman - Smarter Varying Gain (in development)'.B150" chart:label-cell-address="'Simplified Kalman - Smarter Varying Gain (in development)'.B3:'Simplified Kalman - Smarter Varying Gain (in development)'.B3" chart:class="chart:line">
            <chart:data-point chart:repeated="147"/>
          </chart:series>
          <chart:series chart:style-name="ch8" chart:values-cell-range-address="'Simplified Kalman - Smarter Varying Gain (in development)'.D4:'Simplified Kalman - Smarter Varying Gain (in development)'.D150" chart:label-cell-address="'Simplified Kalman - Smarter Varying Gain (in development)'.D3:'Simplified Kalman - Smarter Varying Gain (in development)'.D3" chart:class="chart:line">
            <chart:data-point chart:repeated="147"/>
          </chart:series>
          <chart:series chart:style-name="ch9" chart:values-cell-range-address="'Simplified Kalman - Smarter Varying Gain (in development)'.E4:'Simplified Kalman - Smarter Varying Gain (in development)'.E150" chart:label-cell-address="'Simplified Kalman - Smarter Varying Gain (in development)'.E3:'Simplified Kalman - Smarter Varying Gain (in development)'.E3" chart:class="chart:line">
            <chart:data-point chart:repeated="1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Measurement</text:p>
                <draw:g>
                  <svg:desc>'Simplified Kalman - Smarter Varying Gain (in development)'.B3:'Simplified Kalman - Smarter Varying Gain (in development)'.B3</svg:desc>
                </draw:g>
              </table:table-cell>
              <table:table-cell office:value-type="string">
                <text:p>Current Estimation</text:p>
                <draw:g>
                  <svg:desc>'Simplified Kalman - Smarter Varying Gain (in development)'.D3:'Simplified Kalman - Smarter Varying Gain (in development)'.D3</svg:desc>
                </draw:g>
              </table:table-cell>
              <table:table-cell office:value-type="string">
                <text:p>Current Estimation Variance from Last Measurement</text:p>
                <draw:g>
                  <svg:desc>'Simplified Kalman - Smarter Varying Gain (in development)'.E3:'Simplified Kalman - Smarter Varying Gain (in development)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mplified Kalman - Smarter Varying Gain (in development)'.B4:'Simplified Kalman - Smarter Varying Gain (in development)'.B150</svg:desc>
                </draw:g>
              </table:table-cell>
              <table:table-cell office:value-type="float" office:value="100">
                <text:p>100</text:p>
                <draw:g>
                  <svg:desc>'Simplified Kalman - Smarter Varying Gain (in development)'.D4:'Simplified Kalman - Smarter Varying Gain (in development)'.D150</svg:desc>
                </draw:g>
              </table:table-cell>
              <table:table-cell office:value-type="float" office:value="0">
                <text:p>0</text:p>
                <draw:g>
                  <svg:desc>'Simplified Kalman - Smarter Varying Gain (in development)'.E4:'Simplified Kalman - Smarter Varying Gain (in development)'.E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02">
                <text:p>10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105.564">
                <text:p>105.564</text:p>
              </table:table-cell>
              <table:table-cell office:value-type="float" office:value="-14.436">
                <text:p>-14.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6.43354472">
                <text:p>106.43354472</text:p>
              </table:table-cell>
              <table:table-cell office:value-type="float" office:value="-3.56645527999999">
                <text:p>-3.56645527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06.155351318346">
                <text:p>106.155351318346</text:p>
              </table:table-cell>
              <table:table-cell office:value-type="float" office:value="1.15535131834575">
                <text:p>1.15535131834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3.96889802012">
                <text:p>103.96889802012</text:p>
              </table:table-cell>
              <table:table-cell office:value-type="float" office:value="8.96889802012015">
                <text:p>8.96889802012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3.18321337264">
                <text:p>103.18321337264</text:p>
              </table:table-cell>
              <table:table-cell office:value-type="float" office:value="3.18321337263953">
                <text:p>3.18321337263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03.546461701814">
                <text:p>103.546461701814</text:p>
              </table:table-cell>
              <table:table-cell office:value-type="float" office:value="-1.45353829818566">
                <text:p>-1.45353829818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01.854769893916">
                <text:p>101.854769893916</text:p>
              </table:table-cell>
              <table:table-cell office:value-type="float" office:value="6.8547698939159">
                <text:p>6.8547698939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82.0917231105461">
                <text:p>82.0917231105461</text:p>
              </table:table-cell>
              <table:table-cell office:value-type="float" office:value="79.0917231105461">
                <text:p>79.0917231105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5.7077482704769">
                <text:p>85.7077482704769</text:p>
              </table:table-cell>
              <table:table-cell office:value-type="float" office:value="-14.2922517295231">
                <text:p>-14.2922517295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88.964569717021">
                <text:p>88.964569717021</text:p>
              </table:table-cell>
              <table:table-cell office:value-type="float" office:value="-13.035430282979">
                <text:p>-13.035430282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88.1799773269622">
                <text:p>88.1799773269622</text:p>
              </table:table-cell>
              <table:table-cell office:value-type="float" office:value="3.17997732696223">
                <text:p>3.17997732696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90.5425638134024">
                <text:p>90.5425638134024</text:p>
              </table:table-cell>
              <table:table-cell office:value-type="float" office:value="-9.45743618659758">
                <text:p>-9.45743618659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92.6118941454742">
                <text:p>92.6118941454742</text:p>
              </table:table-cell>
              <table:table-cell office:value-type="float" office:value="-8.38810585452579">
                <text:p>-8.38810585452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76.8198292112571">
                <text:p>76.8198292112571</text:p>
              </table:table-cell>
              <table:table-cell office:value-type="float" office:value="64.8198292112571">
                <text:p>64.8198292112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83.7806285183046">
                <text:p>83.7806285183046</text:p>
              </table:table-cell>
              <table:table-cell office:value-type="float" office:value="-28.2193714816954">
                <text:p>-28.2193714816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45.722573006056">
                <text:p>145.722573006056</text:p>
              </table:table-cell>
              <table:table-cell office:value-type="float" office:value="-254.277426993944">
                <text:p>-254.277426993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137.825488803804">
                <text:p>137.825488803804</text:p>
              </table:table-cell>
              <table:table-cell office:value-type="float" office:value="32.8254888038042">
                <text:p>32.8254888038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9.437549860302">
                <text:p>129.437549860302</text:p>
              </table:table-cell>
              <table:table-cell office:value-type="float" office:value="34.4375498603022">
                <text:p>34.4375498603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3.614158661528">
                <text:p>123.614158661528</text:p>
              </table:table-cell>
              <table:table-cell office:value-type="float" office:value="23.6141586615284">
                <text:p>23.6141586615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22.892049435767">
                <text:p>122.892049435767</text:p>
              </table:table-cell>
              <table:table-cell office:value-type="float" office:value="2.89204943576749">
                <text:p>2.89204943576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120.088660381278">
                <text:p>120.088660381278</text:p>
              </table:table-cell>
              <table:table-cell office:value-type="float" office:value="11.0886603812779">
                <text:p>11.08866038127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117.013348893875">
                <text:p>117.013348893875</text:p>
              </table:table-cell>
              <table:table-cell office:value-type="float" office:value="12.0133488938751">
                <text:p>12.01334889387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108.364723202472">
                <text:p>108.364723202472</text:p>
              </table:table-cell>
              <table:table-cell office:value-type="float" office:value="33.3647232024723">
                <text:p>33.3647232024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110.783845887331">
                <text:p>110.783845887331</text:p>
              </table:table-cell>
              <table:table-cell office:value-type="float" office:value="-9.21615411266899">
                <text:p>-9.21615411266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110.622504029594">
                <text:p>110.622504029594</text:p>
              </table:table-cell>
              <table:table-cell office:value-type="float" office:value="0.622504029593699">
                <text:p>0.622504029593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111.324658366313">
                <text:p>111.324658366313</text:p>
              </table:table-cell>
              <table:table-cell office:value-type="float" office:value="-2.67534163368671">
                <text:p>-2.675341633686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12.081091688139">
                <text:p>112.081091688139</text:p>
              </table:table-cell>
              <table:table-cell office:value-type="float" office:value="-2.91890831186052">
                <text:p>-2.91890831186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9.2440163519958">
                <text:p>89.2440163519958</text:p>
              </table:table-cell>
              <table:table-cell office:value-type="float" office:value="89.2440163519958">
                <text:p>89.24401635199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73.3477784757516">
                <text:p>73.3477784757516</text:p>
              </table:table-cell>
              <table:table-cell office:value-type="float" office:value="61.3477784757516">
                <text:p>61.3477784757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58.1024128499954">
                <text:p>58.1024128499954</text:p>
              </table:table-cell>
              <table:table-cell office:value-type="float" office:value="58.1024128499954">
                <text:p>58.1024128499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46.7447522214526">
                <text:p>46.7447522214526</text:p>
              </table:table-cell>
              <table:table-cell office:value-type="float" office:value="42.7447522214526">
                <text:p>42.7447522214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38.5297721323167">
                <text:p>38.5297721323167</text:p>
              </table:table-cell>
              <table:table-cell office:value-type="float" office:value="30.5297721323167">
                <text:p>30.52977213231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32.4201647263453">
                <text:p>32.4201647263453</text:p>
              </table:table-cell>
              <table:table-cell office:value-type="float" office:value="22.4201647263453">
                <text:p>22.4201647263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25.4080083595782">
                <text:p>25.4080083595782</text:p>
              </table:table-cell>
              <table:table-cell office:value-type="float" office:value="25.4080083595782">
                <text:p>25.40800835957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20.5129146914984">
                <text:p>20.5129146914984</text:p>
              </table:table-cell>
              <table:table-cell office:value-type="float" office:value="17.5129146914984">
                <text:p>17.5129146914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43.3460356709094">
                <text:p>43.3460356709094</text:p>
              </table:table-cell>
              <table:table-cell office:value-type="float" office:value="-80.6539643290906">
                <text:p>-80.6539643290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61.1817945195863">
                <text:p>61.1817945195863</text:p>
              </table:table-cell>
              <table:table-cell office:value-type="float" office:value="-63.8182054804137">
                <text:p>-63.8182054804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5.2511695694636">
                <text:p>65.2511695694636</text:p>
              </table:table-cell>
              <table:table-cell office:value-type="float" office:value="-14.7488304305364">
                <text:p>-14.7488304305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78.4706212686662">
                <text:p>78.4706212686662</text:p>
              </table:table-cell>
              <table:table-cell office:value-type="float" office:value="-48.5293787313338">
                <text:p>-48.52937873133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88.9680462889063">
                <text:p>88.9680462889063</text:p>
              </table:table-cell>
              <table:table-cell office:value-type="float" office:value="-39.0319537110937">
                <text:p>-39.0319537110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99.6757733031737">
                <text:p>99.6757733031737</text:p>
              </table:table-cell>
              <table:table-cell office:value-type="float" office:value="-40.3242266968263">
                <text:p>-40.3242266968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05.974895374697">
                <text:p>105.974895374697</text:p>
              </table:table-cell>
              <table:table-cell office:value-type="float" office:value="-24.0251046253033">
                <text:p>-24.0251046253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114.000348466806">
                <text:p>114.000348466806</text:p>
              </table:table-cell>
              <table:table-cell office:value-type="float" office:value="-30.9996515331944">
                <text:p>-30.99965153319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">
                <text:p>132</text:p>
              </table:table-cell>
              <table:table-cell office:value-type="float" office:value="117.664933272831">
                <text:p>117.664933272831</text:p>
              </table:table-cell>
              <table:table-cell office:value-type="float" office:value="-14.3350667271695">
                <text:p>-14.3350667271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">
                <text:p>250</text:p>
              </table:table-cell>
              <table:table-cell office:value-type="float" office:value="144.337868757107">
                <text:p>144.337868757107</text:p>
              </table:table-cell>
              <table:table-cell office:value-type="float" office:value="-105.662131242893">
                <text:p>-105.662131242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17.532022497911">
                <text:p>117.532022497911</text:p>
              </table:table-cell>
              <table:table-cell office:value-type="float" office:value="107.532022497911">
                <text:p>107.532022497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">
                <text:p>135</text:p>
              </table:table-cell>
              <table:table-cell office:value-type="float" office:value="121.052447251924">
                <text:p>121.052447251924</text:p>
              </table:table-cell>
              <table:table-cell office:value-type="float" office:value="-13.947552748076">
                <text:p>-13.947552748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16.852051363787">
                <text:p>116.852051363787</text:p>
              </table:table-cell>
              <table:table-cell office:value-type="float" office:value="16.8520513637868">
                <text:p>16.8520513637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115.471255045447">
                <text:p>115.471255045447</text:p>
              </table:table-cell>
              <table:table-cell office:value-type="float" office:value="5.47125504544732">
                <text:p>5.471255045447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">
                <text:p>138</text:p>
              </table:table-cell>
              <table:table-cell office:value-type="float" office:value="120.056551112696">
                <text:p>120.056551112696</text:p>
              </table:table-cell>
              <table:table-cell office:value-type="float" office:value="-17.9434488873042">
                <text:p>-17.94344888730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120.045156311999">
                <text:p>120.045156311999</text:p>
              </table:table-cell>
              <table:table-cell office:value-type="float" office:value="0.0451563119994205">
                <text:p>0.04515631199942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124.106177757405">
                <text:p>124.106177757405</text:p>
              </table:table-cell>
              <table:table-cell office:value-type="float" office:value="-15.8938222425947">
                <text:p>-15.89382224259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">
                <text:p>141</text:p>
              </table:table-cell>
              <table:table-cell office:value-type="float" office:value="127.509868296894">
                <text:p>127.509868296894</text:p>
              </table:table-cell>
              <table:table-cell office:value-type="float" office:value="-13.4901317031056">
                <text:p>-13.4901317031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131.995765741319">
                <text:p>131.995765741319</text:p>
              </table:table-cell>
              <table:table-cell office:value-type="float" office:value="-18.0042342586806">
                <text:p>-18.00423425868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">
                <text:p>155</text:p>
              </table:table-cell>
              <table:table-cell office:value-type="float" office:value="136.538322035071">
                <text:p>136.538322035071</text:p>
              </table:table-cell>
              <table:table-cell office:value-type="float" office:value="-18.4616779649287">
                <text:p>-18.46167796492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135.260136088031">
                <text:p>135.260136088031</text:p>
              </table:table-cell>
              <table:table-cell office:value-type="float" office:value="5.26013608803055">
                <text:p>5.26013608803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">
                <text:p>145</text:p>
              </table:table-cell>
              <table:table-cell office:value-type="float" office:value="137.183236645438">
                <text:p>137.183236645438</text:p>
              </table:table-cell>
              <table:table-cell office:value-type="float" office:value="-7.81676335456234">
                <text:p>-7.816763354562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138.906665991903">
                <text:p>138.906665991903</text:p>
              </table:table-cell>
              <table:table-cell office:value-type="float" office:value="-7.09333400809683">
                <text:p>-7.09333400809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40.472865048358">
                <text:p>140.472865048358</text:p>
              </table:table-cell>
              <table:table-cell office:value-type="float" office:value="-6.52713495164232">
                <text:p>-6.527134951642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141.914928570115">
                <text:p>141.914928570115</text:p>
              </table:table-cell>
              <table:table-cell office:value-type="float" office:value="-6.08507142988464">
                <text:p>-6.085071429884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">
                <text:p>140</text:p>
              </table:table-cell>
              <table:table-cell office:value-type="float" office:value="141.551731394972">
                <text:p>141.551731394972</text:p>
              </table:table-cell>
              <table:table-cell office:value-type="float" office:value="1.55173139497225">
                <text:p>1.55173139497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43.170105685002">
                <text:p>143.170105685002</text:p>
              </table:table-cell>
              <table:table-cell office:value-type="float" office:value="-6.82989431499783">
                <text:p>-6.829894314997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45.413612104028">
                <text:p>145.413612104028</text:p>
              </table:table-cell>
              <table:table-cell office:value-type="float" office:value="-9.58638789597228">
                <text:p>-9.58638789597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174.437320081529">
                <text:p>174.437320081529</text:p>
              </table:table-cell>
              <table:table-cell office:value-type="float" office:value="-125.562679918471">
                <text:p>-125.5626799184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60.601415126517">
                <text:p>160.601415126517</text:p>
              </table:table-cell>
              <table:table-cell office:value-type="float" office:value="60.6014151265168">
                <text:p>60.6014151265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  <table:table-cell office:value-type="float" office:value="152.9792318814">
                <text:p>152.9792318814</text:p>
              </table:table-cell>
              <table:table-cell office:value-type="float" office:value="32.9792318814004">
                <text:p>32.97923188140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">
                <text:p>155</text:p>
              </table:table-cell>
              <table:table-cell office:value-type="float" office:value="153.36238826884">
                <text:p>153.36238826884</text:p>
              </table:table-cell>
              <table:table-cell office:value-type="float" office:value="-1.63761173115992">
                <text:p>-1.63761173115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53.857502772749">
                <text:p>153.857502772749</text:p>
              </table:table-cell>
              <table:table-cell office:value-type="float" office:value="-2.14249722725077">
                <text:p>-2.142497227250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154.999000225612">
                <text:p>154.999000225612</text:p>
              </table:table-cell>
              <table:table-cell office:value-type="float" office:value="-5.00099977438828">
                <text:p>-5.000999774388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  <table:table-cell office:value-type="float" office:value="155.551117245295">
                <text:p>155.551117245295</text:p>
              </table:table-cell>
              <table:table-cell office:value-type="float" office:value="-2.44888275470541">
                <text:p>-2.44888275470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">
                <text:p>180</text:p>
              </table:table-cell>
              <table:table-cell office:value-type="float" office:value="160.00418583675">
                <text:p>160.00418583675</text:p>
              </table:table-cell>
              <table:table-cell office:value-type="float" office:value="-19.99581416325">
                <text:p>-19.99581416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45.578107990908">
                <text:p>145.578107990908</text:p>
              </table:table-cell>
              <table:table-cell office:value-type="float" office:value="65.5781079909079">
                <text:p>65.57810799090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">
                <text:p>161</text:p>
              </table:table-cell>
              <table:table-cell office:value-type="float" office:value="148.386738395052">
                <text:p>148.386738395052</text:p>
              </table:table-cell>
              <table:table-cell office:value-type="float" office:value="-12.6132616049483">
                <text:p>-12.6132616049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151.382084654244">
                <text:p>151.382084654244</text:p>
              </table:table-cell>
              <table:table-cell office:value-type="float" office:value="-13.6179153457564">
                <text:p>-13.6179153457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">
                <text:p>163</text:p>
              </table:table-cell>
              <table:table-cell office:value-type="float" office:value="153.455830514452">
                <text:p>153.455830514452</text:p>
              </table:table-cell>
              <table:table-cell office:value-type="float" office:value="-9.54416948554834">
                <text:p>-9.54416948554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154.612254411125">
                <text:p>154.612254411125</text:p>
              </table:table-cell>
              <table:table-cell office:value-type="float" office:value="-5.38774558887471">
                <text:p>-5.387745588874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0">
                <text:p>170</text:p>
              </table:table-cell>
              <table:table-cell office:value-type="float" office:value="157.304239877985">
                <text:p>157.304239877985</text:p>
              </table:table-cell>
              <table:table-cell office:value-type="float" office:value="-12.6957601220154">
                <text:p>-12.6957601220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">
                <text:p>170</text:p>
              </table:table-cell>
              <table:table-cell office:value-type="float" office:value="159.503069688783">
                <text:p>159.503069688783</text:p>
              </table:table-cell>
              <table:table-cell office:value-type="float" office:value="-10.4969303112166">
                <text:p>-10.49693031121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60.788508997841">
                <text:p>160.788508997841</text:p>
              </table:table-cell>
              <table:table-cell office:value-type="float" office:value="-6.21149100215888">
                <text:p>-6.21149100215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60.65466159429">
                <text:p>160.65466159429</text:p>
              </table:table-cell>
              <table:table-cell office:value-type="float" office:value="0.654661594290388">
                <text:p>0.6546615942903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">
                <text:p>162</text:p>
              </table:table-cell>
              <table:table-cell office:value-type="float" office:value="160.885313056131">
                <text:p>160.885313056131</text:p>
              </table:table-cell>
              <table:table-cell office:value-type="float" office:value="-1.11468694386929">
                <text:p>-1.114686943869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  <table:table-cell office:value-type="float" office:value="153.945828825002">
                <text:p>153.945828825002</text:p>
              </table:table-cell>
              <table:table-cell office:value-type="float" office:value="33.945828825002">
                <text:p>33.945828825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56.69795999336">
                <text:p>156.69795999336</text:p>
              </table:table-cell>
              <table:table-cell office:value-type="float" office:value="-13.3020400066396">
                <text:p>-13.30204000663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59.294923024018">
                <text:p>159.294923024018</text:p>
              </table:table-cell>
              <table:table-cell office:value-type="float" office:value="-12.7050769759818">
                <text:p>-12.7050769759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161.597600473644">
                <text:p>161.597600473644</text:p>
              </table:table-cell>
              <table:table-cell office:value-type="float" office:value="-11.4023995263564">
                <text:p>-11.40239952635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">
                <text:p>205</text:p>
              </table:table-cell>
              <table:table-cell office:value-type="float" office:value="168.816991474211">
                <text:p>168.816991474211</text:p>
              </table:table-cell>
              <table:table-cell office:value-type="float" office:value="-36.1830085257891">
                <text:p>-36.18300852578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65.718343745393">
                <text:p>165.718343745393</text:p>
              </table:table-cell>
              <table:table-cell office:value-type="float" office:value="15.7183437453928">
                <text:p>15.71834374539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167.428384543038">
                <text:p>167.428384543038</text:p>
              </table:table-cell>
              <table:table-cell office:value-type="float" office:value="-8.57161545696187">
                <text:p>-8.571615456961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">
                <text:p>195</text:p>
              </table:table-cell>
              <table:table-cell office:value-type="float" office:value="171.968227177302">
                <text:p>171.968227177302</text:p>
              </table:table-cell>
              <table:table-cell office:value-type="float" office:value="-23.0317728226981">
                <text:p>-23.03177282269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">
                <text:p>178</text:p>
              </table:table-cell>
              <table:table-cell office:value-type="float" office:value="172.951465408982">
                <text:p>172.951465408982</text:p>
              </table:table-cell>
              <table:table-cell office:value-type="float" office:value="-5.04853459101778">
                <text:p>-5.048534591017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">
                <text:p>170</text:p>
              </table:table-cell>
              <table:table-cell office:value-type="float" office:value="172.475158728053">
                <text:p>172.475158728053</text:p>
              </table:table-cell>
              <table:table-cell office:value-type="float" office:value="2.4751587280532">
                <text:p>2.4751587280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">
                <text:p>180</text:p>
              </table:table-cell>
              <table:table-cell office:value-type="float" office:value="173.701659123907">
                <text:p>173.701659123907</text:p>
              </table:table-cell>
              <table:table-cell office:value-type="float" office:value="-6.29834087609271">
                <text:p>-6.298340876092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">
                <text:p>181</text:p>
              </table:table-cell>
              <table:table-cell office:value-type="float" office:value="174.87934559909">
                <text:p>174.87934559909</text:p>
              </table:table-cell>
              <table:table-cell office:value-type="float" office:value="-6.12065440090981">
                <text:p>-6.120654400909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177.294869425851">
                <text:p>177.294869425851</text:p>
              </table:table-cell>
              <table:table-cell office:value-type="float" office:value="-12.7051305741486">
                <text:p>-12.70513057414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">
                <text:p>183</text:p>
              </table:table-cell>
              <table:table-cell office:value-type="float" office:value="178.197149822357">
                <text:p>178.197149822357</text:p>
              </table:table-cell>
              <table:table-cell office:value-type="float" office:value="-4.80285017764322">
                <text:p>-4.802850177643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180.82798768004">
                <text:p>180.82798768004</text:p>
              </table:table-cell>
              <table:table-cell office:value-type="float" office:value="-14.1720123199598">
                <text:p>-14.17201231995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.05">
                <text:p>193.05</text:p>
              </table:table-cell>
              <table:table-cell office:value-type="float" office:value="182.722463381769">
                <text:p>182.722463381769</text:p>
              </table:table-cell>
              <table:table-cell office:value-type="float" office:value="-10.3275366182308">
                <text:p>-10.32753661823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1.1195">
                <text:p>191.1195</text:p>
              </table:table-cell>
              <table:table-cell office:value-type="float" office:value="184.011032040439">
                <text:p>184.011032040439</text:p>
              </table:table-cell>
              <table:table-cell office:value-type="float" office:value="-7.10846795956152">
                <text:p>-7.108467959561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.208305">
                <text:p>189.208305</text:p>
              </table:table-cell>
              <table:table-cell office:value-type="float" office:value="184.800604947788">
                <text:p>184.800604947788</text:p>
              </table:table-cell>
              <table:table-cell office:value-type="float" office:value="-4.40770005221191">
                <text:p>-4.407700052211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87.086615386024">
                <text:p>187.086615386024</text:p>
              </table:table-cell>
              <table:table-cell office:value-type="float" office:value="-12.9133846139763">
                <text:p>-12.91338461397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">
                <text:p>188</text:p>
              </table:table-cell>
              <table:table-cell office:value-type="float" office:value="187.222615975978">
                <text:p>187.222615975978</text:p>
              </table:table-cell>
              <table:table-cell office:value-type="float" office:value="-0.777384024021501">
                <text:p>-0.7773840240215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.12">
                <text:p>186.12</text:p>
              </table:table-cell>
              <table:table-cell office:value-type="float" office:value="187.060081095576">
                <text:p>187.060081095576</text:p>
              </table:table-cell>
              <table:table-cell office:value-type="float" office:value="0.940081095575692">
                <text:p>0.9400810955756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.2588">
                <text:p>184.2588</text:p>
              </table:table-cell>
              <table:table-cell office:value-type="float" office:value="186.643019347206">
                <text:p>186.643019347206</text:p>
              </table:table-cell>
              <table:table-cell office:value-type="float" office:value="2.38421934720554">
                <text:p>2.384219347205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186.39595634169">
                <text:p>186.39595634169</text:p>
              </table:table-cell>
              <table:table-cell office:value-type="float" office:value="1.39595634168992">
                <text:p>1.395956341689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.15">
                <text:p>183.15</text:p>
              </table:table-cell>
              <table:table-cell office:value-type="float" office:value="185.90297657963">
                <text:p>185.90297657963</text:p>
              </table:table-cell>
              <table:table-cell office:value-type="float" office:value="2.75297657962957">
                <text:p>2.75297657962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.3185">
                <text:p>181.3185</text:p>
              </table:table-cell>
              <table:table-cell office:value-type="float" office:value="185.199746321781">
                <text:p>185.199746321781</text:p>
              </table:table-cell>
              <table:table-cell office:value-type="float" office:value="3.88124632178125">
                <text:p>3.88124632178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.505315">
                <text:p>179.505315</text:p>
              </table:table-cell>
              <table:table-cell office:value-type="float" office:value="184.317520990158">
                <text:p>184.317520990158</text:p>
              </table:table-cell>
              <table:table-cell office:value-type="float" office:value="4.81220599015794">
                <text:p>4.812205990157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83.641928216479">
                <text:p>183.641928216479</text:p>
              </table:table-cell>
              <table:table-cell office:value-type="float" office:value="3.64192821647907">
                <text:p>3.641928216479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0">
                <text:p>230</text:p>
              </table:table-cell>
              <table:table-cell office:value-type="float" office:value="190.968440387173">
                <text:p>190.968440387173</text:p>
              </table:table-cell>
              <table:table-cell office:value-type="float" office:value="-39.0315596128269">
                <text:p>-39.03155961282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82.993848787331">
                <text:p>182.993848787331</text:p>
              </table:table-cell>
              <table:table-cell office:value-type="float" office:value="42.9938487873311">
                <text:p>42.99384878733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0">
                <text:p>220</text:p>
              </table:table-cell>
              <table:table-cell office:value-type="float" office:value="188.841781935077">
                <text:p>188.841781935077</text:p>
              </table:table-cell>
              <table:table-cell office:value-type="float" office:value="-31.158218064923">
                <text:p>-31.1582180649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">
                <text:p>450</text:p>
              </table:table-cell>
              <table:table-cell office:value-type="float" office:value="229.698866302938">
                <text:p>229.698866302938</text:p>
              </table:table-cell>
              <table:table-cell office:value-type="float" office:value="-220.301133697062">
                <text:p>-220.301133697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">
                <text:p>150</text:p>
              </table:table-cell>
              <table:table-cell office:value-type="float" office:value="217.355005575894">
                <text:p>217.355005575894</text:p>
              </table:table-cell>
              <table:table-cell office:value-type="float" office:value="67.3550055758941">
                <text:p>67.3550055758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211.511559392112">
                <text:p>211.511559392112</text:p>
              </table:table-cell>
              <table:table-cell office:value-type="float" office:value="31.5115593921121">
                <text:p>31.51155939211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.2">
                <text:p>178.2</text:p>
              </table:table-cell>
              <table:table-cell office:value-type="float" office:value="206.248520486863">
                <text:p>206.248520486863</text:p>
              </table:table-cell>
              <table:table-cell office:value-type="float" office:value="28.0485204868631">
                <text:p>28.04852048686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189.293985537931">
                <text:p>189.293985537931</text:p>
              </table:table-cell>
              <table:table-cell office:value-type="float" office:value="89.2939855379315">
                <text:p>89.2939855379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">
                <text:p>170</text:p>
              </table:table-cell>
              <table:table-cell office:value-type="float" office:value="186.184372753545">
                <text:p>186.184372753545</text:p>
              </table:table-cell>
              <table:table-cell office:value-type="float" office:value="16.1843727535448">
                <text:p>16.18437275354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.3">
                <text:p>168.3</text:p>
              </table:table-cell>
              <table:table-cell office:value-type="float" office:value="183.273123090468">
                <text:p>183.273123090468</text:p>
              </table:table-cell>
              <table:table-cell office:value-type="float" office:value="14.9731230904681">
                <text:p>14.97312309046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.617">
                <text:p>166.617</text:p>
              </table:table-cell>
              <table:table-cell office:value-type="float" office:value="180.534696938344">
                <text:p>180.534696938344</text:p>
              </table:table-cell>
              <table:table-cell office:value-type="float" office:value="13.917696938344">
                <text:p>13.917696938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.95083">
                <text:p>164.95083</text:p>
              </table:table-cell>
              <table:table-cell office:value-type="float" office:value="177.946938596933">
                <text:p>177.946938596933</text:p>
              </table:table-cell>
              <table:table-cell office:value-type="float" office:value="12.9961085969326">
                <text:p>12.99610859693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.3013217">
                <text:p>163.3013217</text:p>
              </table:table-cell>
              <table:table-cell office:value-type="float" office:value="175.490660536134">
                <text:p>175.490660536134</text:p>
              </table:table-cell>
              <table:table-cell office:value-type="float" office:value="12.1893388361342">
                <text:p>12.18933883613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.668308483">
                <text:p>161.668308483</text:p>
              </table:table-cell>
              <table:table-cell office:value-type="float" office:value="173.149273639356">
                <text:p>173.149273639356</text:p>
              </table:table-cell>
              <table:table-cell office:value-type="float" office:value="11.480965156356">
                <text:p>11.4809651563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0">
                <text:p>190</text:p>
              </table:table-cell>
              <table:table-cell office:value-type="float" office:value="176.032184626419">
                <text:p>176.032184626419</text:p>
              </table:table-cell>
              <table:table-cell office:value-type="float" office:value="-13.9678153735814">
                <text:p>-13.96781537358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83.479207523339">
                <text:p>183.479207523339</text:p>
              </table:table-cell>
              <table:table-cell office:value-type="float" office:value="-36.5207924766607">
                <text:p>-36.52079247666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176.18858494628">
                <text:p>176.18858494628</text:p>
              </table:table-cell>
              <table:table-cell office:value-type="float" office:value="36.1885849462799">
                <text:p>36.18858494627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169.212990199367">
                <text:p>169.212990199367</text:p>
              </table:table-cell>
              <table:table-cell office:value-type="float" office:value="34.2129901993669">
                <text:p>34.21299019936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">
                <text:p>160</text:p>
              </table:table-cell>
              <table:table-cell office:value-type="float" office:value="167.63709855407">
                <text:p>167.63709855407</text:p>
              </table:table-cell>
              <table:table-cell office:value-type="float" office:value="7.63709855406998">
                <text:p>7.637098554069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.4">
                <text:p>158.4</text:p>
              </table:table-cell>
              <table:table-cell office:value-type="float" office:value="166.041282995346">
                <text:p>166.041282995346</text:p>
              </table:table-cell>
              <table:table-cell office:value-type="float" office:value="7.64128299534562">
                <text:p>7.641282995345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.816">
                <text:p>156.816</text:p>
              </table:table-cell>
              <table:table-cell office:value-type="float" office:value="164.431570968139">
                <text:p>164.431570968139</text:p>
              </table:table-cell>
              <table:table-cell office:value-type="float" office:value="7.61557096813851">
                <text:p>7.615570968138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24784">
                <text:p>155.24784</text:p>
              </table:table-cell>
              <table:table-cell office:value-type="float" office:value="162.813084703433">
                <text:p>162.813084703433</text:p>
              </table:table-cell>
              <table:table-cell office:value-type="float" office:value="7.56524470343311">
                <text:p>7.56524470343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">
                <text:p>170</text:p>
              </table:table-cell>
              <table:table-cell office:value-type="float" office:value="164.092329813159">
                <text:p>164.092329813159</text:p>
              </table:table-cell>
              <table:table-cell office:value-type="float" office:value="-5.90767018684142">
                <text:p>-5.90767018684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61.961462450884">
                <text:p>161.961462450884</text:p>
              </table:table-cell>
              <table:table-cell office:value-type="float" office:value="9.96146245088434">
                <text:p>9.961462450884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.48">
                <text:p>150.48</text:p>
              </table:table-cell>
              <table:table-cell office:value-type="float" office:value="159.918007738216">
                <text:p>159.918007738216</text:p>
              </table:table-cell>
              <table:table-cell office:value-type="float" office:value="9.43800773821553">
                <text:p>9.438007738215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">
                <text:p>190</text:p>
              </table:table-cell>
              <table:table-cell office:value-type="float" office:value="165.32549837871">
                <text:p>165.32549837871</text:p>
              </table:table-cell>
              <table:table-cell office:value-type="float" office:value="-24.6745016212897">
                <text:p>-24.67450162128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57.259335936261">
                <text:p>157.259335936261</text:p>
              </table:table-cell>
              <table:table-cell office:value-type="float" office:value="37.2593359362612">
                <text:p>37.25933593626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55.595059016049">
                <text:p>155.595059016049</text:p>
              </table:table-cell>
              <table:table-cell office:value-type="float" office:value="7.59505901604908">
                <text:p>7.595059016049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.52">
                <text:p>146.52</text:p>
              </table:table-cell>
              <table:table-cell office:value-type="float" office:value="153.947592557582">
                <text:p>153.947592557582</text:p>
              </table:table-cell>
              <table:table-cell office:value-type="float" office:value="7.42759255758156">
                <text:p>7.427592557581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.0548">
                <text:p>145.0548</text:p>
              </table:table-cell>
              <table:table-cell office:value-type="float" office:value="152.317070573189">
                <text:p>152.317070573189</text:p>
              </table:table-cell>
              <table:table-cell office:value-type="float" office:value="7.26227057318852">
                <text:p>7.262270573188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157.443581843732">
                <text:p>157.443581843732</text:p>
              </table:table-cell>
              <table:table-cell office:value-type="float" office:value="-22.5564181562682">
                <text:p>-22.55641815626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45.078821801693">
                <text:p>145.078821801693</text:p>
              </table:table-cell>
              <table:table-cell office:value-type="float" office:value="55.0788218016928">
                <text:p>55.07882180169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44.508721865318">
                <text:p>144.508721865318</text:p>
              </table:table-cell>
              <table:table-cell office:value-type="float" office:value="2.5087218653176">
                <text:p>2.5087218653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.58">
                <text:p>140.58</text:p>
              </table:table-cell>
              <table:table-cell office:value-type="float" office:value="143.773972707356">
                <text:p>143.773972707356</text:p>
              </table:table-cell>
              <table:table-cell office:value-type="float" office:value="3.19397270735578">
                <text:p>3.193972707355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.1742">
                <text:p>139.1742</text:p>
              </table:table-cell>
              <table:table-cell office:value-type="float" office:value="142.90512119997">
                <text:p>142.90512119997</text:p>
              </table:table-cell>
              <table:table-cell office:value-type="float" office:value="3.73092119996997">
                <text:p>3.730921199969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.782458">
                <text:p>137.782458</text:p>
              </table:table-cell>
              <table:table-cell office:value-type="float" office:value="141.927824653911">
                <text:p>141.927824653911</text:p>
              </table:table-cell>
              <table:table-cell office:value-type="float" office:value="4.14536665391103">
                <text:p>4.145366653911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.40463342">
                <text:p>136.40463342</text:p>
              </table:table-cell>
              <table:table-cell office:value-type="float" office:value="140.863578682535">
                <text:p>140.863578682535</text:p>
              </table:table-cell>
              <table:table-cell office:value-type="float" office:value="4.4589452625348">
                <text:p>4.45894526253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39cm" svg:height="39.885cm" xlink:href=".." xlink:type="simple" chart:class="chart:line" chart:style-name="ch1">
        <chart:legend svg:x="7.538cm" svg:y="1.2cm" style:legend-expansion="custom" chartooo:width="12.138cm" chartooo:height="4.171cm" style:legend-expansion-aspect-ratio="2.91009350275713" chart:style-name="ch2"/>
        <chart:plot-area chart:style-name="ch3" table:cell-range-address="'Simplified Kalman - Smarter Varying Gain'.B5:'Simplified Kalman - Smarter Varying Gain'.B152 'Simplified Kalman - Smarter Varying Gain'.D5:'Simplified Kalman - Smarter Varying Gain'.E152 'Simplified Kalman - Smarter Varying Gain'.H5:'Simplified Kalman - Smarter Varying Gain'.H152" chart:data-source-has-labels="row" svg:x="0.564cm" svg:y="0.797cm" svg:width="27.111cm" svg:height="38.291cm">
          <chartooo:coordinate-region svg:x="1.485cm" svg:y="0.994cm" svg:width="26.19cm" svg:height="37.8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implified Kalman - Smarter Varying Gain'.B6:'Simplified Kalman - Smarter Varying Gain'.B152" chart:label-cell-address="'Simplified Kalman - Smarter Varying Gain'.B5:'Simplified Kalman - Smarter Varying Gain'.B5" chart:class="chart:line">
            <chart:data-point chart:repeated="147"/>
          </chart:series>
          <chart:series chart:style-name="ch8" chart:values-cell-range-address="'Simplified Kalman - Smarter Varying Gain'.D6:'Simplified Kalman - Smarter Varying Gain'.D152" chart:label-cell-address="'Simplified Kalman - Smarter Varying Gain'.D5:'Simplified Kalman - Smarter Varying Gain'.D5" chart:class="chart:line">
            <chart:data-point chart:repeated="147"/>
          </chart:series>
          <chart:series chart:style-name="ch9" chart:values-cell-range-address="'Simplified Kalman - Smarter Varying Gain'.E6:'Simplified Kalman - Smarter Varying Gain'.E152" chart:label-cell-address="'Simplified Kalman - Smarter Varying Gain'.E5:'Simplified Kalman - Smarter Varying Gain'.E5" chart:class="chart:line">
            <chart:data-point chart:repeated="147"/>
          </chart:series>
          <chart:series chart:style-name="ch10" chart:values-cell-range-address="'Simplified Kalman - Smarter Varying Gain'.H6:'Simplified Kalman - Smarter Varying Gain'.H152" chart:label-cell-address="'Simplified Kalman - Smarter Varying Gain'.H5:'Simplified Kalman - Smarter Varying Gain'.H5" chart:class="chart:line">
            <chart:data-point chart:repeated="1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rent Measurement</text:p>
                <draw:g>
                  <svg:desc>'Simplified Kalman - Smarter Varying Gain'.B5:'Simplified Kalman - Smarter Varying Gain'.B5</svg:desc>
                </draw:g>
              </table:table-cell>
              <table:table-cell office:value-type="string">
                <text:p>Current Estimation</text:p>
                <draw:g>
                  <svg:desc>'Simplified Kalman - Smarter Varying Gain'.D5:'Simplified Kalman - Smarter Varying Gain'.D5</svg:desc>
                </draw:g>
              </table:table-cell>
              <table:table-cell office:value-type="string">
                <text:p>Current Estimation Variance from Last Measurement</text:p>
                <draw:g>
                  <svg:desc>'Simplified Kalman - Smarter Varying Gain'.E5:'Simplified Kalman - Smarter Varying Gain'.E5</svg:desc>
                </draw:g>
              </table:table-cell>
              <table:table-cell office:value-type="string">
                <text:p>Accumulated Variance of Estimate vs Measurement in %</text:p>
                <draw:g>
                  <svg:desc>'Simplified Kalman - Smarter Varying Gain'.H5:'Simplified Kalman - Smarter Varying Gain'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implified Kalman - Smarter Varying Gain'.B6:'Simplified Kalman - Smarter Varying Gain'.B152</svg:desc>
                </draw:g>
              </table:table-cell>
              <table:table-cell office:value-type="float" office:value="100">
                <text:p>100</text:p>
                <draw:g>
                  <svg:desc>'Simplified Kalman - Smarter Varying Gain'.D6:'Simplified Kalman - Smarter Varying Gain'.D152</svg:desc>
                </draw:g>
              </table:table-cell>
              <table:table-cell office:value-type="float" office:value="0">
                <text:p>0</text:p>
                <draw:g>
                  <svg:desc>'Simplified Kalman - Smarter Varying Gain'.E6:'Simplified Kalman - Smarter Varying Gain'.E152</svg:desc>
                </draw:g>
              </table:table-cell>
              <table:table-cell office:value-type="float" office:value="100">
                <text:p>100</text:p>
                <draw:g>
                  <svg:desc>'Simplified Kalman - Smarter Varying Gain'.H6:'Simplified Kalman - Smarter Varying Gain'.H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03.03">
                <text:p>103.03</text:p>
              </table:table-cell>
              <table:table-cell office:value-type="float" office:value="-6.97">
                <text:p>-6.97</text:p>
              </table:table-cell>
              <table:table-cell office:value-type="float" office:value="96.6809523809524">
                <text:p>96.6809523809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108.2233291">
                <text:p>108.2233291</text:p>
              </table:table-cell>
              <table:table-cell office:value-type="float" office:value="-11.7766709">
                <text:p>-11.7766709</text:p>
              </table:table-cell>
              <table:table-cell office:value-type="float" office:value="94.3191906363636">
                <text:p>94.3191906363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8.761606549572">
                <text:p>108.761606549572</text:p>
              </table:table-cell>
              <table:table-cell office:value-type="float" office:value="-1.23839345042828">
                <text:p>-1.23839345042828</text:p>
              </table:table-cell>
              <table:table-cell office:value-type="float" office:value="95.4579399203572">
                <text:p>95.4579399203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107.610557213652">
                <text:p>107.610557213652</text:p>
              </table:table-cell>
              <table:table-cell office:value-type="float" office:value="2.61055721365153">
                <text:p>2.61055721365153</text:p>
              </table:table-cell>
              <table:table-cell office:value-type="float" office:value="96.8120170391235">
                <text:p>96.81201703912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">
                <text:p>95</text:p>
              </table:table-cell>
              <table:table-cell office:value-type="float" office:value="103.713146081408">
                <text:p>103.713146081408</text:p>
              </table:table-cell>
              <table:table-cell office:value-type="float" office:value="8.71314608140804">
                <text:p>8.71314608140804</text:p>
              </table:table-cell>
              <table:table-cell office:value-type="float" office:value="98.6466623350986">
                <text:p>98.6466623350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2.57703924157">
                <text:p>102.57703924157</text:p>
              </table:table-cell>
              <table:table-cell office:value-type="float" office:value="2.57703924157045">
                <text:p>2.57703924157045</text:p>
              </table:table-cell>
              <table:table-cell office:value-type="float" office:value="99.1777943494867">
                <text:p>99.1777943494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103.325803134037">
                <text:p>103.325803134037</text:p>
              </table:table-cell>
              <table:table-cell office:value-type="float" office:value="-1.67419686596274">
                <text:p>-1.67419686596274</text:p>
              </table:table-cell>
              <table:table-cell office:value-type="float" office:value="99.081832108904">
                <text:p>99.081832108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00.727163701568">
                <text:p>100.727163701568</text:p>
              </table:table-cell>
              <table:table-cell office:value-type="float" office:value="5.72716370156842">
                <text:p>5.72716370156842</text:p>
              </table:table-cell>
              <table:table-cell office:value-type="float" office:value="99.7838984065753">
                <text:p>99.7838984065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9.9196567618699">
                <text:p>69.9196567618699</text:p>
              </table:table-cell>
              <table:table-cell office:value-type="float" office:value="66.9196567618699">
                <text:p>66.9196567618699</text:p>
              </table:table-cell>
              <table:table-cell office:value-type="float" office:value="106.881050030082">
                <text:p>106.881050030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79.3073576269868">
                <text:p>79.3073576269868</text:p>
              </table:table-cell>
              <table:table-cell office:value-type="float" office:value="-20.6926423730132">
                <text:p>-20.6926423730132</text:p>
              </table:table-cell>
              <table:table-cell office:value-type="float" office:value="104.237359483285">
                <text:p>104.237359483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86.3186280564151">
                <text:p>86.3186280564151</text:p>
              </table:table-cell>
              <table:table-cell office:value-type="float" office:value="-15.6813719435849">
                <text:p>-15.6813719435849</text:p>
              </table:table-cell>
              <table:table-cell office:value-type="float" office:value="102.490330783151">
                <text:p>102.490330783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85.9152900418325">
                <text:p>85.9152900418325</text:p>
              </table:table-cell>
              <table:table-cell office:value-type="float" office:value="0.915290041832492">
                <text:p>0.915290041832492</text:p>
              </table:table-cell>
              <table:table-cell office:value-type="float" office:value="102.39264857796">
                <text:p>102.39264857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90.2665609799035">
                <text:p>90.2665609799035</text:p>
              </table:table-cell>
              <table:table-cell office:value-type="float" office:value="-9.73343902009653">
                <text:p>-9.73343902009653</text:p>
              </table:table-cell>
              <table:table-cell office:value-type="float" office:value="101.480912668332">
                <text:p>101.480912668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93.5493449632651">
                <text:p>93.5493449632651</text:p>
              </table:table-cell>
              <table:table-cell office:value-type="float" office:value="-7.45065503673492">
                <text:p>-7.45065503673492</text:p>
              </table:table-cell>
              <table:table-cell office:value-type="float" office:value="100.855729102172">
                <text:p>100.855729102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8.8571848673424">
                <text:p>68.8571848673424</text:p>
              </table:table-cell>
              <table:table-cell office:value-type="float" office:value="56.8571848673424">
                <text:p>56.8571848673424</text:p>
              </table:table-cell>
              <table:table-cell office:value-type="float" office:value="104.788819703356">
                <text:p>104.788819703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81.7896787547796">
                <text:p>81.7896787547796</text:p>
              </table:table-cell>
              <table:table-cell office:value-type="float" office:value="-30.2103212452204">
                <text:p>-30.2103212452204</text:p>
              </table:table-cell>
              <table:table-cell office:value-type="float" office:value="102.501115567473">
                <text:p>102.501115567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76.222563849361">
                <text:p>176.222563849361</text:p>
              </table:table-cell>
              <table:table-cell office:value-type="float" office:value="-223.777436150639">
                <text:p>-223.777436150639</text:p>
              </table:table-cell>
              <table:table-cell office:value-type="float" office:value="90.5429621955787">
                <text:p>90.54296219557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155.297740794625">
                <text:p>155.297740794625</text:p>
              </table:table-cell>
              <table:table-cell office:value-type="float" office:value="50.2977407946249">
                <text:p>50.2977407946249</text:p>
              </table:table-cell>
              <table:table-cell office:value-type="float" office:value="93.4666335785528">
                <text:p>93.4666335785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37.759726243471">
                <text:p>137.759726243471</text:p>
              </table:table-cell>
              <table:table-cell office:value-type="float" office:value="42.7597262434711">
                <text:p>42.7597262434711</text:p>
              </table:table-cell>
              <table:table-cell office:value-type="float" office:value="95.7388574460167">
                <text:p>95.7388574460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6.886875728963">
                <text:p>126.886875728963</text:p>
              </table:table-cell>
              <table:table-cell office:value-type="float" office:value="26.8868757289628">
                <text:p>26.8868757289628</text:p>
              </table:table-cell>
              <table:table-cell office:value-type="float" office:value="97.1201442878325">
                <text:p>97.1201442878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124.923641935055">
                <text:p>124.923641935055</text:p>
              </table:table-cell>
              <table:table-cell office:value-type="float" office:value="4.92364193505534">
                <text:p>4.92364193505534</text:p>
              </table:table-cell>
              <table:table-cell office:value-type="float" office:value="97.4729640263443">
                <text:p>97.4729640263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">
                <text:p>109</text:p>
              </table:table-cell>
              <table:table-cell office:value-type="float" office:value="120.338914181673">
                <text:p>120.338914181673</text:p>
              </table:table-cell>
              <table:table-cell office:value-type="float" office:value="11.3389141816727">
                <text:p>11.3389141816727</text:p>
              </table:table-cell>
              <table:table-cell office:value-type="float" office:value="98.0403305075423">
                <text:p>98.0403305075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">
                <text:p>105</text:p>
              </table:table-cell>
              <table:table-cell office:value-type="float" office:value="115.966704709501">
                <text:p>115.966704709501</text:p>
              </table:table-cell>
              <table:table-cell office:value-type="float" office:value="10.9667047095013">
                <text:p>10.9667047095013</text:p>
              </table:table-cell>
              <table:table-cell office:value-type="float" office:value="98.5433956939688">
                <text:p>98.5433956939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104.406312485477">
                <text:p>104.406312485477</text:p>
              </table:table-cell>
              <table:table-cell office:value-type="float" office:value="29.4063124854771">
                <text:p>29.4063124854771</text:p>
              </table:table-cell>
              <table:table-cell office:value-type="float" office:value="99.6882442568442">
                <text:p>99.6882442568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">
                <text:p>120</text:p>
              </table:table-cell>
              <table:table-cell office:value-type="float" office:value="108.762690517672">
                <text:p>108.762690517672</text:p>
              </table:table-cell>
              <table:table-cell office:value-type="float" office:value="-11.237309482328">
                <text:p>-11.237309482328</text:p>
              </table:table-cell>
              <table:table-cell office:value-type="float" office:value="99.2980430143679">
                <text:p>99.2980430143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">
                <text:p>110</text:p>
              </table:table-cell>
              <table:table-cell office:value-type="float" office:value="109.104898604399">
                <text:p>109.104898604399</text:p>
              </table:table-cell>
              <table:table-cell office:value-type="float" office:value="-0.895101395601131">
                <text:p>-0.895101395601131</text:p>
              </table:table-cell>
              <table:table-cell office:value-type="float" office:value="99.2937946138355">
                <text:p>99.2937946138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110.472296769463">
                <text:p>110.472296769463</text:p>
              </table:table-cell>
              <table:table-cell office:value-type="float" office:value="-3.52770323053683">
                <text:p>-3.52770323053683</text:p>
              </table:table-cell>
              <table:table-cell office:value-type="float" office:value="99.2032816786524">
                <text:p>99.2032816786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">
                <text:p>115</text:p>
              </table:table-cell>
              <table:table-cell office:value-type="float" office:value="111.749713581688">
                <text:p>111.749713581688</text:p>
              </table:table-cell>
              <table:table-cell office:value-type="float" office:value="-3.25028641831207">
                <text:p>-3.25028641831207</text:p>
              </table:table-cell>
              <table:table-cell office:value-type="float" office:value="99.1285439153234">
                <text:p>99.1285439153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9.9060910697152">
                <text:p>79.9060910697152</text:p>
              </table:table-cell>
              <table:table-cell office:value-type="float" office:value="79.9060910697152">
                <text:p>79.9060910697152</text:p>
              </table:table-cell>
              <table:table-cell office:value-type="float" office:value="101.687176354315">
                <text:p>101.6871763543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60.7494229909205">
                <text:p>60.7494229909205</text:p>
              </table:table-cell>
              <table:table-cell office:value-type="float" office:value="48.7494229909205">
                <text:p>48.7494229909205</text:p>
              </table:table-cell>
              <table:table-cell office:value-type="float" office:value="103.235723781059">
                <text:p>103.2357237810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43.7830662364079">
                <text:p>43.7830662364079</text:p>
              </table:table-cell>
              <table:table-cell office:value-type="float" office:value="43.7830662364079">
                <text:p>43.7830662364079</text:p>
              </table:table-cell>
              <table:table-cell office:value-type="float" office:value="104.632312815713">
                <text:p>104.6323128157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2.783390441798">
                <text:p>32.783390441798</text:p>
              </table:table-cell>
              <table:table-cell office:value-type="float" office:value="28.783390441798">
                <text:p>28.783390441798</text:p>
              </table:table-cell>
              <table:table-cell office:value-type="float" office:value="105.543370411417">
                <text:p>105.543370411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25.9995199943131">
                <text:p>25.9995199943131</text:p>
              </table:table-cell>
              <table:table-cell office:value-type="float" office:value="17.9995199943131">
                <text:p>17.9995199943131</text:p>
              </table:table-cell>
              <table:table-cell office:value-type="float" office:value="106.1012366447">
                <text:p>106.1012366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1.6638224872638">
                <text:p>21.6638224872638</text:p>
              </table:table-cell>
              <table:table-cell office:value-type="float" office:value="11.6638224872638">
                <text:p>11.6638224872638</text:p>
              </table:table-cell>
              <table:table-cell office:value-type="float" office:value="106.451369645105">
                <text:p>106.451369645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.8518666677938">
                <text:p>15.8518666677938</text:p>
              </table:table-cell>
              <table:table-cell office:value-type="float" office:value="15.8518666677938">
                <text:p>15.8518666677938</text:p>
              </table:table-cell>
              <table:table-cell office:value-type="float" office:value="106.953487689698">
                <text:p>106.953487689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12.4384553687629">
                <text:p>12.4384553687629</text:p>
              </table:table-cell>
              <table:table-cell office:value-type="float" office:value="9.43845536876286">
                <text:p>9.43845536876286</text:p>
              </table:table-cell>
              <table:table-cell office:value-type="float" office:value="107.245571573814">
                <text:p>107.245571573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41.7725118413945">
                <text:p>41.7725118413945</text:p>
              </table:table-cell>
              <table:table-cell office:value-type="float" office:value="-82.2274881586055">
                <text:p>-82.2274881586055</text:p>
              </table:table-cell>
              <table:table-cell office:value-type="float" office:value="104.46810516364">
                <text:p>104.468105163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">
                <text:p>125</text:p>
              </table:table-cell>
              <table:table-cell office:value-type="float" office:value="63.4375564347791">
                <text:p>63.4375564347791</text:p>
              </table:table-cell>
              <table:table-cell office:value-type="float" office:value="-61.5624435652209">
                <text:p>-61.5624435652209</text:p>
              </table:table-cell>
              <table:table-cell office:value-type="float" office:value="102.498390437334">
                <text:p>102.4983904373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7.7058315622802">
                <text:p>67.7058315622802</text:p>
              </table:table-cell>
              <table:table-cell office:value-type="float" office:value="-12.2941684377198">
                <text:p>-12.2941684377198</text:p>
              </table:table-cell>
              <table:table-cell office:value-type="float" office:value="102.088734926081">
                <text:p>102.088734926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">
                <text:p>127</text:p>
              </table:table-cell>
              <table:table-cell office:value-type="float" office:value="82.8336105713646">
                <text:p>82.8336105713646</text:p>
              </table:table-cell>
              <table:table-cell office:value-type="float" office:value="-44.1663894286354">
                <text:p>-44.1663894286354</text:p>
              </table:table-cell>
              <table:table-cell office:value-type="float" office:value="100.793959406591">
                <text:p>100.7939594065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">
                <text:p>128</text:p>
              </table:table-cell>
              <table:table-cell office:value-type="float" office:value="94.241722096632">
                <text:p>94.241722096632</text:p>
              </table:table-cell>
              <table:table-cell office:value-type="float" office:value="-33.758277903368">
                <text:p>-33.758277903368</text:p>
              </table:table-cell>
              <table:table-cell office:value-type="float" office:value="99.8651520897163">
                <text:p>99.8651520897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">
                <text:p>140</text:p>
              </table:table-cell>
              <table:table-cell office:value-type="float" office:value="105.683756509569">
                <text:p>105.683756509569</text:p>
              </table:table-cell>
              <table:table-cell office:value-type="float" office:value="-34.3162434904314">
                <text:p>-34.3162434904314</text:p>
              </table:table-cell>
              <table:table-cell office:value-type="float" office:value="98.9864843138143">
                <text:p>98.9864843138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11.703323558058">
                <text:p>111.703323558058</text:p>
              </table:table-cell>
              <table:table-cell office:value-type="float" office:value="-18.2966764419416">
                <text:p>-18.2966764419416</text:p>
              </table:table-cell>
              <table:table-cell office:value-type="float" office:value="98.5634871526309">
                <text:p>98.56348715263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5">
                <text:p>145</text:p>
              </table:table-cell>
              <table:table-cell office:value-type="float" office:value="119.863599656991">
                <text:p>119.863599656991</text:p>
              </table:table-cell>
              <table:table-cell office:value-type="float" office:value="-25.1364003430089">
                <text:p>-25.1364003430089</text:p>
              </table:table-cell>
              <table:table-cell office:value-type="float" office:value="98.0091842741908">
                <text:p>98.00918427419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">
                <text:p>132</text:p>
              </table:table-cell>
              <table:table-cell office:value-type="float" office:value="122.808218290044">
                <text:p>122.808218290044</text:p>
              </table:table-cell>
              <table:table-cell office:value-type="float" office:value="-9.19178170995602">
                <text:p>-9.19178170995602</text:p>
              </table:table-cell>
              <table:table-cell office:value-type="float" office:value="97.8562151538951">
                <text:p>97.8562151538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0">
                <text:p>250</text:p>
              </table:table-cell>
              <table:table-cell office:value-type="float" office:value="153.976982718302">
                <text:p>153.976982718302</text:p>
              </table:table-cell>
              <table:table-cell office:value-type="float" office:value="-96.0230172816982">
                <text:p>-96.0230172816982</text:p>
              </table:table-cell>
              <table:table-cell office:value-type="float" office:value="95.8596603164929">
                <text:p>95.85966031649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19.04776990961">
                <text:p>119.04776990961</text:p>
              </table:table-cell>
              <table:table-cell office:value-type="float" office:value="109.04776990961">
                <text:p>109.04776990961</text:p>
              </table:table-cell>
              <table:table-cell office:value-type="float" office:value="98.2648856269293">
                <text:p>98.26488562692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5">
                <text:p>135</text:p>
              </table:table-cell>
              <table:table-cell office:value-type="float" office:value="122.879124344115">
                <text:p>122.879124344115</text:p>
              </table:table-cell>
              <table:table-cell office:value-type="float" office:value="-12.1208756558847">
                <text:p>-12.1208756558847</text:p>
              </table:table-cell>
              <table:table-cell office:value-type="float" office:value="98.0562114644829">
                <text:p>98.0562114644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17.439041441815">
                <text:p>117.439041441815</text:p>
              </table:table-cell>
              <table:table-cell office:value-type="float" office:value="17.4390414418152">
                <text:p>17.4390414418152</text:p>
              </table:table-cell>
              <table:table-cell office:value-type="float" office:value="98.4612016437">
                <text:p>98.4612016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115.687911829818">
                <text:p>115.687911829818</text:p>
              </table:table-cell>
              <table:table-cell office:value-type="float" office:value="5.68791182981784">
                <text:p>5.68791182981784</text:p>
              </table:table-cell>
              <table:table-cell office:value-type="float" office:value="98.6119489889154">
                <text:p>98.6119489889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8">
                <text:p>138</text:p>
              </table:table-cell>
              <table:table-cell office:value-type="float" office:value="120.992637202295">
                <text:p>120.992637202295</text:p>
              </table:table-cell>
              <table:table-cell office:value-type="float" office:value="-17.0073627977052">
                <text:p>-17.0073627977052</text:p>
              </table:table-cell>
              <table:table-cell office:value-type="float" office:value="98.3121505701151">
                <text:p>98.31215057011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0">
                <text:p>120</text:p>
              </table:table-cell>
              <table:table-cell office:value-type="float" office:value="120.758996539198">
                <text:p>120.758996539198</text:p>
              </table:table-cell>
              <table:table-cell office:value-type="float" office:value="0.758996539198179">
                <text:p>0.758996539198179</text:p>
              </table:table-cell>
              <table:table-cell office:value-type="float" office:value="98.3661749367247">
                <text:p>98.3661749367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0">
                <text:p>140</text:p>
              </table:table-cell>
              <table:table-cell office:value-type="float" office:value="125.333110429753">
                <text:p>125.333110429753</text:p>
              </table:table-cell>
              <table:table-cell office:value-type="float" office:value="-14.6668895702473">
                <text:p>-14.6668895702473</text:p>
              </table:table-cell>
              <table:table-cell office:value-type="float" office:value="98.1323340889412">
                <text:p>98.13233408894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">
                <text:p>141</text:p>
              </table:table-cell>
              <table:table-cell office:value-type="float" office:value="129.020314996684">
                <text:p>129.020314996684</text:p>
              </table:table-cell>
              <table:table-cell office:value-type="float" office:value="-11.9796850033164">
                <text:p>-11.9796850033164</text:p>
              </table:table-cell>
              <table:table-cell office:value-type="float" office:value="97.9603694878607">
                <text:p>97.96036948786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  <table:table-cell office:value-type="float" office:value="133.908510966282">
                <text:p>133.908510966282</text:p>
              </table:table-cell>
              <table:table-cell office:value-type="float" office:value="-16.0914890337178">
                <text:p>-16.0914890337178</text:p>
              </table:table-cell>
              <table:table-cell office:value-type="float" office:value="97.7270294114863">
                <text:p>97.72702941148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5">
                <text:p>155</text:p>
              </table:table-cell>
              <table:table-cell office:value-type="float" office:value="138.773614439211">
                <text:p>138.773614439211</text:p>
              </table:table-cell>
              <table:table-cell office:value-type="float" office:value="-16.2263855607895">
                <text:p>-16.2263855607895</text:p>
              </table:table-cell>
              <table:table-cell office:value-type="float" office:value="97.5057178932181">
                <text:p>97.50571789321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0">
                <text:p>130</text:p>
              </table:table-cell>
              <table:table-cell office:value-type="float" office:value="136.770071844849">
                <text:p>136.770071844849</text:p>
              </table:table-cell>
              <table:table-cell office:value-type="float" office:value="6.77007184484941">
                <text:p>6.77007184484941</text:p>
              </table:table-cell>
              <table:table-cell office:value-type="float" office:value="97.6762909525651">
                <text:p>97.6762909525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">
                <text:p>145</text:p>
              </table:table-cell>
              <table:table-cell office:value-type="float" office:value="138.668252103264">
                <text:p>138.668252103264</text:p>
              </table:table-cell>
              <table:table-cell office:value-type="float" office:value="-6.33174789673609">
                <text:p>-6.33174789673609</text:p>
              </table:table-cell>
              <table:table-cell office:value-type="float" office:value="97.6270412471959">
                <text:p>97.62704124719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140.376183040624">
                <text:p>140.376183040624</text:p>
              </table:table-cell>
              <table:table-cell office:value-type="float" office:value="-5.62381695937643">
                <text:p>-5.62381695937643</text:p>
              </table:table-cell>
              <table:table-cell office:value-type="float" office:value="97.5919934111258">
                <text:p>97.59199341112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141.934631624555">
                <text:p>141.934631624555</text:p>
              </table:table-cell>
              <table:table-cell office:value-type="float" office:value="-5.06536837544508">
                <text:p>-5.06536837544508</text:p>
              </table:table-cell>
              <table:table-cell office:value-type="float" office:value="97.5678082701968">
                <text:p>97.56780827019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8">
                <text:p>148</text:p>
              </table:table-cell>
              <table:table-cell office:value-type="float" office:value="143.37595925511">
                <text:p>143.37595925511</text:p>
              </table:table-cell>
              <table:table-cell office:value-type="float" office:value="-4.62404074488953">
                <text:p>-4.62404074488953</text:p>
              </table:table-cell>
              <table:table-cell office:value-type="float" office:value="97.5519409067398">
                <text:p>97.55194090673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">
                <text:p>140</text:p>
              </table:table-cell>
              <table:table-cell office:value-type="float" office:value="142.565699814405">
                <text:p>142.565699814405</text:p>
              </table:table-cell>
              <table:table-cell office:value-type="float" office:value="2.56569981440504">
                <text:p>2.56569981440504</text:p>
              </table:table-cell>
              <table:table-cell office:value-type="float" office:value="97.6427987379249">
                <text:p>97.642798737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44.367839167927">
                <text:p>144.367839167927</text:p>
              </table:table-cell>
              <table:table-cell office:value-type="float" office:value="-5.63216083207317">
                <text:p>-5.63216083207317</text:p>
              </table:table-cell>
              <table:table-cell office:value-type="float" office:value="97.6117231532976">
                <text:p>97.6117231532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46.970941184232">
                <text:p>146.970941184232</text:p>
              </table:table-cell>
              <table:table-cell office:value-type="float" office:value="-8.02905881576845">
                <text:p>-8.02905881576845</text:p>
              </table:table-cell>
              <table:table-cell office:value-type="float" office:value="97.5490187669278">
                <text:p>97.5490187669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184.812143967622">
                <text:p>184.812143967622</text:p>
              </table:table-cell>
              <table:table-cell office:value-type="float" office:value="-115.187856032378">
                <text:p>-115.187856032378</text:p>
              </table:table-cell>
              <table:table-cell office:value-type="float" office:value="96.0515196371797">
                <text:p>96.05151963717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164.04942329498">
                <text:p>164.04942329498</text:p>
              </table:table-cell>
              <table:table-cell office:value-type="float" office:value="64.0494232949797">
                <text:p>64.0494232949797</text:p>
              </table:table-cell>
              <table:table-cell office:value-type="float" office:value="96.9828701872112">
                <text:p>96.98287018721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  <table:table-cell office:value-type="float" office:value="153.373593507047">
                <text:p>153.373593507047</text:p>
              </table:table-cell>
              <table:table-cell office:value-type="float" office:value="33.3735935070466">
                <text:p>33.3735935070466</text:p>
              </table:table-cell>
              <table:table-cell office:value-type="float" office:value="97.4813764435431">
                <text:p>97.4813764435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">
                <text:p>155</text:p>
              </table:table-cell>
              <table:table-cell office:value-type="float" office:value="153.763828048389">
                <text:p>153.763828048389</text:p>
              </table:table-cell>
              <table:table-cell office:value-type="float" office:value="-1.23617195161103">
                <text:p>-1.23617195161103</text:p>
              </table:table-cell>
              <table:table-cell office:value-type="float" office:value="97.5165888849488">
                <text:p>97.51658888494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54.30573307341">
                <text:p>154.30573307341</text:p>
              </table:table-cell>
              <table:table-cell office:value-type="float" office:value="-1.69426692658982">
                <text:p>-1.69426692658982</text:p>
              </table:table-cell>
              <table:table-cell office:value-type="float" office:value="97.5447815183282">
                <text:p>97.5447815183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">
                <text:p>160</text:p>
              </table:table-cell>
              <table:table-cell office:value-type="float" office:value="155.699458353659">
                <text:p>155.699458353659</text:p>
              </table:table-cell>
              <table:table-cell office:value-type="float" office:value="-4.30054164634061">
                <text:p>-4.30054164634061</text:p>
              </table:table-cell>
              <table:table-cell office:value-type="float" office:value="97.5400654504662">
                <text:p>97.54006545046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  <table:table-cell office:value-type="float" office:value="156.268168307553">
                <text:p>156.268168307553</text:p>
              </table:table-cell>
              <table:table-cell office:value-type="float" office:value="-1.73183169244703">
                <text:p>-1.73183169244703</text:p>
              </table:table-cell>
              <table:table-cell office:value-type="float" office:value="97.5668339584888">
                <text:p>97.56683395848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0">
                <text:p>180</text:p>
              </table:table-cell>
              <table:table-cell office:value-type="float" office:value="162.193509506388">
                <text:p>162.193509506388</text:p>
              </table:table-cell>
              <table:table-cell office:value-type="float" office:value="-17.8064904936118">
                <text:p>-17.8064904936118</text:p>
              </table:table-cell>
              <table:table-cell office:value-type="float" office:value="97.4036894673722">
                <text:p>97.4036894673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141.876732086002">
                <text:p>141.876732086002</text:p>
              </table:table-cell>
              <table:table-cell office:value-type="float" office:value="61.8767320860022">
                <text:p>61.8767320860022</text:p>
              </table:table-cell>
              <table:table-cell office:value-type="float" office:value="98.1732897142086">
                <text:p>98.17328971420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1">
                <text:p>161</text:p>
              </table:table-cell>
              <table:table-cell office:value-type="float" office:value="146.556395337899">
                <text:p>146.556395337899</text:p>
              </table:table-cell>
              <table:table-cell office:value-type="float" office:value="-14.4436046621005">
                <text:p>-14.4436046621005</text:p>
              </table:table-cell>
              <table:table-cell office:value-type="float" office:value="98.0375017186712">
                <text:p>98.03750171867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5">
                <text:p>165</text:p>
              </table:table-cell>
              <table:table-cell office:value-type="float" office:value="151.024604472673">
                <text:p>151.024604472673</text:p>
              </table:table-cell>
              <table:table-cell office:value-type="float" office:value="-13.9753955273266">
                <text:p>-13.9753955273266</text:p>
              </table:table-cell>
              <table:table-cell office:value-type="float" office:value="97.9131701605061">
                <text:p>97.91317016050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3">
                <text:p>163</text:p>
              </table:table-cell>
              <table:table-cell office:value-type="float" office:value="153.896791712715">
                <text:p>153.896791712715</text:p>
              </table:table-cell>
              <table:table-cell office:value-type="float" office:value="-9.10320828728507">
                <text:p>-9.10320828728507</text:p>
              </table:table-cell>
              <table:table-cell office:value-type="float" office:value="97.8483710282308">
                <text:p>97.84837102823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155.375227434969">
                <text:p>155.375227434969</text:p>
              </table:table-cell>
              <table:table-cell office:value-type="float" office:value="-4.62477256503144">
                <text:p>-4.62477256503144</text:p>
              </table:table-cell>
              <table:table-cell office:value-type="float" office:value="97.8351757362317">
                <text:p>97.83517573623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0">
                <text:p>170</text:p>
              </table:table-cell>
              <table:table-cell office:value-type="float" office:value="158.953346192176">
                <text:p>158.953346192176</text:p>
              </table:table-cell>
              <table:table-cell office:value-type="float" office:value="-11.0466538078242">
                <text:p>-11.0466538078242</text:p>
              </table:table-cell>
              <table:table-cell office:value-type="float" office:value="97.7544828612243">
                <text:p>97.7544828612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">
                <text:p>170</text:p>
              </table:table-cell>
              <table:table-cell office:value-type="float" office:value="161.68306396444">
                <text:p>161.68306396444</text:p>
              </table:table-cell>
              <table:table-cell office:value-type="float" office:value="-8.31693603555971">
                <text:p>-8.31693603555971</text:p>
              </table:table-cell>
              <table:table-cell office:value-type="float" office:value="97.7060953260093">
                <text:p>97.70609532600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63.010060572932">
                <text:p>163.010060572932</text:p>
              </table:table-cell>
              <table:table-cell office:value-type="float" office:value="-3.98993942706812">
                <text:p>-3.98993942706812</text:p>
              </table:table-cell>
              <table:table-cell office:value-type="float" office:value="97.7044143771238">
                <text:p>97.70441437712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62.251299597368">
                <text:p>162.251299597368</text:p>
              </table:table-cell>
              <table:table-cell office:value-type="float" office:value="2.25129959736816">
                <text:p>2.25129959736816</text:p>
              </table:table-cell>
              <table:table-cell office:value-type="float" office:value="97.7659584929972">
                <text:p>97.76595849299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2">
                <text:p>162</text:p>
              </table:table-cell>
              <table:table-cell office:value-type="float" office:value="162.187319791558">
                <text:p>162.187319791558</text:p>
              </table:table-cell>
              <table:table-cell office:value-type="float" office:value="0.187319791557513">
                <text:p>0.187319791557513</text:p>
              </table:table-cell>
              <table:table-cell office:value-type="float" office:value="97.8048476126631">
                <text:p>97.80484761266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  <table:table-cell office:value-type="float" office:value="151.339200965405">
                <text:p>151.339200965405</text:p>
              </table:table-cell>
              <table:table-cell office:value-type="float" office:value="31.3392009654049">
                <text:p>31.3392009654049</text:p>
              </table:table-cell>
              <table:table-cell office:value-type="float" office:value="98.1477360243528">
                <text:p>98.14773602435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156.089685723746">
                <text:p>156.089685723746</text:p>
              </table:table-cell>
              <table:table-cell office:value-type="float" office:value="-13.9103142762539">
                <text:p>-13.9103142762539</text:p>
              </table:table-cell>
              <table:table-cell office:value-type="float" office:value="98.0409542668845">
                <text:p>98.04095426688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160.099475887412">
                <text:p>160.099475887412</text:p>
              </table:table-cell>
              <table:table-cell office:value-type="float" office:value="-11.9005241125881">
                <text:p>-11.9005241125881</text:p>
              </table:table-cell>
              <table:table-cell office:value-type="float" office:value="97.9577253356491">
                <text:p>97.95772533564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163.383237460726">
                <text:p>163.383237460726</text:p>
              </table:table-cell>
              <table:table-cell office:value-type="float" office:value="-9.61676253927368">
                <text:p>-9.61676253927368</text:p>
              </table:table-cell>
              <table:table-cell office:value-type="float" office:value="97.8993580002375">
                <text:p>97.8993580002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5">
                <text:p>205</text:p>
              </table:table-cell>
              <table:table-cell office:value-type="float" office:value="174.082502055244">
                <text:p>174.082502055244</text:p>
              </table:table-cell>
              <table:table-cell office:value-type="float" office:value="-30.9174979447557">
                <text:p>-30.9174979447557</text:p>
              </table:table-cell>
              <table:table-cell office:value-type="float" office:value="97.6489705158073">
                <text:p>97.64897051580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  <table:table-cell office:value-type="float" office:value="167.953038939739">
                <text:p>167.953038939739</text:p>
              </table:table-cell>
              <table:table-cell office:value-type="float" office:value="17.9530389397392">
                <text:p>17.9530389397392</text:p>
              </table:table-cell>
              <table:table-cell office:value-type="float" office:value="97.8482615082551">
                <text:p>97.84826150825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">
                <text:p>176</text:p>
              </table:table-cell>
              <table:table-cell office:value-type="float" office:value="169.980665279754">
                <text:p>169.980665279754</text:p>
              </table:table-cell>
              <table:table-cell office:value-type="float" office:value="-6.01933472024632">
                <text:p>-6.01933472024632</text:p>
              </table:table-cell>
              <table:table-cell office:value-type="float" office:value="97.827882879674">
                <text:p>97.8278828796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">
                <text:p>195</text:p>
              </table:table-cell>
              <table:table-cell office:value-type="float" office:value="176.347933659158">
                <text:p>176.347933659158</text:p>
              </table:table-cell>
              <table:table-cell office:value-type="float" office:value="-18.6520663408423">
                <text:p>-18.6520663408423</text:p>
              </table:table-cell>
              <table:table-cell office:value-type="float" office:value="97.6985758749543">
                <text:p>97.69857587495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8">
                <text:p>178</text:p>
              </table:table-cell>
              <table:table-cell office:value-type="float" office:value="176.764170077569">
                <text:p>176.764170077569</text:p>
              </table:table-cell>
              <table:table-cell office:value-type="float" office:value="-1.2358299224307">
                <text:p>-1.2358299224307</text:p>
              </table:table-cell>
              <table:table-cell office:value-type="float" office:value="97.7238315032773">
                <text:p>97.7238315032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">
                <text:p>170</text:p>
              </table:table-cell>
              <table:table-cell office:value-type="float" office:value="175.042902114183">
                <text:p>175.042902114183</text:p>
              </table:table-cell>
              <table:table-cell office:value-type="float" office:value="5.04290211418322">
                <text:p>5.04290211418322</text:p>
              </table:table-cell>
              <table:table-cell office:value-type="float" office:value="97.8013507566357">
                <text:p>97.80135075663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0">
                <text:p>180</text:p>
              </table:table-cell>
              <table:table-cell office:value-type="float" office:value="176.316941445132">
                <text:p>176.316941445132</text:p>
              </table:table-cell>
              <table:table-cell office:value-type="float" office:value="-3.68305855486835">
                <text:p>-3.68305855486835</text:p>
              </table:table-cell>
              <table:table-cell office:value-type="float" office:value="97.8037016180143">
                <text:p>97.8037016180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">
                <text:p>181</text:p>
              </table:table-cell>
              <table:table-cell office:value-type="float" office:value="177.532585141246">
                <text:p>177.532585141246</text:p>
              </table:table-cell>
              <table:table-cell office:value-type="float" office:value="-3.46741485875359">
                <text:p>-3.46741485875359</text:p>
              </table:table-cell>
              <table:table-cell office:value-type="float" office:value="97.8079846776588">
                <text:p>97.80798467765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">
                <text:p>190</text:p>
              </table:table-cell>
              <table:table-cell office:value-type="float" office:value="180.801280897095">
                <text:p>180.801280897095</text:p>
              </table:table-cell>
              <table:table-cell office:value-type="float" office:value="-9.19871910290465">
                <text:p>-9.19871910290465</text:p>
              </table:table-cell>
              <table:table-cell office:value-type="float" office:value="97.7662027222267">
                <text:p>97.7662027222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">
                <text:p>183</text:p>
              </table:table-cell>
              <table:table-cell office:value-type="float" office:value="181.383503701117">
                <text:p>181.383503701117</text:p>
              </table:table-cell>
              <table:table-cell office:value-type="float" office:value="-1.61649629888274">
                <text:p>-1.61649629888274</text:p>
              </table:table-cell>
              <table:table-cell office:value-type="float" office:value="97.7864083695119">
                <text:p>97.7864083695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185.025220822724">
                <text:p>185.025220822724</text:p>
              </table:table-cell>
              <table:table-cell office:value-type="float" office:value="-9.9747791772765">
                <text:p>-9.9747791772765</text:p>
              </table:table-cell>
              <table:table-cell office:value-type="float" office:value="97.7408725937367">
                <text:p>97.74087259373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.05">
                <text:p>193.05</text:p>
              </table:table-cell>
              <table:table-cell office:value-type="float" office:value="187.192901468051">
                <text:p>187.192901468051</text:p>
              </table:table-cell>
              <table:table-cell office:value-type="float" office:value="-5.85709853194859">
                <text:p>-5.85709853194859</text:p>
              </table:table-cell>
              <table:table-cell office:value-type="float" office:value="97.7290186659516">
                <text:p>97.72901866595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1.1195">
                <text:p>191.1195</text:p>
              </table:table-cell>
              <table:table-cell office:value-type="float" office:value="188.264174280195">
                <text:p>188.264174280195</text:p>
              </table:table-cell>
              <table:table-cell office:value-type="float" office:value="-2.85532571980468">
                <text:p>-2.85532571980468</text:p>
              </table:table-cell>
              <table:table-cell office:value-type="float" office:value="97.7406107252989">
                <text:p>97.74061072529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.208305">
                <text:p>189.208305</text:p>
              </table:table-cell>
              <table:table-cell office:value-type="float" office:value="188.524332220621">
                <text:p>188.524332220621</text:p>
              </table:table-cell>
              <table:table-cell office:value-type="float" office:value="-0.68397277937936">
                <text:p>-0.68397277937936</text:p>
              </table:table-cell>
              <table:table-cell office:value-type="float" office:value="97.7682349656625">
                <text:p>97.7682349656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91.718107078468">
                <text:p>191.718107078468</text:p>
              </table:table-cell>
              <table:table-cell office:value-type="float" office:value="-8.28189292153166">
                <text:p>-8.28189292153166</text:p>
              </table:table-cell>
              <table:table-cell office:value-type="float" office:value="97.7393066107865">
                <text:p>97.73930661078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8">
                <text:p>188</text:p>
              </table:table-cell>
              <table:table-cell office:value-type="float" office:value="190.672978803092">
                <text:p>190.672978803092</text:p>
              </table:table-cell>
              <table:table-cell office:value-type="float" office:value="2.67297880309175">
                <text:p>2.67297880309175</text:p>
              </table:table-cell>
              <table:table-cell office:value-type="float" office:value="97.7910201164159">
                <text:p>97.79102011641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.12">
                <text:p>186.12</text:p>
              </table:table-cell>
              <table:table-cell office:value-type="float" office:value="189.380377150768">
                <text:p>189.380377150768</text:p>
              </table:table-cell>
              <table:table-cell office:value-type="float" office:value="3.26037715076808">
                <text:p>3.26037715076808</text:p>
              </table:table-cell>
              <table:table-cell office:value-type="float" office:value="97.8453298501043">
                <text:p>97.84532985010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4.2588">
                <text:p>184.2588</text:p>
              </table:table-cell>
              <table:table-cell office:value-type="float" office:value="187.911808776604">
                <text:p>187.911808776604</text:p>
              </table:table-cell>
              <table:table-cell office:value-type="float" office:value="3.65300877660357">
                <text:p>3.65300877660357</text:p>
              </table:table-cell>
              <table:table-cell office:value-type="float" office:value="97.9007398879297">
                <text:p>97.9007398879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187.068523191597">
                <text:p>187.068523191597</text:p>
              </table:table-cell>
              <table:table-cell office:value-type="float" office:value="2.06852319159657">
                <text:p>2.06852319159657</text:p>
              </table:table-cell>
              <table:table-cell office:value-type="float" office:value="97.9434298277138">
                <text:p>97.9434298277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3.15">
                <text:p>183.15</text:p>
              </table:table-cell>
              <table:table-cell office:value-type="float" office:value="185.922335814862">
                <text:p>185.922335814862</text:p>
              </table:table-cell>
              <table:table-cell office:value-type="float" office:value="2.77233581486166">
                <text:p>2.77233581486166</text:p>
              </table:table-cell>
              <table:table-cell office:value-type="float" office:value="97.9897202660429">
                <text:p>97.9897202660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1.3185">
                <text:p>181.3185</text:p>
              </table:table-cell>
              <table:table-cell office:value-type="float" office:value="184.562224665861">
                <text:p>184.562224665861</text:p>
              </table:table-cell>
              <table:table-cell office:value-type="float" office:value="3.24372466586053">
                <text:p>3.24372466586053</text:p>
              </table:table-cell>
              <table:table-cell office:value-type="float" office:value="98.0378689019574">
                <text:p>98.03786890195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9.505315">
                <text:p>179.505315</text:p>
              </table:table-cell>
              <table:table-cell office:value-type="float" office:value="183.053322288029">
                <text:p>183.053322288029</text:p>
              </table:table-cell>
              <table:table-cell office:value-type="float" office:value="3.54800728802942">
                <text:p>3.54800728802942</text:p>
              </table:table-cell>
              <table:table-cell office:value-type="float" office:value="98.0866731296285">
                <text:p>98.08667312962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0">
                <text:p>180</text:p>
              </table:table-cell>
              <table:table-cell office:value-type="float" office:value="182.133148264611">
                <text:p>182.133148264611</text:p>
              </table:table-cell>
              <table:table-cell office:value-type="float" office:value="2.13314826461084">
                <text:p>2.13314826461084</text:p>
              </table:table-cell>
              <table:table-cell office:value-type="float" office:value="98.1246988959143">
                <text:p>98.12469889591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0">
                <text:p>230</text:p>
              </table:table-cell>
              <table:table-cell office:value-type="float" office:value="196.702947220863">
                <text:p>196.702947220863</text:p>
              </table:table-cell>
              <table:table-cell office:value-type="float" office:value="-33.2970527791373">
                <text:p>-33.2970527791373</text:p>
              </table:table-cell>
              <table:table-cell office:value-type="float" office:value="97.9301336495645">
                <text:p>97.93013364956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79.616194986897">
                <text:p>179.616194986897</text:p>
              </table:table-cell>
              <table:table-cell office:value-type="float" office:value="39.6161949868967">
                <text:p>39.6161949868967</text:p>
              </table:table-cell>
              <table:table-cell office:value-type="float" office:value="98.2128680385575">
                <text:p>98.2128680385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0">
                <text:p>220</text:p>
              </table:table-cell>
              <table:table-cell office:value-type="float" office:value="191.663677936198">
                <text:p>191.663677936198</text:p>
              </table:table-cell>
              <table:table-cell office:value-type="float" office:value="-28.3363220638024">
                <text:p>-28.3363220638024</text:p>
              </table:table-cell>
              <table:table-cell office:value-type="float" office:value="98.0529082629254">
                <text:p>98.05290826292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0">
                <text:p>450</text:p>
              </table:table-cell>
              <table:table-cell office:value-type="float" office:value="267.961080072934">
                <text:p>267.961080072934</text:p>
              </table:table-cell>
              <table:table-cell office:value-type="float" office:value="-182.038919927066">
                <text:p>-182.038919927066</text:p>
              </table:table-cell>
              <table:table-cell office:value-type="float" office:value="96.9497059892708">
                <text:p>96.94970598927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">
                <text:p>150</text:p>
              </table:table-cell>
              <table:table-cell office:value-type="float" office:value="233.470681463869">
                <text:p>233.470681463869</text:p>
              </table:table-cell>
              <table:table-cell office:value-type="float" office:value="83.470681463869">
                <text:p>83.470681463869</text:p>
              </table:table-cell>
              <table:table-cell office:value-type="float" office:value="97.5049662487813">
                <text:p>97.50496624878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217.992840253171">
                <text:p>217.992840253171</text:p>
              </table:table-cell>
              <table:table-cell office:value-type="float" office:value="37.992840253171">
                <text:p>37.992840253171</text:p>
              </table:table-cell>
              <table:table-cell office:value-type="float" office:value="97.7698824747994">
                <text:p>97.76988247479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8.2">
                <text:p>178.2</text:p>
              </table:table-cell>
              <table:table-cell office:value-type="float" office:value="206.589428636926">
                <text:p>206.589428636926</text:p>
              </table:table-cell>
              <table:table-cell office:value-type="float" office:value="28.3894286369257">
                <text:p>28.3894286369257</text:p>
              </table:table-cell>
              <table:table-cell office:value-type="float" office:value="97.9694732052469">
                <text:p>97.96947320524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176.349609369325">
                <text:p>176.349609369325</text:p>
              </table:table-cell>
              <table:table-cell office:value-type="float" office:value="76.3496093693248">
                <text:p>76.3496093693248</text:p>
              </table:table-cell>
              <table:table-cell office:value-type="float" office:value="98.4498928830899">
                <text:p>98.44989288308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">
                <text:p>170</text:p>
              </table:table-cell>
              <table:table-cell office:value-type="float" office:value="174.566215539546">
                <text:p>174.566215539546</text:p>
              </table:table-cell>
              <table:table-cell office:value-type="float" office:value="4.56621553954579">
                <text:p>4.56621553954579</text:p>
              </table:table-cell>
              <table:table-cell office:value-type="float" office:value="98.4935776148711">
                <text:p>98.49357761487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.3">
                <text:p>168.3</text:p>
              </table:table-cell>
              <table:table-cell office:value-type="float" office:value="172.788644546736">
                <text:p>172.788644546736</text:p>
              </table:table-cell>
              <table:table-cell office:value-type="float" office:value="4.48864454673611">
                <text:p>4.48864454673611</text:p>
              </table:table-cell>
              <table:table-cell office:value-type="float" office:value="98.5357553380141">
                <text:p>98.53575533801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6.617">
                <text:p>166.617</text:p>
              </table:table-cell>
              <table:table-cell office:value-type="float" office:value="171.020393579701">
                <text:p>171.020393579701</text:p>
              </table:table-cell>
              <table:table-cell office:value-type="float" office:value="4.403393579701">
                <text:p>4.403393579701</text:p>
              </table:table-cell>
              <table:table-cell office:value-type="float" office:value="98.5764398575421">
                <text:p>98.57643985754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.95083">
                <text:p>164.95083</text:p>
              </table:table-cell>
              <table:table-cell office:value-type="float" office:value="169.264000011683">
                <text:p>169.264000011683</text:p>
              </table:table-cell>
              <table:table-cell office:value-type="float" office:value="4.31317001168307">
                <text:p>4.31317001168307</text:p>
              </table:table-cell>
              <table:table-cell office:value-type="float" office:value="98.6156593065115">
                <text:p>98.61565930651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.3013217">
                <text:p>163.3013217</text:p>
              </table:table-cell>
              <table:table-cell office:value-type="float" office:value="167.521281973681">
                <text:p>167.521281973681</text:p>
              </table:table-cell>
              <table:table-cell office:value-type="float" office:value="4.21996027368056">
                <text:p>4.21996027368056</text:p>
              </table:table-cell>
              <table:table-cell office:value-type="float" office:value="98.6534512897915">
                <text:p>98.65345128979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1.668308483">
                <text:p>161.668308483</text:p>
              </table:table-cell>
              <table:table-cell office:value-type="float" office:value="165.793520929997">
                <text:p>165.793520929997</text:p>
              </table:table-cell>
              <table:table-cell office:value-type="float" office:value="4.12521244699727">
                <text:p>4.12521244699727</text:p>
              </table:table-cell>
              <table:table-cell office:value-type="float" office:value="98.6898593745984">
                <text:p>98.68985937459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0">
                <text:p>190</text:p>
              </table:table-cell>
              <table:table-cell office:value-type="float" office:value="173.010577649042">
                <text:p>173.010577649042</text:p>
              </table:table-cell>
              <table:table-cell office:value-type="float" office:value="-16.9894223509585">
                <text:p>-16.9894223509585</text:p>
              </table:table-cell>
              <table:table-cell office:value-type="float" office:value="98.6070002460546">
                <text:p>98.60700024605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186.880173143209">
                <text:p>186.880173143209</text:p>
              </table:table-cell>
              <table:table-cell office:value-type="float" office:value="-33.1198268567907">
                <text:p>-33.1198268567907</text:p>
              </table:table-cell>
              <table:table-cell office:value-type="float" office:value="98.4373861314605">
                <text:p>98.43738613146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173.181197594986">
                <text:p>173.181197594986</text:p>
              </table:table-cell>
              <table:table-cell office:value-type="float" office:value="33.1811975949857">
                <text:p>33.1811975949857</text:p>
              </table:table-cell>
              <table:table-cell office:value-type="float" office:value="98.6354226191026">
                <text:p>98.6354226191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5">
                <text:p>135</text:p>
              </table:table-cell>
              <table:table-cell office:value-type="float" office:value="162.135742243291">
                <text:p>162.135742243291</text:p>
              </table:table-cell>
              <table:table-cell office:value-type="float" office:value="27.1357422432908">
                <text:p>27.1357422432908</text:p>
              </table:table-cell>
              <table:table-cell office:value-type="float" office:value="98.7964578816881">
                <text:p>98.79645788168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">
                <text:p>160</text:p>
              </table:table-cell>
              <table:table-cell office:value-type="float" office:value="161.524070933689">
                <text:p>161.524070933689</text:p>
              </table:table-cell>
              <table:table-cell office:value-type="float" office:value="1.52407093368907">
                <text:p>1.52407093368907</text:p>
              </table:table-cell>
              <table:table-cell office:value-type="float" office:value="98.8154597127539">
                <text:p>98.81545971275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8.4">
                <text:p>158.4</text:p>
              </table:table-cell>
              <table:table-cell office:value-type="float" office:value="160.620397463281">
                <text:p>160.620397463281</text:p>
              </table:table-cell>
              <table:table-cell office:value-type="float" office:value="2.22039746328122">
                <text:p>2.22039746328122</text:p>
              </table:table-cell>
              <table:table-cell office:value-type="float" office:value="98.8378300055677">
                <text:p>98.83783000556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.816">
                <text:p>156.816</text:p>
              </table:table-cell>
              <table:table-cell office:value-type="float" office:value="159.508927057282">
                <text:p>159.508927057282</text:p>
              </table:table-cell>
              <table:table-cell office:value-type="float" office:value="2.69292705728171">
                <text:p>2.69292705728171</text:p>
              </table:table-cell>
              <table:table-cell office:value-type="float" office:value="98.8622772145368">
                <text:p>98.86227721453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24784">
                <text:p>155.24784</text:p>
              </table:table-cell>
              <table:table-cell office:value-type="float" office:value="158.251583961735">
                <text:p>158.251583961735</text:p>
              </table:table-cell>
              <table:table-cell office:value-type="float" office:value="3.00374396173507">
                <text:p>3.00374396173507</text:p>
              </table:table-cell>
              <table:table-cell office:value-type="float" office:value="98.8878878167726">
                <text:p>98.88788781677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0">
                <text:p>170</text:p>
              </table:table-cell>
              <table:table-cell office:value-type="float" office:value="161.752922349487">
                <text:p>161.752922349487</text:p>
              </table:table-cell>
              <table:table-cell office:value-type="float" office:value="-8.24707765051255">
                <text:p>-8.24707765051255</text:p>
              </table:table-cell>
              <table:table-cell office:value-type="float" office:value="98.8540681382836">
                <text:p>98.8540681382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2">
                <text:p>152</text:p>
              </table:table-cell>
              <table:table-cell office:value-type="float" office:value="158.817227519066">
                <text:p>158.817227519066</text:p>
              </table:table-cell>
              <table:table-cell office:value-type="float" office:value="6.81722751906565">
                <text:p>6.81722751906565</text:p>
              </table:table-cell>
              <table:table-cell office:value-type="float" office:value="98.8992411961492">
                <text:p>98.89924119614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.48">
                <text:p>150.48</text:p>
              </table:table-cell>
              <table:table-cell office:value-type="float" office:value="156.28257068502">
                <text:p>156.28257068502</text:p>
              </table:table-cell>
              <table:table-cell office:value-type="float" office:value="5.80257068501959">
                <text:p>5.80257068501959</text:p>
              </table:table-cell>
              <table:table-cell office:value-type="float" office:value="98.9382981923084">
                <text:p>98.9382981923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0">
                <text:p>190</text:p>
              </table:table-cell>
              <table:table-cell office:value-type="float" office:value="166.635740676925">
                <text:p>166.635740676925</text:p>
              </table:table-cell>
              <table:table-cell office:value-type="float" office:value="-23.3642593230752">
                <text:p>-23.3642593230752</text:p>
              </table:table-cell>
              <table:table-cell office:value-type="float" office:value="98.8276213727968">
                <text:p>98.82762137279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">
                <text:p>120</text:p>
              </table:table-cell>
              <table:table-cell office:value-type="float" office:value="152.459112056991">
                <text:p>152.459112056991</text:p>
              </table:table-cell>
              <table:table-cell office:value-type="float" office:value="32.459112056991">
                <text:p>32.459112056991</text:p>
              </table:table-cell>
              <table:table-cell office:value-type="float" office:value="99.0021188452341">
                <text:p>99.00211884523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151.1171579475">
                <text:p>151.1171579475</text:p>
              </table:table-cell>
              <table:table-cell office:value-type="float" office:value="3.11715794749983">
                <text:p>3.11715794749983</text:p>
              </table:table-cell>
              <table:table-cell office:value-type="float" office:value="99.0256108158782">
                <text:p>99.02561081587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6.52">
                <text:p>146.52</text:p>
              </table:table-cell>
              <table:table-cell office:value-type="float" office:value="149.719824426837">
                <text:p>149.719824426837</text:p>
              </table:table-cell>
              <table:table-cell office:value-type="float" office:value="3.19982442683735">
                <text:p>3.19982442683735</text:p>
              </table:table-cell>
              <table:table-cell office:value-type="float" office:value="99.0490980000974">
                <text:p>99.04909800009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5.0548">
                <text:p>145.0548</text:p>
              </table:table-cell>
              <table:table-cell office:value-type="float" office:value="148.287682866425">
                <text:p>148.287682866425</text:p>
              </table:table-cell>
              <table:table-cell office:value-type="float" office:value="3.23288286642546">
                <text:p>3.23288286642546</text:p>
              </table:table-cell>
              <table:table-cell office:value-type="float" office:value="99.0723365010174">
                <text:p>99.0723365010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0">
                <text:p>180</text:p>
              </table:table-cell>
              <table:table-cell office:value-type="float" office:value="158.12057727819">
                <text:p>158.12057727819</text:p>
              </table:table-cell>
              <table:table-cell office:value-type="float" office:value="-21.87942272181">
                <text:p>-21.87942272181</text:p>
              </table:table-cell>
              <table:table-cell office:value-type="float" office:value="98.9714260336744">
                <text:p>98.97142603367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0">
                <text:p>90</text:p>
              </table:table-cell>
              <table:table-cell office:value-type="float" office:value="137.209957079252">
                <text:p>137.209957079252</text:p>
              </table:table-cell>
              <table:table-cell office:value-type="float" office:value="47.2099570792524">
                <text:p>47.2099570792524</text:p>
              </table:table-cell>
              <table:table-cell office:value-type="float" office:value="99.2107012142543">
                <text:p>99.21070121425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38.665627957743">
                <text:p>138.665627957743</text:p>
              </table:table-cell>
              <table:table-cell office:value-type="float" office:value="-3.33437204225683">
                <text:p>-3.33437204225683</text:p>
              </table:table-cell>
              <table:table-cell office:value-type="float" office:value="99.1997750260872">
                <text:p>99.1997750260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0.58">
                <text:p>140.58</text:p>
              </table:table-cell>
              <table:table-cell office:value-type="float" office:value="139.253214047347">
                <text:p>139.253214047347</text:p>
              </table:table-cell>
              <table:table-cell office:value-type="float" office:value="-1.3267859526533">
                <text:p>-1.3267859526533</text:p>
              </table:table-cell>
              <table:table-cell office:value-type="float" office:value="99.198785658416">
                <text:p>99.1987856584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9.1742">
                <text:p>139.1742</text:p>
              </table:table-cell>
              <table:table-cell office:value-type="float" office:value="139.228719419542">
                <text:p>139.228719419542</text:p>
              </table:table-cell>
              <table:table-cell office:value-type="float" office:value="0.0545194195417764">
                <text:p>0.0545194195417764</text:p>
              </table:table-cell>
              <table:table-cell office:value-type="float" office:value="99.204480194425">
                <text:p>99.204480194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7.782458">
                <text:p>137.782458</text:p>
              </table:table-cell>
              <table:table-cell office:value-type="float" office:value="138.775889919806">
                <text:p>138.775889919806</text:p>
              </table:table-cell>
              <table:table-cell office:value-type="float" office:value="0.993431919806028">
                <text:p>0.993431919806028</text:p>
              </table:table-cell>
              <table:table-cell office:value-type="float" office:value="99.2145858022536">
                <text:p>99.21458580225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.40463342">
                <text:p>136.40463342</text:p>
              </table:table-cell>
              <table:table-cell office:value-type="float" office:value="138.026016744152">
                <text:p>138.026016744152</text:p>
              </table:table-cell>
              <table:table-cell office:value-type="float" office:value="1.62138332415191">
                <text:p>1.62138332415191</text:p>
              </table:table-cell>
              <table:table-cell office:value-type="float" office:value="99.2275233663152">
                <text:p>99.22752336631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MacOSX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